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3d5" officeooo:paragraph-rsid="000663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s Jun <text:s/>8 2016 00:22:57</text:p>
      <text:p text:style-name="P1"/>
      <text:p text:style-name="P1">rst:0x1 (POWERON_RESET),boot:0x13 (SPI_FAST_FLASH_BOOT)</text:p>
      <text:p text:style-name="P1">flash read err, 1000</text:p>
      <text:p text:style-name="P1">ets_main.c 371 </text:p>
      <text:p text:style-name="P1">ets Jun <text:s/>8 2016 00:22:57</text:p>
      <text:p text:style-name="P1"/>
      <text:p text:style-name="P1">rst:0x10 (RTCWDT_RTC_RESET),boot:0x13 (SPI_FAST_FLASH_BOOT)</text:p>
      <text:p text:style-name="P1">configsip: 0, SPIWP:0xee</text:p>
      <text:p text:style-name="P1">clk_drv:0x00,q_drv:0x00,d_drv:0x00,cs0_drv:0x00,hd_drv:0x00,wp_drv:0x00</text:p>
      <text:p text:style-name="P1">mode:DIO, clock div:2</text:p>
      <text:p text:style-name="P1">load:0x3fff0018,len:4</text:p>
      <text:p text:style-name="P1">load:0x3fff001c,len:5336</text:p>
      <text:p text:style-name="P1">load:0x40078000,len:0</text:p>
      <text:p text:style-name="P1">ho 12 tail 0 room 4</text:p>
      <text:p text:style-name="P1">load:0x40078000,len:14536</text:p>
      <text:p text:style-name="P1">entry 0x4007903c</text:p>
      <text:p text:style-name="P1">#[0;32mI (30) boot: ESP-IDF v3.0-rc1-r7 2nd stage bootloader#[0m</text:p>
      <text:p text:style-name="P1">#[0;32mI (30) boot: compile time 01:37:47#[0m</text:p>
      <text:p text:style-name="P1">#[0;32mI (30) boot: Enabling RNG early entropy source...#[0m</text:p>
      <text:p text:style-name="P1">#[0;32mI (35) boot: SPI Speed <text:s text:c="5"/>: 40MHz#[0m</text:p>
      <text:p text:style-name="P1">#[0;32mI (39) boot: SPI Mode <text:s text:c="6"/>: DIO#[0m</text:p>
      <text:p text:style-name="P1">#[0;32mI (43) boot: SPI Flash Size : 4MB#[0m</text:p>
      <text:p text:style-name="P1">#[0;32mI (47) boot: Partition Table:#[0m</text:p>
      <text:p text:style-name="P1">#[0;32mI (51) boot: ## Label <text:s text:c="11"/>Usage <text:s text:c="9"/>Type ST Offset <text:s text:c="2"/>Length <text:s text:c="2"/>Flags#[0m</text:p>
      <text:p text:style-name="P1">#[0;32mI (59) boot: <text:s/>0 nvs <text:s text:c="13"/>WiFi data <text:s text:c="7"/>01 02 00009000 00004000 00000000#[0m</text:p>
      <text:p text:style-name="P1">#[0;32mI (67) boot: <text:s/>1 otadata <text:s text:c="9"/>OTA data <text:s text:c="8"/>01 00 0000d000 00002000 00000000#[0m</text:p>
      <text:p text:style-name="P1">#[0;32mI (75) boot: <text:s/>2 app_0 <text:s text:c="11"/>OTA app <text:s text:c="9"/>00 10 00010000 00180000 00000000#[0m</text:p>
      <text:p text:style-name="P1">#[0;32mI (84) boot: <text:s/>3 fs_0 <text:s text:c="12"/>SPIFFS <text:s text:c="10"/>01 82 00190000 00040000 00000000#[0m</text:p>
      <text:p text:style-name="P1">#[0;32mI (92) boot: <text:s/>4 app_1 <text:s text:c="11"/>OTA app <text:s text:c="9"/>00 11 001d0000 00180000 00000000#[0m</text:p>
      <text:p text:style-name="P1">#[0;32mI (100) boot: <text:s/>5 fs_1 <text:s text:c="12"/>SPIFFS <text:s text:c="10"/>01 82 00350000 00040000 00000000#[0m</text:p>
      <text:p text:style-name="P1">#[0;32mI (109) boot: End of partition table#[0m</text:p>
      <text:p text:style-name="P1">#[0;32mI (113) boot: OTA data 0: seq 0x00000001, st 0x10, CRC 0x157a2b85, valid? 1#[0m</text:p>
      <text:p text:style-name="P1">#[0;32mI (120) boot: OTA data 1: seq 0x00000000, st 0x00, CRC 0x00000000, valid? 0#[0m</text:p>
      <text:p text:style-name="P1">#[0;32mI (128) boot: Disabling RNG early entropy source...#[0m</text:p>
      <text:p text:style-name="P1">#[0;32mI (134) esp_image: segment 0: paddr=0x00010020 vaddr=0x3f400020 size=0x4b03c (307260) map#[0m</text:p>
      <text:p text:style-name="P1">#[0;32mI (250) esp_image: segment 1: paddr=0x0005b064 vaddr=0x3ffc0000 size=0x02cd8 ( 11480) load#[0m</text:p>
      <text:p text:style-name="P1">#[0;32mI (255) esp_image: segment 2: paddr=0x0005dd44 vaddr=0x40080000 size=0x00400 ( <text:s/>1024) load#[0m</text:p>
      <text:p text:style-name="P1">#[0;32mI (257) esp_image: segment 3: paddr=0x0005e14c vaddr=0x40080400 size=0x01ec4 ( <text:s/>7876) load#[0m</text:p>
      <text:p text:style-name="P1">#[0;32mI (269) esp_image: segment 4: paddr=0x00060018 vaddr=0x400d0018 size=0xfc238 (1032760) map#[0m</text:p>
      <text:p text:style-name="P1">#[0;32mI (636) esp_image: segment 5: paddr=0x0015c258 vaddr=0x400822c4 size=0x0f9b0 ( 63920) load#[0m</text:p>
      <text:p text:style-name="P1">#[0;32mI (662) esp_image: segment 6: paddr=0x0016bc10 vaddr=0x400c0000 size=0x00000 ( <text:s text:c="4"/>0) load#[0m</text:p>
      <text:p text:style-name="P1">#[0;32mI (673) cpu_start: Pro cpu up.#[0m</text:p>
      <text:p text:style-name="P1">#[0;32mI (673) cpu_start: Single core mode#[0m</text:p>
      <text:p text:style-name="P1">#[0;32mI (674) heap_init: Initializing. RAM available for dynamic allocation:#[0m</text:p>
      <text:p text:style-name="P1"><text:soft-page-break/>#[0;32mI (677) heap_init: At 3FFAFF10 len 000000F0 (0 KiB): DRAM#[0m</text:p>
      <text:p text:style-name="P1">#[0;32mI (683) heap_init: At 3FFD8A08 len 000075F8 (29 KiB): DRAM#[0m</text:p>
      <text:p text:style-name="P1">#[0;32mI (689) heap_init: At 3FFE0440 len 00003BC0 (14 KiB): D/IRAM#[0m</text:p>
      <text:p text:style-name="P1">#[0;32mI (696) heap_init: At 3FFE4350 len 0001BCB0 (111 KiB): D/IRAM#[0m</text:p>
      <text:p text:style-name="P1">#[0;32mI (702) heap_init: At 40091C74 len 0000E38C (56 KiB): IRAM#[0m</text:p>
      <text:p text:style-name="P1">#[0;32mI (708) cpu_start: Pro cpu start user code#[0m</text:p>
      <text:p text:style-name="P1">#[0;32mI (55) cpu_start: Starting scheduler on PRO CPU.#[0m</text:p>
      <text:p text:style-name="P1">mgos_init2 <text:s text:c="10"/>demo-c 1.0 (20180513-014130/???)</text:p>
      <text:p text:style-name="P1">mgos_init2 <text:s text:c="10"/>Mongoose OS 2018051301 (20180513-014130/???)</text:p>
      <text:p text:style-name="P1">mgos_init2 <text:s text:c="10"/>CPU: 160 MHz, RAM: 159080 total, 119752 free</text:p>
      <text:p text:style-name="P1">mg_lwip_if_init <text:s text:c="5"/>Mongoose 6.11, LwIP 1.5.0</text:p>
      <text:p text:style-name="P1">mg_ssl_if_init <text:s text:c="6"/>mbed TLS 2.8.0</text:p>
      <text:p text:style-name="P1">mgos_hal_freertos_pr ESP-IDF v3.0-rc1-r7</text:p>
      <text:p text:style-name="P1">mgos_hal_freertos_pr Boot partition: app_0; flash: 4M</text:p>
      <text:p text:style-name="P1">mgos_vfs_dev_open <text:s text:c="3"/>esp32part ({"label": "fs_0", "subtype": 130}) -&gt; 0x3ffe2c58</text:p>
      <text:p text:style-name="P1">mgos_vfs_mount <text:s text:c="6"/>Mount SPIFFS @ / (dev 0x3ffe2c58, opts {"encr": false}) -&gt; 0x3ffe2c68</text:p>
      <text:p text:style-name="P1">mgos_vfs_mount <text:s text:c="6"/>/: size 233681, used: 25351, free: 208330</text:p>
      <text:p text:style-name="P1">mgos_sys_config_init MAC: 30AEA40E9488</text:p>
      <text:p text:style-name="P1">mgos_sys_config_init WDT: 30 seconds</text:p>
      <text:p text:style-name="P1">mgos_bt_common_init <text:s/>Bluetooth is disabled</text:p>
      <text:p text:style-name="P1">mgos_ota_shadow_init OTA over shadow initialised</text:p>
      <text:p text:style-name="P1">mgos_wifi_get_next_s WiFi STA: Using config 0</text:p>
      <text:p text:style-name="P1">mgos_wifi_setup <text:s text:c="5"/>WiFi mode: AP+STA</text:p>
      <text:p text:style-name="P1">esp32_wifi_set_mode <text:s/>WiFi mode: AP</text:p>
      <text:p text:style-name="P1">E (520) wifi: esp_wifi_set_mode 782 wifi is not init</text:p>
      <text:p text:style-name="P1">I (530) wifi: wifi firmware version: c202b34</text:p>
      <text:p text:style-name="P1">I (530) wifi: config NVS flash: enabled</text:p>
      <text:p text:style-name="P1">I (530) wifi: config nano formating: disabled</text:p>
      <text:p text:style-name="P1">I (540) wifi: Init dynamic tx buffer num: 32</text:p>
      <text:p text:style-name="P1">I (550) wifi: Init data frame dynamic rx buffer num: 64</text:p>
      <text:p text:style-name="P1">I (550) wifi: Init management frame dynamic rx buffer num: 64</text:p>
      <text:p text:style-name="P1">I (560) wifi: wifi driver task: 3ffb1a28, prio:23, stack:4096</text:p>
      <text:p text:style-name="P1">I (560) wifi: Init static rx buffer num: 10</text:p>
      <text:p text:style-name="P1">I (570) wifi: Init dynamic rx buffer num: 0</text:p>
      <text:p text:style-name="P1">I (570) wifi: wifi power manager task: 0x3ffb6668 prio: 21 stack: 2560</text:p>
      <text:p text:style-name="P1">mgos_wifi_dev_ap_set WiFi AP: SSID Mongoose_0E9488, channel 6</text:p>
      <text:p text:style-name="P1">mgos_wifi_dev_ap_set WiFi AP IP: 192.168.4.1/255.255.255.0 gw 192.168.4.1, DHCP range 192.168.4.2 - 192.168.4.100</text:p>
      <text:p text:style-name="P1">#[0;32mI (1500) phy: phy_version: 383.0, 79a622c, Jan 30 2018, 15:38:06, 0, 0#[0m</text:p>
      <text:p text:style-name="P1">I (1500) wifi: mode : softAP (30:ae:a4:0e:94:89)</text:p>
      <text:p text:style-name="P1">mgos_wifi_dev_ap_set WiFi AP: SSID Mongoose_0E9488, channel 6</text:p>
      <text:p text:style-name="P1">event_handler <text:s text:c="7"/>event: 13</text:p>
      <text:p text:style-name="P1">esp32_wifi_set_mode <text:s/>WiFi mode: AP+STA</text:p>
      <text:p text:style-name="P1">I (1530) wifi: mode : sta (30:ae:a4:0e:94:88) + softAP (30:ae:a4:0e:94:89)</text:p>
      <text:p text:style-name="P1">I (1540) wpa: WPA2 ENTERPRISE VERSION: [v2.0] disable</text:p>
      <text:p text:style-name="P1"/>
      <text:p text:style-name="P1">mgos_wifi_setup_sta <text:s/>WiFi STA: Connecting to MyRepublic CD69</text:p>
      <text:p text:style-name="P1">mgos_http_server_ini HTTP server started on [80]</text:p>
      <text:p text:style-name="P1">mgos_ota_http_client Init done, ota_lib=(null), ota handler 1</text:p>
      <text:p text:style-name="P1">mg_rpc_channel_uart <text:s/>0x3ffb858c UART0</text:p>
      <text:p text:style-name="P1">mgos_init <text:s text:c="11"/>Init done, RAM: 229876 total, 153668 free, 147560 min free</text:p>
      <text:p text:style-name="P1">mgos_aws_shadow_init AWS Device Shadow requires MQTT</text:p>
      <text:p text:style-name="P1"><text:soft-page-break/>mongoose_poll <text:s text:c="7"/>New heap free LWM: 147456</text:p>
      <text:p text:style-name="P1">mongoose_poll <text:s text:c="7"/>New heap free LWM: 147356</text:p>
      <text:p text:style-name="P1">mgos_net_on_change_c WiFi STA: connecting</text:p>
      <text:p text:style-name="P1">net_cb <text:s text:c="14"/>Net connecting...</text:p>
      <text:p text:style-name="P1">mongoose_poll <text:s text:c="7"/>New heap free LWM: 145760</text:p>
      <text:p text:style-name="P1">mongoose_poll <text:s text:c="7"/>New heap free LWM: 145660</text:p>
      <text:p text:style-name="P1">I (1680) wifi: ap channel adjust o:6,1 n:1,1</text:p>
      <text:p text:style-name="P1">I (1680) wifi: n:1 0, o:6 0, ap:1 1, sta:1 0, prof:6</text:p>
      <text:p text:style-name="P1">I (2530) wifi: state: init -&gt; auth (b0)</text:p>
      <text:p text:style-name="P1">mongoose_poll <text:s text:c="7"/>New heap free LWM: 130464</text:p>
      <text:p text:style-name="P1">I (2550) wifi: state: auth -&gt; assoc (0)</text:p>
      <text:p text:style-name="P1">I (2570) wifi: state: assoc -&gt; run (10)</text:p>
      <text:p text:style-name="P1">led_timer_cb <text:s text:c="8"/>Instant current 0.188835A , time stick 2.18</text:p>
      <text:p text:style-name="P1">led_timer_cb <text:s text:c="8"/>Instant current 0.072463A , time stick 2.28</text:p>
      <text:p text:style-name="P1">I (2720) wifi: connected with MyRepublic CD69, channel 1</text:p>
      <text:p text:style-name="P1">mgos_net_on_change_c WiFi STA: connected</text:p>
      <text:p text:style-name="P1">net_cb <text:s text:c="14"/>Net connected</text:p>
      <text:p text:style-name="P1">#[0;32mI (2740) event: sta ip: 192.168.1.43, mask: 255.255.255.0, gw: 192.168.1.1#[0m</text:p>
      <text:p text:style-name="P1">mgos_net_on_change_c WiFi STA: ready, IP 192.168.1.43, GW 192.168.1.1, DNS 192.168.1.1</text:p>
      <text:p text:style-name="P1">net_cb <text:s text:c="14"/>Net got IP address</text:p>
      <text:p text:style-name="P1">led_timer_cb <text:s text:c="8"/>Instant current 0.083844A , time stick 2.44</text:p>
      <text:p text:style-name="P1">led_timer_cb <text:s text:c="8"/>Instant current 0.165812A , time stick 2.54</text:p>
      <text:p text:style-name="P1">led_timer_cb <text:s text:c="8"/>Instant current 0.252774A , time stick 2.65</text:p>
      <text:p text:style-name="P1">led_timer_cb <text:s text:c="8"/>Instant current 0.326811A , time stick 2.76</text:p>
      <text:p text:style-name="P1">led_timer_cb <text:s text:c="8"/>Instant current 0.149245A , time stick 2.86</text:p>
      <text:p text:style-name="P1">led_timer_cb <text:s text:c="8"/>Instant current 0.273204A , time stick 2.97</text:p>
      <text:p text:style-name="P1">led_timer_cb <text:s text:c="8"/>Instant current 0.284034A , time stick 3.07</text:p>
      <text:p text:style-name="P1">led_timer_cb <text:s text:c="8"/>Instant current 0.112398A , time stick 3.18</text:p>
      <text:p text:style-name="P1">led_timer_cb <text:s text:c="8"/>Instant current 0.316644A , time stick 3.29</text:p>
      <text:p text:style-name="P1">mgos_sntp_query <text:s text:c="5"/>SNTP query to time.google.com</text:p>
      <text:p text:style-name="P1">led_timer_cb <text:s text:c="8"/>Instant current 0.133403A , time stick 3.40</text:p>
      <text:p text:style-name="P1">mgos_sntp_ev <text:s text:c="8"/>SNTP reply from 216.239.35.12: time 1526175885.167018, local 3.646715, delta 1526175881.520303</text:p>
      <text:p text:style-name="P1">led_timer_cb <text:s text:c="8"/>Instant current 0.004610A , time stick 3.52</text:p>
      <text:p text:style-name="P1">led_timer_cb <text:s text:c="8"/>Instant current 0.044747A , time stick 3.63</text:p>
      <text:p text:style-name="P1">led_timer_cb <text:s text:c="8"/>Instant current 0.235473A , time stick 3.74</text:p>
      <text:p text:style-name="P1">led_timer_cb <text:s text:c="8"/>Instant current 0.245388A , time stick 3.84</text:p>
      <text:p text:style-name="P1">led_timer_cb <text:s text:c="8"/>Instant current 0.269340A , time stick 3.95</text:p>
      <text:p text:style-name="P1">led_timer_cb <text:s text:c="8"/>Instant current 0.322168A , time stick 4.05</text:p>
      <text:p text:style-name="P1">led_timer_cb <text:s text:c="8"/>Instant current 0.035846A , time stick 4.16</text:p>
      <text:p text:style-name="P1">led_timer_cb <text:s text:c="8"/>Instant current 0.288214A , time stick 4.27</text:p>
      <text:p text:style-name="P1">led_timer_cb <text:s text:c="8"/>Instant current 0.269287A , time stick 4.37</text:p>
      <text:p text:style-name="P1">led_timer_cb <text:s text:c="8"/>Instant current 0.125123A , time stick 4.48</text:p>
      <text:p text:style-name="P1">led_timer_cb <text:s text:c="8"/>Instant current 0.282992A , time stick 4.59</text:p>
      <text:p text:style-name="P1">led_timer_cb <text:s text:c="8"/>Instant current 0.291322A , time stick 4.69</text:p>
      <text:p text:style-name="P1">led_timer_cb <text:s text:c="8"/>Instant current 0.058501A , time stick 4.80</text:p>
      <text:p text:style-name="P1">led_timer_cb <text:s text:c="8"/>Instant current 0.254157A , time stick 4.90</text:p>
      <text:p text:style-name="P1">led_timer_cb <text:s text:c="8"/>Instant current 0.169282A , time stick 5.01</text:p>
      <text:p text:style-name="P1">led_timer_cb <text:s text:c="8"/>Instant current 0.167747A , time stick 5.12</text:p>
      <text:p text:style-name="P1">led_timer_cb <text:s text:c="8"/>Instant current 0.313511A , time stick 5.22</text:p>
      <text:p text:style-name="P1">led_timer_cb <text:s text:c="8"/>Instant current 0.100181A , time stick 5.33</text:p>
      <text:p text:style-name="P1">led_timer_cb <text:s text:c="8"/>Instant current 0.202380A , time stick 5.44</text:p>
      <text:p text:style-name="P1"><text:soft-page-break/>led_timer_cb <text:s text:c="8"/>Instant current 0.289492A , time stick 5.54</text:p>
      <text:p text:style-name="P1">led_timer_cb <text:s text:c="8"/>Instant current 0.111484A , time stick 5.65</text:p>
      <text:p text:style-name="P1">led_timer_cb <text:s text:c="8"/>Instant current 0.231493A , time stick 5.75</text:p>
      <text:p text:style-name="P1">led_timer_cb <text:s text:c="8"/>Instant current 0.175877A , time stick 5.86</text:p>
      <text:p text:style-name="P1">led_timer_cb <text:s text:c="8"/>Instant current 0.260080A , time stick 5.97</text:p>
      <text:p text:style-name="P1">led_timer_cb <text:s text:c="8"/>Instant current 0.311343A , time stick 6.07</text:p>
      <text:p text:style-name="P1">led_timer_cb <text:s text:c="8"/>Instant current 0.033944A , time stick 6.18</text:p>
      <text:p text:style-name="P1">led_timer_cb <text:s text:c="8"/>Instant current 0.281976A , time stick 6.28</text:p>
      <text:p text:style-name="P1">led_timer_cb <text:s text:c="8"/>Instant current 0.276699A , time stick 6.39</text:p>
      <text:p text:style-name="P1">led_timer_cb <text:s text:c="8"/>Instant current 0.113216A , time stick 6.50</text:p>
      <text:p text:style-name="P1">led_timer_cb <text:s text:c="8"/>Instant current 0.323575A , time stick 6.60</text:p>
      <text:p text:style-name="P1">led_timer_cb <text:s text:c="8"/>Instant current 0.185462A , time stick 6.71</text:p>
      <text:p text:style-name="P1">led_timer_cb <text:s text:c="8"/>Instant current 0.235135A , time stick 6.81</text:p>
      <text:p text:style-name="P1">led_timer_cb <text:s text:c="8"/>Instant current 0.304980A , time stick 6.92</text:p>
      <text:p text:style-name="P1">led_timer_cb <text:s text:c="8"/>Instant current 0.100542A , time stick 7.03</text:p>
      <text:p text:style-name="P1">led_timer_cb <text:s text:c="8"/>Instant current 0.216751A , time stick 7.13</text:p>
      <text:p text:style-name="P1">led_timer_cb <text:s text:c="8"/>Instant current 0.258179A , time stick 7.24</text:p>
      <text:p text:style-name="P1">led_timer_cb <text:s text:c="8"/>Instant current 0.122672A , time stick 7.35</text:p>
      <text:p text:style-name="P1">led_timer_cb <text:s text:c="8"/>Instant current 0.257089A , time stick 7.45</text:p>
      <text:p text:style-name="P1">led_timer_cb <text:s text:c="8"/>Instant current 0.215046A , time stick 7.56</text:p>
      <text:p text:style-name="P1">led_timer_cb <text:s text:c="8"/>Instant current 0.208586A , time stick 7.66</text:p>
      <text:p text:style-name="P1">led_timer_cb <text:s text:c="8"/>Instant current 0.282147A , time stick 7.77</text:p>
      <text:p text:style-name="P1">led_timer_cb <text:s text:c="8"/>Instant current 0.211359A , time stick 7.88</text:p>
      <text:p text:style-name="P1">led_timer_cb <text:s text:c="8"/>Instant current 0.162066A , time stick 7.98</text:p>
      <text:p text:style-name="P1">led_timer_cb <text:s text:c="8"/>Instant current 0.314700A , time stick 8.09</text:p>
      <text:p text:style-name="P1">led_timer_cb <text:s text:c="8"/>Instant current 0.159638A , time stick 8.20</text:p>
      <text:p text:style-name="P1">led_timer_cb <text:s text:c="8"/>Instant current 0.271746A , time stick 8.30</text:p>
      <text:p text:style-name="P1">led_timer_cb <text:s text:c="8"/>Instant current 0.263230A , time stick 8.41</text:p>
      <text:p text:style-name="P1">led_timer_cb <text:s text:c="8"/>Instant current 0.056744A , time stick 8.51</text:p>
      <text:p text:style-name="P1">led_timer_cb <text:s text:c="8"/>Instant current 0.256151A , time stick 8.62</text:p>
      <text:p text:style-name="P1">led_timer_cb <text:s text:c="8"/>Instant current 0.220266A , time stick 8.73</text:p>
      <text:p text:style-name="P1">led_timer_cb <text:s text:c="8"/>Instant current 0.178556A , time stick 8.83</text:p>
      <text:p text:style-name="P1">led_timer_cb <text:s text:c="8"/>Instant current 0.298081A , time stick 8.94</text:p>
      <text:p text:style-name="P1">led_timer_cb <text:s text:c="8"/>Instant current 0.008887A , time stick 9.04</text:p>
      <text:p text:style-name="P1">led_timer_cb <text:s text:c="8"/>Instant current 0.196932A , time stick 9.15</text:p>
      <text:p text:style-name="P1">led_timer_cb <text:s text:c="8"/>Instant current 0.237084A , time stick 9.26</text:p>
      <text:p text:style-name="P1">led_timer_cb <text:s text:c="8"/>Instant current 0.182607A , time stick 9.36</text:p>
      <text:p text:style-name="P1">led_timer_cb <text:s text:c="8"/>Instant current 0.280938A , time stick 9.47</text:p>
      <text:p text:style-name="P1">led_timer_cb <text:s text:c="8"/>Instant current 0.160347A , time stick 9.58</text:p>
      <text:p text:style-name="P1">led_timer_cb <text:s text:c="8"/>Instant current 0.269599A , time stick 9.68</text:p>
      <text:p text:style-name="P1">led_timer_cb <text:s text:c="8"/>Instant current 0.307861A , time stick 9.79</text:p>
      <text:p text:style-name="P1">led_timer_cb <text:s text:c="8"/>Instant current 0.008792A , time stick 9.89</text:p>
      <text:p text:style-name="P1">led_timer_cb <text:s text:c="8"/>Instant current 0.241329A , time stick 10.00</text:p>
      <text:p text:style-name="P1">led_timer_cb <text:s text:c="8"/>Instant current 0.231465A , time stick 10.11</text:p>
      <text:p text:style-name="P1">led_timer_cb <text:s text:c="8"/>Instant current 0.103620A , time stick 10.21</text:p>
      <text:p text:style-name="P1">led_timer_cb <text:s text:c="8"/>Instant current 0.328802A , time stick 10.32</text:p>
      <text:p text:style-name="P1">led_timer_cb <text:s text:c="8"/>Instant current 0.212709A , time stick 10.43</text:p>
      <text:p text:style-name="P1">led_timer_cb <text:s text:c="8"/>Instant current 0.095285A , time stick 10.53</text:p>
      <text:p text:style-name="P1">led_timer_cb <text:s text:c="8"/>Instant current 0.318970A , time stick 10.64</text:p>
      <text:p text:style-name="P1">led_timer_cb <text:s text:c="8"/>Instant current 0.166027A , time stick 10.75</text:p>
      <text:p text:style-name="P1">led_timer_cb <text:s text:c="8"/>Instant current 0.146662A , time stick 10.85</text:p>
      <text:p text:style-name="P1">led_timer_cb <text:s text:c="8"/>Instant current 0.331709A , time stick 10.96</text:p>
      <text:p text:style-name="P1"><text:soft-page-break/>led_timer_cb <text:s text:c="8"/>Instant current 0.155723A , time stick 11.06</text:p>
      <text:p text:style-name="P1">led_timer_cb <text:s text:c="8"/>Instant current 0.209554A , time stick 11.17</text:p>
      <text:p text:style-name="P1">led_timer_cb <text:s text:c="8"/>Instant current 0.318890A , time stick 11.28</text:p>
      <text:p text:style-name="P1">led_timer_cb <text:s text:c="8"/>Instant current 0.099184A , time stick 11.38</text:p>
      <text:p text:style-name="P1">led_timer_cb <text:s text:c="8"/>Instant current 0.203894A , time stick 11.49</text:p>
      <text:p text:style-name="P1">led_timer_cb <text:s text:c="8"/>Instant current 0.188566A , time stick 11.60</text:p>
      <text:p text:style-name="P1">led_timer_cb <text:s text:c="8"/>Instant current 0.001131A , time stick 11.70</text:p>
      <text:p text:style-name="P1">led_timer_cb <text:s text:c="8"/>Instant current 0.111397A , time stick 11.81</text:p>
      <text:p text:style-name="P1">led_timer_cb <text:s text:c="8"/>Instant current 0.188637A , time stick 11.91</text:p>
      <text:p text:style-name="P1">led_timer_cb <text:s text:c="8"/>Instant current 0.134366A , time stick 12.02</text:p>
      <text:p text:style-name="P1">led_timer_cb <text:s text:c="8"/>Instant current 0.264499A , time stick 12.13</text:p>
      <text:p text:style-name="P1">led_timer_cb <text:s text:c="8"/>Instant current 0.215376A , time stick 12.23</text:p>
      <text:p text:style-name="P1">led_timer_cb <text:s text:c="8"/>Instant current 0.258638A , time stick 12.34</text:p>
      <text:p text:style-name="P1">led_timer_cb <text:s text:c="8"/>Instant current 0.323050A , time stick 12.45</text:p>
      <text:p text:style-name="P1">led_timer_cb <text:s text:c="8"/>Instant current 0.162094A , time stick 12.55</text:p>
      <text:p text:style-name="P1">led_timer_cb <text:s text:c="8"/>Instant current 0.264703A , time stick 12.66</text:p>
      <text:p text:style-name="P1">led_timer_cb <text:s text:c="8"/>Instant current 0.330686A , time stick 12.77</text:p>
      <text:p text:style-name="P1">led_timer_cb <text:s text:c="8"/>Instant current 0.101683A , time stick 12.87</text:p>
      <text:p text:style-name="P1">led_timer_cb <text:s text:c="8"/>Instant current 0.274950A , time stick 12.98</text:p>
      <text:p text:style-name="P1">led_timer_cb <text:s text:c="8"/>Instant current 0.316592A , time stick 13.08</text:p>
      <text:p text:style-name="P1">led_timer_cb <text:s text:c="8"/>Instant current 0.002287A , time stick 13.19</text:p>
      <text:p text:style-name="P1">led_timer_cb <text:s text:c="8"/>Instant current 0.275513A , time stick 13.30</text:p>
      <text:p text:style-name="P1">led_timer_cb <text:s text:c="8"/>Instant current 0.277635A , time stick 13.40</text:p>
      <text:p text:style-name="P1">led_timer_cb <text:s text:c="8"/>Instant current 0.113777A , time stick 13.51</text:p>
      <text:p text:style-name="P1">led_timer_cb <text:s text:c="8"/>Instant current 0.312634A , time stick 13.62</text:p>
      <text:p text:style-name="P1">led_timer_cb <text:s text:c="8"/>Instant current 0.221728A , time stick 13.72</text:p>
      <text:p text:style-name="P1">led_timer_cb <text:s text:c="8"/>Instant current 0.197996A , time stick 13.83</text:p>
      <text:p text:style-name="P1">led_timer_cb <text:s text:c="8"/>Instant current 0.315427A , time stick 13.93</text:p>
      <text:p text:style-name="P1">led_timer_cb <text:s text:c="8"/>Instant current 0.102117A , time stick 14.04</text:p>
      <text:p text:style-name="P1">led_timer_cb <text:s text:c="8"/>Instant current 0.203291A , time stick 14.15</text:p>
      <text:p text:style-name="P1">led_timer_cb <text:s text:c="8"/>Instant current 0.280447A , time stick 14.25</text:p>
      <text:p text:style-name="P1">led_timer_cb <text:s text:c="8"/>Instant current 0.126510A , time stick 14.36</text:p>
      <text:p text:style-name="P1">led_timer_cb <text:s text:c="8"/>Instant current 0.251434A , time stick 14.47</text:p>
      <text:p text:style-name="P1">led_timer_cb <text:s text:c="8"/>Instant current 0.212593A , time stick 14.57</text:p>
      <text:p text:style-name="P1">led_timer_cb <text:s text:c="8"/>Instant current 0.255588A , time stick 14.68</text:p>
      <text:p text:style-name="P1">led_timer_cb <text:s text:c="8"/>Instant current 0.329132A , time stick 14.78</text:p>
      <text:p text:style-name="P1">led_timer_cb <text:s text:c="8"/>Instant current 0.111454A , time stick 14.89</text:p>
      <text:p text:style-name="P1">led_timer_cb <text:s text:c="8"/>Instant current 0.274054A , time stick 15.00</text:p>
      <text:p text:style-name="P1">led_timer_cb <text:s text:c="8"/>Instant current 0.075982A , time stick 15.10</text:p>
      <text:p text:style-name="P1">led_timer_cb <text:s text:c="8"/>Instant current 0.000121A , time stick 15.21</text:p>
      <text:p text:style-name="P1">led_timer_cb <text:s text:c="8"/>Instant current 0.000000A , time stick 15.32</text:p>
      <text:p text:style-name="P1">led_timer_cb <text:s text:c="8"/>Instant current 0.127912A , time stick 15.42</text:p>
      <text:p text:style-name="P1">led_timer_cb <text:s text:c="8"/>Instant current 0.000166A , time stick 15.53</text:p>
      <text:p text:style-name="P1">led_timer_cb <text:s text:c="8"/>Instant current 0.000000A , time stick 15.63</text:p>
      <text:p text:style-name="P1">led_timer_cb <text:s text:c="8"/>Instant current 0.037678A , time stick 15.74</text:p>
      <text:p text:style-name="P1">led_timer_cb <text:s text:c="8"/>Instant current 0.000155A , time stick 15.85</text:p>
      <text:p text:style-name="P1">led_timer_cb <text:s text:c="8"/>Instant current 0.000005A , time stick 15.95</text:p>
      <text:p text:style-name="P1">led_timer_cb <text:s text:c="8"/>Instant current 0.115347A , time stick 16.06</text:p>
      <text:p text:style-name="P1">led_timer_cb <text:s text:c="8"/>Instant current 0.000167A , time stick 16.17</text:p>
      <text:p text:style-name="P1">led_timer_cb <text:s text:c="8"/>Instant current 0.000001A , time stick 16.27</text:p>
      <text:p text:style-name="P1">led_timer_cb <text:s text:c="8"/>Instant current 0.123903A , time stick 16.38</text:p>
      <text:p text:style-name="P1">led_timer_cb <text:s text:c="8"/>Instant current 0.000177A , time stick 16.49</text:p>
      <text:p text:style-name="P1"><text:soft-page-break/>led_timer_cb <text:s text:c="8"/>Instant current 0.000044A , time stick 16.59</text:p>
      <text:p text:style-name="P1">led_timer_cb <text:s text:c="8"/>Instant current 0.043334A , time stick 16.70</text:p>
      <text:p text:style-name="P1">led_timer_cb <text:s text:c="8"/>Instant current 0.000170A , time stick 16.81</text:p>
      <text:p text:style-name="P1">led_timer_cb <text:s text:c="8"/>Instant current 0.000085A , time stick 16.91</text:p>
      <text:p text:style-name="P1">led_timer_cb <text:s text:c="8"/>Instant current 0.009531A , time stick 17.02</text:p>
      <text:p text:style-name="P1">led_timer_cb <text:s text:c="8"/>Instant current 0.000009A , time stick 17.12</text:p>
      <text:p text:style-name="P1">led_timer_cb <text:s text:c="8"/>Instant current 0.023202A , time stick 17.23</text:p>
      <text:p text:style-name="P1">led_timer_cb <text:s text:c="8"/>Instant current 0.000084A , time stick 17.34</text:p>
      <text:p text:style-name="P1">led_timer_cb <text:s text:c="8"/>Instant current 0.000000A , time stick 17.44</text:p>
      <text:p text:style-name="P1">led_timer_cb <text:s text:c="8"/>Instant current 0.000000A , time stick 17.55</text:p>
      <text:p text:style-name="P1">led_timer_cb <text:s text:c="8"/>Instant current 0.000149A , time stick 17.66</text:p>
      <text:p text:style-name="P1">led_timer_cb <text:s text:c="8"/>Instant current 0.000037A , time stick 17.76</text:p>
      <text:p text:style-name="P1">led_timer_cb <text:s text:c="8"/>Instant current 0.113634A , time stick 17.87</text:p>
      <text:p text:style-name="P1">led_timer_cb <text:s text:c="8"/>Instant current 0.000172A , time stick 17.97</text:p>
      <text:p text:style-name="P1">led_timer_cb <text:s text:c="8"/>Instant current 0.000011A , time stick 18.08</text:p>
      <text:p text:style-name="P1">led_timer_cb <text:s text:c="8"/>Instant current 0.000600A , time stick 18.19</text:p>
      <text:p text:style-name="P1">led_timer_cb <text:s text:c="8"/>Instant current 0.000164A , time stick 18.29</text:p>
      <text:p text:style-name="P1">led_timer_cb <text:s text:c="8"/>Instant current 0.000082A , time stick 18.40</text:p>
      <text:p text:style-name="P1">led_timer_cb <text:s text:c="8"/>Instant current 0.000282A , time stick 18.51</text:p>
      <text:p text:style-name="P1">led_timer_cb <text:s text:c="8"/>Instant current 0.000112A , time stick 18.61</text:p>
      <text:p text:style-name="P1">led_timer_cb <text:s text:c="8"/>Instant current 0.000014A , time stick 18.72</text:p>
      <text:p text:style-name="P1">led_timer_cb <text:s text:c="8"/>Instant current 0.008714A , time stick 18.83</text:p>
      <text:p text:style-name="P1">led_timer_cb <text:s text:c="8"/>Instant current 0.000034A , time stick 18.93</text:p>
      <text:p text:style-name="P1">led_timer_cb <text:s text:c="8"/>Instant current 0.026512A , time stick 19.04</text:p>
      <text:p text:style-name="P1">led_timer_cb <text:s text:c="8"/>Instant current 0.000064A , time stick 19.15</text:p>
      <text:p text:style-name="P1">led_timer_cb <text:s text:c="8"/>Instant current 0.000032A , time stick 19.25</text:p>
      <text:p text:style-name="P1">led_timer_cb <text:s text:c="8"/>Instant current 0.055592A , time stick 19.36</text:p>
      <text:p text:style-name="P1">led_timer_cb <text:s text:c="8"/>Instant current 0.002718A , time stick 19.46</text:p>
      <text:p text:style-name="P1">led_timer_cb <text:s text:c="8"/>Instant current 0.000217A , time stick 19.57</text:p>
      <text:p text:style-name="P1">led_timer_cb <text:s text:c="8"/>Instant current 0.015843A , time stick 19.68</text:p>
      <text:p text:style-name="P1">led_timer_cb <text:s text:c="8"/>Instant current 0.000158A , time stick 19.78</text:p>
      <text:p text:style-name="P1">led_timer_cb <text:s text:c="8"/>Instant current 0.000002A , time stick 19.89</text:p>
      <text:p text:style-name="P1">led_timer_cb <text:s text:c="8"/>Instant current 0.133550A , time stick 20.00</text:p>
      <text:p text:style-name="P1">led_timer_cb <text:s text:c="8"/>Instant current 0.000174A , time stick 20.10</text:p>
      <text:p text:style-name="P1">led_timer_cb <text:s text:c="8"/>Instant current 0.000087A , time stick 20.21</text:p>
      <text:p text:style-name="P1">led_timer_cb <text:s text:c="8"/>Instant current 0.002798A , time stick 20.32</text:p>
      <text:p text:style-name="P1">led_timer_cb <text:s text:c="8"/>Instant current 0.000155A , time stick 20.42</text:p>
      <text:p text:style-name="P1">led_timer_cb <text:s text:c="8"/>Instant current 0.002634A , time stick 20.53</text:p>
      <text:p text:style-name="P1">led_timer_cb <text:s text:c="8"/>Instant current 0.000003A , time stick 20.63</text:p>
      <text:p text:style-name="P1">led_timer_cb <text:s text:c="8"/>Instant current 0.000000A , time stick 20.74</text:p>
      <text:p text:style-name="P1">led_timer_cb <text:s text:c="8"/>Instant current 0.083168A , time stick 20.85</text:p>
      <text:p text:style-name="P1">led_timer_cb <text:s text:c="8"/>Instant current 0.000152A , time stick 20.95</text:p>
      <text:p text:style-name="P1">led_timer_cb <text:s text:c="8"/>Instant current 0.000000A , time stick 21.06</text:p>
      <text:p text:style-name="P1">led_timer_cb <text:s text:c="8"/>Instant current 0.000000A , time stick 21.17</text:p>
      <text:p text:style-name="P1">led_timer_cb <text:s text:c="8"/>Instant current 0.000174A , time stick 21.27</text:p>
      <text:p text:style-name="P1">led_timer_cb <text:s text:c="8"/>Instant current 0.000011A , time stick 21.38</text:p>
      <text:p text:style-name="P1">led_timer_cb <text:s text:c="8"/>Instant current 0.082356A , time stick 21.49</text:p>
      <text:p text:style-name="P1">led_timer_cb <text:s text:c="8"/>Instant current 0.000131A , time stick 21.59</text:p>
      <text:p text:style-name="P1">led_timer_cb <text:s text:c="8"/>Instant current 0.070318A , time stick 21.70</text:p>
      <text:p text:style-name="P1">led_timer_cb <text:s text:c="8"/>Instant current 0.000586A , time stick 21.81</text:p>
      <text:p text:style-name="P1">led_timer_cb <text:s text:c="8"/>Instant current 0.000109A , time stick 21.91</text:p>
      <text:p text:style-name="P1">led_timer_cb <text:s text:c="8"/>Instant current 0.113461A , time stick 22.02</text:p>
      <text:p text:style-name="P1"><text:soft-page-break/>led_timer_cb <text:s text:c="8"/>Instant current 0.000171A , time stick 22.12</text:p>
      <text:p text:style-name="P1">led_timer_cb <text:s text:c="8"/>Instant current 0.000085A , time stick 22.23</text:p>
      <text:p text:style-name="P1">led_timer_cb <text:s text:c="8"/>Instant current 0.037597A , time stick 22.34</text:p>
      <text:p text:style-name="P1">led_timer_cb <text:s text:c="8"/>Instant current 0.000161A , time stick 22.44</text:p>
      <text:p text:style-name="P1">led_timer_cb <text:s text:c="8"/>Instant current 0.044622A , time stick 22.55</text:p>
      <text:p text:style-name="P1">led_timer_cb <text:s text:c="8"/>Instant current 0.000043A , time stick 22.65</text:p>
      <text:p text:style-name="P1">led_timer_cb <text:s text:c="8"/>Instant current 0.000003A , time stick 22.76</text:p>
      <text:p text:style-name="P1">led_timer_cb <text:s text:c="8"/>Instant current 0.000130A , time stick 22.87</text:p>
      <text:p text:style-name="P1">led_timer_cb <text:s text:c="8"/>Instant current 0.000115A , time stick 22.97</text:p>
      <text:p text:style-name="P1">led_timer_cb <text:s text:c="8"/>Instant current 0.000004A , time stick 23.08</text:p>
      <text:p text:style-name="P1">led_timer_cb <text:s text:c="8"/>Instant current 0.072316A , time stick 23.19</text:p>
      <text:p text:style-name="P1">led_timer_cb <text:s text:c="8"/>Instant current 0.000192A , time stick 23.29</text:p>
      <text:p text:style-name="P1">led_timer_cb <text:s text:c="8"/>Instant current 0.000096A , time stick 23.40</text:p>
      <text:p text:style-name="P1">led_timer_cb <text:s text:c="8"/>Instant current 0.009552A , time stick 23.50</text:p>
      <text:p text:style-name="P1">led_timer_cb <text:s text:c="8"/>Instant current 0.000010A , time stick 23.61</text:p>
      <text:p text:style-name="P1">led_timer_cb <text:s text:c="8"/>Instant current 0.079525A , time stick 23.72</text:p>
      <text:p text:style-name="P1">led_timer_cb <text:s text:c="8"/>Instant current 0.072993A , time stick 23.82</text:p>
      <text:p text:style-name="P1">led_timer_cb <text:s text:c="8"/>Instant current 0.000076A , time stick 23.93</text:p>
      <text:p text:style-name="P1">led_timer_cb <text:s text:c="8"/>Instant current 0.000038A , time stick 24.04</text:p>
      <text:p text:style-name="P1">led_timer_cb <text:s text:c="8"/>Instant current 0.000041A , time stick 24.14</text:p>
      <text:p text:style-name="P1">led_timer_cb <text:s text:c="8"/>Instant current 0.000000A , time stick 24.25</text:p>
      <text:p text:style-name="P1">led_timer_cb <text:s text:c="8"/>Instant current 0.066837A , time stick 24.36</text:p>
      <text:p text:style-name="P1">led_timer_cb <text:s text:c="8"/>Instant current 0.008810A , time stick 24.46</text:p>
      <text:p text:style-name="P1">led_timer_cb <text:s text:c="8"/>Instant current 0.000029A , time stick 24.57</text:p>
      <text:p text:style-name="P1">led_timer_cb <text:s text:c="8"/>Instant current 0.038566A , time stick 24.68</text:p>
      <text:p text:style-name="P1">led_timer_cb <text:s text:c="8"/>Instant current 0.000071A , time stick 24.78</text:p>
      <text:p text:style-name="P1">led_timer_cb <text:s text:c="8"/>Instant current 0.000009A , time stick 24.89</text:p>
      <text:p text:style-name="P1">led_timer_cb <text:s text:c="8"/>Instant current 0.035168A , time stick 24.99</text:p>
      <text:p text:style-name="P1">led_timer_cb <text:s text:c="8"/>Instant current 0.000174A , time stick 25.10</text:p>
      <text:p text:style-name="P1">led_timer_cb <text:s text:c="8"/>Instant current 0.000087A , time stick 25.21</text:p>
      <text:p text:style-name="P1">led_timer_cb <text:s text:c="8"/>Instant current 0.005069A , time stick 25.31</text:p>
      <text:p text:style-name="P1">led_timer_cb <text:s text:c="8"/>Instant current 0.000005A , time stick 25.42</text:p>
      <text:p text:style-name="P1">led_timer_cb <text:s text:c="8"/>Instant current 0.081706A , time stick 25.53</text:p>
      <text:p text:style-name="P1">led_timer_cb <text:s text:c="8"/>Instant current 0.000086A , time stick 25.63</text:p>
      <text:p text:style-name="P1">led_timer_cb <text:s text:c="8"/>Instant current 0.000000A , time stick 25.74</text:p>
      <text:p text:style-name="P1">led_timer_cb <text:s text:c="8"/>Instant current 0.075711A , time stick 25.84</text:p>
      <text:p text:style-name="P1">led_timer_cb <text:s text:c="8"/>Instant current 0.000173A , time stick 25.95</text:p>
      <text:p text:style-name="P1">led_timer_cb <text:s text:c="8"/>Instant current 0.000043A , time stick 26.06</text:p>
      <text:p text:style-name="P1">led_timer_cb <text:s text:c="8"/>Instant current 0.061799A , time stick 26.16</text:p>
      <text:p text:style-name="P1">led_timer_cb <text:s text:c="8"/>Instant current 0.000130A , time stick 26.27</text:p>
      <text:p text:style-name="P1">led_timer_cb <text:s text:c="8"/>Instant current 0.000065A , time stick 26.38</text:p>
      <text:p text:style-name="P1">led_timer_cb <text:s text:c="8"/>Instant current 0.028661A , time stick 26.48</text:p>
      <text:p text:style-name="P1">led_timer_cb <text:s text:c="8"/>Instant current 0.000065A , time stick 26.59</text:p>
      <text:p text:style-name="P1">led_timer_cb <text:s text:c="8"/>Instant current 0.000008A , time stick 26.69</text:p>
      <text:p text:style-name="P1">led_timer_cb <text:s text:c="8"/>Instant current 0.000315A , time stick 26.80</text:p>
      <text:p text:style-name="P1">led_timer_cb <text:s text:c="8"/>Instant current 0.000095A , time stick 26.91</text:p>
      <text:p text:style-name="P1">led_timer_cb <text:s text:c="8"/>Instant current 0.110553A , time stick 27.01</text:p>
      <text:p text:style-name="P1">led_timer_cb <text:s text:c="8"/>Instant current 0.024128A , time stick 27.12</text:p>
      <text:p text:style-name="P1">led_timer_cb <text:s text:c="8"/>Instant current 0.000132A , time stick 27.23</text:p>
      <text:p text:style-name="P1">led_timer_cb <text:s text:c="8"/>Instant current 0.110571A , time stick 27.33</text:p>
      <text:p text:style-name="P1">led_timer_cb <text:s text:c="8"/>Instant current 0.000173A , time stick 27.44</text:p>
      <text:p text:style-name="P1">led_timer_cb <text:s text:c="8"/>Instant current 0.000000A , time stick 27.55</text:p>
      <text:p text:style-name="P1"><text:soft-page-break/>led_timer_cb <text:s text:c="8"/>Instant current 0.069375A , time stick 27.65</text:p>
      <text:p text:style-name="P1">led_timer_cb <text:s text:c="8"/>Instant current 0.000150A , time stick 27.76</text:p>
      <text:p text:style-name="P1">led_timer_cb <text:s text:c="8"/>Instant current 0.000005A , time stick 27.86</text:p>
      <text:p text:style-name="P1">led_timer_cb <text:s text:c="8"/>Instant current 0.001357A , time stick 27.97</text:p>
      <text:p text:style-name="P1">led_timer_cb <text:s text:c="8"/>Instant current 0.000154A , time stick 28.08</text:p>
      <text:p text:style-name="P1">led_timer_cb <text:s text:c="8"/>Instant current 0.015126A , time stick 28.18</text:p>
      <text:p text:style-name="P1">led_timer_cb <text:s text:c="8"/>Instant current 0.009138A , time stick 28.29</text:p>
      <text:p text:style-name="P1">led_timer_cb <text:s text:c="8"/>Instant current 0.000009A , time stick 28.40</text:p>
      <text:p text:style-name="P1">led_timer_cb <text:s text:c="8"/>Instant current 0.000004A , time stick 28.50</text:p>
      <text:p text:style-name="P1">led_timer_cb <text:s text:c="8"/>Instant current 0.000116A , time stick 28.61</text:p>
      <text:p text:style-name="P1">led_timer_cb <text:s text:c="8"/>Instant current 0.000029A , time stick 28.72</text:p>
      <text:p text:style-name="P1">led_timer_cb <text:s text:c="8"/>Instant current 0.000187A , time stick 28.82</text:p>
      <text:p text:style-name="P1">led_timer_cb <text:s text:c="8"/>Instant current 0.000172A , time stick 28.93</text:p>
      <text:p text:style-name="P1">led_timer_cb <text:s text:c="8"/>Instant current 0.000000A , time stick 29.03</text:p>
      <text:p text:style-name="P1">led_timer_cb <text:s text:c="8"/>Instant current 0.133714A , time stick 29.14</text:p>
      <text:p text:style-name="P1">led_timer_cb <text:s text:c="8"/>Instant current 0.000217A , time stick 29.25</text:p>
      <text:p text:style-name="P1">led_timer_cb <text:s text:c="8"/>Instant current 0.000001A , time stick 29.35</text:p>
      <text:p text:style-name="P1">led_timer_cb <text:s text:c="8"/>Instant current 0.000211A , time stick 29.46</text:p>
      <text:p text:style-name="P1">led_timer_cb <text:s text:c="8"/>Instant current 0.000000A , time stick 29.57</text:p>
      <text:p text:style-name="P1">led_timer_cb <text:s text:c="8"/>Instant current 0.009614A , time stick 29.67</text:p>
      <text:p text:style-name="P1">led_timer_cb <text:s text:c="8"/>Instant current 0.008346A , time stick 29.78</text:p>
      <text:p text:style-name="P1">led_timer_cb <text:s text:c="8"/>Instant current 0.000010A , time stick 29.89</text:p>
      <text:p text:style-name="P1">led_timer_cb <text:s text:c="8"/>Instant current 0.000005A , time stick 29.99</text:p>
      <text:p text:style-name="P1">led_timer_cb <text:s text:c="8"/>Instant current 0.004759A , time stick 30.10</text:p>
      <text:p text:style-name="P1">led_timer_cb <text:s text:c="8"/>Instant current 0.000023A , time stick 30.21</text:p>
      <text:p text:style-name="P1">led_timer_cb <text:s text:c="8"/>Instant current 0.000011A , time stick 30.31</text:p>
      <text:p text:style-name="P1">led_timer_cb <text:s text:c="8"/>Instant current 0.000152A , time stick 30.42</text:p>
      <text:p text:style-name="P1">led_timer_cb <text:s text:c="8"/>Instant current 0.000000A , time stick 30.52</text:p>
      <text:p text:style-name="P1">led_timer_cb <text:s text:c="8"/>Instant current 0.059482A , time stick 30.63</text:p>
      <text:p text:style-name="P1">led_timer_cb <text:s text:c="8"/>Instant current 0.000132A , time stick 30.74</text:p>
      <text:p text:style-name="P1">led_timer_cb <text:s text:c="8"/>Instant current 0.000000A , time stick 30.84</text:p>
      <text:p text:style-name="P1">led_timer_cb <text:s text:c="8"/>Instant current 0.000000A , time stick 30.95</text:p>
      <text:p text:style-name="P1">led_timer_cb <text:s text:c="8"/>Instant current 0.000082A , time stick 31.06</text:p>
      <text:p text:style-name="P1">led_timer_cb <text:s text:c="8"/>Instant current 0.000010A , time stick 31.16</text:p>
      <text:p text:style-name="P1">led_timer_cb <text:s text:c="8"/>Instant current 0.000236A , time stick 31.27</text:p>
      <text:p text:style-name="P1">led_timer_cb <text:s text:c="8"/>Instant current 0.000041A , time stick 31.38</text:p>
      <text:p text:style-name="P1">led_timer_cb <text:s text:c="8"/>Instant current 0.000000A , time stick 31.48</text:p>
      <text:p text:style-name="P1">led_timer_cb <text:s text:c="8"/>Instant current 0.060385A , time stick 31.59</text:p>
      <text:p text:style-name="P1">led_timer_cb <text:s text:c="8"/>Instant current 0.000159A , time stick 31.70</text:p>
      <text:p text:style-name="P1">led_timer_cb <text:s text:c="8"/>Instant current 0.000080A , time stick 31.80</text:p>
      <text:p text:style-name="P1">led_timer_cb <text:s text:c="8"/>Instant current 0.000604A , time stick 31.91</text:p>
      <text:p text:style-name="P1">led_timer_cb <text:s text:c="8"/>Instant current 0.000001A , time stick 32.01</text:p>
      <text:p text:style-name="P1">led_timer_cb <text:s text:c="8"/>Instant current 0.022099A , time stick 32.12</text:p>
      <text:p text:style-name="P1">led_timer_cb <text:s text:c="8"/>Instant current 0.000130A , time stick 32.23</text:p>
      <text:p text:style-name="P1">led_timer_cb <text:s text:c="8"/>Instant current 0.000000A , time stick 32.33</text:p>
      <text:p text:style-name="P1">led_timer_cb <text:s text:c="8"/>Instant current 0.127912A , time stick 32.44</text:p>
      <text:p text:style-name="P1">led_timer_cb <text:s text:c="8"/>Instant current 0.000176A , time stick 32.55</text:p>
      <text:p text:style-name="P1">led_timer_cb <text:s text:c="8"/>Instant current 0.000001A , time stick 32.65</text:p>
      <text:p text:style-name="P1">led_timer_cb <text:s text:c="8"/>Instant current 0.015484A , time stick 32.76</text:p>
      <text:p text:style-name="P1">led_timer_cb <text:s text:c="8"/>Instant current 0.000177A , time stick 32.87</text:p>
      <text:p text:style-name="P1">led_timer_cb <text:s text:c="8"/>Instant current 0.000000A , time stick 32.97</text:p>
      <text:p text:style-name="P1">led_timer_cb <text:s text:c="8"/>Instant current 0.083723A , time stick 33.08</text:p>
      <text:p text:style-name="P1"><text:soft-page-break/>led_timer_cb <text:s text:c="8"/>Instant current 0.000087A , time stick 33.19</text:p>
      <text:p text:style-name="P1">led_timer_cb <text:s text:c="8"/>Instant current 0.000000A , time stick 33.29</text:p>
      <text:p text:style-name="P1">led_timer_cb <text:s text:c="8"/>Instant current 0.083873A , time stick 33.40</text:p>
      <text:p text:style-name="P1">led_timer_cb <text:s text:c="8"/>Instant current 0.000161A , time stick 33.51</text:p>
      <text:p text:style-name="P1">led_timer_cb <text:s text:c="8"/>Instant current 0.000010A , time stick 33.61</text:p>
      <text:p text:style-name="P1">led_timer_cb <text:s text:c="8"/>Instant current 0.003751A , time stick 33.72</text:p>
      <text:p text:style-name="P1">led_timer_cb <text:s text:c="8"/>Instant current 0.000006A , time stick 33.82</text:p>
      <text:p text:style-name="P1">led_timer_cb <text:s text:c="8"/>Instant current 0.064563A , time stick 33.93</text:p>
      <text:p text:style-name="P1">led_timer_cb <text:s text:c="8"/>Instant current 0.000156A , time stick 34.04</text:p>
      <text:p text:style-name="P1">led_timer_cb <text:s text:c="8"/>Instant current 0.000000A , time stick 34.14</text:p>
      <text:p text:style-name="P1">led_timer_cb <text:s text:c="8"/>Instant current 0.076237A , time stick 34.25</text:p>
      <text:p text:style-name="P1">led_timer_cb <text:s text:c="8"/>Instant current 0.000163A , time stick 34.36</text:p>
      <text:p text:style-name="P1">led_timer_cb <text:s text:c="8"/>Instant current 0.000082A , time stick 34.46</text:p>
      <text:p text:style-name="P1">led_timer_cb <text:s text:c="8"/>Instant current 0.000419A , time stick 34.57</text:p>
      <text:p text:style-name="P1">led_timer_cb <text:s text:c="8"/>Instant current 0.000142A , time stick 34.67</text:p>
      <text:p text:style-name="P1">led_timer_cb <text:s text:c="8"/>Instant current 0.000071A , time stick 34.78</text:p>
      <text:p text:style-name="P1">led_timer_cb <text:s text:c="8"/>Instant current 0.000177A , time stick 34.89</text:p>
      <text:p text:style-name="P1">led_timer_cb <text:s text:c="8"/>Instant current 0.000000A , time stick 34.99</text:p>
      <text:p text:style-name="P1">led_timer_cb <text:s text:c="8"/>Instant current 0.000000A , time stick 35.10</text:p>
      <text:p text:style-name="P1">led_timer_cb <text:s text:c="8"/>Instant current 0.000720A , time stick 35.21</text:p>
      <text:p text:style-name="P1">led_timer_cb <text:s text:c="8"/>Instant current 0.000318A , time stick 35.31</text:p>
      <text:p text:style-name="P1">led_timer_cb <text:s text:c="8"/>Instant current 0.081913A , time stick 35.42</text:p>
      <text:p text:style-name="P1">led_timer_cb <text:s text:c="8"/>Instant current 0.000162A , time stick 35.53</text:p>
      <text:p text:style-name="P1">led_timer_cb <text:s text:c="8"/>Instant current 0.000040A , time stick 35.63</text:p>
      <text:p text:style-name="P1">led_timer_cb <text:s text:c="8"/>Instant current 0.077170A , time stick 35.74</text:p>
      <text:p text:style-name="P1">led_timer_cb <text:s text:c="8"/>Instant current 0.000142A , time stick 35.85</text:p>
      <text:p text:style-name="P1">led_timer_cb <text:s text:c="8"/>Instant current 0.000002A , time stick 35.95</text:p>
      <text:p text:style-name="P1">led_timer_cb <text:s text:c="8"/>Instant current 0.000079A , time stick 36.06</text:p>
      <text:p text:style-name="P1">led_timer_cb <text:s text:c="8"/>Instant current 0.000022A , time stick 36.16</text:p>
      <text:p text:style-name="P1">led_timer_cb <text:s text:c="8"/>Instant current 0.000011A , time stick 36.27</text:p>
      <text:p text:style-name="P1">led_timer_cb <text:s text:c="8"/>Instant current 0.000140A , time stick 36.38</text:p>
      <text:p text:style-name="P1">led_timer_cb <text:s text:c="8"/>Instant current 0.000000A , time stick 36.48</text:p>
      <text:p text:style-name="P1">led_timer_cb <text:s text:c="8"/>Instant current 0.038514A , time stick 36.59</text:p>
      <text:p text:style-name="P1">led_timer_cb <text:s text:c="8"/>Instant current 0.000048A , time stick 36.70</text:p>
      <text:p text:style-name="P1">led_timer_cb <text:s text:c="8"/>Instant current 0.000001A , time stick 36.80</text:p>
      <text:p text:style-name="P1">led_timer_cb <text:s text:c="8"/>Instant current 0.038544A , time stick 36.91</text:p>
      <text:p text:style-name="P1">led_timer_cb <text:s text:c="8"/>Instant current 0.000115A , time stick 37.02</text:p>
      <text:p text:style-name="P1">led_timer_cb <text:s text:c="8"/>Instant current 0.000057A , time stick 37.12</text:p>
      <text:p text:style-name="P1">led_timer_cb <text:s text:c="8"/>Instant current 0.000241A , time stick 37.23</text:p>
      <text:p text:style-name="P1">led_timer_cb <text:s text:c="8"/>Instant current 0.000000A , time stick 37.33</text:p>
      <text:p text:style-name="P1">led_timer_cb <text:s text:c="8"/>Instant current 0.000000A , time stick 37.44</text:p>
      <text:p text:style-name="P1">led_timer_cb <text:s text:c="8"/>Instant current 0.000174A , time stick 37.55</text:p>
      <text:p text:style-name="P1">led_timer_cb <text:s text:c="8"/>Instant current 0.000022A , time stick 37.65</text:p>
      <text:p text:style-name="P1">led_timer_cb <text:s text:c="8"/>Instant current 0.000713A , time stick 37.76</text:p>
      <text:p text:style-name="P1">led_timer_cb <text:s text:c="8"/>Instant current 0.000178A , time stick 37.87</text:p>
      <text:p text:style-name="P1">led_timer_cb <text:s text:c="8"/>Instant current 0.000089A , time stick 37.97</text:p>
      <text:p text:style-name="P1">led_timer_cb <text:s text:c="8"/>Instant current 0.072505A , time stick 38.08</text:p>
      <text:p text:style-name="P1">led_timer_cb <text:s text:c="8"/>Instant current 0.000177A , time stick 38.18</text:p>
      <text:p text:style-name="P1">led_timer_cb <text:s text:c="8"/>Instant current 0.000044A , time stick 38.29</text:p>
      <text:p text:style-name="P1">led_timer_cb <text:s text:c="8"/>Instant current 0.000144A , time stick 38.40</text:p>
      <text:p text:style-name="P1">led_timer_cb <text:s text:c="8"/>Instant current 0.000000A , time stick 38.50</text:p>
      <text:p text:style-name="P1">led_timer_cb <text:s text:c="8"/>Instant current 0.000000A , time stick 38.61</text:p>
      <text:p text:style-name="P1"><text:soft-page-break/>led_timer_cb <text:s text:c="8"/>Instant current 0.000169A , time stick 38.72</text:p>
      <text:p text:style-name="P1">led_timer_cb <text:s text:c="8"/>Instant current 0.000005A , time stick 38.82</text:p>
      <text:p text:style-name="P1">led_timer_cb <text:s text:c="8"/>Instant current 0.043391A , time stick 38.93</text:p>
      <text:p text:style-name="P1">led_timer_cb <text:s text:c="8"/>Instant current 0.000041A , time stick 39.03</text:p>
      <text:p text:style-name="P1">led_timer_cb <text:s text:c="8"/>Instant current 0.000021A , time stick 39.14</text:p>
      <text:p text:style-name="P1">led_timer_cb <text:s text:c="8"/>Instant current 0.000133A , time stick 39.25</text:p>
      <text:p text:style-name="P1">led_timer_cb <text:s text:c="8"/>Instant current 0.000000A , time stick 39.35</text:p>
      <text:p text:style-name="P1">led_timer_cb <text:s text:c="8"/>Instant current 0.068969A , time stick 39.46</text:p>
      <text:p text:style-name="P1">led_timer_cb <text:s text:c="8"/>Instant current 0.000157A , time stick 39.57</text:p>
      <text:p text:style-name="P1">led_timer_cb <text:s text:c="8"/>Instant current 0.000039A , time stick 39.67</text:p>
      <text:p text:style-name="P1">led_timer_cb <text:s text:c="8"/>Instant current 0.041212A , time stick 39.78</text:p>
      <text:p text:style-name="P1">led_timer_cb <text:s text:c="8"/>Instant current 0.000039A , time stick 39.89</text:p>
      <text:p text:style-name="P1">led_timer_cb <text:s text:c="8"/>Instant current 0.010700A , time stick 39.99</text:p>
      <text:p text:style-name="P1">led_timer_cb <text:s text:c="8"/>Instant current 0.000611A , time stick 40.10</text:p>
      <text:p text:style-name="P1">led_timer_cb <text:s text:c="8"/>Instant current 0.000001A , time stick 40.20</text:p>
      <text:p text:style-name="P1">led_timer_cb <text:s text:c="8"/>Instant current 0.080442A , time stick 40.31</text:p>
      <text:p text:style-name="P1">led_timer_cb <text:s text:c="8"/>Instant current 0.000085A , time stick 40.42</text:p>
      <text:p text:style-name="P1">led_timer_cb <text:s text:c="8"/>Instant current 0.000000A , time stick 40.52</text:p>
      <text:p text:style-name="P1">led_timer_cb <text:s text:c="8"/>Instant current 0.000000A , time stick 40.63</text:p>
      <text:p text:style-name="P1">led_timer_cb <text:s text:c="8"/>Instant current 0.000176A , time stick 40.74</text:p>
      <text:p text:style-name="P1">led_timer_cb <text:s text:c="8"/>Instant current 0.000000A , time stick 40.84</text:p>
      <text:p text:style-name="P1">led_timer_cb <text:s text:c="8"/>Instant current 0.000000A , time stick 40.95</text:p>
      <text:p text:style-name="P1">led_timer_cb <text:s text:c="8"/>Instant current 0.000155A , time stick 41.06</text:p>
      <text:p text:style-name="P1">led_timer_cb <text:s text:c="8"/>Instant current 0.000001A , time stick 41.16</text:p>
      <text:p text:style-name="P1">led_timer_cb <text:s text:c="8"/>Instant current 0.067565A , time stick 41.27</text:p>
      <text:p text:style-name="P1">led_timer_cb <text:s text:c="8"/>Instant current 0.000166A , time stick 41.37</text:p>
      <text:p text:style-name="P1">led_timer_cb <text:s text:c="8"/>Instant current 0.000083A , time stick 41.48</text:p>
      <text:p text:style-name="P1">led_timer_cb <text:s text:c="8"/>Instant current 0.001225A , time stick 41.59</text:p>
      <text:p text:style-name="P1">led_timer_cb <text:s text:c="8"/>Instant current 0.000158A , time stick 41.69</text:p>
      <text:p text:style-name="P1">led_timer_cb <text:s text:c="8"/>Instant current 0.000040A , time stick 41.80</text:p>
      <text:p text:style-name="P1">led_timer_cb <text:s text:c="8"/>Instant current 0.000033A , time stick 41.91</text:p>
      <text:p text:style-name="P1">led_timer_cb <text:s text:c="8"/>Instant current 0.000002A , time stick 42.01</text:p>
      <text:p text:style-name="P1">led_timer_cb <text:s text:c="8"/>Instant current 0.035379A , time stick 42.12</text:p>
      <text:p text:style-name="P1">led_timer_cb <text:s text:c="8"/>Instant current 0.000167A , time stick 42.23</text:p>
      <text:p text:style-name="P1">led_timer_cb <text:s text:c="8"/>Instant current 0.000042A , time stick 42.33</text:p>
      <text:p text:style-name="P1">led_timer_cb <text:s text:c="8"/>Instant current 0.000909A , time stick 42.44</text:p>
      <text:p text:style-name="P1">led_timer_cb <text:s text:c="8"/>Instant current 0.000171A , time stick 42.54</text:p>
      <text:p text:style-name="P1">led_timer_cb <text:s text:c="8"/>Instant current 0.000085A , time stick 42.65</text:p>
      <text:p text:style-name="P1">led_timer_cb <text:s text:c="8"/>Instant current 0.006946A , time stick 42.76</text:p>
      <text:p text:style-name="P1">led_timer_cb <text:s text:c="8"/>Instant current 0.000082A , time stick 42.86</text:p>
      <text:p text:style-name="P1">led_timer_cb <text:s text:c="8"/>Instant current 0.030561A , time stick 42.97</text:p>
      <text:p text:style-name="P1">led_timer_cb <text:s text:c="8"/>Instant current 0.000121A , time stick 43.08</text:p>
      <text:p text:style-name="P1">led_timer_cb <text:s text:c="8"/>Instant current 0.000000A , time stick 43.18</text:p>
      <text:p text:style-name="P1">led_timer_cb <text:s text:c="8"/>Instant current 0.084008A , time stick 43.29</text:p>
      <text:p text:style-name="P1">led_timer_cb <text:s text:c="8"/>Instant current 0.000129A , time stick 43.40</text:p>
      <text:p text:style-name="P1">led_timer_cb <text:s text:c="8"/>Instant current 0.000000A , time stick 43.50</text:p>
      <text:p text:style-name="P1">led_timer_cb <text:s text:c="8"/>Instant current 0.045605A , time stick 43.61</text:p>
      <text:p text:style-name="P1">led_timer_cb <text:s text:c="8"/>Instant current 0.000153A , time stick 43.71</text:p>
      <text:p text:style-name="P1">led_timer_cb <text:s text:c="8"/>Instant current 0.000038A , time stick 43.82</text:p>
      <text:p text:style-name="P1">led_timer_cb <text:s text:c="8"/>Instant current 0.000090A , time stick 43.93</text:p>
      <text:p text:style-name="P1">led_timer_cb <text:s text:c="8"/>Instant current 0.000000A , time stick 44.03</text:p>
      <text:p text:style-name="P1">led_timer_cb <text:s text:c="8"/>Instant current 0.077067A , time stick 44.14</text:p>
      <text:p text:style-name="P1"><text:soft-page-break/>led_timer_cb <text:s text:c="8"/>Instant current 0.000165A , time stick 44.25</text:p>
      <text:p text:style-name="P1">led_timer_cb <text:s text:c="8"/>Instant current 0.000001A , time stick 44.35</text:p>
      <text:p text:style-name="P1">led_timer_cb <text:s text:c="8"/>Instant current 0.041463A , time stick 44.46</text:p>
      <text:p text:style-name="P1">led_timer_cb <text:s text:c="8"/>Instant current 0.000099A , time stick 44.57</text:p>
      <text:p text:style-name="P1">led_timer_cb <text:s text:c="8"/>Instant current 0.000049A , time stick 44.67</text:p>
      <text:p text:style-name="P1">led_timer_cb <text:s text:c="8"/>Instant current 0.027387A , time stick 44.78</text:p>
      <text:p text:style-name="P1">led_timer_cb <text:s text:c="8"/>Instant current 0.000077A , time stick 44.88</text:p>
      <text:p text:style-name="P1">led_timer_cb <text:s text:c="8"/>Instant current 0.000038A , time stick 44.99</text:p>
      <text:p text:style-name="P1">led_timer_cb <text:s text:c="8"/>Instant current 0.051389A , time stick 45.10</text:p>
      <text:p text:style-name="P1">led_timer_cb <text:s text:c="8"/>Instant current 0.000159A , time stick 45.20</text:p>
      <text:p text:style-name="P1">led_timer_cb <text:s text:c="8"/>Instant current 0.000079A , time stick 45.31</text:p>
      <text:p text:style-name="P1">led_timer_cb <text:s text:c="8"/>Instant current 0.000172A , time stick 45.42</text:p>
      <text:p text:style-name="P1">led_timer_cb <text:s text:c="8"/>Instant current 0.000086A , time stick 45.52</text:p>
      <text:p text:style-name="P1">led_timer_cb <text:s text:c="8"/>Instant current 0.066829A , time stick 45.63</text:p>
      <text:p text:style-name="P1">led_timer_cb <text:s text:c="8"/>Instant current 0.000150A , time stick 45.73</text:p>
      <text:p text:style-name="P1">led_timer_cb <text:s text:c="8"/>Instant current 0.000075A , time stick 45.84</text:p>
      <text:p text:style-name="P1">led_timer_cb <text:s text:c="8"/>Instant current 0.000036A , time stick 45.95</text:p>
      <text:p text:style-name="P1">led_timer_cb <text:s text:c="8"/>Instant current 0.000000A , time stick 46.05</text:p>
      <text:p text:style-name="P1">led_timer_cb <text:s text:c="8"/>Instant current 0.000000A , time stick 46.16</text:p>
      <text:p text:style-name="P1">led_timer_cb <text:s text:c="8"/>Instant current 0.000599A , time stick 46.27</text:p>
      <text:p text:style-name="P1">led_timer_cb <text:s text:c="8"/>Instant current 0.002788A , time stick 46.37</text:p>
      <text:p text:style-name="P1">led_timer_cb <text:s text:c="8"/>Instant current 0.080845A , time stick 46.48</text:p>
      <text:p text:style-name="P1">led_timer_cb <text:s text:c="8"/>Instant current 0.000165A , time stick 46.59</text:p>
      <text:p text:style-name="P1">led_timer_cb <text:s text:c="8"/>Instant current 0.000000A , time stick 46.69</text:p>
      <text:p text:style-name="P1">led_timer_cb <text:s text:c="8"/>Instant current 0.000000A , time stick 46.80</text:p>
      <text:p text:style-name="P1">led_timer_cb <text:s text:c="8"/>Instant current 0.000170A , time stick 46.90</text:p>
      <text:p text:style-name="P1">led_timer_cb <text:s text:c="8"/>Instant current 0.000085A , time stick 47.01</text:p>
      <text:p text:style-name="P1">led_timer_cb <text:s text:c="8"/>Instant current 0.003082A , time stick 47.12</text:p>
      <text:p text:style-name="P1">led_timer_cb <text:s text:c="8"/>Instant current 0.000013A , time stick 47.22</text:p>
      <text:p text:style-name="P1">led_timer_cb <text:s text:c="8"/>Instant current 0.031208A , time stick 47.33</text:p>
      <text:p text:style-name="P1">led_timer_cb <text:s text:c="8"/>Instant current 0.000163A , time stick 47.44</text:p>
      <text:p text:style-name="P1">led_timer_cb <text:s text:c="8"/>Instant current 0.000003A , time stick 47.54</text:p>
      <text:p text:style-name="P1">led_timer_cb <text:s text:c="8"/>Instant current 0.128010A , time stick 47.65</text:p>
      <text:p text:style-name="P1">led_timer_cb <text:s text:c="8"/>Instant current 0.000167A , time stick 47.75</text:p>
      <text:p text:style-name="P1">led_timer_cb <text:s text:c="8"/>Instant current 0.048859A , time stick 47.86</text:p>
      <text:p text:style-name="P1">led_timer_cb <text:s text:c="8"/>Instant current 0.000835A , time stick 47.97</text:p>
      <text:p text:style-name="P1">led_timer_cb <text:s text:c="8"/>Instant current 0.000001A , time stick 48.07</text:p>
      <text:p text:style-name="P1">led_timer_cb <text:s text:c="8"/>Instant current 0.037503A , time stick 48.18</text:p>
      <text:p text:style-name="P1">led_timer_cb <text:s text:c="8"/>Instant current 0.000170A , time stick 48.29</text:p>
      <text:p text:style-name="P1">led_timer_cb <text:s text:c="8"/>Instant current 0.000000A , time stick 48.39</text:p>
      <text:p text:style-name="P1">led_timer_cb <text:s text:c="8"/>Instant current 0.000000A , time stick 48.50</text:p>
      <text:p text:style-name="P1">led_timer_cb <text:s text:c="8"/>Instant current 0.000079A , time stick 48.60</text:p>
      <text:p text:style-name="P1">led_timer_cb <text:s text:c="8"/>Instant current 0.000002A , time stick 48.71</text:p>
      <text:p text:style-name="P1">led_timer_cb <text:s text:c="8"/>Instant current 0.049674A , time stick 48.82</text:p>
      <text:p text:style-name="P1">led_timer_cb <text:s text:c="8"/>Instant current 0.000164A , time stick 48.92</text:p>
      <text:p text:style-name="P1">led_timer_cb <text:s text:c="8"/>Instant current 0.000082A , time stick 49.03</text:p>
      <text:p text:style-name="P1">led_timer_cb <text:s text:c="8"/>Instant current 0.083239A , time stick 49.14</text:p>
      <text:p text:style-name="P1">led_timer_cb <text:s text:c="8"/>Instant current 0.000163A , time stick 49.24</text:p>
      <text:p text:style-name="P1">led_timer_cb <text:s text:c="8"/>Instant current 0.000082A , time stick 49.35</text:p>
      <text:p text:style-name="P1">led_timer_cb <text:s text:c="8"/>Instant current 0.000139A , time stick 49.46</text:p>
      <text:p text:style-name="P1">led_timer_cb <text:s text:c="8"/>Instant current 0.000000A , time stick 49.56</text:p>
      <text:p text:style-name="P1">led_timer_cb <text:s text:c="8"/>Instant current 0.037503A , time stick 49.67</text:p>
      <text:p text:style-name="P1"><text:soft-page-break/>led_timer_cb <text:s text:c="8"/>Instant current 0.000060A , time stick 49.78</text:p>
      <text:p text:style-name="P1">led_timer_cb <text:s text:c="8"/>Instant current 0.000004A , time stick 49.88</text:p>
      <text:p text:style-name="P1">led_timer_cb <text:s text:c="8"/>Instant current 0.137343A , time stick 49.99</text:p>
      <text:p text:style-name="P1">led_timer_cb <text:s text:c="8"/>Instant current 0.000171A , time stick 50.09</text:p>
      <text:p text:style-name="P1">led_timer_cb <text:s text:c="8"/>Instant current 0.055495A , time stick 50.20</text:p>
      <text:p text:style-name="P1">led_timer_cb <text:s text:c="8"/>Instant current 0.000062A , time stick 50.31</text:p>
      <text:p text:style-name="P1">led_timer_cb <text:s text:c="8"/>Instant current 0.000031A , time stick 50.41</text:p>
      <text:p text:style-name="P1">led_timer_cb <text:s text:c="8"/>Instant current 0.081962A , time stick 50.52</text:p>
      <text:p text:style-name="P1">led_timer_cb <text:s text:c="8"/>Instant current 0.000162A , time stick 50.62</text:p>
      <text:p text:style-name="P1">led_timer_cb <text:s text:c="8"/>Instant current 0.000081A , time stick 50.73</text:p>
      <text:p text:style-name="P1">led_timer_cb <text:s text:c="8"/>Instant current 0.000550A , time stick 50.84</text:p>
      <text:p text:style-name="P1">led_timer_cb <text:s text:c="8"/>Instant current 0.000001A , time stick 50.94</text:p>
      <text:p text:style-name="P1">led_timer_cb <text:s text:c="8"/>Instant current 0.081093A , time stick 51.05</text:p>
      <text:p text:style-name="P1">led_timer_cb <text:s text:c="8"/>Instant current 0.000819A , time stick 51.16</text:p>
      <text:p text:style-name="P1">led_timer_cb <text:s text:c="8"/>Instant current 0.000199A , time stick 51.26</text:p>
      <text:p text:style-name="P1">led_timer_cb <text:s text:c="8"/>Instant current 0.000050A , time stick 51.37</text:p>
      <text:p text:style-name="P1">led_timer_cb <text:s text:c="8"/>Instant current 0.000164A , time stick 51.47</text:p>
      <text:p text:style-name="P1">led_timer_cb <text:s text:c="8"/>Instant current 0.000082A , time stick 51.58</text:p>
      <text:p text:style-name="P1">led_timer_cb <text:s text:c="8"/>Instant current 0.001789A , time stick 51.69</text:p>
      <text:p text:style-name="P1">led_timer_cb <text:s text:c="8"/>Instant current 0.000013A , time stick 51.79</text:p>
      <text:p text:style-name="P1">led_timer_cb <text:s text:c="8"/>Instant current 0.040118A , time stick 51.90</text:p>
      <text:p text:style-name="P1">led_timer_cb <text:s text:c="8"/>Instant current 0.000124A , time stick 52.01</text:p>
      <text:p text:style-name="P1">led_timer_cb <text:s text:c="8"/>Instant current 0.000000A , time stick 52.11</text:p>
      <text:p text:style-name="P1">led_timer_cb <text:s text:c="8"/>Instant current 0.000000A , time stick 52.22</text:p>
      <text:p text:style-name="P1">led_timer_cb <text:s text:c="8"/>Instant current 0.000000A , time stick 52.32</text:p>
      <text:p text:style-name="P1">led_timer_cb <text:s text:c="8"/>Instant current 0.080636A , time stick 52.43</text:p>
      <text:p text:style-name="P1">led_timer_cb <text:s text:c="8"/>Instant current 0.000167A , time stick 52.54</text:p>
      <text:p text:style-name="P1">led_timer_cb <text:s text:c="8"/>Instant current 0.000000A , time stick 52.64</text:p>
      <text:p text:style-name="P1">led_timer_cb <text:s text:c="8"/>Instant current 0.150910A , time stick 52.75</text:p>
      <text:p text:style-name="P1">led_timer_cb <text:s text:c="8"/>Instant current 0.000172A , time stick 52.86</text:p>
      <text:p text:style-name="P1">led_timer_cb <text:s text:c="8"/>Instant current 0.010634A , time stick 52.96</text:p>
      <text:p text:style-name="P1">led_timer_cb <text:s text:c="8"/>Instant current 0.000033A , time stick 53.07</text:p>
      <text:p text:style-name="P1">led_timer_cb <text:s text:c="8"/>Instant current 0.000000A , time stick 53.17</text:p>
      <text:p text:style-name="P1">led_timer_cb <text:s text:c="8"/>Instant current 0.073686A , time stick 53.28</text:p>
      <text:p text:style-name="P1">led_timer_cb <text:s text:c="8"/>Instant current 0.000128A , time stick 53.39</text:p>
      <text:p text:style-name="P1">led_timer_cb <text:s text:c="8"/>Instant current 0.000016A , time stick 53.49</text:p>
      <text:p text:style-name="P1">led_timer_cb <text:s text:c="8"/>Instant current 0.134084A , time stick 53.60</text:p>
      <text:p text:style-name="P1">led_timer_cb <text:s text:c="8"/>Instant current 0.000171A , time stick 53.71</text:p>
      <text:p text:style-name="P1">led_timer_cb <text:s text:c="8"/>Instant current 0.000021A , time stick 53.81</text:p>
      <text:p text:style-name="P1">led_timer_cb <text:s text:c="8"/>Instant current 0.017943A , time stick 53.92</text:p>
      <text:p text:style-name="P1">led_timer_cb <text:s text:c="8"/>Instant current 0.000161A , time stick 54.03</text:p>
      <text:p text:style-name="P1">led_timer_cb <text:s text:c="8"/>Instant current 0.065086A , time stick 54.13</text:p>
      <text:p text:style-name="P1">led_timer_cb <text:s text:c="8"/>Instant current 0.000696A , time stick 54.24</text:p>
      <text:p text:style-name="P1">led_timer_cb <text:s text:c="8"/>Instant current 0.000001A , time stick 54.35</text:p>
      <text:p text:style-name="P1">led_timer_cb <text:s text:c="8"/>Instant current 0.000000A , time stick 54.45</text:p>
      <text:p text:style-name="P1">led_timer_cb <text:s text:c="8"/>Instant current 0.000161A , time stick 54.56</text:p>
      <text:p text:style-name="P1">led_timer_cb <text:s text:c="8"/>Instant current 0.000003A , time stick 54.66</text:p>
      <text:p text:style-name="P1">led_timer_cb <text:s text:c="8"/>Instant current 0.130626A , time stick 54.77</text:p>
      <text:p text:style-name="P1">led_timer_cb <text:s text:c="8"/>Instant current 0.000166A , time stick 54.88</text:p>
      <text:p text:style-name="P1">led_timer_cb <text:s text:c="8"/>Instant current 0.000042A , time stick 54.98</text:p>
      <text:p text:style-name="P1">led_timer_cb <text:s text:c="8"/>Instant current 0.001288A , time stick 55.09</text:p>
      <text:p text:style-name="P1">led_timer_cb <text:s text:c="8"/>Instant current 0.000403A , time stick 55.20</text:p>
      <text:p text:style-name="P1"><text:soft-page-break/>led_timer_cb <text:s text:c="8"/>Instant current 0.071892A , time stick 55.30</text:p>
      <text:p text:style-name="P1">led_timer_cb <text:s text:c="8"/>Instant current 0.000119A , time stick 55.41</text:p>
      <text:p text:style-name="P1">led_timer_cb <text:s text:c="8"/>Instant current 0.000000A , time stick 55.51</text:p>
      <text:p text:style-name="P1">led_timer_cb <text:s text:c="8"/>Instant current 0.045315A , time stick 55.62</text:p>
      <text:p text:style-name="P1">led_timer_cb <text:s text:c="8"/>Instant current 0.000043A , time stick 55.73</text:p>
      <text:p text:style-name="P1">led_timer_cb <text:s text:c="8"/>Instant current 0.000022A , time stick 55.83</text:p>
      <text:p text:style-name="P1">led_timer_cb <text:s text:c="8"/>Instant current 0.008849A , time stick 55.94</text:p>
      <text:p text:style-name="P1">led_timer_cb <text:s text:c="8"/>Instant current 0.000538A , time stick 56.05</text:p>
      <text:p text:style-name="P1">led_timer_cb <text:s text:c="8"/>Instant current 0.034156A , time stick 56.15</text:p>
      <text:p text:style-name="P1">led_timer_cb <text:s text:c="8"/>Instant current 0.000170A , time stick 56.26</text:p>
      <text:p text:style-name="P1">led_timer_cb <text:s text:c="8"/>Instant current 0.005446A , time stick 56.37</text:p>
      <text:p text:style-name="P1">led_timer_cb <text:s text:c="8"/>Instant current 0.022223A , time stick 56.47</text:p>
      <text:p text:style-name="P1">led_timer_cb <text:s text:c="8"/>Instant current 0.000112A , time stick 56.58</text:p>
      <text:p text:style-name="P1">led_timer_cb <text:s text:c="8"/>Instant current 0.040073A , time stick 56.68</text:p>
      <text:p text:style-name="P1">led_timer_cb <text:s text:c="8"/>Instant current 0.001630A , time stick 56.79</text:p>
      <text:p text:style-name="P1">led_timer_cb <text:s text:c="8"/>Instant current 0.000002A , time stick 56.90</text:p>
      <text:p text:style-name="P1">led_timer_cb <text:s text:c="8"/>Instant current 0.116308A , time stick 57.00</text:p>
      <text:p text:style-name="P1">led_timer_cb <text:s text:c="8"/>Instant current 0.000165A , time stick 57.11</text:p>
      <text:p text:style-name="P1">led_timer_cb <text:s text:c="8"/>Instant current 0.000003A , time stick 57.22</text:p>
      <text:p text:style-name="P1">led_timer_cb <text:s text:c="8"/>Instant current 0.036639A , time stick 57.32</text:p>
      <text:p text:style-name="P1">led_timer_cb <text:s text:c="8"/>Instant current 0.000286A , time stick 57.43</text:p>
      <text:p text:style-name="P1">led_timer_cb <text:s text:c="8"/>Instant current 0.000199A , time stick 57.54</text:p>
      <text:p text:style-name="P1">led_timer_cb <text:s text:c="8"/>Instant current 0.041768A , time stick 57.64</text:p>
      <text:p text:style-name="P1">led_timer_cb <text:s text:c="8"/>Instant current 0.000152A , time stick 57.75</text:p>
      <text:p text:style-name="P1">led_timer_cb <text:s text:c="8"/>Instant current 0.035409A , time stick 57.85</text:p>
      <text:p text:style-name="P1">led_timer_cb <text:s text:c="8"/>Instant current 0.000107A , time stick 57.96</text:p>
      <text:p text:style-name="P1">led_timer_cb <text:s text:c="8"/>Instant current 0.000000A , time stick 58.07</text:p>
      <text:p text:style-name="P1">led_timer_cb <text:s text:c="8"/>Instant current 0.040957A , time stick 58.17</text:p>
      <text:p text:style-name="P1">led_timer_cb <text:s text:c="8"/>Instant current 0.000165A , time stick 58.28</text:p>
      <text:p text:style-name="P1">led_timer_cb <text:s text:c="8"/>Instant current 0.000000A , time stick 58.39</text:p>
      <text:p text:style-name="P1">led_timer_cb <text:s text:c="8"/>Instant current 0.057328A , time stick 58.49</text:p>
      <text:p text:style-name="P1">led_timer_cb <text:s text:c="8"/>Instant current 0.000121A , time stick 58.60</text:p>
      <text:p text:style-name="P1">led_timer_cb <text:s text:c="8"/>Instant current 0.000060A , time stick 58.71</text:p>
      <text:p text:style-name="P1">led_timer_cb <text:s text:c="8"/>Instant current 0.005725A , time stick 58.81</text:p>
      <text:p text:style-name="P1">led_timer_cb <text:s text:c="8"/>Instant current 0.000053A , time stick 58.92</text:p>
      <text:p text:style-name="P1">led_timer_cb <text:s text:c="8"/>Instant current 0.090224A , time stick 59.02</text:p>
      <text:p text:style-name="P1">led_timer_cb <text:s text:c="8"/>Instant current 0.000144A , time stick 59.13</text:p>
      <text:p text:style-name="P1">led_timer_cb <text:s text:c="8"/>Instant current 0.000072A , time stick 59.24</text:p>
      <text:p text:style-name="P1">led_timer_cb <text:s text:c="8"/>Instant current 0.019276A , time stick 59.34</text:p>
      <text:p text:style-name="P1">led_timer_cb <text:s text:c="8"/>Instant current 0.000019A , time stick 59.45</text:p>
      <text:p text:style-name="P1">led_timer_cb <text:s text:c="8"/>Instant current 0.000010A , time stick 59.56</text:p>
      <text:p text:style-name="P1">led_timer_cb <text:s text:c="8"/>Instant current 0.000130A , time stick 59.66</text:p>
      <text:p text:style-name="P1">led_timer_cb <text:s text:c="8"/>Instant current 0.000000A , time stick 59.77</text:p>
      <text:p text:style-name="P1">led_timer_cb <text:s text:c="8"/>Instant current 0.076681A , time stick 59.87</text:p>
      <text:p text:style-name="P1">led_timer_cb <text:s text:c="8"/>Instant current 0.000165A , time stick 59.98</text:p>
      <text:p text:style-name="P1">led_timer_cb <text:s text:c="8"/>Instant current 0.000000A , time stick 60.09</text:p>
      <text:p text:style-name="P1">led_timer_cb <text:s text:c="8"/>Instant current 0.080401A , time stick 60.19</text:p>
      <text:p text:style-name="P1">led_timer_cb <text:s text:c="8"/>Instant current 0.000085A , time stick 60.30</text:p>
      <text:p text:style-name="P1">led_timer_cb <text:s text:c="8"/>Instant current 0.000042A , time stick 60.41</text:p>
      <text:p text:style-name="P1">led_timer_cb <text:s text:c="8"/>Instant current 0.029890A , time stick 60.51</text:p>
      <text:p text:style-name="P1">led_timer_cb <text:s text:c="8"/>Instant current 0.000084A , time stick 60.62</text:p>
      <text:p text:style-name="P1">led_timer_cb <text:s text:c="8"/>Instant current 0.053820A , time stick 60.73</text:p>
      <text:p text:style-name="P1"><text:soft-page-break/>led_timer_cb <text:s text:c="8"/>Instant current 0.000059A , time stick 60.83</text:p>
      <text:p text:style-name="P1">led_timer_cb <text:s text:c="8"/>Instant current 0.000000A , time stick 60.94</text:p>
      <text:p text:style-name="P1">led_timer_cb <text:s text:c="8"/>Instant current 0.125011A , time stick 61.04</text:p>
      <text:p text:style-name="P1">led_timer_cb <text:s text:c="8"/>Instant current 0.002724A , time stick 61.15</text:p>
      <text:p text:style-name="P1">led_timer_cb <text:s text:c="8"/>Instant current 0.000012A , time stick 61.26</text:p>
      <text:p text:style-name="P1">led_timer_cb <text:s text:c="8"/>Instant current 0.076800A , time stick 61.36</text:p>
      <text:p text:style-name="P1">led_timer_cb <text:s text:c="8"/>Instant current 0.000153A , time stick 61.47</text:p>
      <text:p text:style-name="P1">led_timer_cb <text:s text:c="8"/>Instant current 0.000010A , time stick 61.58</text:p>
      <text:p text:style-name="P1">led_timer_cb <text:s text:c="8"/>Instant current 0.003040A , time stick 61.68</text:p>
      <text:p text:style-name="P1">led_timer_cb <text:s text:c="8"/>Instant current 0.000116A , time stick 61.79</text:p>
      <text:p text:style-name="P1">led_timer_cb <text:s text:c="8"/>Instant current 0.000058A , time stick 61.90</text:p>
      <text:p text:style-name="P1">led_timer_cb <text:s text:c="8"/>Instant current 0.000038A , time stick 62.00</text:p>
      <text:p text:style-name="P1">led_timer_cb <text:s text:c="8"/>Instant current 0.000019A , time stick 62.11</text:p>
      <text:p text:style-name="P1">led_timer_cb <text:s text:c="8"/>Instant current 0.128091A , time stick 62.21</text:p>
      <text:p text:style-name="P1">led_timer_cb <text:s text:c="8"/>Instant current 0.000166A , time stick 62.32</text:p>
      <text:p text:style-name="P1">led_timer_cb <text:s text:c="8"/>Instant current 0.000083A , time stick 62.43</text:p>
      <text:p text:style-name="P1">led_timer_cb <text:s text:c="8"/>Instant current 0.000158A , time stick 62.53</text:p>
      <text:p text:style-name="P1">led_timer_cb <text:s text:c="8"/>Instant current 0.000160A , time stick 62.64</text:p>
      <text:p text:style-name="P1">led_timer_cb <text:s text:c="8"/>Instant current 0.000005A , time stick 62.75</text:p>
      <text:p text:style-name="P1">led_timer_cb <text:s text:c="8"/>Instant current 0.065008A , time stick 62.85</text:p>
      <text:p text:style-name="P1">led_timer_cb <text:s text:c="8"/>Instant current 0.000159A , time stick 62.96</text:p>
      <text:p text:style-name="P1">led_timer_cb <text:s text:c="8"/>Instant current 0.000000A , time stick 63.07</text:p>
      <text:p text:style-name="P1">led_timer_cb <text:s text:c="8"/>Instant current 0.081470A , time stick 63.17</text:p>
      <text:p text:style-name="P1">led_timer_cb <text:s text:c="8"/>Instant current 0.000142A , time stick 63.28</text:p>
      <text:p text:style-name="P1">led_timer_cb <text:s text:c="8"/>Instant current 0.000036A , time stick 63.39</text:p>
      <text:p text:style-name="P1">led_timer_cb <text:s text:c="8"/>Instant current 0.005922A , time stick 63.49</text:p>
      <text:p text:style-name="P1">led_timer_cb <text:s text:c="8"/>Instant current 0.000096A , time stick 63.60</text:p>
      <text:p text:style-name="P1">led_timer_cb <text:s text:c="8"/>Instant current 0.000048A , time stick 63.71</text:p>
      <text:p text:style-name="P1">led_timer_cb <text:s text:c="8"/>Instant current 0.000044A , time stick 63.81</text:p>
      <text:p text:style-name="P1">led_timer_cb <text:s text:c="8"/>Instant current 0.000011A , time stick 63.92</text:p>
      <text:p text:style-name="P1">led_timer_cb <text:s text:c="8"/>Instant current 0.076042A , time stick 64.02</text:p>
      <text:p text:style-name="P1">led_timer_cb <text:s text:c="8"/>Instant current 0.000168A , time stick 64.13</text:p>
      <text:p text:style-name="P1">led_timer_cb <text:s text:c="8"/>Instant current 0.000084A , time stick 64.24</text:p>
      <text:p text:style-name="P1">led_timer_cb <text:s text:c="8"/>Instant current 0.014877A , time stick 64.34</text:p>
      <text:p text:style-name="P1">led_timer_cb <text:s text:c="8"/>Instant current 0.000151A , time stick 64.45</text:p>
      <text:p text:style-name="P1">led_timer_cb <text:s text:c="8"/>Instant current 0.000075A , time stick 64.56</text:p>
      <text:p text:style-name="P1">led_timer_cb <text:s text:c="8"/>Instant current 0.000041A , time stick 64.66</text:p>
      <text:p text:style-name="P1">led_timer_cb <text:s text:c="8"/>Instant current 0.000000A , time stick 64.77</text:p>
      <text:p text:style-name="P1">led_timer_cb <text:s text:c="8"/>Instant current 0.136615A , time stick 64.87</text:p>
      <text:p text:style-name="P1">led_timer_cb <text:s text:c="8"/>Instant current 0.000168A , time stick 64.98</text:p>
      <text:p text:style-name="P1">led_timer_cb <text:s text:c="8"/>Instant current 0.000003A , time stick 65.09</text:p>
      <text:p text:style-name="P1">led_timer_cb <text:s text:c="8"/>Instant current 0.002908A , time stick 65.19</text:p>
      <text:p text:style-name="P1">led_timer_cb <text:s text:c="8"/>Instant current 0.000173A , time stick 65.30</text:p>
      <text:p text:style-name="P1">led_timer_cb <text:s text:c="8"/>Instant current 0.000087A , time stick 65.41</text:p>
      <text:p text:style-name="P1">led_timer_cb <text:s text:c="8"/>Instant current 0.000075A , time stick 65.51</text:p>
      <text:p text:style-name="P1">led_timer_cb <text:s text:c="8"/>Instant current 0.000000A , time stick 65.62</text:p>
      <text:p text:style-name="P1">led_timer_cb <text:s text:c="8"/>Instant current 0.000000A , time stick 65.73</text:p>
      <text:p text:style-name="P1">led_timer_cb <text:s text:c="8"/>Instant current 0.000188A , time stick 65.83</text:p>
      <text:p text:style-name="P1">led_timer_cb <text:s text:c="8"/>Instant current 0.000089A , time stick 65.94</text:p>
      <text:p text:style-name="P1">led_timer_cb <text:s text:c="8"/>Average current 0.054080A , time stick 65.95</text:p>
      <text:p text:style-name="P1">led_timer_cb <text:s text:c="8"/>Instant current 0.000001A , time stick 66.05</text:p>
      <text:p text:style-name="P1">led_timer_cb <text:s text:c="8"/>Instant current 0.000178A , time stick 66.16</text:p>
      <text:p text:style-name="P1"><text:soft-page-break/>led_timer_cb <text:s text:c="8"/>Instant current 0.058736A , time stick 66.26</text:p>
      <text:p text:style-name="P1">led_timer_cb <text:s text:c="8"/>Instant current 0.000164A , time stick 66.37</text:p>
      <text:p text:style-name="P1">led_timer_cb <text:s text:c="8"/>Instant current 0.000000A , time stick 66.48</text:p>
      <text:p text:style-name="P1">led_timer_cb <text:s text:c="8"/>Instant current 0.045052A , time stick 66.58</text:p>
      <text:p text:style-name="P1">led_timer_cb <text:s text:c="8"/>Instant current 0.000178A , time stick 66.69</text:p>
      <text:p text:style-name="P1">led_timer_cb <text:s text:c="8"/>Instant current 0.000000A , time stick 66.80</text:p>
      <text:p text:style-name="P1">led_timer_cb <text:s text:c="8"/>Instant current 0.000000A , time stick 66.90</text:p>
      <text:p text:style-name="P1">led_timer_cb <text:s text:c="8"/>Instant current 0.000325A , time stick 67.01</text:p>
      <text:p text:style-name="P1">led_timer_cb <text:s text:c="8"/>Instant current 0.000162A , time stick 67.11</text:p>
      <text:p text:style-name="P1">led_timer_cb <text:s text:c="8"/>Instant current 0.000050A , time stick 67.22</text:p>
      <text:p text:style-name="P1">led_timer_cb <text:s text:c="8"/>Instant current 0.000000A , time stick 67.33</text:p>
      <text:p text:style-name="P1">led_timer_cb <text:s text:c="8"/>Instant current 0.000000A , time stick 67.43</text:p>
      <text:p text:style-name="P1">led_timer_cb <text:s text:c="8"/>Instant current 0.000168A , time stick 67.54</text:p>
      <text:p text:style-name="P1">led_timer_cb <text:s text:c="8"/>Instant current 0.000876A , time stick 67.65</text:p>
      <text:p text:style-name="P1">led_timer_cb <text:s text:c="8"/>Instant current 0.037967A , time stick 67.75</text:p>
      <text:p text:style-name="P1">led_timer_cb <text:s text:c="8"/>Instant current 0.000161A , time stick 67.86</text:p>
      <text:p text:style-name="P1">led_timer_cb <text:s text:c="8"/>Instant current 0.000081A , time stick 67.97</text:p>
      <text:p text:style-name="P1">led_timer_cb <text:s text:c="8"/>Instant current 0.000648A , time stick 68.07</text:p>
      <text:p text:style-name="P1">led_timer_cb <text:s text:c="8"/>Instant current 0.000067A , time stick 68.18</text:p>
      <text:p text:style-name="P1">led_timer_cb <text:s text:c="8"/>Instant current 0.000017A , time stick 68.29</text:p>
      <text:p text:style-name="P1">led_timer_cb <text:s text:c="8"/>Instant current 0.000001A , time stick 68.39</text:p>
      <text:p text:style-name="P1">led_timer_cb <text:s text:c="8"/>Instant current 0.000077A , time stick 68.50</text:p>
      <text:p text:style-name="P1">led_timer_cb <text:s text:c="8"/>Instant current 0.000039A , time stick 68.61</text:p>
      <text:p text:style-name="P1">led_timer_cb <text:s text:c="8"/>Instant current 0.000325A , time stick 68.71</text:p>
      <text:p text:style-name="P1">led_timer_cb <text:s text:c="8"/>Instant current 0.000138A , time stick 68.82</text:p>
      <text:p text:style-name="P1">led_timer_cb <text:s text:c="8"/>Instant current 0.000069A , time stick 68.92</text:p>
      <text:p text:style-name="P1">led_timer_cb <text:s text:c="8"/>Instant current 0.000368A , time stick 69.03</text:p>
      <text:p text:style-name="P1">led_timer_cb <text:s text:c="8"/>Instant current 0.000010A , time stick 69.14</text:p>
      <text:p text:style-name="P1">led_timer_cb <text:s text:c="8"/>Instant current 0.058646A , time stick 69.24</text:p>
      <text:p text:style-name="P1">led_timer_cb <text:s text:c="8"/>Instant current 0.000170A , time stick 69.35</text:p>
      <text:p text:style-name="P1">led_timer_cb <text:s text:c="8"/>Instant current 0.000085A , time stick 69.46</text:p>
      <text:p text:style-name="P1">led_timer_cb <text:s text:c="8"/>Instant current 0.003771A , time stick 69.56</text:p>
      <text:p text:style-name="P1">led_timer_cb <text:s text:c="8"/>Instant current 0.000004A , time stick 69.67</text:p>
      <text:p text:style-name="P1">led_timer_cb <text:s text:c="8"/>Instant current 0.000002A , time stick 69.78</text:p>
      <text:p text:style-name="P1">led_timer_cb <text:s text:c="8"/>Instant current 0.000669A , time stick 69.88</text:p>
      <text:p text:style-name="P1">led_timer_cb <text:s text:c="8"/>Instant current 0.000001A , time stick 69.99</text:p>
      <text:p text:style-name="P1">led_timer_cb <text:s text:c="8"/>Instant current 0.037790A , time stick 70.09</text:p>
      <text:p text:style-name="P1">led_timer_cb <text:s text:c="8"/>Instant current 0.000097A , time stick 70.20</text:p>
      <text:p text:style-name="P1">led_timer_cb <text:s text:c="8"/>Instant current 0.000000A , time stick 70.31</text:p>
      <text:p text:style-name="P1">led_timer_cb <text:s text:c="8"/>Instant current 0.024303A , time stick 70.41</text:p>
      <text:p text:style-name="P1">led_timer_cb <text:s text:c="8"/>Instant current 0.000161A , time stick 70.52</text:p>
      <text:p text:style-name="P1">led_timer_cb <text:s text:c="8"/>Instant current 0.000000A , time stick 70.63</text:p>
      <text:p text:style-name="P1">led_timer_cb <text:s text:c="8"/>Instant current 0.000000A , time stick 70.73</text:p>
      <text:p text:style-name="P1">led_timer_cb <text:s text:c="8"/>Instant current 0.000152A , time stick 70.84</text:p>
      <text:p text:style-name="P1">led_timer_cb <text:s text:c="8"/>Instant current 0.046702A , time stick 70.94</text:p>
      <text:p text:style-name="P1">led_timer_cb <text:s text:c="8"/>Instant current 0.000369A , time stick 71.05</text:p>
      <text:p text:style-name="P1">led_timer_cb <text:s text:c="8"/>Instant current 0.000184A , time stick 71.16</text:p>
      <text:p text:style-name="P1">led_timer_cb <text:s text:c="8"/>Instant current 0.053291A , time stick 71.26</text:p>
      <text:p text:style-name="P1">led_timer_cb <text:s text:c="8"/>Instant current 0.000174A , time stick 71.37</text:p>
      <text:p text:style-name="P1">led_timer_cb <text:s text:c="8"/>Instant current 0.000003A , time stick 71.48</text:p>
      <text:p text:style-name="P1">led_timer_cb <text:s text:c="8"/>Instant current 0.026772A , time stick 71.58</text:p>
      <text:p text:style-name="P1">led_timer_cb <text:s text:c="8"/>Instant current 0.000041A , time stick 71.69</text:p>
      <text:p text:style-name="P1"><text:soft-page-break/>led_timer_cb <text:s text:c="8"/>Instant current 0.000000A , time stick 71.80</text:p>
      <text:p text:style-name="P1">led_timer_cb <text:s text:c="8"/>Instant current 0.000353A , time stick 71.90</text:p>
      <text:p text:style-name="P1">led_timer_cb <text:s text:c="8"/>Instant current 0.000034A , time stick 72.01</text:p>
      <text:p text:style-name="P1">led_timer_cb <text:s text:c="8"/>Instant current 0.000017A , time stick 72.11</text:p>
      <text:p text:style-name="P1">led_timer_cb <text:s text:c="8"/>Instant current 0.000182A , time stick 72.22</text:p>
      <text:p text:style-name="P1">led_timer_cb <text:s text:c="8"/>Instant current 0.000023A , time stick 72.33</text:p>
      <text:p text:style-name="P1">led_timer_cb <text:s text:c="8"/>Instant current 0.000455A , time stick 72.43</text:p>
      <text:p text:style-name="P1">led_timer_cb <text:s text:c="8"/>Instant current 0.000160A , time stick 72.54</text:p>
      <text:p text:style-name="P1">led_timer_cb <text:s text:c="8"/>Instant current 0.000080A , time stick 72.65</text:p>
      <text:p text:style-name="P1">led_timer_cb <text:s text:c="8"/>Instant current 0.003047A , time stick 72.75</text:p>
      <text:p text:style-name="P1">led_timer_cb <text:s text:c="8"/>Instant current 0.000004A , time stick 72.86</text:p>
      <text:p text:style-name="P1">led_timer_cb <text:s text:c="8"/>Instant current 0.000000A , time stick 72.97</text:p>
      <text:p text:style-name="P1">led_timer_cb <text:s text:c="8"/>Instant current 0.000874A , time stick 73.07</text:p>
      <text:p text:style-name="P1">led_timer_cb <text:s text:c="8"/>Instant current 0.000001A , time stick 73.18</text:p>
      <text:p text:style-name="P1">led_timer_cb <text:s text:c="8"/>Instant current 0.088831A , time stick 73.28</text:p>
      <text:p text:style-name="P1">led_timer_cb <text:s text:c="8"/>Instant current 0.000144A , time stick 73.39</text:p>
      <text:p text:style-name="P1">led_timer_cb <text:s text:c="8"/>Instant current 0.000018A , time stick 73.50</text:p>
      <text:p text:style-name="P1">led_timer_cb <text:s text:c="8"/>Instant current 0.000316A , time stick 73.60</text:p>
      <text:p text:style-name="P1">led_timer_cb <text:s text:c="8"/>Instant current 0.000000A , time stick 73.71</text:p>
      <text:p text:style-name="P1">led_timer_cb <text:s text:c="8"/>Instant current 0.000000A , time stick 73.82</text:p>
      <text:p text:style-name="P1">led_timer_cb <text:s text:c="8"/>Instant current 0.004635A , time stick 73.92</text:p>
      <text:p text:style-name="P1">led_timer_cb <text:s text:c="8"/>Instant current 0.000033A , time stick 74.03</text:p>
      <text:p text:style-name="P1">led_timer_cb <text:s text:c="8"/>Instant current 0.000017A , time stick 74.13</text:p>
      <text:p text:style-name="P1">led_timer_cb <text:s text:c="8"/>Instant current 0.000089A , time stick 74.24</text:p>
      <text:p text:style-name="P1">led_timer_cb <text:s text:c="8"/>Instant current 0.000000A , time stick 74.35</text:p>
      <text:p text:style-name="P1">led_timer_cb <text:s text:c="8"/>Instant current 0.057914A , time stick 74.45</text:p>
      <text:p text:style-name="P1">led_timer_cb <text:s text:c="8"/>Instant current 0.000111A , time stick 74.56</text:p>
      <text:p text:style-name="P1">led_timer_cb <text:s text:c="8"/>Instant current 0.000003A , time stick 74.67</text:p>
      <text:p text:style-name="P1">led_timer_cb <text:s text:c="8"/>Instant current 0.000146A , time stick 74.77</text:p>
      <text:p text:style-name="P1">led_timer_cb <text:s text:c="8"/>Instant current 0.000081A , time stick 74.88</text:p>
      <text:p text:style-name="P1">led_timer_cb <text:s text:c="8"/>Instant current 0.010731A , time stick 74.99</text:p>
      <text:p text:style-name="P1">led_timer_cb <text:s text:c="8"/>Instant current 0.000010A , time stick 75.09</text:p>
      <text:p text:style-name="P1">led_timer_cb <text:s text:c="8"/>Instant current 0.000001A , time stick 75.20</text:p>
      <text:p text:style-name="P1">led_timer_cb <text:s text:c="8"/>Instant current 0.003912A , time stick 75.30</text:p>
      <text:p text:style-name="P1">led_timer_cb <text:s text:c="8"/>Instant current 0.000178A , time stick 75.41</text:p>
      <text:p text:style-name="P1">led_timer_cb <text:s text:c="8"/>Instant current 0.000045A , time stick 75.52</text:p>
      <text:p text:style-name="P1">led_timer_cb <text:s text:c="8"/>Instant current 0.116584A , time stick 75.62</text:p>
      <text:p text:style-name="P1">led_timer_cb <text:s text:c="8"/>Instant current 0.000169A , time stick 75.73</text:p>
      <text:p text:style-name="P1">led_timer_cb <text:s text:c="8"/>Instant current 0.000084A , time stick 75.84</text:p>
      <text:p text:style-name="P1">led_timer_cb <text:s text:c="8"/>Instant current 0.009279A , time stick 75.94</text:p>
      <text:p text:style-name="P1">led_timer_cb <text:s text:c="8"/>Instant current 0.000009A , time stick 76.05</text:p>
      <text:p text:style-name="P1">led_timer_cb <text:s text:c="8"/>Instant current 0.000005A , time stick 76.16</text:p>
      <text:p text:style-name="P1">led_timer_cb <text:s text:c="8"/>Instant current 0.000579A , time stick 76.26</text:p>
      <text:p text:style-name="P1">led_timer_cb <text:s text:c="8"/>Instant current 0.000216A , time stick 76.37</text:p>
      <text:p text:style-name="P1">led_timer_cb <text:s text:c="8"/>Instant current 0.070398A , time stick 76.47</text:p>
      <text:p text:style-name="P1">led_timer_cb <text:s text:c="8"/>Instant current 0.000157A , time stick 76.58</text:p>
      <text:p text:style-name="P1">led_timer_cb <text:s text:c="8"/>Instant current 0.000001A , time stick 76.69</text:p>
      <text:p text:style-name="P1">led_timer_cb <text:s text:c="8"/>Instant current 0.039838A , time stick 76.79</text:p>
      <text:p text:style-name="P1">led_timer_cb <text:s text:c="8"/>Instant current 0.000140A , time stick 76.90</text:p>
      <text:p text:style-name="P1">led_timer_cb <text:s text:c="8"/>Instant current 0.000035A , time stick 77.01</text:p>
      <text:p text:style-name="P1">led_timer_cb <text:s text:c="8"/>Instant current 0.011470A , time stick 77.11</text:p>
      <text:p text:style-name="P1">led_timer_cb <text:s text:c="8"/>Instant current 0.000019A , time stick 77.22</text:p>
      <text:p text:style-name="P1"><text:soft-page-break/>led_timer_cb <text:s text:c="8"/>Instant current 0.127921A , time stick 77.32</text:p>
      <text:p text:style-name="P1">led_timer_cb <text:s text:c="8"/>Instant current 0.000169A , time stick 77.43</text:p>
      <text:p text:style-name="P1">led_timer_cb <text:s text:c="8"/>Instant current 0.000005A , time stick 77.54</text:p>
      <text:p text:style-name="P1">led_timer_cb <text:s text:c="8"/>Instant current 0.030225A , time stick 77.64</text:p>
      <text:p text:style-name="P1">led_timer_cb <text:s text:c="8"/>Instant current 0.000028A , time stick 77.75</text:p>
      <text:p text:style-name="P1">led_timer_cb <text:s text:c="8"/>Instant current 0.000007A , time stick 77.86</text:p>
      <text:p text:style-name="P1">led_timer_cb <text:s text:c="8"/>Instant current 0.000035A , time stick 77.96</text:p>
      <text:p text:style-name="P1">led_timer_cb <text:s text:c="8"/>Instant current 0.000000A , time stick 78.07</text:p>
      <text:p text:style-name="P1">led_timer_cb <text:s text:c="8"/>Instant current 0.000000A , time stick 78.18</text:p>
      <text:p text:style-name="P1">led_timer_cb <text:s text:c="8"/>Instant current 0.000167A , time stick 78.28</text:p>
      <text:p text:style-name="P1">led_timer_cb <text:s text:c="8"/>Instant current 0.000042A , time stick 78.39</text:p>
      <text:p text:style-name="P1">led_timer_cb <text:s text:c="8"/>Instant current 0.050758A , time stick 78.49</text:p>
      <text:p text:style-name="P1">led_timer_cb <text:s text:c="8"/>Instant current 0.000137A , time stick 78.60</text:p>
      <text:p text:style-name="P1">led_timer_cb <text:s text:c="8"/>Instant current 0.000068A , time stick 78.71</text:p>
      <text:p text:style-name="P1">led_timer_cb <text:s text:c="8"/>Instant current 0.000156A , time stick 78.81</text:p>
      <text:p text:style-name="P1">led_timer_cb <text:s text:c="8"/>Instant current 0.000000A , time stick 78.92</text:p>
      <text:p text:style-name="P1">led_timer_cb <text:s text:c="8"/>Instant current 0.000000A , time stick 79.03</text:p>
      <text:p text:style-name="P1">led_timer_cb <text:s text:c="8"/>Instant current 0.000169A , time stick 79.13</text:p>
      <text:p text:style-name="P1">led_timer_cb <text:s text:c="8"/>Instant current 0.000000A , time stick 79.24</text:p>
      <text:p text:style-name="P1">led_timer_cb <text:s text:c="8"/>Instant current 0.074330A , time stick 79.35</text:p>
      <text:p text:style-name="P1">led_timer_cb <text:s text:c="8"/>Instant current 0.000164A , time stick 79.45</text:p>
      <text:p text:style-name="P1">led_timer_cb <text:s text:c="8"/>Instant current 0.000000A , time stick 79.56</text:p>
      <text:p text:style-name="P1">led_timer_cb <text:s text:c="8"/>Instant current 0.034892A , time stick 79.66</text:p>
      <text:p text:style-name="P1">led_timer_cb <text:s text:c="8"/>Instant current 0.000167A , time stick 79.77</text:p>
      <text:p text:style-name="P1">led_timer_cb <text:s text:c="8"/>Instant current 0.019516A , time stick 79.88</text:p>
      <text:p text:style-name="P1">led_timer_cb <text:s text:c="8"/>Instant current 0.000019A , time stick 79.98</text:p>
      <text:p text:style-name="P1">led_timer_cb <text:s text:c="8"/>Instant current 0.000000A , time stick 80.09</text:p>
      <text:p text:style-name="P1">led_timer_cb <text:s text:c="8"/>Instant current 0.000000A , time stick 80.20</text:p>
      <text:p text:style-name="P1">led_timer_cb <text:s text:c="8"/>Instant current 0.000166A , time stick 80.30</text:p>
      <text:p text:style-name="P1">led_timer_cb <text:s text:c="8"/>Instant current 0.000083A , time stick 80.41</text:p>
      <text:p text:style-name="P1">led_timer_cb <text:s text:c="8"/>Instant current 0.130515A , time stick 80.52</text:p>
      <text:p text:style-name="P1">led_timer_cb <text:s text:c="8"/>Instant current 0.000173A , time stick 80.62</text:p>
      <text:p text:style-name="P1">led_timer_cb <text:s text:c="8"/>Instant current 0.000022A , time stick 80.73</text:p>
      <text:p text:style-name="P1">led_timer_cb <text:s text:c="8"/>Instant current 0.075708A , time stick 80.83</text:p>
      <text:p text:style-name="P1">led_timer_cb <text:s text:c="8"/>Instant current 0.000081A , time stick 80.94</text:p>
      <text:p text:style-name="P1">led_timer_cb <text:s text:c="8"/>Instant current 0.015638A , time stick 81.05</text:p>
      <text:p text:style-name="P1">led_timer_cb <text:s text:c="8"/>Instant current 0.000165A , time stick 81.15</text:p>
      <text:p text:style-name="P1">led_timer_cb <text:s text:c="8"/>Instant current 0.000000A , time stick 81.26</text:p>
      <text:p text:style-name="P1">led_timer_cb <text:s text:c="8"/>Instant current 0.187174A , time stick 81.37</text:p>
      <text:p text:style-name="P1">led_timer_cb <text:s text:c="8"/>Instant current 0.000173A , time stick 81.47</text:p>
      <text:p text:style-name="P1">led_timer_cb <text:s text:c="8"/>Instant current 0.000001A , time stick 81.58</text:p>
      <text:p text:style-name="P1">led_timer_cb <text:s text:c="8"/>Instant current 0.001203A , time stick 81.68</text:p>
      <text:p text:style-name="P1">led_timer_cb <text:s text:c="8"/>Instant current 0.000022A , time stick 81.79</text:p>
      <text:p text:style-name="P1">led_timer_cb <text:s text:c="8"/>Instant current 0.040120A , time stick 81.90</text:p>
      <text:p text:style-name="P1">led_timer_cb <text:s text:c="8"/>Instant current 0.000152A , time stick 82.00</text:p>
      <text:p text:style-name="P1">led_timer_cb <text:s text:c="8"/>Instant current 0.000000A , time stick 82.11</text:p>
      <text:p text:style-name="P1">led_timer_cb <text:s text:c="8"/>Instant current 0.000000A , time stick 82.22</text:p>
      <text:p text:style-name="P1">led_timer_cb <text:s text:c="8"/>Instant current 0.000170A , time stick 82.32</text:p>
      <text:p text:style-name="P1">led_timer_cb <text:s text:c="8"/>Instant current 0.000001A , time stick 82.43</text:p>
      <text:p text:style-name="P1">led_timer_cb <text:s text:c="8"/>Instant current 0.070929A , time stick 82.53</text:p>
      <text:p text:style-name="P1">led_timer_cb <text:s text:c="8"/>Instant current 0.000177A , time stick 82.64</text:p>
      <text:p text:style-name="P1">led_timer_cb <text:s text:c="8"/>Instant current 0.000088A , time stick 82.75</text:p>
      <text:p text:style-name="P1"><text:soft-page-break/>led_timer_cb <text:s text:c="8"/>Instant current 0.001504A , time stick 82.85</text:p>
      <text:p text:style-name="P1">led_timer_cb <text:s text:c="8"/>Instant current 0.000001A , time stick 82.96</text:p>
      <text:p text:style-name="P1">led_timer_cb <text:s text:c="8"/>Instant current 0.127913A , time stick 83.07</text:p>
      <text:p text:style-name="P1">led_timer_cb <text:s text:c="8"/>Instant current 0.000170A , time stick 83.17</text:p>
      <text:p text:style-name="P1">led_timer_cb <text:s text:c="8"/>Instant current 0.002405A , time stick 83.28</text:p>
      <text:p text:style-name="P1">led_timer_cb <text:s text:c="8"/>Instant current 0.000151A , time stick 83.38</text:p>
      <text:p text:style-name="P1">led_timer_cb <text:s text:c="8"/>Instant current 0.000149A , time stick 83.49</text:p>
      <text:p text:style-name="P1">led_timer_cb <text:s text:c="8"/>Instant current 0.000075A , time stick 83.60</text:p>
      <text:p text:style-name="P1">led_timer_cb <text:s text:c="8"/>Instant current 0.000140A , time stick 83.70</text:p>
      <text:p text:style-name="P1">led_timer_cb <text:s text:c="8"/>Instant current 0.000009A , time stick 83.81</text:p>
      <text:p text:style-name="P1">led_timer_cb <text:s text:c="8"/>Instant current 0.001462A , time stick 83.92</text:p>
      <text:p text:style-name="P1">led_timer_cb <text:s text:c="8"/>Instant current 0.000181A , time stick 84.02</text:p>
      <text:p text:style-name="P1">led_timer_cb <text:s text:c="8"/>Instant current 0.000001A , time stick 84.13</text:p>
      <text:p text:style-name="P1">led_timer_cb <text:s text:c="8"/>Instant current 0.079259A , time stick 84.23</text:p>
      <text:p text:style-name="P1">led_timer_cb <text:s text:c="8"/>Instant current 0.000126A , time stick 84.34</text:p>
      <text:p text:style-name="P1">led_timer_cb <text:s text:c="8"/>Instant current 0.001694A , time stick 84.45</text:p>
      <text:p text:style-name="P1">led_timer_cb <text:s text:c="8"/>Instant current 0.000002A , time stick 84.55</text:p>
      <text:p text:style-name="P1">led_timer_cb <text:s text:c="8"/>Instant current 0.000000A , time stick 84.66</text:p>
      <text:p text:style-name="P1">led_timer_cb <text:s text:c="8"/>Instant current 0.125011A , time stick 84.77</text:p>
      <text:p text:style-name="P1">led_timer_cb <text:s text:c="8"/>Instant current 0.026000A , time stick 84.87</text:p>
      <text:p text:style-name="P1">led_timer_cb <text:s text:c="8"/>Instant current 0.000057A , time stick 84.98</text:p>
      <text:p text:style-name="P1">led_timer_cb <text:s text:c="8"/>Instant current 0.000007A , time stick 85.09</text:p>
      <text:p text:style-name="P1">led_timer_cb <text:s text:c="8"/>Instant current 0.000678A , time stick 85.19</text:p>
      <text:p text:style-name="P1">led_timer_cb <text:s text:c="8"/>Instant current 0.000012A , time stick 85.30</text:p>
      <text:p text:style-name="P1">led_timer_cb <text:s text:c="8"/>Instant current 0.024305A , time stick 85.41</text:p>
      <text:p text:style-name="P1">led_timer_cb <text:s text:c="8"/>Instant current 0.132786A , time stick 85.51</text:p>
      <text:p text:style-name="P1">led_timer_cb <text:s text:c="8"/>Instant current 0.000166A , time stick 85.62</text:p>
      <text:p text:style-name="P1">led_timer_cb <text:s text:c="8"/>Instant current 0.042383A , time stick 85.73</text:p>
      <text:p text:style-name="P1">led_timer_cb <text:s text:c="8"/>Instant current 0.002586A , time stick 85.83</text:p>
      <text:p text:style-name="P1">led_timer_cb <text:s text:c="8"/>Instant current 0.000007A , time stick 85.94</text:p>
      <text:p text:style-name="P1">led_timer_cb <text:s text:c="8"/>Instant current 0.133718A , time stick 86.05</text:p>
      <text:p text:style-name="P1">led_timer_cb <text:s text:c="8"/>Instant current 0.000171A , time stick 86.15</text:p>
      <text:p text:style-name="P1">led_timer_cb <text:s text:c="8"/>Instant current 0.000086A , time stick 86.26</text:p>
      <text:p text:style-name="P1">led_timer_cb <text:s text:c="8"/>Instant current 0.000463A , time stick 86.36</text:p>
      <text:p text:style-name="P1">led_timer_cb <text:s text:c="8"/>Instant current 0.000143A , time stick 86.47</text:p>
      <text:p text:style-name="P1">led_timer_cb <text:s text:c="8"/>Instant current 0.000072A , time stick 86.58</text:p>
      <text:p text:style-name="P1">led_timer_cb <text:s text:c="8"/>Instant current 0.000059A , time stick 86.68</text:p>
      <text:p text:style-name="P1">led_timer_cb <text:s text:c="8"/>Instant current 0.000030A , time stick 86.79</text:p>
      <text:p text:style-name="P1">led_timer_cb <text:s text:c="8"/>Instant current 0.057051A , time stick 86.89</text:p>
      <text:p text:style-name="P1">led_timer_cb <text:s text:c="8"/>Instant current 0.000117A , time stick 87.00</text:p>
      <text:p text:style-name="P1">led_timer_cb <text:s text:c="8"/>Instant current 0.000015A , time stick 87.11</text:p>
      <text:p text:style-name="P1">led_timer_cb <text:s text:c="8"/>Instant current 0.002603A , time stick 87.21</text:p>
      <text:p text:style-name="P1">led_timer_cb <text:s text:c="8"/>Instant current 0.000145A , time stick 87.32</text:p>
      <text:p text:style-name="P1">led_timer_cb <text:s text:c="8"/>Instant current 0.033310A , time stick 87.43</text:p>
      <text:p text:style-name="P1">led_timer_cb <text:s text:c="8"/>Instant current 0.000205A , time stick 87.53</text:p>
      <text:p text:style-name="P1">led_timer_cb <text:s text:c="8"/>Instant current 0.000043A , time stick 87.64</text:p>
      <text:p text:style-name="P1">led_timer_cb <text:s text:c="8"/>Instant current 0.000003A , time stick 87.75</text:p>
      <text:p text:style-name="P1">led_timer_cb <text:s text:c="8"/>Instant current 0.000132A , time stick 87.85</text:p>
      <text:p text:style-name="P1">led_timer_cb <text:s text:c="8"/>Instant current 0.000000A , time stick 87.96</text:p>
      <text:p text:style-name="P1">led_timer_cb <text:s text:c="8"/>Instant current 0.000000A , time stick 88.06</text:p>
      <text:p text:style-name="P1">led_timer_cb <text:s text:c="8"/>Instant current 0.000141A , time stick 88.17</text:p>
      <text:p text:style-name="P1">led_timer_cb <text:s text:c="8"/>Instant current 0.000000A , time stick 88.28</text:p>
      <text:p text:style-name="P1"><text:soft-page-break/>led_timer_cb <text:s text:c="8"/>Instant current 0.037837A , time stick 88.38</text:p>
      <text:p text:style-name="P1">led_timer_cb <text:s text:c="8"/>Instant current 0.000121A , time stick 88.49</text:p>
      <text:p text:style-name="P1">led_timer_cb <text:s text:c="8"/>Instant current 0.000030A , time stick 88.60</text:p>
      <text:p text:style-name="P1">led_timer_cb <text:s text:c="8"/>Instant current 0.077355A , time stick 88.70</text:p>
      <text:p text:style-name="P1">led_timer_cb <text:s text:c="8"/>Instant current 0.000163A , time stick 88.81</text:p>
      <text:p text:style-name="P1">led_timer_cb <text:s text:c="8"/>Instant current 0.000082A , time stick 88.92</text:p>
      <text:p text:style-name="P1">led_timer_cb <text:s text:c="8"/>Instant current 0.044242A , time stick 89.02</text:p>
      <text:p text:style-name="P1">led_timer_cb <text:s text:c="8"/>Instant current 0.000171A , time stick 89.13</text:p>
      <text:p text:style-name="P1">led_timer_cb <text:s text:c="8"/>Instant current 0.000085A , time stick 89.23</text:p>
      <text:p text:style-name="P1">led_timer_cb <text:s text:c="8"/>Instant current 0.000164A , time stick 89.34</text:p>
      <text:p text:style-name="P1">led_timer_cb <text:s text:c="8"/>Instant current 0.000041A , time stick 89.45</text:p>
      <text:p text:style-name="P1">led_timer_cb <text:s text:c="8"/>Instant current 0.128285A , time stick 89.55</text:p>
      <text:p text:style-name="P1">led_timer_cb <text:s text:c="8"/>Instant current 0.000178A , time stick 89.66</text:p>
      <text:p text:style-name="P1">led_timer_cb <text:s text:c="8"/>Instant current 0.000022A , time stick 89.77</text:p>
      <text:p text:style-name="P1">led_timer_cb <text:s text:c="8"/>Instant current 0.006044A , time stick 89.87</text:p>
      <text:p text:style-name="P1">led_timer_cb <text:s text:c="8"/>Instant current 0.000110A , time stick 89.98</text:p>
      <text:p text:style-name="P1">led_timer_cb <text:s text:c="8"/>Instant current 0.000055A , time stick 90.08</text:p>
      <text:p text:style-name="P1">led_timer_cb <text:s text:c="8"/>Instant current 0.001077A , time stick 90.19</text:p>
      <text:p text:style-name="P1">led_timer_cb <text:s text:c="8"/>Instant current 0.000051A , time stick 90.30</text:p>
      <text:p text:style-name="P1">led_timer_cb <text:s text:c="8"/>Instant current 0.000002A , time stick 90.41</text:p>
      <text:p text:style-name="P1">led_timer_cb <text:s text:c="8"/>Instant current 0.004280A , time stick 90.51</text:p>
      <text:p text:style-name="P1">led_timer_cb <text:s text:c="8"/>Instant current 0.000004A , time stick 90.62</text:p>
      <text:p text:style-name="P1">led_timer_cb <text:s text:c="8"/>Instant current 0.069309A , time stick 90.72</text:p>
      <text:p text:style-name="P1">led_timer_cb <text:s text:c="8"/>Instant current 0.001288A , time stick 90.83</text:p>
      <text:p text:style-name="P1">led_timer_cb <text:s text:c="8"/>Instant current 0.000011A , time stick 90.94</text:p>
      <text:p text:style-name="P1">led_timer_cb <text:s text:c="8"/>Instant current 0.116313A , time stick 91.04</text:p>
      <text:p text:style-name="P1">led_timer_cb <text:s text:c="8"/>Instant current 0.000170A , time stick 91.15</text:p>
      <text:p text:style-name="P1">led_timer_cb <text:s text:c="8"/>Instant current 0.000021A , time stick 91.25</text:p>
      <text:p text:style-name="P1">led_timer_cb <text:s text:c="8"/>Instant current 0.077505A , time stick 91.36</text:p>
      <text:p text:style-name="P1">led_timer_cb <text:s text:c="8"/>Instant current 0.000081A , time stick 91.47</text:p>
      <text:p text:style-name="P1">led_timer_cb <text:s text:c="8"/>Instant current 0.000041A , time stick 91.57</text:p>
      <text:p text:style-name="P1">led_timer_cb <text:s text:c="8"/>Instant current 0.006652A , time stick 91.68</text:p>
      <text:p text:style-name="P1">led_timer_cb <text:s text:c="8"/>Instant current 0.000653A , time stick 91.79</text:p>
      <text:p text:style-name="P1">led_timer_cb <text:s text:c="8"/>Instant current 0.116633A , time stick 91.89</text:p>
      <text:p text:style-name="P1">led_timer_cb <text:s text:c="8"/>Instant current 0.000167A , time stick 92.00</text:p>
      <text:p text:style-name="P1">led_timer_cb <text:s text:c="8"/>Instant current 0.000000A , time stick 92.11</text:p>
      <text:p text:style-name="P1">led_timer_cb <text:s text:c="8"/>Instant current 0.060704A , time stick 92.21</text:p>
      <text:p text:style-name="P1">led_timer_cb <text:s text:c="8"/>Instant current 0.000164A , time stick 92.32</text:p>
      <text:p text:style-name="P1">led_timer_cb <text:s text:c="8"/>Instant current 0.000001A , time stick 92.42</text:p>
      <text:p text:style-name="P1">led_timer_cb <text:s text:c="8"/>Instant current 0.077537A , time stick 92.53</text:p>
      <text:p text:style-name="P1">led_timer_cb <text:s text:c="8"/>Instant current 0.000160A , time stick 92.64</text:p>
      <text:p text:style-name="P1">led_timer_cb <text:s text:c="8"/>Instant current 0.000000A , time stick 92.74</text:p>
      <text:p text:style-name="P1">led_timer_cb <text:s text:c="8"/>Instant current 0.086503A , time stick 92.85</text:p>
      <text:p text:style-name="P1">led_timer_cb <text:s text:c="8"/>Instant current 0.000132A , time stick 92.96</text:p>
      <text:p text:style-name="P1">led_timer_cb <text:s text:c="8"/>Instant current 0.000033A , time stick 93.06</text:p>
      <text:p text:style-name="P1">led_timer_cb <text:s text:c="8"/>Instant current 0.116681A , time stick 93.17</text:p>
      <text:p text:style-name="P1">led_timer_cb <text:s text:c="8"/>Instant current 0.000172A , time stick 93.28</text:p>
      <text:p text:style-name="P1">led_timer_cb <text:s text:c="8"/>Instant current 0.000021A , time stick 93.38</text:p>
      <text:p text:style-name="P1">led_timer_cb <text:s text:c="8"/>Instant current 0.000259A , time stick 93.49</text:p>
      <text:p text:style-name="P1">led_timer_cb <text:s text:c="8"/>Instant current 0.000014A , time stick 93.60</text:p>
      <text:p text:style-name="P1">led_timer_cb <text:s text:c="8"/>Instant current 0.082032A , time stick 93.70</text:p>
      <text:p text:style-name="P1">led_timer_cb <text:s text:c="8"/>Instant current 0.000124A , time stick 93.81</text:p>
      <text:p text:style-name="P1"><text:soft-page-break/>led_timer_cb <text:s text:c="8"/>Instant current 0.000000A , time stick 93.91</text:p>
      <text:p text:style-name="P1">led_timer_cb <text:s text:c="8"/>Instant current 0.000000A , time stick 94.02</text:p>
      <text:p text:style-name="P1">led_timer_cb <text:s text:c="8"/>Instant current 0.000102A , time stick 94.13</text:p>
      <text:p text:style-name="P1">led_timer_cb <text:s text:c="8"/>Instant current 0.000006A , time stick 94.23</text:p>
      <text:p text:style-name="P1">led_timer_cb <text:s text:c="8"/>Instant current 0.126149A , time stick 94.34</text:p>
      <text:p text:style-name="P1">led_timer_cb <text:s text:c="8"/>Instant current 0.000171A , time stick 94.45</text:p>
      <text:p text:style-name="P1">led_timer_cb <text:s text:c="8"/>Instant current 0.000000A , time stick 94.55</text:p>
      <text:p text:style-name="P1">led_timer_cb <text:s text:c="8"/>Instant current 0.057567A , time stick 94.66</text:p>
      <text:p text:style-name="P1">led_timer_cb <text:s text:c="8"/>Instant current 0.000157A , time stick 94.77</text:p>
      <text:p text:style-name="P1">led_timer_cb <text:s text:c="8"/>Instant current 0.000000A , time stick 94.87</text:p>
      <text:p text:style-name="P1">led_timer_cb <text:s text:c="8"/>Instant current 0.014368A , time stick 94.98</text:p>
      <text:p text:style-name="P1">led_timer_cb <text:s text:c="8"/>Instant current 0.000157A , time stick 95.08</text:p>
      <text:p text:style-name="P1">led_timer_cb <text:s text:c="8"/>Instant current 0.078318A , time stick 95.19</text:p>
      <text:p text:style-name="P1">led_timer_cb <text:s text:c="8"/>Instant current 0.005187A , time stick 95.30</text:p>
      <text:p text:style-name="P1">led_timer_cb <text:s text:c="8"/>Instant current 0.000006A , time stick 95.40</text:p>
      <text:p text:style-name="P1">led_timer_cb <text:s text:c="8"/>Instant current 0.075360A , time stick 95.51</text:p>
      <text:p text:style-name="P1">led_timer_cb <text:s text:c="8"/>Instant current 0.001597A , time stick 95.62</text:p>
      <text:p text:style-name="P1">led_timer_cb <text:s text:c="8"/>Instant current 0.000002A , time stick 95.72</text:p>
      <text:p text:style-name="P1">led_timer_cb <text:s text:c="8"/>Instant current 0.068694A , time stick 95.83</text:p>
      <text:p text:style-name="P1">led_timer_cb <text:s text:c="8"/>Instant current 0.000629A , time stick 95.94</text:p>
      <text:p text:style-name="P1">led_timer_cb <text:s text:c="8"/>Instant current 0.000033A , time stick 96.04</text:p>
      <text:p text:style-name="P1">led_timer_cb <text:s text:c="8"/>Instant current 0.084114A , time stick 96.15</text:p>
      <text:p text:style-name="P1">led_timer_cb <text:s text:c="8"/>Instant current 0.000167A , time stick 96.25</text:p>
      <text:p text:style-name="P1">led_timer_cb <text:s text:c="8"/>Instant current 0.000021A , time stick 96.36</text:p>
      <text:p text:style-name="P1">led_timer_cb <text:s text:c="8"/>Instant current 0.000268A , time stick 96.47</text:p>
      <text:p text:style-name="P1">led_timer_cb <text:s text:c="8"/>Instant current 0.000141A , time stick 96.57</text:p>
      <text:p text:style-name="P1">led_timer_cb <text:s text:c="8"/>Instant current 0.000035A , time stick 96.68</text:p>
      <text:p text:style-name="P1">led_timer_cb <text:s text:c="8"/>Instant current 0.081740A , time stick 96.79</text:p>
      <text:p text:style-name="P1">led_timer_cb <text:s text:c="8"/>Instant current 0.000150A , time stick 96.89</text:p>
      <text:p text:style-name="P1">led_timer_cb <text:s text:c="8"/>Instant current 0.000075A , time stick 97.00</text:p>
      <text:p text:style-name="P1">led_timer_cb <text:s text:c="8"/>Instant current 0.001968A , time stick 97.11</text:p>
      <text:p text:style-name="P1">led_timer_cb <text:s text:c="8"/>Instant current 0.000012A , time stick 97.21</text:p>
      <text:p text:style-name="P1">led_timer_cb <text:s text:c="8"/>Instant current 0.000006A , time stick 97.32</text:p>
      <text:p text:style-name="P1">led_timer_cb <text:s text:c="8"/>Instant current 0.000157A , time stick 97.42</text:p>
      <text:p text:style-name="P1">led_timer_cb <text:s text:c="8"/>Instant current 0.000039A , time stick 97.53</text:p>
      <text:p text:style-name="P1">led_timer_cb <text:s text:c="8"/>Instant current 0.058861A , time stick 97.64</text:p>
      <text:p text:style-name="P1">led_timer_cb <text:s text:c="8"/>Instant current 0.000148A , time stick 97.74</text:p>
      <text:p text:style-name="P1">led_timer_cb <text:s text:c="8"/>Instant current 0.000037A , time stick 97.85</text:p>
      <text:p text:style-name="P1">led_timer_cb <text:s text:c="8"/>Instant current 0.051548A , time stick 97.96</text:p>
      <text:p text:style-name="P1">led_timer_cb <text:s text:c="8"/>Instant current 0.000149A , time stick 98.06</text:p>
      <text:p text:style-name="P1">led_timer_cb <text:s text:c="8"/>Instant current 0.000074A , time stick 98.17</text:p>
      <text:p text:style-name="P1">led_timer_cb <text:s text:c="8"/>Instant current 0.001161A , time stick 98.27</text:p>
      <text:p text:style-name="P1">led_timer_cb <text:s text:c="8"/>Instant current 0.000001A , time stick 98.38</text:p>
      <text:p text:style-name="P1">led_timer_cb <text:s text:c="8"/>Instant current 0.044495A , time stick 98.49</text:p>
      <text:p text:style-name="P1">led_timer_cb <text:s text:c="8"/>Instant current 0.000102A , time stick 98.59</text:p>
      <text:p text:style-name="P1">led_timer_cb <text:s text:c="8"/>Instant current 0.000000A , time stick 98.70</text:p>
      <text:p text:style-name="P1">led_timer_cb <text:s text:c="8"/>Instant current 0.080350A , time stick 98.81</text:p>
      <text:p text:style-name="P1">led_timer_cb <text:s text:c="8"/>Instant current 0.000124A , time stick 98.91</text:p>
      <text:p text:style-name="P1">led_timer_cb <text:s text:c="8"/>Instant current 0.000001A , time stick 99.02</text:p>
      <text:p text:style-name="P1">led_timer_cb <text:s text:c="8"/>Instant current 0.042965A , time stick 99.13</text:p>
      <text:p text:style-name="P1">led_timer_cb <text:s text:c="8"/>Instant current 0.002997A , time stick 99.23</text:p>
      <text:p text:style-name="P1">led_timer_cb <text:s text:c="8"/>Instant current 0.001149A , time stick 99.34</text:p>
      <text:p text:style-name="P1"><text:soft-page-break/>led_timer_cb <text:s text:c="8"/>Instant current 0.005294A , time stick 99.44</text:p>
      <text:p text:style-name="P1">led_timer_cb <text:s text:c="8"/>Instant current 0.000023A , time stick 99.55</text:p>
      <text:p text:style-name="P1">led_timer_cb <text:s text:c="8"/>Instant current 0.059020A , time stick 99.66</text:p>
      <text:p text:style-name="P1">led_timer_cb <text:s text:c="8"/>Instant current 0.000153A , time stick 99.76</text:p>
      <text:p text:style-name="P1">led_timer_cb <text:s text:c="8"/>Instant current 0.000038A , time stick 99.87</text:p>
      <text:p text:style-name="P1">led_timer_cb <text:s text:c="8"/>Instant current 0.080835A , time stick 99.97</text:p>
      <text:p text:style-name="P1">led_timer_cb <text:s text:c="8"/>Instant current 0.000149A , time stick 100.08</text:p>
      <text:p text:style-name="P1">led_timer_cb <text:s text:c="8"/>Instant current 0.000074A , time stick 100.19</text:p>
      <text:p text:style-name="P1">led_timer_cb <text:s text:c="8"/>Instant current 0.000091A , time stick 100.29</text:p>
      <text:p text:style-name="P1">led_timer_cb <text:s text:c="8"/>Instant current 0.000000A , time stick 100.40</text:p>
      <text:p text:style-name="P1">led_timer_cb <text:s text:c="8"/>Instant current 0.059051A , time stick 100.51</text:p>
      <text:p text:style-name="P1">led_timer_cb <text:s text:c="8"/>Instant current 0.000170A , time stick 100.61</text:p>
      <text:p text:style-name="P1">led_timer_cb <text:s text:c="8"/>Instant current 0.000003A , time stick 100.72</text:p>
      <text:p text:style-name="P1">led_timer_cb <text:s text:c="8"/>Instant current 0.140792A , time stick 100.82</text:p>
      <text:p text:style-name="P1">led_timer_cb <text:s text:c="8"/>Instant current 0.000176A , time stick 100.93</text:p>
      <text:p text:style-name="P1">led_timer_cb <text:s text:c="8"/>Instant current 0.002363A , time stick 101.04</text:p>
      <text:p text:style-name="P1">led_timer_cb <text:s text:c="8"/>Instant current 0.038094A , time stick 101.14</text:p>
      <text:p text:style-name="P1">led_timer_cb <text:s text:c="8"/>Instant current 0.000084A , time stick 101.25</text:p>
      <text:p text:style-name="P1">led_timer_cb <text:s text:c="8"/>Instant current 0.000021A , time stick 101.36</text:p>
      <text:p text:style-name="P1">led_timer_cb <text:s text:c="8"/>Instant current 0.151504A , time stick 101.46</text:p>
      <text:p text:style-name="P1">led_timer_cb <text:s text:c="8"/>Instant current 0.000175A , time stick 101.57</text:p>
      <text:p text:style-name="P1">led_timer_cb <text:s text:c="8"/>Instant current 0.000022A , time stick 101.68</text:p>
      <text:p text:style-name="P1">led_timer_cb <text:s text:c="8"/>Instant current 0.000169A , time stick 101.78</text:p>
      <text:p text:style-name="P1">led_timer_cb <text:s text:c="8"/>Instant current 0.000138A , time stick 101.89</text:p>
      <text:p text:style-name="P1">led_timer_cb <text:s text:c="8"/>Instant current 0.000017A , time stick 102.00</text:p>
      <text:p text:style-name="P1">led_timer_cb <text:s text:c="8"/>Instant current 0.000114A , time stick 102.10</text:p>
      <text:p text:style-name="P1">led_timer_cb <text:s text:c="8"/>Instant current 0.000000A , time stick 102.21</text:p>
      <text:p text:style-name="P1">led_timer_cb <text:s text:c="8"/>Instant current 0.000000A , time stick 102.32</text:p>
      <text:p text:style-name="P1">led_timer_cb <text:s text:c="8"/>Instant current 0.000101A , time stick 102.42</text:p>
      <text:p text:style-name="P1">led_timer_cb <text:s text:c="8"/>Instant current 0.000006A , time stick 102.53</text:p>
      <text:p text:style-name="P1">led_timer_cb <text:s text:c="8"/>Instant current 0.079914A , time stick 102.64</text:p>
      <text:p text:style-name="P1">led_timer_cb <text:s text:c="8"/>Instant current 0.000083A , time stick 102.74</text:p>
      <text:p text:style-name="P1">led_timer_cb <text:s text:c="8"/>Instant current 0.000000A , time stick 102.85</text:p>
      <text:p text:style-name="P1">led_timer_cb <text:s text:c="8"/>Instant current 0.062126A , time stick 102.95</text:p>
      <text:p text:style-name="P1">led_timer_cb <text:s text:c="8"/>Instant current 0.000183A , time stick 103.06</text:p>
      <text:p text:style-name="P1">led_timer_cb <text:s text:c="8"/>Instant current 0.000011A , time stick 103.17</text:p>
      <text:p text:style-name="P1">led_timer_cb <text:s text:c="8"/>Instant current 0.000004A , time stick 103.27</text:p>
      <text:p text:style-name="P1">led_timer_cb <text:s text:c="8"/>Instant current 0.000000A , time stick 103.38</text:p>
      <text:p text:style-name="P1">led_timer_cb <text:s text:c="8"/>Instant current 0.110505A , time stick 103.49</text:p>
      <text:p text:style-name="P1">led_timer_cb <text:s text:c="8"/>Instant current 0.000188A , time stick 103.59</text:p>
      <text:p text:style-name="P1">led_timer_cb <text:s text:c="8"/>Instant current 0.000000A , time stick 103.70</text:p>
      <text:p text:style-name="P1">led_timer_cb <text:s text:c="8"/>Instant current 0.122110A , time stick 103.81</text:p>
      <text:p text:style-name="P1">led_timer_cb <text:s text:c="8"/>Instant current 0.000176A , time stick 103.91</text:p>
      <text:p text:style-name="P1">led_timer_cb <text:s text:c="8"/>Instant current 0.000000A , time stick 104.02</text:p>
      <text:p text:style-name="P1">led_timer_cb <text:s text:c="8"/>Instant current 0.125011A , time stick 104.12</text:p>
      <text:p text:style-name="P1">led_timer_cb <text:s text:c="8"/>Instant current 0.000177A , time stick 104.23</text:p>
      <text:p text:style-name="P1">led_timer_cb <text:s text:c="8"/>Instant current 0.000088A , time stick 104.34</text:p>
      <text:p text:style-name="P1">led_timer_cb <text:s text:c="8"/>Instant current 0.000048A , time stick 104.44</text:p>
      <text:p text:style-name="P1">led_timer_cb <text:s text:c="8"/>Instant current 0.000000A , time stick 104.55</text:p>
      <text:p text:style-name="P1">led_timer_cb <text:s text:c="8"/>Instant current 0.043947A , time stick 104.66</text:p>
      <text:p text:style-name="P1">led_timer_cb <text:s text:c="8"/>Instant current 0.000042A , time stick 104.76</text:p>
      <text:p text:style-name="P1">led_timer_cb <text:s text:c="8"/>Instant current 0.000021A , time stick 104.87</text:p>
      <text:p text:style-name="P1"><text:soft-page-break/>led_timer_cb <text:s text:c="8"/>Instant current 0.128095A , time stick 104.98</text:p>
      <text:p text:style-name="P1">led_timer_cb <text:s text:c="8"/>Instant current 0.000175A , time stick 105.08</text:p>
      <text:p text:style-name="P1">led_timer_cb <text:s text:c="8"/>Instant current 0.000011A , time stick 105.19</text:p>
      <text:p text:style-name="P1">led_timer_cb <text:s text:c="8"/>Instant current 0.046759A , time stick 105.29</text:p>
      <text:p text:style-name="P1">led_timer_cb <text:s text:c="8"/>Instant current 0.000109A , time stick 105.40</text:p>
      <text:p text:style-name="P1">led_timer_cb <text:s text:c="8"/>Instant current 0.000000A , time stick 105.51</text:p>
      <text:p text:style-name="P1">led_timer_cb <text:s text:c="8"/>Instant current 0.006031A , time stick 105.61</text:p>
      <text:p text:style-name="P1">led_timer_cb <text:s text:c="8"/>Instant current 0.000181A , time stick 105.72</text:p>
      <text:p text:style-name="P1">led_timer_cb <text:s text:c="8"/>Instant current 0.000090A , time stick 105.83</text:p>
      <text:p text:style-name="P1">led_timer_cb <text:s text:c="8"/>Instant current 0.000595A , time stick 105.93</text:p>
      <text:p text:style-name="P1">led_timer_cb <text:s text:c="8"/>Instant current 0.000147A , time stick 106.04</text:p>
      <text:p text:style-name="P1">led_timer_cb <text:s text:c="8"/>Instant current 0.083427A , time stick 106.14</text:p>
      <text:p text:style-name="P1">led_timer_cb <text:s text:c="8"/>Instant current 0.000087A , time stick 106.25</text:p>
      <text:p text:style-name="P1">led_timer_cb <text:s text:c="8"/>Instant current 0.000001A , time stick 106.36</text:p>
      <text:p text:style-name="P1">led_timer_cb <text:s text:c="8"/>Instant current 0.166364A , time stick 106.46</text:p>
      <text:p text:style-name="P1">led_timer_cb <text:s text:c="8"/>Instant current 0.000169A , time stick 106.57</text:p>
      <text:p text:style-name="P1">led_timer_cb <text:s text:c="8"/>Instant current 0.000001A , time stick 106.68</text:p>
      <text:p text:style-name="P1">led_timer_cb <text:s text:c="8"/>Instant current 0.022962A , time stick 106.78</text:p>
      <text:p text:style-name="P1">led_timer_cb <text:s text:c="8"/>Instant current 0.000162A , time stick 106.89</text:p>
      <text:p text:style-name="P1">led_timer_cb <text:s text:c="8"/>Instant current 0.000081A , time stick 107.00</text:p>
      <text:p text:style-name="P1">led_timer_cb <text:s text:c="8"/>Instant current 0.074402A , time stick 107.10</text:p>
      <text:p text:style-name="P1">led_timer_cb <text:s text:c="8"/>Instant current 0.000163A , time stick 107.21</text:p>
      <text:p text:style-name="P1">led_timer_cb <text:s text:c="8"/>Instant current 0.000003A , time stick 107.32</text:p>
      <text:p text:style-name="P1">led_timer_cb <text:s text:c="8"/>Instant current 0.007894A , time stick 107.42</text:p>
      <text:p text:style-name="P1">led_timer_cb <text:s text:c="8"/>Instant current 0.000008A , time stick 107.53</text:p>
      <text:p text:style-name="P1">led_timer_cb <text:s text:c="8"/>Instant current 0.000002A , time stick 107.63</text:p>
      <text:p text:style-name="P1">led_timer_cb <text:s text:c="8"/>Instant current 0.000149A , time stick 107.74</text:p>
      <text:p text:style-name="P1">led_timer_cb <text:s text:c="8"/>Instant current 0.000000A , time stick 107.85</text:p>
      <text:p text:style-name="P1">led_timer_cb <text:s text:c="8"/>Instant current 0.082773A , time stick 107.95</text:p>
      <text:p text:style-name="P1">led_timer_cb <text:s text:c="8"/>Instant current 0.000176A , time stick 108.06</text:p>
      <text:p text:style-name="P1">led_timer_cb <text:s text:c="8"/>Instant current 0.000044A , time stick 108.17</text:p>
      <text:p text:style-name="P1">led_timer_cb <text:s text:c="8"/>Instant current 0.131114A , time stick 108.27</text:p>
      <text:p text:style-name="P1">led_timer_cb <text:s text:c="8"/>Instant current 0.000177A , time stick 108.38</text:p>
      <text:p text:style-name="P1">led_timer_cb <text:s text:c="8"/>Instant current 0.000088A , time stick 108.49</text:p>
      <text:p text:style-name="P1">led_timer_cb <text:s text:c="8"/>Instant current 0.025825A , time stick 108.59</text:p>
      <text:p text:style-name="P1">led_timer_cb <text:s text:c="8"/>Instant current 0.000081A , time stick 108.70</text:p>
      <text:p text:style-name="P1">led_timer_cb <text:s text:c="8"/>Instant current 0.000020A , time stick 108.80</text:p>
      <text:p text:style-name="P1">led_timer_cb <text:s text:c="8"/>Instant current 0.000167A , time stick 108.91</text:p>
      <text:p text:style-name="P1">led_timer_cb <text:s text:c="8"/>Instant current 0.000000A , time stick 109.02</text:p>
      <text:p text:style-name="P1">led_timer_cb <text:s text:c="8"/>Instant current 0.051789A , time stick 109.12</text:p>
      <text:p text:style-name="P1">led_timer_cb <text:s text:c="8"/>Instant current 0.000179A , time stick 109.23</text:p>
      <text:p text:style-name="P1">led_timer_cb <text:s text:c="8"/>Instant current 0.000000A , time stick 109.34</text:p>
      <text:p text:style-name="P1">led_timer_cb <text:s text:c="8"/>Instant current 0.000000A , time stick 109.44</text:p>
      <text:p text:style-name="P1">led_timer_cb <text:s text:c="8"/>Instant current 0.000165A , time stick 109.55</text:p>
      <text:p text:style-name="P1">led_timer_cb <text:s text:c="8"/>Instant current 0.000000A , time stick 109.66</text:p>
      <text:p text:style-name="P1">led_timer_cb <text:s text:c="8"/>Instant current 0.000000A , time stick 109.76</text:p>
      <text:p text:style-name="P1">led_timer_cb <text:s text:c="8"/>Instant current 0.000245A , time stick 109.87</text:p>
      <text:p text:style-name="P1">led_timer_cb <text:s text:c="8"/>Instant current 0.000095A , time stick 109.98</text:p>
      <text:p text:style-name="P1">led_timer_cb <text:s text:c="8"/>Instant current 0.110553A , time stick 110.08</text:p>
      <text:p text:style-name="P1">led_timer_cb <text:s text:c="8"/>Instant current 0.000168A , time stick 110.19</text:p>
      <text:p text:style-name="P1">led_timer_cb <text:s text:c="8"/>Instant current 0.000003A , time stick 110.30</text:p>
      <text:p text:style-name="P1">led_timer_cb <text:s text:c="8"/>Instant current 0.079181A , time stick 110.40</text:p>
      <text:p text:style-name="P1"><text:soft-page-break/>led_timer_cb <text:s text:c="8"/>Instant current 0.000171A , time stick 110.51</text:p>
      <text:p text:style-name="P1">led_timer_cb <text:s text:c="8"/>Instant current 0.000085A , time stick 110.61</text:p>
      <text:p text:style-name="P1">led_timer_cb <text:s text:c="8"/>Instant current 0.078587A , time stick 110.72</text:p>
      <text:p text:style-name="P1">led_timer_cb <text:s text:c="8"/>Instant current 0.000154A , time stick 110.83</text:p>
      <text:p text:style-name="P1">led_timer_cb <text:s text:c="8"/>Instant current 0.000019A , time stick 110.93</text:p>
      <text:p text:style-name="P1">led_timer_cb <text:s text:c="8"/>Instant current 0.000114A , time stick 111.04</text:p>
      <text:p text:style-name="P1">led_timer_cb <text:s text:c="8"/>Instant current 0.000000A , time stick 111.15</text:p>
      <text:p text:style-name="P1">led_timer_cb <text:s text:c="8"/>Instant current 0.000000A , time stick 111.25</text:p>
      <text:p text:style-name="P1">led_timer_cb <text:s text:c="8"/>Instant current 0.000184A , time stick 111.36</text:p>
      <text:p text:style-name="P1">led_timer_cb <text:s text:c="8"/>Instant current 0.000000A , time stick 111.47</text:p>
      <text:p text:style-name="P1">led_timer_cb <text:s text:c="8"/>Instant current 0.000000A , time stick 111.57</text:p>
      <text:p text:style-name="P1">led_timer_cb <text:s text:c="8"/>Instant current 0.000171A , time stick 111.68</text:p>
      <text:p text:style-name="P1">led_timer_cb <text:s text:c="8"/>Instant current 0.000000A , time stick 111.79</text:p>
      <text:p text:style-name="P1">led_timer_cb <text:s text:c="8"/>Instant current 0.073167A , time stick 111.89</text:p>
      <text:p text:style-name="P1">led_timer_cb <text:s text:c="8"/>Instant current 0.000184A , time stick 112.00</text:p>
      <text:p text:style-name="P1">led_timer_cb <text:s text:c="8"/>Instant current 0.000000A , time stick 112.10</text:p>
      <text:p text:style-name="P1">led_timer_cb <text:s text:c="8"/>Instant current 0.083823A , time stick 112.21</text:p>
      <text:p text:style-name="P1">led_timer_cb <text:s text:c="8"/>Instant current 0.000088A , time stick 112.32</text:p>
      <text:p text:style-name="P1">led_timer_cb <text:s text:c="8"/>Instant current 0.000000A , time stick 112.42</text:p>
      <text:p text:style-name="P1">led_timer_cb <text:s text:c="8"/>Instant current 0.036633A , time stick 112.53</text:p>
      <text:p text:style-name="P1">led_timer_cb <text:s text:c="8"/>Instant current 0.000162A , time stick 112.64</text:p>
      <text:p text:style-name="P1">led_timer_cb <text:s text:c="8"/>Instant current 0.000001A , time stick 112.75</text:p>
      <text:p text:style-name="P1">led_timer_cb <text:s text:c="8"/>Instant current 0.042664A , time stick 112.85</text:p>
      <text:p text:style-name="P1">led_timer_cb <text:s text:c="8"/>Instant current 0.000173A , time stick 112.96</text:p>
      <text:p text:style-name="P1">led_timer_cb <text:s text:c="8"/>Instant current 0.000000A , time stick 113.06</text:p>
      <text:p text:style-name="P1">led_timer_cb <text:s text:c="8"/>Instant current 0.000000A , time stick 113.17</text:p>
      <text:p text:style-name="P1">led_timer_cb <text:s text:c="8"/>Instant current 0.000171A , time stick 113.28</text:p>
      <text:p text:style-name="P1">led_timer_cb <text:s text:c="8"/>Instant current 0.000011A , time stick 113.38</text:p>
      <text:p text:style-name="P1">led_timer_cb <text:s text:c="8"/>Instant current 0.032805A , time stick 113.49</text:p>
      <text:p text:style-name="P1">led_timer_cb <text:s text:c="8"/>Instant current 0.000171A , time stick 113.60</text:p>
      <text:p text:style-name="P1">led_timer_cb <text:s text:c="8"/>Instant current 0.000086A , time stick 113.70</text:p>
      <text:p text:style-name="P1">led_timer_cb <text:s text:c="8"/>Instant current 0.002000A , time stick 113.81</text:p>
      <text:p text:style-name="P1">led_timer_cb <text:s text:c="8"/>Instant current 0.000002A , time stick 113.92</text:p>
      <text:p text:style-name="P1">led_timer_cb <text:s text:c="8"/>Instant current 0.008857A , time stick 114.02</text:p>
      <text:p text:style-name="P1">led_timer_cb <text:s text:c="8"/>Instant current 0.000478A , time stick 114.13</text:p>
      <text:p text:style-name="P1">led_timer_cb <text:s text:c="8"/>Instant current 0.000139A , time stick 114.23</text:p>
      <text:p text:style-name="P1">led_timer_cb <text:s text:c="8"/>Instant current 0.110575A , time stick 114.34</text:p>
      <text:p text:style-name="P1">led_timer_cb <text:s text:c="8"/>Instant current 0.000169A , time stick 114.45</text:p>
      <text:p text:style-name="P1">led_timer_cb <text:s text:c="8"/>Instant current 0.000011A , time stick 114.55</text:p>
      <text:p text:style-name="P1">led_timer_cb <text:s text:c="8"/>Instant current 0.082370A , time stick 114.66</text:p>
      <text:p text:style-name="P1">led_timer_cb <text:s text:c="8"/>Instant current 0.000086A , time stick 114.77</text:p>
      <text:p text:style-name="P1">led_timer_cb <text:s text:c="8"/>Instant current 0.000000A , time stick 114.87</text:p>
      <text:p text:style-name="P1">led_timer_cb <text:s text:c="8"/>Instant current 0.068565A , time stick 114.98</text:p>
      <text:p text:style-name="P1">led_timer_cb <text:s text:c="8"/>Instant current 0.000072A , time stick 115.08</text:p>
      <text:p text:style-name="P1">led_timer_cb <text:s text:c="8"/>Instant current 0.000001A , time stick 115.19</text:p>
      <text:p text:style-name="P1">led_timer_cb <text:s text:c="8"/>Instant current 0.133111A , time stick 115.30</text:p>
      <text:p text:style-name="P1">led_timer_cb <text:s text:c="8"/>Instant current 0.000171A , time stick 115.41</text:p>
      <text:p text:style-name="P1">led_timer_cb <text:s text:c="8"/>Instant current 0.000021A , time stick 115.51</text:p>
      <text:p text:style-name="P1">led_timer_cb <text:s text:c="8"/>Instant current 0.044420A , time stick 115.62</text:p>
      <text:p text:style-name="P1">led_timer_cb <text:s text:c="8"/>Instant current 0.000152A , time stick 115.72</text:p>
      <text:p text:style-name="P1">led_timer_cb <text:s text:c="8"/>Instant current 0.016805A , time stick 115.83</text:p>
      <text:p text:style-name="P1">led_timer_cb <text:s text:c="8"/>Instant current 0.000699A , time stick 115.94</text:p>
      <text:p text:style-name="P1"><text:soft-page-break/>led_timer_cb <text:s text:c="8"/>Instant current 0.000053A , time stick 116.04</text:p>
      <text:p text:style-name="P1">led_timer_cb <text:s text:c="8"/>Instant current 0.000027A , time stick 116.15</text:p>
      <text:p text:style-name="P1">led_timer_cb <text:s text:c="8"/>Instant current 0.000139A , time stick 116.26</text:p>
      <text:p text:style-name="P1">led_timer_cb <text:s text:c="8"/>Instant current 0.000000A , time stick 116.36</text:p>
      <text:p text:style-name="P1">led_timer_cb <text:s text:c="8"/>Instant current 0.076735A , time stick 116.47</text:p>
      <text:p text:style-name="P1">led_timer_cb <text:s text:c="8"/>Instant current 0.000166A , time stick 116.58</text:p>
      <text:p text:style-name="P1">led_timer_cb <text:s text:c="8"/>Instant current 0.000042A , time stick 116.68</text:p>
      <text:p text:style-name="P1">led_timer_cb <text:s text:c="8"/>Instant current 0.059961A , time stick 116.79</text:p>
      <text:p text:style-name="P1">led_timer_cb <text:s text:c="8"/>Instant current 0.000120A , time stick 116.89</text:p>
      <text:p text:style-name="P1">led_timer_cb <text:s text:c="8"/>Instant current 0.000060A , time stick 117.00</text:p>
      <text:p text:style-name="P1">led_timer_cb <text:s text:c="8"/>Instant current 0.001479A , time stick 117.11</text:p>
      <text:p text:style-name="P1">led_timer_cb <text:s text:c="8"/>Instant current 0.000169A , time stick 117.21</text:p>
      <text:p text:style-name="P1">led_timer_cb <text:s text:c="8"/>Instant current 0.000085A , time stick 117.32</text:p>
      <text:p text:style-name="P1">led_timer_cb <text:s text:c="8"/>Instant current 0.000041A , time stick 117.43</text:p>
      <text:p text:style-name="P1">led_timer_cb <text:s text:c="8"/>Instant current 0.000001A , time stick 117.53</text:p>
      <text:p text:style-name="P1">led_timer_cb <text:s text:c="8"/>Instant current 0.172055A , time stick 117.64</text:p>
      <text:p text:style-name="P1">led_timer_cb <text:s text:c="8"/>Instant current 0.000175A , time stick 117.75</text:p>
      <text:p text:style-name="P1">led_timer_cb <text:s text:c="8"/>Instant current 0.000000A , time stick 117.85</text:p>
      <text:p text:style-name="P1">led_timer_cb <text:s text:c="8"/>Instant current 0.113407A , time stick 117.96</text:p>
      <text:p text:style-name="P1">led_timer_cb <text:s text:c="8"/>Instant current 0.000173A , time stick 118.06</text:p>
      <text:p text:style-name="P1">led_timer_cb <text:s text:c="8"/>Instant current 0.000000A , time stick 118.17</text:p>
      <text:p text:style-name="P1">led_timer_cb <text:s text:c="8"/>Instant current 0.078403A , time stick 118.28</text:p>
      <text:p text:style-name="P1">led_timer_cb <text:s text:c="8"/>Instant current 0.000142A , time stick 118.38</text:p>
      <text:p text:style-name="P1">led_timer_cb <text:s text:c="8"/>Instant current 0.000071A , time stick 118.49</text:p>
      <text:p text:style-name="P1">led_timer_cb <text:s text:c="8"/>Instant current 0.002284A , time stick 118.60</text:p>
      <text:p text:style-name="P1">led_timer_cb <text:s text:c="8"/>Instant current 0.000132A , time stick 118.70</text:p>
      <text:p text:style-name="P1">led_timer_cb <text:s text:c="8"/>Instant current 0.002588A , time stick 118.81</text:p>
      <text:p text:style-name="P1">led_timer_cb <text:s text:c="8"/>Instant current 0.000172A , time stick 118.91</text:p>
      <text:p text:style-name="P1">led_timer_cb <text:s text:c="8"/>Instant current 0.000000A , time stick 119.02</text:p>
      <text:p text:style-name="P1">led_timer_cb <text:s text:c="8"/>Instant current 0.113407A , time stick 119.13</text:p>
      <text:p text:style-name="P1">led_timer_cb <text:s text:c="8"/>Instant current 0.000168A , time stick 119.23</text:p>
      <text:p text:style-name="P1">led_timer_cb <text:s text:c="8"/>Instant current 0.000042A , time stick 119.34</text:p>
      <text:p text:style-name="P1">led_timer_cb <text:s text:c="8"/>Instant current 0.072455A , time stick 119.45</text:p>
      <text:p text:style-name="P1">led_timer_cb <text:s text:c="8"/>Instant current 0.000170A , time stick 119.55</text:p>
      <text:p text:style-name="P1">led_timer_cb <text:s text:c="8"/>Instant current 0.000021A , time stick 119.66</text:p>
      <text:p text:style-name="P1">led_timer_cb <text:s text:c="8"/>Instant current 0.000429A , time stick 119.77</text:p>
      <text:p text:style-name="P1">led_timer_cb <text:s text:c="8"/>Instant current 0.000118A , time stick 119.87</text:p>
      <text:p text:style-name="P1">led_timer_cb <text:s text:c="8"/>Instant current 0.000059A , time stick 119.98</text:p>
      <text:p text:style-name="P1">led_timer_cb <text:s text:c="8"/>Instant current 0.000162A , time stick 120.09</text:p>
      <text:p text:style-name="P1">led_timer_cb <text:s text:c="8"/>Instant current 0.000000A , time stick 120.19</text:p>
      <text:p text:style-name="P1">led_timer_cb <text:s text:c="8"/>Instant current 0.122110A , time stick 120.30</text:p>
      <text:p text:style-name="P1">led_timer_cb <text:s text:c="8"/>Instant current 0.000173A , time stick 120.40</text:p>
      <text:p text:style-name="P1">led_timer_cb <text:s text:c="8"/>Instant current 0.000043A , time stick 120.51</text:p>
      <text:p text:style-name="P1">led_timer_cb <text:s text:c="8"/>Instant current 0.140888A , time stick 120.62</text:p>
      <text:p text:style-name="P1">led_timer_cb <text:s text:c="8"/>Instant current 0.000161A , time stick 120.72</text:p>
      <text:p text:style-name="P1">led_timer_cb <text:s text:c="8"/>Instant current 0.009659A , time stick 120.83</text:p>
      <text:p text:style-name="P1">led_timer_cb <text:s text:c="8"/>Instant current 0.134721A , time stick 120.94</text:p>
      <text:p text:style-name="P1">led_timer_cb <text:s text:c="8"/>Instant current 0.000169A , time stick 121.04</text:p>
      <text:p text:style-name="P1">led_timer_cb <text:s text:c="8"/>Instant current 0.000003A , time stick 121.15</text:p>
      <text:p text:style-name="P1">led_timer_cb <text:s text:c="8"/>Instant current 0.121946A , time stick 121.26</text:p>
      <text:p text:style-name="P1">led_timer_cb <text:s text:c="8"/>Instant current 0.000165A , time stick 121.36</text:p>
      <text:p text:style-name="P1">led_timer_cb <text:s text:c="8"/>Instant current 0.023773A , time stick 121.47</text:p>
      <text:p text:style-name="P1"><text:soft-page-break/>led_timer_cb <text:s text:c="8"/>Instant current 0.079329A , time stick 121.58</text:p>
      <text:p text:style-name="P1">led_timer_cb <text:s text:c="8"/>Instant current 0.000153A , time stick 121.68</text:p>
      <text:p text:style-name="P1">led_timer_cb <text:s text:c="8"/>Instant current 0.000076A , time stick 121.79</text:p>
      <text:p text:style-name="P1">led_timer_cb <text:s text:c="8"/>Instant current 0.001240A , time stick 121.90</text:p>
      <text:p text:style-name="P1">led_timer_cb <text:s text:c="8"/>Instant current 0.000001A , time stick 122.00</text:p>
      <text:p text:style-name="P1">led_timer_cb <text:s text:c="8"/>Instant current 0.133715A , time stick 122.11</text:p>
      <text:p text:style-name="P1">led_timer_cb <text:s text:c="8"/>Instant current 0.000166A , time stick 122.21</text:p>
      <text:p text:style-name="P1">led_timer_cb <text:s text:c="8"/>Instant current 0.000083A , time stick 122.32</text:p>
      <text:p text:style-name="P1">led_timer_cb <text:s text:c="8"/>Instant current 0.125494A , time stick 122.43</text:p>
      <text:p text:style-name="P1">led_timer_cb <text:s text:c="8"/>Instant current 0.000179A , time stick 122.53</text:p>
      <text:p text:style-name="P1">led_timer_cb <text:s text:c="8"/>Instant current 0.000089A , time stick 122.64</text:p>
      <text:p text:style-name="P1">led_timer_cb <text:s text:c="8"/>Instant current 0.149736A , time stick 122.75</text:p>
      <text:p text:style-name="P1">led_timer_cb <text:s text:c="8"/>Instant current 0.000173A , time stick 122.85</text:p>
      <text:p text:style-name="P1">led_timer_cb <text:s text:c="8"/>Instant current 0.000087A , time stick 122.96</text:p>
      <text:p text:style-name="P1">led_timer_cb <text:s text:c="8"/>Instant current 0.004326A , time stick 123.07</text:p>
      <text:p text:style-name="P1">led_timer_cb <text:s text:c="8"/>Instant current 0.000097A , time stick 123.17</text:p>
      <text:p text:style-name="P1">led_timer_cb <text:s text:c="8"/>Instant current 0.000000A , time stick 123.28</text:p>
      <text:p text:style-name="P1">led_timer_cb <text:s text:c="8"/>Instant current 0.003944A , time stick 123.39</text:p>
      <text:p text:style-name="P1">led_timer_cb <text:s text:c="8"/>Instant current 0.000021A , time stick 123.49</text:p>
      <text:p text:style-name="P1">led_timer_cb <text:s text:c="8"/>Instant current 0.116318A , time stick 123.60</text:p>
      <text:p text:style-name="P1">led_timer_cb <text:s text:c="8"/>Instant current 0.000180A , time stick 123.70</text:p>
      <text:p text:style-name="P1">led_timer_cb <text:s text:c="8"/>Instant current 0.000011A , time stick 123.81</text:p>
      <text:p text:style-name="P1">led_timer_cb <text:s text:c="8"/>Instant current 0.083485A , time stick 123.92</text:p>
      <text:p text:style-name="P1">led_timer_cb <text:s text:c="8"/>Instant current 0.000169A , time stick 124.02</text:p>
      <text:p text:style-name="P1">led_timer_cb <text:s text:c="8"/>Instant current 0.000085A , time stick 124.13</text:p>
      <text:p text:style-name="P1">led_timer_cb <text:s text:c="8"/>Instant current 0.056716A , time stick 124.24</text:p>
      <text:p text:style-name="P1">led_timer_cb <text:s text:c="8"/>Instant current 0.000103A , time stick 124.34</text:p>
      <text:p text:style-name="P1">led_timer_cb <text:s text:c="8"/>Instant current 0.127964A , time stick 124.45</text:p>
      <text:p text:style-name="P1">led_timer_cb <text:s text:c="8"/>Instant current 0.000180A , time stick 124.55</text:p>
      <text:p text:style-name="P1">led_timer_cb <text:s text:c="8"/>Instant current 0.000000A , time stick 124.66</text:p>
      <text:p text:style-name="P1">led_timer_cb <text:s text:c="8"/>Instant current 0.110506A , time stick 124.77</text:p>
      <text:p text:style-name="P1">led_timer_cb <text:s text:c="8"/>Instant current 0.000176A , time stick 124.87</text:p>
      <text:p text:style-name="P1">led_timer_cb <text:s text:c="8"/>Instant current 0.000022A , time stick 124.98</text:p>
      <text:p text:style-name="P1">led_timer_cb <text:s text:c="8"/>Instant current 0.004921A , time stick 125.09</text:p>
      <text:p text:style-name="P1">led_timer_cb <text:s text:c="8"/>Instant current 0.000006A , time stick 125.19</text:p>
      <text:p text:style-name="P1">led_timer_cb <text:s text:c="8"/>Instant current 0.113409A , time stick 125.30</text:p>
      <text:p text:style-name="P1">led_timer_cb <text:s text:c="8"/>Instant current 0.000168A , time stick 125.40</text:p>
      <text:p text:style-name="P1">led_timer_cb <text:s text:c="8"/>Instant current 0.000000A , time stick 125.51</text:p>
      <text:p text:style-name="P1">led_timer_cb <text:s text:c="8"/>Instant current 0.000000A , time stick 125.62</text:p>
      <text:p text:style-name="P1">led_timer_cb <text:s text:c="8"/>Instant current 0.000174A , time stick 125.72</text:p>
      <text:p text:style-name="P1">led_timer_cb <text:s text:c="8"/>Instant current 0.000005A , time stick 125.83</text:p>
      <text:p text:style-name="P1">led_timer_cb <text:s text:c="8"/>Instant current 0.001554A , time stick 125.94</text:p>
      <text:p text:style-name="P1">led_timer_cb <text:s text:c="8"/>Instant current 0.000179A , time stick 126.04</text:p>
      <text:p text:style-name="P1">led_timer_cb <text:s text:c="8"/>Instant current 0.000011A , time stick 126.15</text:p>
      <text:p text:style-name="P1">led_timer_cb <text:s text:c="8"/>Instant current 0.131672A , time stick 126.26</text:p>
      <text:p text:style-name="P1">led_timer_cb <text:s text:c="8"/>Instant current 0.000178A , time stick 126.36</text:p>
      <text:p text:style-name="P1">led_timer_cb <text:s text:c="8"/>Instant current 0.000001A , time stick 126.47</text:p>
      <text:p text:style-name="P1">led_timer_cb <text:s text:c="8"/>Instant current 0.128193A , time stick 126.58</text:p>
      <text:p text:style-name="P1">led_timer_cb <text:s text:c="8"/>Instant current 0.000165A , time stick 126.68</text:p>
      <text:p text:style-name="P1">led_timer_cb <text:s text:c="8"/>Instant current 0.000083A , time stick 126.79</text:p>
      <text:p text:style-name="P1">led_timer_cb <text:s text:c="8"/>Instant current 0.011625A , time stick 126.90</text:p>
      <text:p text:style-name="P1">led_timer_cb <text:s text:c="8"/>Instant current 0.000011A , time stick 127.00</text:p>
      <text:p text:style-name="P1"><text:soft-page-break/>led_timer_cb <text:s text:c="8"/>Instant current 0.037506A , time stick 127.11</text:p>
      <text:p text:style-name="P1">led_timer_cb <text:s text:c="8"/>Instant current 0.000143A , time stick 127.21</text:p>
      <text:p text:style-name="P1">led_timer_cb <text:s text:c="8"/>Instant current 0.000009A , time stick 127.32</text:p>
      <text:p text:style-name="P1">led_timer_cb <text:s text:c="8"/>Instant current 0.114610A , time stick 127.43</text:p>
      <text:p text:style-name="P1">led_timer_cb <text:s text:c="8"/>Instant current 0.000175A , time stick 127.53</text:p>
      <text:p text:style-name="P1">led_timer_cb <text:s text:c="8"/>Instant current 0.000088A , time stick 127.64</text:p>
      <text:p text:style-name="P1">led_timer_cb <text:s text:c="8"/>Instant current 0.174490A , time stick 127.75</text:p>
      <text:p text:style-name="P1">led_timer_cb <text:s text:c="8"/>Instant current 0.000174A , time stick 127.85</text:p>
      <text:p text:style-name="P1">led_timer_cb <text:s text:c="8"/>Instant current 0.074323A , time stick 127.96</text:p>
      <text:p text:style-name="P1">led_timer_cb <text:s text:c="8"/>Instant current 0.000168A , time stick 128.06</text:p>
      <text:p text:style-name="P1">led_timer_cb <text:s text:c="8"/>Instant current 0.000000A , time stick 128.17</text:p>
      <text:p text:style-name="P1">led_timer_cb <text:s text:c="8"/>Instant current 0.110506A , time stick 128.28</text:p>
      <text:p text:style-name="P1">led_timer_cb <text:s text:c="8"/>Instant current 0.000177A , time stick 128.38</text:p>
      <text:p text:style-name="P1">led_timer_cb <text:s text:c="8"/>Instant current 0.000011A , time stick 128.49</text:p>
      <text:p text:style-name="P1">led_timer_cb <text:s text:c="8"/>Instant current 0.080970A , time stick 128.60</text:p>
      <text:p text:style-name="P1">led_timer_cb <text:s text:c="8"/>Instant current 0.000164A , time stick 128.70</text:p>
      <text:p text:style-name="P1">led_timer_cb <text:s text:c="8"/>Instant current 0.000000A , time stick 128.81</text:p>
      <text:p text:style-name="P1">led_timer_cb <text:s text:c="8"/>Instant current 0.168528A , time stick 128.92</text:p>
      <text:p text:style-name="P1">led_timer_cb <text:s text:c="8"/>Instant current 0.000167A , time stick 129.02</text:p>
      <text:p text:style-name="P1">led_timer_cb <text:s text:c="8"/>Instant current 0.000042A , time stick 129.13</text:p>
      <text:p text:style-name="P1">led_timer_cb <text:s text:c="8"/>Instant current 0.006633A , time stick 129.23</text:p>
      <text:p text:style-name="P1">led_timer_cb <text:s text:c="8"/>Instant current 0.000019A , time stick 129.34</text:p>
      <text:p text:style-name="P1">led_timer_cb <text:s text:c="8"/>Instant current 0.125021A , time stick 129.45</text:p>
      <text:p text:style-name="P1">led_timer_cb <text:s text:c="8"/>Instant current 0.000155A , time stick 129.55</text:p>
      <text:p text:style-name="P1">led_timer_cb <text:s text:c="8"/>Instant current 0.000000A , time stick 129.66</text:p>
      <text:p text:style-name="P1">led_timer_cb <text:s text:c="8"/>Instant current 0.125011A , time stick 129.77</text:p>
      <text:p text:style-name="P1">led_timer_cb <text:s text:c="8"/>Average current 0.018423A , time stick 129.77</text:p>
      <text:p text:style-name="P1">led_timer_cb <text:s text:c="8"/>Instant current 0.005426A , time stick 129.88</text:p>
      <text:p text:style-name="P1">led_timer_cb <text:s text:c="8"/>Instant current 0.113756A , time stick 129.98</text:p>
      <text:p text:style-name="P1">led_timer_cb <text:s text:c="8"/>Instant current 0.000178A , time stick 130.09</text:p>
      <text:p text:style-name="P1">led_timer_cb <text:s text:c="8"/>Instant current 0.000044A , time stick 130.20</text:p>
      <text:p text:style-name="P1">led_timer_cb <text:s text:c="8"/>Instant current 0.002519A , time stick 130.30</text:p>
      <text:p text:style-name="P1">led_timer_cb <text:s text:c="8"/>Instant current 0.000002A , time stick 130.41</text:p>
      <text:p text:style-name="P1">led_timer_cb <text:s text:c="8"/>Instant current 0.000001A , time stick 130.52</text:p>
      <text:p text:style-name="P1">led_timer_cb <text:s text:c="8"/>Instant current 0.001444A , time stick 130.62</text:p>
      <text:p text:style-name="P1">led_timer_cb <text:s text:c="8"/>Instant current 0.000001A , time stick 130.73</text:p>
      <text:p text:style-name="P1">led_timer_cb <text:s text:c="8"/>Instant current 0.000001A , time stick 130.84</text:p>
      <text:p text:style-name="P1">led_timer_cb <text:s text:c="8"/>Instant current 0.000155A , time stick 130.94</text:p>
      <text:p text:style-name="P1">led_timer_cb <text:s text:c="8"/>Instant current 0.000089A , time stick 131.05</text:p>
      <text:p text:style-name="P1">led_timer_cb <text:s text:c="8"/>Instant current 0.116352A , time stick 131.15</text:p>
      <text:p text:style-name="P1">led_timer_cb <text:s text:c="8"/>Instant current 0.000168A , time stick 131.26</text:p>
      <text:p text:style-name="P1">led_timer_cb <text:s text:c="8"/>Instant current 0.000000A , time stick 131.37</text:p>
      <text:p text:style-name="P1">led_timer_cb <text:s text:c="8"/>Instant current 0.000000A , time stick 131.48</text:p>
      <text:p text:style-name="P1">led_timer_cb <text:s text:c="8"/>Instant current 0.000166A , time stick 131.58</text:p>
      <text:p text:style-name="P1">led_timer_cb <text:s text:c="8"/>Instant current 0.000000A , time stick 131.69</text:p>
      <text:p text:style-name="P1">led_timer_cb <text:s text:c="8"/>Instant current 0.034022A , time stick 131.80</text:p>
      <text:p text:style-name="P1">led_timer_cb <text:s text:c="8"/>Instant current 0.002100A , time stick 131.90</text:p>
      <text:p text:style-name="P1">led_timer_cb <text:s text:c="8"/>Instant current 0.000134A , time stick 132.01</text:p>
      <text:p text:style-name="P1">led_timer_cb <text:s text:c="8"/>Instant current 0.114511A , time stick 132.11</text:p>
      <text:p text:style-name="P1">led_timer_cb <text:s text:c="8"/>Instant current 0.000175A , time stick 132.22</text:p>
      <text:p text:style-name="P1">led_timer_cb <text:s text:c="8"/>Instant current 0.000000A , time stick 132.33</text:p>
      <text:p text:style-name="P1">led_timer_cb <text:s text:c="8"/>Instant current 0.040182A , time stick 132.43</text:p>
      <text:p text:style-name="P1"><text:soft-page-break/>led_timer_cb <text:s text:c="8"/>Instant current 0.000178A , time stick 132.54</text:p>
      <text:p text:style-name="P1">led_timer_cb <text:s text:c="8"/>Instant current 0.000022A , time stick 132.65</text:p>
      <text:p text:style-name="P1">led_timer_cb <text:s text:c="8"/>Instant current 0.130023A , time stick 132.75</text:p>
      <text:p text:style-name="P1">led_timer_cb <text:s text:c="8"/>Instant current 0.000167A , time stick 132.86</text:p>
      <text:p text:style-name="P1">led_timer_cb <text:s text:c="8"/>Instant current 0.028598A , time stick 132.97</text:p>
      <text:p text:style-name="P1">led_timer_cb <text:s text:c="8"/>Instant current 0.016885A , time stick 133.07</text:p>
      <text:p text:style-name="P1">led_timer_cb <text:s text:c="8"/>Instant current 0.000170A , time stick 133.18</text:p>
      <text:p text:style-name="P1">led_timer_cb <text:s text:c="8"/>Instant current 0.000085A , time stick 133.29</text:p>
      <text:p text:style-name="P1">led_timer_cb <text:s text:c="8"/>Instant current 0.014851A , time stick 133.39</text:p>
      <text:p text:style-name="P1">led_timer_cb <text:s text:c="8"/>Instant current 0.000128A , time stick 133.50</text:p>
      <text:p text:style-name="P1">led_timer_cb <text:s text:c="8"/>Instant current 0.037535A , time stick 133.60</text:p>
      <text:p text:style-name="P1">led_timer_cb <text:s text:c="8"/>Instant current 0.000346A , time stick 133.71</text:p>
      <text:p text:style-name="P1">led_timer_cb <text:s text:c="8"/>Instant current 0.000045A , time stick 133.82</text:p>
      <text:p text:style-name="P1">led_timer_cb <text:s text:c="8"/>Instant current 0.000022A , time stick 133.92</text:p>
      <text:p text:style-name="P1">led_timer_cb <text:s text:c="8"/>Instant current 0.000167A , time stick 134.03</text:p>
      <text:p text:style-name="P1">led_timer_cb <text:s text:c="8"/>Instant current 0.000000A , time stick 134.14</text:p>
      <text:p text:style-name="P1">led_timer_cb <text:s text:c="8"/>Instant current 0.127912A , time stick 134.24</text:p>
      <text:p text:style-name="P1">led_timer_cb <text:s text:c="8"/>Instant current 0.000157A , time stick 134.35</text:p>
      <text:p text:style-name="P1">led_timer_cb <text:s text:c="8"/>Instant current 0.000002A , time stick 134.46</text:p>
      <text:p text:style-name="P1">led_timer_cb <text:s text:c="8"/>Instant current 0.002236A , time stick 134.56</text:p>
      <text:p text:style-name="P1">led_timer_cb <text:s text:c="8"/>Instant current 0.000162A , time stick 134.67</text:p>
      <text:p text:style-name="P1">led_timer_cb <text:s text:c="8"/>Instant current 0.000000A , time stick 134.78</text:p>
      <text:p text:style-name="P1">led_timer_cb <text:s text:c="8"/>Instant current 0.116308A , time stick 134.88</text:p>
      <text:p text:style-name="P1">led_timer_cb <text:s text:c="8"/>Instant current 0.000173A , time stick 134.99</text:p>
      <text:p text:style-name="P1">led_timer_cb <text:s text:c="8"/>Instant current 0.000086A , time stick 135.10</text:p>
      <text:p text:style-name="P1">led_timer_cb <text:s text:c="8"/>Instant current 0.084314A , time stick 135.20</text:p>
      <text:p text:style-name="P1">led_timer_cb <text:s text:c="8"/>Instant current 0.000146A , time stick 135.31</text:p>
      <text:p text:style-name="P1">led_timer_cb <text:s text:c="8"/>Instant current 0.000073A , time stick 135.41</text:p>
      <text:p text:style-name="P1">led_timer_cb <text:s text:c="8"/>Instant current 0.000305A , time stick 135.52</text:p>
      <text:p text:style-name="P1">led_timer_cb <text:s text:c="8"/>Instant current 0.000157A , time stick 135.63</text:p>
      <text:p text:style-name="P1">led_timer_cb <text:s text:c="8"/>Instant current 0.000039A , time stick 135.73</text:p>
      <text:p text:style-name="P1">led_timer_cb <text:s text:c="8"/>Instant current 0.000132A , time stick 135.84</text:p>
      <text:p text:style-name="P1">led_timer_cb <text:s text:c="8"/>Instant current 0.000000A , time stick 135.95</text:p>
      <text:p text:style-name="P1">led_timer_cb <text:s text:c="8"/>Instant current 0.079222A , time stick 136.05</text:p>
      <text:p text:style-name="P1">led_timer_cb <text:s text:c="8"/>Instant current 0.006686A , time stick 136.16</text:p>
      <text:p text:style-name="P1">led_timer_cb <text:s text:c="8"/>Instant current 0.000007A , time stick 136.27</text:p>
      <text:p text:style-name="P1">led_timer_cb <text:s text:c="8"/>Instant current 0.000003A , time stick 136.37</text:p>
      <text:p text:style-name="P1">led_timer_cb <text:s text:c="8"/>Instant current 0.010985A , time stick 136.48</text:p>
      <text:p text:style-name="P1">led_timer_cb <text:s text:c="8"/>Instant current 0.000101A , time stick 136.59</text:p>
      <text:p text:style-name="P1">led_timer_cb <text:s text:c="8"/>Instant current 0.000051A , time stick 136.69</text:p>
      <text:p text:style-name="P1">led_timer_cb <text:s text:c="8"/>Instant current 0.011736A , time stick 136.80</text:p>
      <text:p text:style-name="P1">led_timer_cb <text:s text:c="8"/>Instant current 0.000046A , time stick 136.91</text:p>
      <text:p text:style-name="P1">led_timer_cb <text:s text:c="8"/>Instant current 0.000006A , time stick 137.01</text:p>
      <text:p text:style-name="P1">led_timer_cb <text:s text:c="8"/>Instant current 0.009877A , time stick 137.12</text:p>
      <text:p text:style-name="P1">led_timer_cb <text:s text:c="8"/>Instant current 0.000053A , time stick 137.23</text:p>
      <text:p text:style-name="P1">led_timer_cb <text:s text:c="8"/>Instant current 0.116334A , time stick 137.33</text:p>
      <text:p text:style-name="P1">led_timer_cb <text:s text:c="8"/>Instant current 0.000177A , time stick 137.44</text:p>
      <text:p text:style-name="P1">led_timer_cb <text:s text:c="8"/>Instant current 0.000000A , time stick 137.55</text:p>
      <text:p text:style-name="P1">led_timer_cb <text:s text:c="8"/>Instant current 0.071255A , time stick 137.65</text:p>
      <text:p text:style-name="P1">led_timer_cb <text:s text:c="8"/>Instant current 0.000129A , time stick 137.76</text:p>
      <text:p text:style-name="P1">led_timer_cb <text:s text:c="8"/>Instant current 0.000032A , time stick 137.86</text:p>
      <text:p text:style-name="P1">led_timer_cb <text:s text:c="8"/>Instant current 0.131966A , time stick 137.97</text:p>
      <text:p text:style-name="P1"><text:soft-page-break/>led_timer_cb <text:s text:c="8"/>Instant current 0.000179A , time stick 138.08</text:p>
      <text:p text:style-name="P1">led_timer_cb <text:s text:c="8"/>Instant current 0.067654A , time stick 138.18</text:p>
      <text:p text:style-name="P1">led_timer_cb <text:s text:c="8"/>Instant current 0.007291A , time stick 138.29</text:p>
      <text:p text:style-name="P1">led_timer_cb <text:s text:c="8"/>Instant current 0.000007A , time stick 138.40</text:p>
      <text:p text:style-name="P1">led_timer_cb <text:s text:c="8"/>Instant current 0.074995A , time stick 138.50</text:p>
      <text:p text:style-name="P1">led_timer_cb <text:s text:c="8"/>Instant current 0.000259A , time stick 138.61</text:p>
      <text:p text:style-name="P1">led_timer_cb <text:s text:c="8"/>Instant current 0.000065A , time stick 138.72</text:p>
      <text:p text:style-name="P1">led_timer_cb <text:s text:c="8"/>Instant current 0.080921A , time stick 138.82</text:p>
      <text:p text:style-name="P1">led_timer_cb <text:s text:c="8"/>Instant current 0.000128A , time stick 138.93</text:p>
      <text:p text:style-name="P1">led_timer_cb <text:s text:c="8"/>Instant current 0.000000A , time stick 139.04</text:p>
      <text:p text:style-name="P1">led_timer_cb <text:s text:c="8"/>Instant current 0.125011A , time stick 139.14</text:p>
      <text:p text:style-name="P1">led_timer_cb <text:s text:c="8"/>Instant current 0.000172A , time stick 139.25</text:p>
      <text:p text:style-name="P1">led_timer_cb <text:s text:c="8"/>Instant current 0.000086A , time stick 139.35</text:p>
      <text:p text:style-name="P1">led_timer_cb <text:s text:c="8"/>Instant current 0.147018A , time stick 139.46</text:p>
      <text:p text:style-name="P1">led_timer_cb <text:s text:c="8"/>Instant current 0.000166A , time stick 139.57</text:p>
      <text:p text:style-name="P1">led_timer_cb <text:s text:c="8"/>Instant current 0.000001A , time stick 139.67</text:p>
      <text:p text:style-name="P1">led_timer_cb <text:s text:c="8"/>Instant current 0.127689A , time stick 139.78</text:p>
      <text:p text:style-name="P1">led_timer_cb <text:s text:c="8"/>Instant current 0.000169A , time stick 139.89</text:p>
      <text:p text:style-name="P1">led_timer_cb <text:s text:c="8"/>Instant current 0.000042A , time stick 139.99</text:p>
      <text:p text:style-name="P1">led_timer_cb <text:s text:c="8"/>Instant current 0.000324A , time stick 140.10</text:p>
      <text:p text:style-name="P1">led_timer_cb <text:s text:c="8"/>Instant current 0.000110A , time stick 140.21</text:p>
      <text:p text:style-name="P1">led_timer_cb <text:s text:c="8"/>Instant current 0.000027A , time stick 140.31</text:p>
      <text:p text:style-name="P1">led_timer_cb <text:s text:c="8"/>Instant current 0.000162A , time stick 140.42</text:p>
      <text:p text:style-name="P1">led_timer_cb <text:s text:c="8"/>Instant current 0.000010A , time stick 140.52</text:p>
      <text:p text:style-name="P1">led_timer_cb <text:s text:c="8"/>Instant current 0.129245A , time stick 140.63</text:p>
      <text:p text:style-name="P1">led_timer_cb <text:s text:c="8"/>Instant current 0.000163A , time stick 140.74</text:p>
      <text:p text:style-name="P1">led_timer_cb <text:s text:c="8"/>Instant current 0.000020A , time stick 140.84</text:p>
      <text:p text:style-name="P1">led_timer_cb <text:s text:c="8"/>Instant current 0.049794A , time stick 140.95</text:p>
      <text:p text:style-name="P1">led_timer_cb <text:s text:c="8"/>Instant current 0.000125A , time stick 141.06</text:p>
      <text:p text:style-name="P1">led_timer_cb <text:s text:c="8"/>Instant current 0.000063A , time stick 141.16</text:p>
      <text:p text:style-name="P1">led_timer_cb <text:s text:c="8"/>Instant current 0.031986A , time stick 141.27</text:p>
      <text:p text:style-name="P1">led_timer_cb <text:s text:c="8"/>Instant current 0.000094A , time stick 141.38</text:p>
      <text:p text:style-name="P1">led_timer_cb <text:s text:c="8"/>Instant current 0.122157A , time stick 141.48</text:p>
      <text:p text:style-name="P1">led_timer_cb <text:s text:c="8"/>Instant current 0.000176A , time stick 141.59</text:p>
      <text:p text:style-name="P1">led_timer_cb <text:s text:c="8"/>Instant current 0.000000A , time stick 141.70</text:p>
      <text:p text:style-name="P1">led_timer_cb <text:s text:c="8"/>Instant current 0.122110A , time stick 141.80</text:p>
      <text:p text:style-name="P1">led_timer_cb <text:s text:c="8"/>Instant current 0.000168A , time stick 141.91</text:p>
      <text:p text:style-name="P1">led_timer_cb <text:s text:c="8"/>Instant current 0.000000A , time stick 142.02</text:p>
      <text:p text:style-name="P1">led_timer_cb <text:s text:c="8"/>Instant current 0.000000A , time stick 142.12</text:p>
      <text:p text:style-name="P1">led_timer_cb <text:s text:c="8"/>Instant current 0.000172A , time stick 142.23</text:p>
      <text:p text:style-name="P1">led_timer_cb <text:s text:c="8"/>Instant current 0.000000A , time stick 142.33</text:p>
      <text:p text:style-name="P1">led_timer_cb <text:s text:c="8"/>Instant current 0.000000A , time stick 142.44</text:p>
      <text:p text:style-name="P1">led_timer_cb <text:s text:c="8"/>Instant current 0.000177A , time stick 142.55</text:p>
      <text:p text:style-name="P1">led_timer_cb <text:s text:c="8"/>Instant current 0.000022A , time stick 142.65</text:p>
      <text:p text:style-name="P1">led_timer_cb <text:s text:c="8"/>Instant current 0.055312A , time stick 142.76</text:p>
      <text:p text:style-name="P1">led_timer_cb <text:s text:c="8"/>Instant current 0.000139A , time stick 142.87</text:p>
      <text:p text:style-name="P1">led_timer_cb <text:s text:c="8"/>Instant current 0.000069A , time stick 142.97</text:p>
      <text:p text:style-name="P1">led_timer_cb <text:s text:c="8"/>Instant current 0.000171A , time stick 143.08</text:p>
      <text:p text:style-name="P1">led_timer_cb <text:s text:c="8"/>Instant current 0.000003A , time stick 143.18</text:p>
      <text:p text:style-name="P1">led_timer_cb <text:s text:c="8"/>Instant current 0.057313A , time stick 143.29</text:p>
      <text:p text:style-name="P1">led_timer_cb <text:s text:c="8"/>Instant current 0.000171A , time stick 143.40</text:p>
      <text:p text:style-name="P1">led_timer_cb <text:s text:c="8"/>Instant current 0.000043A , time stick 143.50</text:p>
      <text:p text:style-name="P1"><text:soft-page-break/>led_timer_cb <text:s text:c="8"/>Instant current 0.001381A , time stick 143.61</text:p>
      <text:p text:style-name="P1">led_timer_cb <text:s text:c="8"/>Instant current 0.000052A , time stick 143.72</text:p>
      <text:p text:style-name="P1">led_timer_cb <text:s text:c="8"/>Instant current 0.000026A , time stick 143.82</text:p>
      <text:p text:style-name="P1">led_timer_cb <text:s text:c="8"/>Instant current 0.010982A , time stick 143.93</text:p>
      <text:p text:style-name="P1">led_timer_cb <text:s text:c="8"/>Instant current 0.000100A , time stick 144.04</text:p>
      <text:p text:style-name="P1">led_timer_cb <text:s text:c="8"/>Instant current 0.079064A , time stick 144.14</text:p>
      <text:p text:style-name="P1">led_timer_cb <text:s text:c="8"/>Instant current 0.000170A , time stick 144.25</text:p>
      <text:p text:style-name="P1">led_timer_cb <text:s text:c="8"/>Instant current 0.000042A , time stick 144.35</text:p>
      <text:p text:style-name="P1">led_timer_cb <text:s text:c="8"/>Instant current 0.001038A , time stick 144.46</text:p>
      <text:p text:style-name="P1">led_timer_cb <text:s text:c="8"/>Instant current 0.000187A , time stick 144.57</text:p>
      <text:p text:style-name="P1">led_timer_cb <text:s text:c="8"/>Instant current 0.000001A , time stick 144.67</text:p>
      <text:p text:style-name="P1">led_timer_cb <text:s text:c="8"/>Instant current 0.043720A , time stick 144.78</text:p>
      <text:p text:style-name="P1">led_timer_cb <text:s text:c="8"/>Instant current 0.000168A , time stick 144.89</text:p>
      <text:p text:style-name="P1">led_timer_cb <text:s text:c="8"/>Instant current 0.000000A , time stick 145.00</text:p>
      <text:p text:style-name="P1">led_timer_cb <text:s text:c="8"/>Instant current 0.084287A , time stick 145.10</text:p>
      <text:p text:style-name="P1">led_timer_cb <text:s text:c="8"/>Instant current 0.000153A , time stick 145.21</text:p>
      <text:p text:style-name="P1">led_timer_cb <text:s text:c="8"/>Instant current 0.000010A , time stick 145.31</text:p>
      <text:p text:style-name="P1">led_timer_cb <text:s text:c="8"/>Instant current 0.036080A , time stick 145.42</text:p>
      <text:p text:style-name="P1">led_timer_cb <text:s text:c="8"/>Instant current 0.000169A , time stick 145.53</text:p>
      <text:p text:style-name="P1">led_timer_cb <text:s text:c="8"/>Instant current 0.000021A , time stick 145.63</text:p>
      <text:p text:style-name="P1">led_timer_cb <text:s text:c="8"/>Instant current 0.000092A , time stick 145.74</text:p>
      <text:p text:style-name="P1">led_timer_cb <text:s text:c="8"/>Instant current 0.000000A , time stick 145.85</text:p>
      <text:p text:style-name="P1">led_timer_cb <text:s text:c="8"/>Instant current 0.071673A , time stick 145.95</text:p>
      <text:p text:style-name="P1">led_timer_cb <text:s text:c="8"/>Instant current 0.000166A , time stick 146.06</text:p>
      <text:p text:style-name="P1">led_timer_cb <text:s text:c="8"/>Instant current 0.000001A , time stick 146.16</text:p>
      <text:p text:style-name="P1">led_timer_cb <text:s text:c="8"/>Instant current 0.153028A , time stick 146.27</text:p>
      <text:p text:style-name="P1">led_timer_cb <text:s text:c="8"/>Instant current 0.000173A , time stick 146.38</text:p>
      <text:p text:style-name="P1">led_timer_cb <text:s text:c="8"/>Instant current 0.000087A , time stick 146.48</text:p>
      <text:p text:style-name="P1">led_timer_cb <text:s text:c="8"/>Instant current 0.001956A , time stick 146.59</text:p>
      <text:p text:style-name="P1">led_timer_cb <text:s text:c="8"/>Instant current 0.000072A , time stick 146.70</text:p>
      <text:p text:style-name="P1">led_timer_cb <text:s text:c="8"/>Instant current 0.000036A , time stick 146.80</text:p>
      <text:p text:style-name="P1">led_timer_cb <text:s text:c="8"/>Instant current 0.000168A , time stick 146.91</text:p>
      <text:p text:style-name="P1">led_timer_cb <text:s text:c="8"/>Instant current 0.000000A , time stick 147.02</text:p>
      <text:p text:style-name="P1">led_timer_cb <text:s text:c="8"/>Instant current 0.000000A , time stick 147.12</text:p>
      <text:p text:style-name="P1">led_timer_cb <text:s text:c="8"/>Instant current 0.000170A , time stick 147.23</text:p>
      <text:p text:style-name="P1">led_timer_cb <text:s text:c="8"/>Instant current 0.000011A , time stick 147.34</text:p>
      <text:p text:style-name="P1">led_timer_cb <text:s text:c="8"/>Instant current 0.057038A , time stick 147.44</text:p>
      <text:p text:style-name="P1">led_timer_cb <text:s text:c="8"/>Instant current 0.000190A , time stick 147.55</text:p>
      <text:p text:style-name="P1">led_timer_cb <text:s text:c="8"/>Instant current 0.000012A , time stick 147.66</text:p>
      <text:p text:style-name="P1">led_timer_cb <text:s text:c="8"/>Instant current 0.163652A , time stick 147.76</text:p>
      <text:p text:style-name="P1">led_timer_cb <text:s text:c="8"/>Instant current 0.000177A , time stick 147.87</text:p>
      <text:p text:style-name="P1">led_timer_cb <text:s text:c="8"/>Instant current 0.000089A , time stick 147.97</text:p>
      <text:p text:style-name="P1">led_timer_cb <text:s text:c="8"/>Instant current 0.042851A , time stick 148.08</text:p>
      <text:p text:style-name="P1">led_timer_cb <text:s text:c="8"/>Instant current 0.000325A , time stick 148.19</text:p>
      <text:p text:style-name="P1">led_timer_cb <text:s text:c="8"/>Instant current 0.126444A , time stick 148.29</text:p>
      <text:p text:style-name="P1">led_timer_cb <text:s text:c="8"/>Instant current 0.000177A , time stick 148.40</text:p>
      <text:p text:style-name="P1">led_timer_cb <text:s text:c="8"/>Instant current 0.000001A , time stick 148.51</text:p>
      <text:p text:style-name="P1">led_timer_cb <text:s text:c="8"/>Instant current 0.150417A , time stick 148.61</text:p>
      <text:p text:style-name="P1">led_timer_cb <text:s text:c="8"/>Instant current 0.000165A , time stick 148.72</text:p>
      <text:p text:style-name="P1">led_timer_cb <text:s text:c="8"/>Instant current 0.000041A , time stick 148.82</text:p>
      <text:p text:style-name="P1">led_timer_cb <text:s text:c="8"/>Instant current 0.000097A , time stick 148.93</text:p>
      <text:p text:style-name="P1">led_timer_cb <text:s text:c="8"/>Instant current 0.000165A , time stick 149.04</text:p>
      <text:p text:style-name="P1"><text:soft-page-break/>led_timer_cb <text:s text:c="8"/>Instant current 0.042836A , time stick 149.14</text:p>
      <text:p text:style-name="P1">led_timer_cb <text:s text:c="8"/>Instant current 0.000041A , time stick 149.25</text:p>
      <text:p text:style-name="P1">led_timer_cb <text:s text:c="8"/>Instant current 0.000000A , time stick 149.36</text:p>
      <text:p text:style-name="P1">led_timer_cb <text:s text:c="8"/>Instant current 0.000000A , time stick 149.46</text:p>
      <text:p text:style-name="P1">led_timer_cb <text:s text:c="8"/>Instant current 0.078509A , time stick 149.57</text:p>
      <text:p text:style-name="P1">led_timer_cb <text:s text:c="8"/>Instant current 0.000083A , time stick 149.68</text:p>
      <text:p text:style-name="P1">led_timer_cb <text:s text:c="8"/>Instant current 0.000042A , time stick 149.78</text:p>
      <text:p text:style-name="P1">led_timer_cb <text:s text:c="8"/>Instant current 0.006830A , time stick 149.89</text:p>
      <text:p text:style-name="P1">led_timer_cb <text:s text:c="8"/>Instant current 0.000125A , time stick 150.00</text:p>
      <text:p text:style-name="P1">led_timer_cb <text:s text:c="8"/>Instant current 0.000063A , time stick 150.10</text:p>
      <text:p text:style-name="P1">led_timer_cb <text:s text:c="8"/>Instant current 0.000240A , time stick 150.21</text:p>
      <text:p text:style-name="P1">led_timer_cb <text:s text:c="8"/>Instant current 0.000079A , time stick 150.32</text:p>
      <text:p text:style-name="P1">led_timer_cb <text:s text:c="8"/>Instant current 0.122149A , time stick 150.42</text:p>
      <text:p text:style-name="P1">led_timer_cb <text:s text:c="8"/>Instant current 0.002794A , time stick 150.53</text:p>
      <text:p text:style-name="P1">led_timer_cb <text:s text:c="8"/>Instant current 0.004241A , time stick 150.64</text:p>
      <text:p text:style-name="P1">led_timer_cb <text:s text:c="8"/>Instant current 0.080253A , time stick 150.74</text:p>
      <text:p text:style-name="P1">led_timer_cb <text:s text:c="8"/>Instant current 0.000172A , time stick 150.85</text:p>
      <text:p text:style-name="P1">led_timer_cb <text:s text:c="8"/>Instant current 0.000086A , time stick 150.96</text:p>
      <text:p text:style-name="P1">led_timer_cb <text:s text:c="8"/>Instant current 0.038510A , time stick 151.06</text:p>
      <text:p text:style-name="P1">led_timer_cb <text:s text:c="8"/>Instant current 0.000141A , time stick 151.17</text:p>
      <text:p text:style-name="P1">led_timer_cb <text:s text:c="8"/>Instant current 0.000070A , time stick 151.27</text:p>
      <text:p text:style-name="P1">led_timer_cb <text:s text:c="8"/>Instant current 0.001499A , time stick 151.38</text:p>
      <text:p text:style-name="P1">led_timer_cb <text:s text:c="8"/>Instant current 0.000001A , time stick 151.49</text:p>
      <text:p text:style-name="P1">led_timer_cb <text:s text:c="8"/>Instant current 0.081805A , time stick 151.59</text:p>
      <text:p text:style-name="P1">led_timer_cb <text:s text:c="8"/>Instant current 0.000703A , time stick 151.70</text:p>
      <text:p text:style-name="P1">led_timer_cb <text:s text:c="8"/>Instant current 0.000011A , time stick 151.81</text:p>
      <text:p text:style-name="P1">led_timer_cb <text:s text:c="8"/>Instant current 0.006685A , time stick 151.91</text:p>
      <text:p text:style-name="P1">led_timer_cb <text:s text:c="8"/>Instant current 0.000087A , time stick 152.02</text:p>
      <text:p text:style-name="P1">led_timer_cb <text:s text:c="8"/>Instant current 0.000001A , time stick 152.13</text:p>
      <text:p text:style-name="P1">led_timer_cb <text:s text:c="8"/>Instant current 0.020037A , time stick 152.23</text:p>
      <text:p text:style-name="P1">led_timer_cb <text:s text:c="8"/>Instant current 0.000040A , time stick 152.34</text:p>
      <text:p text:style-name="P1">led_timer_cb <text:s text:c="8"/>Instant current 0.000020A , time stick 152.45</text:p>
      <text:p text:style-name="P1">led_timer_cb <text:s text:c="8"/>Instant current 0.004713A , time stick 152.55</text:p>
      <text:p text:style-name="P1">led_timer_cb <text:s text:c="8"/>Instant current 0.000012A , time stick 152.66</text:p>
      <text:p text:style-name="P1">led_timer_cb <text:s text:c="8"/>Instant current 0.084533A , time stick 152.76</text:p>
      <text:p text:style-name="P1">led_timer_cb <text:s text:c="8"/>Instant current 0.000131A , time stick 152.87</text:p>
      <text:p text:style-name="P1">led_timer_cb <text:s text:c="8"/>Instant current 0.000000A , time stick 152.98</text:p>
      <text:p text:style-name="P1">led_timer_cb <text:s text:c="8"/>Instant current 0.000000A , time stick 153.08</text:p>
      <text:p text:style-name="P1">led_timer_cb <text:s text:c="8"/>Instant current 0.001288A , time stick 153.19</text:p>
      <text:p text:style-name="P1">led_timer_cb <text:s text:c="8"/>Instant current 0.000014A , time stick 153.30</text:p>
      <text:p text:style-name="P1">led_timer_cb <text:s text:c="8"/>Instant current 0.125018A , time stick 153.40</text:p>
      <text:p text:style-name="P1">led_timer_cb <text:s text:c="8"/>Instant current 0.000174A , time stick 153.51</text:p>
      <text:p text:style-name="P1">led_timer_cb <text:s text:c="8"/>Instant current 0.000000A , time stick 153.62</text:p>
      <text:p text:style-name="P1">led_timer_cb <text:s text:c="8"/>Instant current 0.127912A , time stick 153.72</text:p>
      <text:p text:style-name="P1">led_timer_cb <text:s text:c="8"/>Instant current 0.000179A , time stick 153.83</text:p>
      <text:p text:style-name="P1">led_timer_cb <text:s text:c="8"/>Instant current 0.000089A , time stick 153.94</text:p>
      <text:p text:style-name="P1">led_timer_cb <text:s text:c="8"/>Instant current 0.000413A , time stick 154.04</text:p>
      <text:p text:style-name="P1">led_timer_cb <text:s text:c="8"/>Instant current 0.000051A , time stick 154.15</text:p>
      <text:p text:style-name="P1">led_timer_cb <text:s text:c="8"/>Instant current 0.000026A , time stick 154.26</text:p>
      <text:p text:style-name="P1">led_timer_cb <text:s text:c="8"/>Instant current 0.000310A , time stick 154.36</text:p>
      <text:p text:style-name="P1">led_timer_cb <text:s text:c="8"/>Instant current 0.000091A , time stick 154.47</text:p>
      <text:p text:style-name="P1">led_timer_cb <text:s text:c="8"/>Instant current 0.127958A , time stick 154.57</text:p>
      <text:p text:style-name="P1"><text:soft-page-break/>led_timer_cb <text:s text:c="8"/>Instant current 0.000182A , time stick 154.68</text:p>
      <text:p text:style-name="P1">led_timer_cb <text:s text:c="8"/>Instant current 0.000000A , time stick 154.79</text:p>
      <text:p text:style-name="P1">led_timer_cb <text:s text:c="8"/>Instant current 0.000000A , time stick 154.89</text:p>
      <text:p text:style-name="P1">led_timer_cb <text:s text:c="8"/>Instant current 0.000177A , time stick 155.00</text:p>
      <text:p text:style-name="P1">led_timer_cb <text:s text:c="8"/>Instant current 0.000089A , time stick 155.11</text:p>
      <text:p text:style-name="P1">led_timer_cb <text:s text:c="8"/>Instant current 0.045185A , time stick 155.21</text:p>
      <text:p text:style-name="P1">led_timer_cb <text:s text:c="8"/>Instant current 0.000111A , time stick 155.32</text:p>
      <text:p text:style-name="P1">led_timer_cb <text:s text:c="8"/>Instant current 0.000055A , time stick 155.43</text:p>
      <text:p text:style-name="P1">led_timer_cb <text:s text:c="8"/>Instant current 0.000077A , time stick 155.53</text:p>
      <text:p text:style-name="P1">led_timer_cb <text:s text:c="8"/>Instant current 0.000000A , time stick 155.64</text:p>
      <text:p text:style-name="P1">led_timer_cb <text:s text:c="8"/>Instant current 0.005638A , time stick 155.75</text:p>
      <text:p text:style-name="P1">led_timer_cb <text:s text:c="8"/>Instant current 0.000113A , time stick 155.85</text:p>
      <text:p text:style-name="P1">led_timer_cb <text:s text:c="8"/>Instant current 0.000002A , time stick 155.96</text:p>
      <text:p text:style-name="P1">led_timer_cb <text:s text:c="8"/>Instant current 0.050444A , time stick 156.06</text:p>
      <text:p text:style-name="P1">led_timer_cb <text:s text:c="8"/>Instant current 0.000169A , time stick 156.17</text:p>
      <text:p text:style-name="P1">led_timer_cb <text:s text:c="8"/>Instant current 0.000003A , time stick 156.28</text:p>
      <text:p text:style-name="P1">led_timer_cb <text:s text:c="8"/>Instant current 0.038823A , time stick 156.38</text:p>
      <text:p text:style-name="P1">led_timer_cb <text:s text:c="8"/>Instant current 0.000168A , time stick 156.49</text:p>
      <text:p text:style-name="P1">led_timer_cb <text:s text:c="8"/>Instant current 0.000001A , time stick 156.60</text:p>
      <text:p text:style-name="P1">led_timer_cb <text:s text:c="8"/>Instant current 0.152651A , time stick 156.70</text:p>
      <text:p text:style-name="P1">led_timer_cb <text:s text:c="8"/>Instant current 0.000178A , time stick 156.81</text:p>
      <text:p text:style-name="P1">led_timer_cb <text:s text:c="8"/>Instant current 0.000022A , time stick 156.92</text:p>
      <text:p text:style-name="P1">led_timer_cb <text:s text:c="8"/>Instant current 0.000383A , time stick 157.02</text:p>
      <text:p text:style-name="P1">led_timer_cb <text:s text:c="8"/>Instant current 0.000000A , time stick 157.13</text:p>
      <text:p text:style-name="P1">led_timer_cb <text:s text:c="8"/>Instant current 0.074417A , time stick 157.24</text:p>
      <text:p text:style-name="P1">led_timer_cb <text:s text:c="8"/>Instant current 0.000078A , time stick 157.34</text:p>
      <text:p text:style-name="P1">led_timer_cb <text:s text:c="8"/>Instant current 0.000039A , time stick 157.45</text:p>
      <text:p text:style-name="P1">led_timer_cb <text:s text:c="8"/>Instant current 0.122228A , time stick 157.56</text:p>
      <text:p text:style-name="P1">led_timer_cb <text:s text:c="8"/>Instant current 0.000163A , time stick 157.66</text:p>
      <text:p text:style-name="P1">led_timer_cb <text:s text:c="8"/>Instant current 0.000000A , time stick 157.77</text:p>
      <text:p text:style-name="P1">led_timer_cb <text:s text:c="8"/>Instant current 0.110506A , time stick 157.87</text:p>
      <text:p text:style-name="P1">led_timer_cb <text:s text:c="8"/>Instant current 0.000153A , time stick 157.98</text:p>
      <text:p text:style-name="P1">led_timer_cb <text:s text:c="8"/>Instant current 0.026667A , time stick 158.09</text:p>
      <text:p text:style-name="P1">led_timer_cb <text:s text:c="8"/>Instant current 0.000083A , time stick 158.19</text:p>
      <text:p text:style-name="P1">led_timer_cb <text:s text:c="8"/>Instant current 0.000000A , time stick 158.30</text:p>
      <text:p text:style-name="P1">led_timer_cb <text:s text:c="8"/>Instant current 0.000000A , time stick 158.41</text:p>
      <text:p text:style-name="P1">led_timer_cb <text:s text:c="8"/>Instant current 0.000000A , time stick 158.51</text:p>
      <text:p text:style-name="P1">led_timer_cb <text:s text:c="8"/>Instant current 0.000000A , time stick 158.62</text:p>
      <text:p text:style-name="P1">led_timer_cb <text:s text:c="8"/>Instant current 0.000000A , time stick 158.73</text:p>
      <text:p text:style-name="P1">led_timer_cb <text:s text:c="8"/>Instant current 0.000000A , time stick 158.83</text:p>
      <text:p text:style-name="P1">led_timer_cb <text:s text:c="8"/>Instant current 0.000000A , time stick 158.94</text:p>
      <text:p text:style-name="P1">led_timer_cb <text:s text:c="8"/>Instant current 0.000000A , time stick 159.05</text:p>
      <text:p text:style-name="P1">led_timer_cb <text:s text:c="8"/>Instant current 0.000000A , time stick 159.15</text:p>
      <text:p text:style-name="P1">led_timer_cb <text:s text:c="8"/>Instant current 0.000000A , time stick 159.26</text:p>
      <text:p text:style-name="P1">led_timer_cb <text:s text:c="8"/>Instant current 0.000000A , time stick 159.36</text:p>
      <text:p text:style-name="P1">led_timer_cb <text:s text:c="8"/>Instant current 0.000000A , time stick 159.47</text:p>
      <text:p text:style-name="P1">led_timer_cb <text:s text:c="8"/>Instant current 0.000000A , time stick 159.58</text:p>
      <text:p text:style-name="P1">led_timer_cb <text:s text:c="8"/>Instant current 0.000000A , time stick 159.68</text:p>
      <text:p text:style-name="P1">led_timer_cb <text:s text:c="8"/>Instant current 0.000000A , time stick 159.79</text:p>
      <text:p text:style-name="P1">led_timer_cb <text:s text:c="8"/>Instant current 0.000000A , time stick 159.90</text:p>
      <text:p text:style-name="P1">led_timer_cb <text:s text:c="8"/>Instant current 0.000000A , time stick 160.00</text:p>
      <text:p text:style-name="P1">led_timer_cb <text:s text:c="8"/>Instant current 0.000000A , time stick 160.11</text:p>
      <text:p text:style-name="P1"><text:soft-page-break/>led_timer_cb <text:s text:c="8"/>Instant current 0.000000A , time stick 160.21</text:p>
      <text:p text:style-name="P1">led_timer_cb <text:s text:c="8"/>Instant current 0.000000A , time stick 160.32</text:p>
      <text:p text:style-name="P1">led_timer_cb <text:s text:c="8"/>Instant current 0.000000A , time stick 160.43</text:p>
      <text:p text:style-name="P1">led_timer_cb <text:s text:c="8"/>Instant current 0.000000A , time stick 160.53</text:p>
      <text:p text:style-name="P1">led_timer_cb <text:s text:c="8"/>Instant current 0.000000A , time stick 160.64</text:p>
      <text:p text:style-name="P1">led_timer_cb <text:s text:c="8"/>Instant current 0.000000A , time stick 160.75</text:p>
      <text:p text:style-name="P1">led_timer_cb <text:s text:c="8"/>Instant current 0.000000A , time stick 160.85</text:p>
      <text:p text:style-name="P1">led_timer_cb <text:s text:c="8"/>Instant current 0.000000A , time stick 160.96</text:p>
      <text:p text:style-name="P1">led_timer_cb <text:s text:c="8"/>Instant current 0.000000A , time stick 161.07</text:p>
      <text:p text:style-name="P1">led_timer_cb <text:s text:c="8"/>Instant current 0.000000A , time stick 161.17</text:p>
      <text:p text:style-name="P1">led_timer_cb <text:s text:c="8"/>Instant current 0.000000A , time stick 161.28</text:p>
      <text:p text:style-name="P1">led_timer_cb <text:s text:c="8"/>Instant current 0.000000A , time stick 161.38</text:p>
      <text:p text:style-name="P1">led_timer_cb <text:s text:c="8"/>Instant current 0.000000A , time stick 161.49</text:p>
      <text:p text:style-name="P1">led_timer_cb <text:s text:c="8"/>Instant current 0.000000A , time stick 161.60</text:p>
      <text:p text:style-name="P1">led_timer_cb <text:s text:c="8"/>Instant current 0.000000A , time stick 161.70</text:p>
      <text:p text:style-name="P1">led_timer_cb <text:s text:c="8"/>Instant current 0.000000A , time stick 161.81</text:p>
      <text:p text:style-name="P1">led_timer_cb <text:s text:c="8"/>Instant current 0.000000A , time stick 161.92</text:p>
      <text:p text:style-name="P1">led_timer_cb <text:s text:c="8"/>Instant current 0.000000A , time stick 162.02</text:p>
      <text:p text:style-name="P1">led_timer_cb <text:s text:c="8"/>Instant current 0.000000A , time stick 162.13</text:p>
      <text:p text:style-name="P1">led_timer_cb <text:s text:c="8"/>Instant current 0.000000A , time stick 162.23</text:p>
      <text:p text:style-name="P1">led_timer_cb <text:s text:c="8"/>Instant current 0.000000A , time stick 162.34</text:p>
      <text:p text:style-name="P1">led_timer_cb <text:s text:c="8"/>Instant current 0.000000A , time stick 162.45</text:p>
      <text:p text:style-name="P1">led_timer_cb <text:s text:c="8"/>Instant current 0.000000A , time stick 162.55</text:p>
      <text:p text:style-name="P1">led_timer_cb <text:s text:c="8"/>Instant current 0.000000A , time stick 162.66</text:p>
      <text:p text:style-name="P1">led_timer_cb <text:s text:c="8"/>Instant current 0.000000A , time stick 162.77</text:p>
      <text:p text:style-name="P1">led_timer_cb <text:s text:c="8"/>Instant current 0.000000A , time stick 162.87</text:p>
      <text:p text:style-name="P1">led_timer_cb <text:s text:c="8"/>Instant current 0.000000A , time stick 162.98</text:p>
      <text:p text:style-name="P1">led_timer_cb <text:s text:c="8"/>Instant current 0.000000A , time stick 163.09</text:p>
      <text:p text:style-name="P1">led_timer_cb <text:s text:c="8"/>Instant current 0.000000A , time stick 163.19</text:p>
      <text:p text:style-name="P1">led_timer_cb <text:s text:c="8"/>Instant current 0.000000A , time stick 163.30</text:p>
      <text:p text:style-name="P1">led_timer_cb <text:s text:c="8"/>Instant current 0.000000A , time stick 163.40</text:p>
      <text:p text:style-name="P1">led_timer_cb <text:s text:c="8"/>Instant current 0.000000A , time stick 163.51</text:p>
      <text:p text:style-name="P1">led_timer_cb <text:s text:c="8"/>Instant current 0.000000A , time stick 163.62</text:p>
      <text:p text:style-name="P1">led_timer_cb <text:s text:c="8"/>Instant current 0.000000A , time stick 163.72</text:p>
      <text:p text:style-name="P1">led_timer_cb <text:s text:c="8"/>Instant current 0.000000A , time stick 163.83</text:p>
      <text:p text:style-name="P1">led_timer_cb <text:s text:c="8"/>Instant current 0.000000A , time stick 163.94</text:p>
      <text:p text:style-name="P1">led_timer_cb <text:s text:c="8"/>Instant current 0.000000A , time stick 164.04</text:p>
      <text:p text:style-name="P1">led_timer_cb <text:s text:c="8"/>Instant current 0.000000A , time stick 164.15</text:p>
      <text:p text:style-name="P1">led_timer_cb <text:s text:c="8"/>Instant current 0.000000A , time stick 164.26</text:p>
      <text:p text:style-name="P1">led_timer_cb <text:s text:c="8"/>Instant current 0.000000A , time stick 164.36</text:p>
      <text:p text:style-name="P1">led_timer_cb <text:s text:c="8"/>Instant current 0.000000A , time stick 164.47</text:p>
      <text:p text:style-name="P1">led_timer_cb <text:s text:c="8"/>Instant current 0.000000A , time stick 164.58</text:p>
      <text:p text:style-name="P1">led_timer_cb <text:s text:c="8"/>Instant current 0.000000A , time stick 164.68</text:p>
      <text:p text:style-name="P1">led_timer_cb <text:s text:c="8"/>Instant current 0.000000A , time stick 164.79</text:p>
      <text:p text:style-name="P1">led_timer_cb <text:s text:c="8"/>Instant current 0.000000A , time stick 164.89</text:p>
      <text:p text:style-name="P1">led_timer_cb <text:s text:c="8"/>Instant current 0.000000A , time stick 165.00</text:p>
      <text:p text:style-name="P1">led_timer_cb <text:s text:c="8"/>Instant current 0.000000A , time stick 165.11</text:p>
      <text:p text:style-name="P1">led_timer_cb <text:s text:c="8"/>Instant current 0.000000A , time stick 165.21</text:p>
      <text:p text:style-name="P1">led_timer_cb <text:s text:c="8"/>Instant current 0.000000A , time stick 165.32</text:p>
      <text:p text:style-name="P1">led_timer_cb <text:s text:c="8"/>Instant current 0.000000A , time stick 165.43</text:p>
      <text:p text:style-name="P1">led_timer_cb <text:s text:c="8"/>Instant current 0.000000A , time stick 165.53</text:p>
      <text:p text:style-name="P1">led_timer_cb <text:s text:c="8"/>Instant current 0.000000A , time stick 165.64</text:p>
      <text:p text:style-name="P1"><text:soft-page-break/>led_timer_cb <text:s text:c="8"/>Instant current 0.000000A , time stick 165.74</text:p>
      <text:p text:style-name="P1">led_timer_cb <text:s text:c="8"/>Instant current 0.000000A , time stick 165.85</text:p>
      <text:p text:style-name="P1">led_timer_cb <text:s text:c="8"/>Instant current 0.000000A , time stick 165.96</text:p>
      <text:p text:style-name="P1">led_timer_cb <text:s text:c="8"/>Instant current 0.000000A , time stick 166.06</text:p>
      <text:p text:style-name="P1">led_timer_cb <text:s text:c="8"/>Instant current 0.000000A , time stick 166.17</text:p>
      <text:p text:style-name="P1">led_timer_cb <text:s text:c="8"/>Instant current 0.000000A , time stick 166.28</text:p>
      <text:p text:style-name="P1">led_timer_cb <text:s text:c="8"/>Instant current 0.000000A , time stick 166.38</text:p>
      <text:p text:style-name="P1">led_timer_cb <text:s text:c="8"/>Instant current 0.000000A , time stick 166.49</text:p>
      <text:p text:style-name="P1">led_timer_cb <text:s text:c="8"/>Instant current 0.000000A , time stick 166.60</text:p>
      <text:p text:style-name="P1">led_timer_cb <text:s text:c="8"/>Instant current 0.000000A , time stick 166.70</text:p>
      <text:p text:style-name="P1">led_timer_cb <text:s text:c="8"/>Instant current 0.000000A , time stick 166.81</text:p>
      <text:p text:style-name="P1">led_timer_cb <text:s text:c="8"/>Instant current 0.000000A , time stick 166.91</text:p>
      <text:p text:style-name="P1">led_timer_cb <text:s text:c="8"/>Instant current 0.000000A , time stick 167.02</text:p>
      <text:p text:style-name="P1">led_timer_cb <text:s text:c="8"/>Instant current 0.000000A , time stick 167.13</text:p>
      <text:p text:style-name="P1">led_timer_cb <text:s text:c="8"/>Instant current 0.000000A , time stick 167.23</text:p>
      <text:p text:style-name="P1">led_timer_cb <text:s text:c="8"/>Instant current 0.000000A , time stick 167.34</text:p>
      <text:p text:style-name="P1">led_timer_cb <text:s text:c="8"/>Instant current 0.000000A , time stick 167.45</text:p>
      <text:p text:style-name="P1">led_timer_cb <text:s text:c="8"/>Instant current 0.000000A , time stick 167.55</text:p>
      <text:p text:style-name="P1">led_timer_cb <text:s text:c="8"/>Instant current 0.000000A , time stick 167.66</text:p>
      <text:p text:style-name="P1">led_timer_cb <text:s text:c="8"/>Instant current 0.000000A , time stick 167.77</text:p>
      <text:p text:style-name="P1">led_timer_cb <text:s text:c="8"/>Instant current 0.000000A , time stick 167.87</text:p>
      <text:p text:style-name="P1">led_timer_cb <text:s text:c="8"/>Instant current 0.000000A , time stick 167.98</text:p>
      <text:p text:style-name="P1">led_timer_cb <text:s text:c="8"/>Instant current 0.000000A , time stick 168.08</text:p>
      <text:p text:style-name="P1">led_timer_cb <text:s text:c="8"/>Instant current 0.000068A , time stick 168.19</text:p>
      <text:p text:style-name="P1">led_timer_cb <text:s text:c="8"/>Instant current 0.000034A , time stick 168.30</text:p>
      <text:p text:style-name="P1">led_timer_cb <text:s text:c="8"/>Instant current 0.056206A , time stick 168.40</text:p>
      <text:p text:style-name="P1">led_timer_cb <text:s text:c="8"/>Instant current 0.000071A , time stick 168.51</text:p>
      <text:p text:style-name="P1">led_timer_cb <text:s text:c="8"/>Instant current 0.047917A , time stick 168.62</text:p>
      <text:p text:style-name="P1">led_timer_cb <text:s text:c="8"/>Instant current 0.003139A , time stick 168.72</text:p>
      <text:p text:style-name="P1">led_timer_cb <text:s text:c="8"/>Instant current 0.000003A , time stick 168.83</text:p>
      <text:p text:style-name="P1">led_timer_cb <text:s text:c="8"/>Instant current 0.061032A , time stick 168.94</text:p>
      <text:p text:style-name="P1">led_timer_cb <text:s text:c="8"/>Instant current 0.000143A , time stick 169.04</text:p>
      <text:p text:style-name="P1">led_timer_cb <text:s text:c="8"/>Instant current 0.000001A , time stick 169.15</text:p>
      <text:p text:style-name="P1">led_timer_cb <text:s text:c="8"/>Instant current 0.069944A , time stick 169.25</text:p>
      <text:p text:style-name="P1">led_timer_cb <text:s text:c="8"/>Instant current 0.000140A , time stick 169.36</text:p>
      <text:p text:style-name="P1">led_timer_cb <text:s text:c="8"/>Instant current 0.000070A , time stick 169.47</text:p>
      <text:p text:style-name="P1">led_timer_cb <text:s text:c="8"/>Instant current 0.001832A , time stick 169.57</text:p>
      <text:p text:style-name="P1">led_timer_cb <text:s text:c="8"/>Instant current 0.000035A , time stick 169.68</text:p>
      <text:p text:style-name="P1">led_timer_cb <text:s text:c="8"/>Instant current 0.027938A , time stick 169.79</text:p>
      <text:p text:style-name="P1">led_timer_cb <text:s text:c="8"/>Instant current 0.000130A , time stick 169.89</text:p>
      <text:p text:style-name="P1">led_timer_cb <text:s text:c="8"/>Instant current 0.000004A , time stick 170.00</text:p>
      <text:p text:style-name="P1">led_timer_cb <text:s text:c="8"/>Instant current 0.103098A , time stick 170.11</text:p>
      <text:p text:style-name="P1">led_timer_cb <text:s text:c="8"/>Instant current 0.000150A , time stick 170.21</text:p>
      <text:p text:style-name="P1">led_timer_cb <text:s text:c="8"/>Instant current 0.000019A , time stick 170.32</text:p>
      <text:p text:style-name="P1">led_timer_cb <text:s text:c="8"/>Instant current 0.034709A , time stick 170.42</text:p>
      <text:p text:style-name="P1">led_timer_cb <text:s text:c="8"/>Instant current 0.000108A , time stick 170.53</text:p>
      <text:p text:style-name="P1">led_timer_cb <text:s text:c="8"/>Instant current 0.000054A , time stick 170.64</text:p>
      <text:p text:style-name="P1">led_timer_cb <text:s text:c="8"/>Instant current 0.034266A , time stick 170.74</text:p>
      <text:p text:style-name="P1">led_timer_cb <text:s text:c="8"/>Instant current 0.000058A , time stick 170.85</text:p>
      <text:p text:style-name="P1">led_timer_cb <text:s text:c="8"/>Instant current 0.070300A , time stick 170.96</text:p>
      <text:p text:style-name="P1">led_timer_cb <text:s text:c="8"/>Instant current 0.000142A , time stick 171.06</text:p>
      <text:p text:style-name="P1">led_timer_cb <text:s text:c="8"/>Instant current 0.000000A , time stick 171.17</text:p>
      <text:p text:style-name="P1"><text:soft-page-break/>led_timer_cb <text:s text:c="8"/>Instant current 0.000000A , time stick 171.28</text:p>
      <text:p text:style-name="P1">led_timer_cb <text:s text:c="8"/>Instant current 0.000142A , time stick 171.38</text:p>
      <text:p text:style-name="P1">led_timer_cb <text:s text:c="8"/>Instant current 0.000002A , time stick 171.49</text:p>
      <text:p text:style-name="P1">led_timer_cb <text:s text:c="8"/>Instant current 0.021075A , time stick 171.60</text:p>
      <text:p text:style-name="P1">led_timer_cb <text:s text:c="8"/>Instant current 0.000159A , time stick 171.70</text:p>
      <text:p text:style-name="P1">led_timer_cb <text:s text:c="8"/>Instant current 0.067820A , time stick 171.81</text:p>
      <text:p text:style-name="P1">led_timer_cb <text:s text:c="8"/>Instant current 0.072983A , time stick 171.92</text:p>
      <text:p text:style-name="P1">led_timer_cb <text:s text:c="8"/>Instant current 0.000149A , time stick 172.02</text:p>
      <text:p text:style-name="P1">led_timer_cb <text:s text:c="8"/>Instant current 0.037540A , time stick 172.13</text:p>
      <text:p text:style-name="P1">led_timer_cb <text:s text:c="8"/>Instant current 0.000144A , time stick 172.23</text:p>
      <text:p text:style-name="P1">led_timer_cb <text:s text:c="8"/>Instant current 0.000000A , time stick 172.34</text:p>
      <text:p text:style-name="P1">led_timer_cb <text:s text:c="8"/>Instant current 0.000000A , time stick 172.45</text:p>
      <text:p text:style-name="P1">led_timer_cb <text:s text:c="8"/>Instant current 0.000148A , time stick 172.55</text:p>
      <text:p text:style-name="P1">led_timer_cb <text:s text:c="8"/>Instant current 0.000074A , time stick 172.66</text:p>
      <text:p text:style-name="P1">led_timer_cb <text:s text:c="8"/>Instant current 0.112410A , time stick 172.77</text:p>
      <text:p text:style-name="P1">led_timer_cb <text:s text:c="8"/>Instant current 0.000144A , time stick 172.87</text:p>
      <text:p text:style-name="P1">led_timer_cb <text:s text:c="8"/>Instant current 0.000072A , time stick 172.98</text:p>
      <text:p text:style-name="P1">led_timer_cb <text:s text:c="8"/>Instant current 0.004714A , time stick 173.09</text:p>
      <text:p text:style-name="P1">led_timer_cb <text:s text:c="8"/>Instant current 0.000005A , time stick 173.19</text:p>
      <text:p text:style-name="P1">led_timer_cb <text:s text:c="8"/>Instant current 0.047699A , time stick 173.30</text:p>
      <text:p text:style-name="P1">led_timer_cb <text:s text:c="8"/>Instant current 0.000131A , time stick 173.41</text:p>
      <text:p text:style-name="P1">led_timer_cb <text:s text:c="8"/>Instant current 0.000033A , time stick 173.51</text:p>
      <text:p text:style-name="P1">led_timer_cb <text:s text:c="8"/>Instant current 0.069468A , time stick 173.62</text:p>
      <text:p text:style-name="P1">led_timer_cb <text:s text:c="8"/>Instant current 0.002257A , time stick 173.72</text:p>
      <text:p text:style-name="P1">led_timer_cb <text:s text:c="8"/>Instant current 0.010566A , time stick 173.83</text:p>
      <text:p text:style-name="P1">led_timer_cb <text:s text:c="8"/>Instant current 0.029418A , time stick 173.94</text:p>
      <text:p text:style-name="P1">led_timer_cb <text:s text:c="8"/>Instant current 0.000149A , time stick 174.04</text:p>
      <text:p text:style-name="P1">led_timer_cb <text:s text:c="8"/>Instant current 0.000075A , time stick 174.15</text:p>
      <text:p text:style-name="P1">led_timer_cb <text:s text:c="8"/>Instant current 0.000082A , time stick 174.26</text:p>
      <text:p text:style-name="P1">led_timer_cb <text:s text:c="8"/>Instant current 0.000075A , time stick 174.36</text:p>
      <text:p text:style-name="P1">led_timer_cb <text:s text:c="8"/>Instant current 0.107642A , time stick 174.47</text:p>
      <text:p text:style-name="P1">led_timer_cb <text:s text:c="8"/>Instant current 0.000150A , time stick 174.58</text:p>
      <text:p text:style-name="P1">led_timer_cb <text:s text:c="8"/>Instant current 0.000000A , time stick 174.68</text:p>
      <text:p text:style-name="P1">led_timer_cb <text:s text:c="8"/>Instant current 0.073175A , time stick 174.79</text:p>
      <text:p text:style-name="P1">led_timer_cb <text:s text:c="8"/>Instant current 0.000138A , time stick 174.90</text:p>
      <text:p text:style-name="P1">led_timer_cb <text:s text:c="8"/>Instant current 0.000000A , time stick 175.00</text:p>
      <text:p text:style-name="P1">led_timer_cb <text:s text:c="8"/>Instant current 0.000000A , time stick 175.11</text:p>
      <text:p text:style-name="P1">led_timer_cb <text:s text:c="8"/>Instant current 0.000000A , time stick 175.22</text:p>
      <text:p text:style-name="P1">led_timer_cb <text:s text:c="8"/>Instant current 0.000000A , time stick 175.32</text:p>
      <text:p text:style-name="P1">led_timer_cb <text:s text:c="8"/>Instant current 0.000000A , time stick 175.43</text:p>
      <text:p text:style-name="P1">led_timer_cb <text:s text:c="8"/>Instant current 0.000000A , time stick 175.53</text:p>
      <text:p text:style-name="P1">led_timer_cb <text:s text:c="8"/>Instant current 0.000000A , time stick 175.64</text:p>
      <text:p text:style-name="P1">led_timer_cb <text:s text:c="8"/>Instant current 0.000000A , time stick 175.75</text:p>
      <text:p text:style-name="P1">led_timer_cb <text:s text:c="8"/>Instant current 0.000000A , time stick 175.85</text:p>
      <text:p text:style-name="P1">led_timer_cb <text:s text:c="8"/>Instant current 0.000000A , time stick 175.96</text:p>
      <text:p text:style-name="P1">led_timer_cb <text:s text:c="8"/>Instant current 0.000000A , time stick 176.07</text:p>
      <text:p text:style-name="P1">led_timer_cb <text:s text:c="8"/>Instant current 0.000000A , time stick 176.17</text:p>
      <text:p text:style-name="P1">led_timer_cb <text:s text:c="8"/>Instant current 0.000000A , time stick 176.28</text:p>
      <text:p text:style-name="P1">led_timer_cb <text:s text:c="8"/>Instant current 0.000000A , time stick 176.39</text:p>
      <text:p text:style-name="P1">led_timer_cb <text:s text:c="8"/>Instant current 0.000000A , time stick 176.49</text:p>
      <text:p text:style-name="P1">led_timer_cb <text:s text:c="8"/>Instant current 0.000000A , time stick 176.60</text:p>
      <text:p text:style-name="P1">led_timer_cb <text:s text:c="8"/>Instant current 0.000000A , time stick 176.71</text:p>
      <text:p text:style-name="P1"><text:soft-page-break/>led_timer_cb <text:s text:c="8"/>Instant current 0.000000A , time stick 176.81</text:p>
      <text:p text:style-name="P1">led_timer_cb <text:s text:c="8"/>Instant current 0.000000A , time stick 176.92</text:p>
      <text:p text:style-name="P1">led_timer_cb <text:s text:c="8"/>Instant current 0.000000A , time stick 177.02</text:p>
      <text:p text:style-name="P1">led_timer_cb <text:s text:c="8"/>Instant current 0.000000A , time stick 177.13</text:p>
      <text:p text:style-name="P1">led_timer_cb <text:s text:c="8"/>Instant current 0.000000A , time stick 177.24</text:p>
      <text:p text:style-name="P1">led_timer_cb <text:s text:c="8"/>Instant current 0.000000A , time stick 177.34</text:p>
      <text:p text:style-name="P1">led_timer_cb <text:s text:c="8"/>Instant current 0.000000A , time stick 177.45</text:p>
      <text:p text:style-name="P1">led_timer_cb <text:s text:c="8"/>Instant current 0.000000A , time stick 177.56</text:p>
      <text:p text:style-name="P1">led_timer_cb <text:s text:c="8"/>Instant current 0.000000A , time stick 177.66</text:p>
      <text:p text:style-name="P1">led_timer_cb <text:s text:c="8"/>Instant current 0.000000A , time stick 177.77</text:p>
      <text:p text:style-name="P1">led_timer_cb <text:s text:c="8"/>Instant current 0.000000A , time stick 177.87</text:p>
      <text:p text:style-name="P1">led_timer_cb <text:s text:c="8"/>Instant current 0.000000A , time stick 177.98</text:p>
      <text:p text:style-name="P1">led_timer_cb <text:s text:c="8"/>Instant current 0.000000A , time stick 178.09</text:p>
      <text:p text:style-name="P1">led_timer_cb <text:s text:c="8"/>Instant current 0.000000A , time stick 178.19</text:p>
      <text:p text:style-name="P1">led_timer_cb <text:s text:c="8"/>Instant current 0.000000A , time stick 178.30</text:p>
      <text:p text:style-name="P1">led_timer_cb <text:s text:c="8"/>Instant current 0.000000A , time stick 178.41</text:p>
      <text:p text:style-name="P1">led_timer_cb <text:s text:c="8"/>Instant current 0.000000A , time stick 178.51</text:p>
      <text:p text:style-name="P1">led_timer_cb <text:s text:c="8"/>Instant current 0.000000A , time stick 178.62</text:p>
      <text:p text:style-name="P1">led_timer_cb <text:s text:c="8"/>Instant current 0.000000A , time stick 178.73</text:p>
      <text:p text:style-name="P1">led_timer_cb <text:s text:c="8"/>Instant current 0.000000A , time stick 178.83</text:p>
      <text:p text:style-name="P1">led_timer_cb <text:s text:c="8"/>Instant current 0.000000A , time stick 178.94</text:p>
      <text:p text:style-name="P1">led_timer_cb <text:s text:c="8"/>Instant current 0.000000A , time stick 179.05</text:p>
      <text:p text:style-name="P1">led_timer_cb <text:s text:c="8"/>Instant current 0.000000A , time stick 179.15</text:p>
      <text:p text:style-name="P1">led_timer_cb <text:s text:c="8"/>Instant current 0.000000A , time stick 179.26</text:p>
      <text:p text:style-name="P1">led_timer_cb <text:s text:c="8"/>Instant current 0.000000A , time stick 179.36</text:p>
      <text:p text:style-name="P1">led_timer_cb <text:s text:c="8"/>Instant current 0.000000A , time stick 179.47</text:p>
      <text:p text:style-name="P1">led_timer_cb <text:s text:c="8"/>Instant current 0.000000A , time stick 179.58</text:p>
      <text:p text:style-name="P1">led_timer_cb <text:s text:c="8"/>Instant current 0.000000A , time stick 179.68</text:p>
      <text:p text:style-name="P1">led_timer_cb <text:s text:c="8"/>Instant current 0.000000A , time stick 179.79</text:p>
      <text:p text:style-name="P1">led_timer_cb <text:s text:c="8"/>Instant current 0.000000A , time stick 179.90</text:p>
      <text:p text:style-name="P1">led_timer_cb <text:s text:c="8"/>Instant current 0.000000A , time stick 180.00</text:p>
      <text:p text:style-name="P1">led_timer_cb <text:s text:c="8"/>Instant current 0.000000A , time stick 180.11</text:p>
      <text:p text:style-name="P1">led_timer_cb <text:s text:c="8"/>Instant current 0.000000A , time stick 180.21</text:p>
      <text:p text:style-name="P1">led_timer_cb <text:s text:c="8"/>Instant current 0.000000A , time stick 180.32</text:p>
      <text:p text:style-name="P1">led_timer_cb <text:s text:c="8"/>Instant current 0.000000A , time stick 180.43</text:p>
      <text:p text:style-name="P1">led_timer_cb <text:s text:c="8"/>Instant current 0.000000A , time stick 180.53</text:p>
      <text:p text:style-name="P1">led_timer_cb <text:s text:c="8"/>Instant current 0.000000A , time stick 180.64</text:p>
      <text:p text:style-name="P1">led_timer_cb <text:s text:c="8"/>Instant current 0.000000A , time stick 180.75</text:p>
      <text:p text:style-name="P1">led_timer_cb <text:s text:c="8"/>Instant current 0.000000A , time stick 180.85</text:p>
      <text:p text:style-name="P1">led_timer_cb <text:s text:c="8"/>Instant current 0.000000A , time stick 180.96</text:p>
      <text:p text:style-name="P1">led_timer_cb <text:s text:c="8"/>Instant current 0.000000A , time stick 181.07</text:p>
      <text:p text:style-name="P1">led_timer_cb <text:s text:c="8"/>Instant current 0.000000A , time stick 181.17</text:p>
      <text:p text:style-name="P1">led_timer_cb <text:s text:c="8"/>Instant current 0.000000A , time stick 181.28</text:p>
      <text:p text:style-name="P1">led_timer_cb <text:s text:c="8"/>Instant current 0.000000A , time stick 181.38</text:p>
      <text:p text:style-name="P1">led_timer_cb <text:s text:c="8"/>Instant current 0.000000A , time stick 181.49</text:p>
      <text:p text:style-name="P1">led_timer_cb <text:s text:c="8"/>Instant current 0.000000A , time stick 181.60</text:p>
      <text:p text:style-name="P1">led_timer_cb <text:s text:c="8"/>Instant current 0.000000A , time stick 181.70</text:p>
      <text:p text:style-name="P1">led_timer_cb <text:s text:c="8"/>Instant current 0.000000A , time stick 181.81</text:p>
      <text:p text:style-name="P1">led_timer_cb <text:s text:c="8"/>Instant current 0.000000A , time stick 181.92</text:p>
      <text:p text:style-name="P1">led_timer_cb <text:s text:c="8"/>Instant current 0.000000A , time stick 182.02</text:p>
      <text:p text:style-name="P1">led_timer_cb <text:s text:c="8"/>Instant current 0.000000A , time stick 182.13</text:p>
      <text:p text:style-name="P1">led_timer_cb <text:s text:c="8"/>Instant current 0.000000A , time stick 182.24</text:p>
      <text:p text:style-name="P1"><text:soft-page-break/>led_timer_cb <text:s text:c="8"/>Instant current 0.000000A , time stick 182.34</text:p>
      <text:p text:style-name="P1">led_timer_cb <text:s text:c="8"/>Instant current 0.000000A , time stick 182.45</text:p>
      <text:p text:style-name="P1">led_timer_cb <text:s text:c="8"/>Instant current 0.000000A , time stick 182.55</text:p>
      <text:p text:style-name="P1">led_timer_cb <text:s text:c="8"/>Instant current 0.000000A , time stick 182.66</text:p>
      <text:p text:style-name="P1">led_timer_cb <text:s text:c="8"/>Instant current 0.000000A , time stick 182.77</text:p>
      <text:p text:style-name="P1">led_timer_cb <text:s text:c="8"/>Instant current 0.000000A , time stick 182.87</text:p>
      <text:p text:style-name="P1">led_timer_cb <text:s text:c="8"/>Instant current 0.000000A , time stick 182.98</text:p>
      <text:p text:style-name="P1">led_timer_cb <text:s text:c="8"/>Instant current 0.000000A , time stick 183.09</text:p>
      <text:p text:style-name="P1">led_timer_cb <text:s text:c="8"/>Instant current 0.000000A , time stick 183.19</text:p>
      <text:p text:style-name="P1">led_timer_cb <text:s text:c="8"/>Instant current 0.000000A , time stick 183.30</text:p>
      <text:p text:style-name="P1">led_timer_cb <text:s text:c="8"/>Instant current 0.000000A , time stick 183.40</text:p>
      <text:p text:style-name="P1">led_timer_cb <text:s text:c="8"/>Instant current 0.000000A , time stick 183.51</text:p>
      <text:p text:style-name="P1">led_timer_cb <text:s text:c="8"/>Instant current 0.000000A , time stick 183.62</text:p>
      <text:p text:style-name="P1">led_timer_cb <text:s text:c="8"/>Instant current 0.000000A , time stick 183.72</text:p>
      <text:p text:style-name="P1">led_timer_cb <text:s text:c="8"/>Instant current 0.000000A , time stick 183.83</text:p>
      <text:p text:style-name="P1">led_timer_cb <text:s text:c="8"/>Instant current 0.000000A , time stick 183.94</text:p>
      <text:p text:style-name="P1">led_timer_cb <text:s text:c="8"/>Instant current 0.000000A , time stick 184.04</text:p>
      <text:p text:style-name="P1">led_timer_cb <text:s text:c="8"/>Instant current 0.000000A , time stick 184.15</text:p>
      <text:p text:style-name="P1">led_timer_cb <text:s text:c="8"/>Instant current 0.000000A , time stick 184.25</text:p>
      <text:p text:style-name="P1">led_timer_cb <text:s text:c="8"/>Instant current 0.000000A , time stick 184.36</text:p>
      <text:p text:style-name="P1">led_timer_cb <text:s text:c="8"/>Instant current 0.000000A , time stick 184.47</text:p>
      <text:p text:style-name="P1">led_timer_cb <text:s text:c="8"/>Instant current 0.000000A , time stick 184.57</text:p>
      <text:p text:style-name="P1">led_timer_cb <text:s text:c="8"/>Instant current 0.000000A , time stick 184.68</text:p>
      <text:p text:style-name="P1">led_timer_cb <text:s text:c="8"/>Instant current 0.000000A , time stick 184.79</text:p>
      <text:p text:style-name="P1">led_timer_cb <text:s text:c="8"/>Instant current 0.000000A , time stick 184.89</text:p>
      <text:p text:style-name="P1">led_timer_cb <text:s text:c="8"/>Instant current 0.000000A , time stick 185.00</text:p>
      <text:p text:style-name="P1">led_timer_cb <text:s text:c="8"/>Instant current 0.000000A , time stick 185.11</text:p>
      <text:p text:style-name="P1">led_timer_cb <text:s text:c="8"/>Instant current 0.000000A , time stick 185.21</text:p>
      <text:p text:style-name="P1">led_timer_cb <text:s text:c="8"/>Instant current 0.000000A , time stick 185.32</text:p>
      <text:p text:style-name="P1">led_timer_cb <text:s text:c="8"/>Instant current 0.000000A , time stick 185.43</text:p>
      <text:p text:style-name="P1">led_timer_cb <text:s text:c="8"/>Instant current 0.000000A , time stick 185.53</text:p>
      <text:p text:style-name="P1">led_timer_cb <text:s text:c="8"/>Instant current 0.000000A , time stick 185.64</text:p>
      <text:p text:style-name="P1">led_timer_cb <text:s text:c="8"/>Instant current 0.000000A , time stick 185.74</text:p>
      <text:p text:style-name="P1">led_timer_cb <text:s text:c="8"/>Instant current 0.000000A , time stick 185.85</text:p>
      <text:p text:style-name="P1">led_timer_cb <text:s text:c="8"/>Instant current 0.000000A , time stick 185.96</text:p>
      <text:p text:style-name="P1">led_timer_cb <text:s text:c="8"/>Instant current 0.000000A , time stick 186.06</text:p>
      <text:p text:style-name="P1">led_timer_cb <text:s text:c="8"/>Instant current 0.000000A , time stick 186.17</text:p>
      <text:p text:style-name="P1">led_timer_cb <text:s text:c="8"/>Instant current 0.000000A , time stick 186.28</text:p>
      <text:p text:style-name="P1">led_timer_cb <text:s text:c="8"/>Instant current 0.000000A , time stick 186.38</text:p>
      <text:p text:style-name="P1">led_timer_cb <text:s text:c="8"/>Instant current 0.000000A , time stick 186.49</text:p>
      <text:p text:style-name="P1">led_timer_cb <text:s text:c="8"/>Instant current 0.000000A , time stick 186.59</text:p>
      <text:p text:style-name="P1">led_timer_cb <text:s text:c="8"/>Instant current 0.000000A , time stick 186.70</text:p>
      <text:p text:style-name="P1">led_timer_cb <text:s text:c="8"/>Instant current 0.000000A , time stick 186.81</text:p>
      <text:p text:style-name="P1">led_timer_cb <text:s text:c="8"/>Instant current 0.000000A , time stick 186.91</text:p>
      <text:p text:style-name="P1">led_timer_cb <text:s text:c="8"/>Instant current 0.000000A , time stick 187.02</text:p>
      <text:p text:style-name="P1">led_timer_cb <text:s text:c="8"/>Instant current 0.000000A , time stick 187.13</text:p>
      <text:p text:style-name="P1">led_timer_cb <text:s text:c="8"/>Instant current 0.000000A , time stick 187.23</text:p>
      <text:p text:style-name="P1">led_timer_cb <text:s text:c="8"/>Instant current 0.000000A , time stick 187.34</text:p>
      <text:p text:style-name="P1">led_timer_cb <text:s text:c="8"/>Instant current 0.000000A , time stick 187.45</text:p>
      <text:p text:style-name="P1">led_timer_cb <text:s text:c="8"/>Instant current 0.000000A , time stick 187.55</text:p>
      <text:p text:style-name="P1">led_timer_cb <text:s text:c="8"/>Instant current 0.000000A , time stick 187.66</text:p>
      <text:p text:style-name="P1">led_timer_cb <text:s text:c="8"/>Instant current 0.000000A , time stick 187.76</text:p>
      <text:p text:style-name="P1"><text:soft-page-break/>led_timer_cb <text:s text:c="8"/>Instant current 0.000000A , time stick 187.87</text:p>
      <text:p text:style-name="P1">led_timer_cb <text:s text:c="8"/>Instant current 0.000000A , time stick 187.98</text:p>
      <text:p text:style-name="P1">led_timer_cb <text:s text:c="8"/>Instant current 0.000000A , time stick 188.08</text:p>
      <text:p text:style-name="P1">led_timer_cb <text:s text:c="8"/>Instant current 0.000000A , time stick 188.19</text:p>
      <text:p text:style-name="P1">led_timer_cb <text:s text:c="8"/>Instant current 0.000000A , time stick 188.30</text:p>
      <text:p text:style-name="P1">led_timer_cb <text:s text:c="8"/>Instant current 0.000000A , time stick 188.40</text:p>
      <text:p text:style-name="P1">led_timer_cb <text:s text:c="8"/>Instant current 0.000000A , time stick 188.51</text:p>
      <text:p text:style-name="P1">led_timer_cb <text:s text:c="8"/>Instant current 0.000000A , time stick 188.62</text:p>
      <text:p text:style-name="P1">led_timer_cb <text:s text:c="8"/>Instant current 0.000000A , time stick 188.72</text:p>
      <text:p text:style-name="P1">led_timer_cb <text:s text:c="8"/>Instant current 0.000000A , time stick 188.83</text:p>
      <text:p text:style-name="P1">led_timer_cb <text:s text:c="8"/>Instant current 0.000000A , time stick 188.93</text:p>
      <text:p text:style-name="P1">led_timer_cb <text:s text:c="8"/>Instant current 0.000000A , time stick 189.04</text:p>
      <text:p text:style-name="P1">led_timer_cb <text:s text:c="8"/>Instant current 0.000000A , time stick 189.15</text:p>
      <text:p text:style-name="P1">led_timer_cb <text:s text:c="8"/>Instant current 0.000000A , time stick 189.25</text:p>
      <text:p text:style-name="P1">led_timer_cb <text:s text:c="8"/>Instant current 0.000000A , time stick 189.36</text:p>
      <text:p text:style-name="P1">led_timer_cb <text:s text:c="8"/>Instant current 0.000000A , time stick 189.47</text:p>
      <text:p text:style-name="P1">led_timer_cb <text:s text:c="8"/>Instant current 0.000000A , time stick 189.57</text:p>
      <text:p text:style-name="P1">led_timer_cb <text:s text:c="8"/>Instant current 0.000000A , time stick 189.68</text:p>
      <text:p text:style-name="P1">led_timer_cb <text:s text:c="8"/>Instant current 0.000000A , time stick 189.78</text:p>
      <text:p text:style-name="P1">led_timer_cb <text:s text:c="8"/>Instant current 0.000000A , time stick 189.89</text:p>
      <text:p text:style-name="P1">led_timer_cb <text:s text:c="8"/>Instant current 0.000000A , time stick 190.00</text:p>
      <text:p text:style-name="P1">led_timer_cb <text:s text:c="8"/>Instant current 0.000000A , time stick 190.10</text:p>
      <text:p text:style-name="P1">led_timer_cb <text:s text:c="8"/>Instant current 0.000000A , time stick 190.21</text:p>
      <text:p text:style-name="P1">led_timer_cb <text:s text:c="8"/>Instant current 0.000000A , time stick 190.32</text:p>
      <text:p text:style-name="P1">led_timer_cb <text:s text:c="8"/>Instant current 0.000000A , time stick 190.42</text:p>
      <text:p text:style-name="P1">led_timer_cb <text:s text:c="8"/>Instant current 0.000000A , time stick 190.53</text:p>
      <text:p text:style-name="P1">led_timer_cb <text:s text:c="8"/>Instant current 0.000000A , time stick 190.63</text:p>
      <text:p text:style-name="P1">led_timer_cb <text:s text:c="8"/>Instant current 0.000000A , time stick 190.74</text:p>
      <text:p text:style-name="P1">led_timer_cb <text:s text:c="8"/>Instant current 0.000000A , time stick 190.85</text:p>
      <text:p text:style-name="P1">led_timer_cb <text:s text:c="8"/>Instant current 0.000000A , time stick 190.95</text:p>
      <text:p text:style-name="P1">led_timer_cb <text:s text:c="8"/>Instant current 0.000000A , time stick 191.06</text:p>
      <text:p text:style-name="P1">led_timer_cb <text:s text:c="8"/>Instant current 0.000000A , time stick 191.17</text:p>
      <text:p text:style-name="P1">led_timer_cb <text:s text:c="8"/>Instant current 0.000000A , time stick 191.27</text:p>
      <text:p text:style-name="P1">led_timer_cb <text:s text:c="8"/>Instant current 0.000000A , time stick 191.38</text:p>
      <text:p text:style-name="P1">led_timer_cb <text:s text:c="8"/>Instant current 0.000000A , time stick 191.49</text:p>
      <text:p text:style-name="P1">led_timer_cb <text:s text:c="8"/>Instant current 0.000000A , time stick 191.59</text:p>
      <text:p text:style-name="P1">led_timer_cb <text:s text:c="8"/>Instant current 0.000000A , time stick 191.70</text:p>
      <text:p text:style-name="P1">led_timer_cb <text:s text:c="8"/>Instant current 0.000000A , time stick 191.81</text:p>
      <text:p text:style-name="P1">led_timer_cb <text:s text:c="8"/>Instant current 0.000000A , time stick 191.91</text:p>
      <text:p text:style-name="P1">led_timer_cb <text:s text:c="8"/>Instant current 0.000000A , time stick 192.02</text:p>
      <text:p text:style-name="P1">led_timer_cb <text:s text:c="8"/>Instant current 0.000000A , time stick 192.12</text:p>
      <text:p text:style-name="P1">led_timer_cb <text:s text:c="8"/>Instant current 0.000000A , time stick 192.23</text:p>
      <text:p text:style-name="P1">led_timer_cb <text:s text:c="8"/>Instant current 0.000000A , time stick 192.34</text:p>
      <text:p text:style-name="P1">led_timer_cb <text:s text:c="8"/>Instant current 0.000000A , time stick 192.44</text:p>
      <text:p text:style-name="P1">led_timer_cb <text:s text:c="8"/>Instant current 0.000000A , time stick 192.55</text:p>
      <text:p text:style-name="P1">led_timer_cb <text:s text:c="8"/>Instant current 0.000000A , time stick 192.66</text:p>
      <text:p text:style-name="P1">led_timer_cb <text:s text:c="8"/>Instant current 0.000000A , time stick 192.76</text:p>
      <text:p text:style-name="P1">led_timer_cb <text:s text:c="8"/>Instant current 0.000000A , time stick 192.87</text:p>
      <text:p text:style-name="P1">led_timer_cb <text:s text:c="8"/>Instant current 0.000000A , time stick 192.97</text:p>
      <text:p text:style-name="P1">led_timer_cb <text:s text:c="8"/>Instant current 0.000000A , time stick 193.08</text:p>
      <text:p text:style-name="P1">led_timer_cb <text:s text:c="8"/>Instant current 0.000000A , time stick 193.19</text:p>
      <text:p text:style-name="P1">led_timer_cb <text:s text:c="8"/>Instant current 0.000000A , time stick 193.29</text:p>
      <text:p text:style-name="P1"><text:soft-page-break/>led_timer_cb <text:s text:c="8"/>Instant current 0.000000A , time stick 193.40</text:p>
      <text:p text:style-name="P1">led_timer_cb <text:s text:c="8"/>Instant current 0.000000A , time stick 193.51</text:p>
      <text:p text:style-name="P1">led_timer_cb <text:s text:c="8"/>Instant current 0.000000A , time stick 193.61</text:p>
      <text:p text:style-name="P1">led_timer_cb <text:s text:c="8"/>Average current 0.010702A , time stick 193.62</text:p>
      <text:p text:style-name="P1">led_timer_cb <text:s text:c="8"/>Instant current 0.000000A , time stick 193.73</text:p>
      <text:p text:style-name="P1">led_timer_cb <text:s text:c="8"/>Instant current 0.000000A , time stick 193.83</text:p>
      <text:p text:style-name="P1">led_timer_cb <text:s text:c="8"/>Instant current 0.000000A , time stick 193.94</text:p>
      <text:p text:style-name="P1">led_timer_cb <text:s text:c="8"/>Instant current 0.000000A , time stick 194.05</text:p>
      <text:p text:style-name="P1">led_timer_cb <text:s text:c="8"/>Instant current 0.000000A , time stick 194.15</text:p>
      <text:p text:style-name="P1">led_timer_cb <text:s text:c="8"/>Instant current 0.000000A , time stick 194.26</text:p>
      <text:p text:style-name="P1">led_timer_cb <text:s text:c="8"/>Instant current 0.000000A , time stick 194.37</text:p>
      <text:p text:style-name="P1">led_timer_cb <text:s text:c="8"/>Instant current 0.000000A , time stick 194.47</text:p>
      <text:p text:style-name="P1">led_timer_cb <text:s text:c="8"/>Instant current 0.000000A , time stick 194.58</text:p>
      <text:p text:style-name="P1">led_timer_cb <text:s text:c="8"/>Instant current 0.000000A , time stick 194.68</text:p>
      <text:p text:style-name="P1">led_timer_cb <text:s text:c="8"/>Instant current 0.000000A , time stick 194.79</text:p>
      <text:p text:style-name="P1">led_timer_cb <text:s text:c="8"/>Instant current 0.000000A , time stick 194.90</text:p>
      <text:p text:style-name="P1">led_timer_cb <text:s text:c="8"/>Instant current 0.000000A , time stick 195.00</text:p>
      <text:p text:style-name="P1">led_timer_cb <text:s text:c="8"/>Instant current 0.000000A , time stick 195.11</text:p>
      <text:p text:style-name="P1">led_timer_cb <text:s text:c="8"/>Instant current 0.000000A , time stick 195.21</text:p>
      <text:p text:style-name="P1">led_timer_cb <text:s text:c="8"/>Instant current 0.000000A , time stick 195.32</text:p>
      <text:p text:style-name="P1">led_timer_cb <text:s text:c="8"/>Instant current 0.000000A , time stick 195.43</text:p>
      <text:p text:style-name="P1">led_timer_cb <text:s text:c="8"/>Instant current 0.000000A , time stick 195.53</text:p>
      <text:p text:style-name="P1">led_timer_cb <text:s text:c="8"/>Instant current 0.000000A , time stick 195.64</text:p>
      <text:p text:style-name="P1">led_timer_cb <text:s text:c="8"/>Instant current 0.000000A , time stick 195.75</text:p>
      <text:p text:style-name="P1">led_timer_cb <text:s text:c="8"/>Instant current 0.000000A , time stick 195.85</text:p>
      <text:p text:style-name="P1">led_timer_cb <text:s text:c="8"/>Instant current 0.000000A , time stick 195.96</text:p>
      <text:p text:style-name="P1">led_timer_cb <text:s text:c="8"/>Instant current 0.000000A , time stick 196.07</text:p>
      <text:p text:style-name="P1">led_timer_cb <text:s text:c="8"/>Instant current 0.000000A , time stick 196.17</text:p>
      <text:p text:style-name="P1">led_timer_cb <text:s text:c="8"/>Instant current 0.000000A , time stick 196.28</text:p>
      <text:p text:style-name="P1">led_timer_cb <text:s text:c="8"/>Instant current 0.000000A , time stick 196.38</text:p>
      <text:p text:style-name="P1">led_timer_cb <text:s text:c="8"/>Instant current 0.000000A , time stick 196.49</text:p>
      <text:p text:style-name="P1">led_timer_cb <text:s text:c="8"/>Instant current 0.000000A , time stick 196.60</text:p>
      <text:p text:style-name="P1">led_timer_cb <text:s text:c="8"/>Instant current 0.000000A , time stick 196.70</text:p>
      <text:p text:style-name="P1">led_timer_cb <text:s text:c="8"/>Instant current 0.000000A , time stick 196.81</text:p>
      <text:p text:style-name="P1">led_timer_cb <text:s text:c="8"/>Instant current 0.000000A , time stick 196.92</text:p>
      <text:p text:style-name="P1">led_timer_cb <text:s text:c="8"/>Instant current 0.000000A , time stick 197.02</text:p>
      <text:p text:style-name="P1">led_timer_cb <text:s text:c="8"/>Instant current 0.000000A , time stick 197.13</text:p>
      <text:p text:style-name="P1">led_timer_cb <text:s text:c="8"/>Instant current 0.000000A , time stick 197.24</text:p>
      <text:p text:style-name="P1">led_timer_cb <text:s text:c="8"/>Instant current 0.000000A , time stick 197.34</text:p>
      <text:p text:style-name="P1">led_timer_cb <text:s text:c="8"/>Instant current 0.000000A , time stick 197.45</text:p>
      <text:p text:style-name="P1">led_timer_cb <text:s text:c="8"/>Instant current 0.000000A , time stick 197.55</text:p>
      <text:p text:style-name="P1">led_timer_cb <text:s text:c="8"/>Instant current 0.000000A , time stick 197.66</text:p>
      <text:p text:style-name="P1">led_timer_cb <text:s text:c="8"/>Instant current 0.000000A , time stick 197.77</text:p>
      <text:p text:style-name="P1">led_timer_cb <text:s text:c="8"/>Instant current 0.000000A , time stick 197.87</text:p>
      <text:p text:style-name="P1">led_timer_cb <text:s text:c="8"/>Instant current 0.000000A , time stick 197.98</text:p>
      <text:p text:style-name="P1">led_timer_cb <text:s text:c="8"/>Instant current 0.000000A , time stick 198.09</text:p>
      <text:p text:style-name="P1">led_timer_cb <text:s text:c="8"/>Instant current 0.000000A , time stick 198.19</text:p>
      <text:p text:style-name="P1">led_timer_cb <text:s text:c="8"/>Instant current 0.000000A , time stick 198.30</text:p>
      <text:p text:style-name="P1">led_timer_cb <text:s text:c="8"/>Instant current 0.000000A , time stick 198.41</text:p>
      <text:p text:style-name="P1">led_timer_cb <text:s text:c="8"/>Instant current 0.000000A , time stick 198.51</text:p>
      <text:p text:style-name="P1">led_timer_cb <text:s text:c="8"/>Instant current 0.000000A , time stick 198.62</text:p>
      <text:p text:style-name="P1">led_timer_cb <text:s text:c="8"/>Instant current 0.000000A , time stick 198.72</text:p>
      <text:p text:style-name="P1"><text:soft-page-break/>led_timer_cb <text:s text:c="8"/>Instant current 0.000000A , time stick 198.83</text:p>
      <text:p text:style-name="P1">led_timer_cb <text:s text:c="8"/>Instant current 0.000000A , time stick 198.94</text:p>
      <text:p text:style-name="P1">led_timer_cb <text:s text:c="8"/>Instant current 0.000000A , time stick 199.04</text:p>
      <text:p text:style-name="P1">led_timer_cb <text:s text:c="8"/>Instant current 0.000000A , time stick 199.15</text:p>
      <text:p text:style-name="P1">led_timer_cb <text:s text:c="8"/>Instant current 0.000000A , time stick 199.26</text:p>
      <text:p text:style-name="P1">led_timer_cb <text:s text:c="8"/>Instant current 0.000000A , time stick 199.36</text:p>
      <text:p text:style-name="P1">led_timer_cb <text:s text:c="8"/>Instant current 0.000000A , time stick 199.47</text:p>
      <text:p text:style-name="P1">led_timer_cb <text:s text:c="8"/>Instant current 0.000000A , time stick 199.58</text:p>
      <text:p text:style-name="P1">led_timer_cb <text:s text:c="8"/>Instant current 0.000000A , time stick 199.68</text:p>
      <text:p text:style-name="P1">led_timer_cb <text:s text:c="8"/>Instant current 0.000000A , time stick 199.79</text:p>
      <text:p text:style-name="P1">led_timer_cb <text:s text:c="8"/>Instant current 0.000000A , time stick 199.89</text:p>
      <text:p text:style-name="P1">led_timer_cb <text:s text:c="8"/>Instant current 0.000000A , time stick 200.00</text:p>
      <text:p text:style-name="P1">led_timer_cb <text:s text:c="8"/>Instant current 0.000000A , time stick 200.11</text:p>
      <text:p text:style-name="P1">led_timer_cb <text:s text:c="8"/>Instant current 0.000000A , time stick 200.21</text:p>
      <text:p text:style-name="P1">led_timer_cb <text:s text:c="8"/>Instant current 0.000000A , time stick 200.32</text:p>
      <text:p text:style-name="P1">led_timer_cb <text:s text:c="8"/>Instant current 0.000000A , time stick 200.43</text:p>
      <text:p text:style-name="P1">led_timer_cb <text:s text:c="8"/>Instant current 0.000000A , time stick 200.53</text:p>
      <text:p text:style-name="P1">led_timer_cb <text:s text:c="8"/>Instant current 0.000000A , time stick 200.64</text:p>
      <text:p text:style-name="P1">led_timer_cb <text:s text:c="8"/>Instant current 0.000000A , time stick 200.74</text:p>
      <text:p text:style-name="P1">led_timer_cb <text:s text:c="8"/>Instant current 0.000000A , time stick 200.85</text:p>
      <text:p text:style-name="P1">led_timer_cb <text:s text:c="8"/>Instant current 0.000000A , time stick 200.96</text:p>
      <text:p text:style-name="P1">led_timer_cb <text:s text:c="8"/>Instant current 0.000000A , time stick 201.06</text:p>
      <text:p text:style-name="P1">led_timer_cb <text:s text:c="8"/>Instant current 0.000000A , time stick 201.17</text:p>
      <text:p text:style-name="P1">led_timer_cb <text:s text:c="8"/>Instant current 0.000000A , time stick 201.28</text:p>
      <text:p text:style-name="P1">led_timer_cb <text:s text:c="8"/>Instant current 0.000000A , time stick 201.38</text:p>
      <text:p text:style-name="P1">led_timer_cb <text:s text:c="8"/>Instant current 0.000000A , time stick 201.49</text:p>
      <text:p text:style-name="P1">led_timer_cb <text:s text:c="8"/>Instant current 0.000000A , time stick 201.59</text:p>
      <text:p text:style-name="P1">led_timer_cb <text:s text:c="8"/>Instant current 0.000000A , time stick 201.70</text:p>
      <text:p text:style-name="P1">led_timer_cb <text:s text:c="8"/>Instant current 0.000000A , time stick 201.81</text:p>
      <text:p text:style-name="P1">led_timer_cb <text:s text:c="8"/>Instant current 0.000000A , time stick 201.91</text:p>
      <text:p text:style-name="P1">led_timer_cb <text:s text:c="8"/>Instant current 0.000000A , time stick 202.02</text:p>
      <text:p text:style-name="P1">led_timer_cb <text:s text:c="8"/>Instant current 0.000000A , time stick 202.13</text:p>
      <text:p text:style-name="P1">led_timer_cb <text:s text:c="8"/>Instant current 0.000000A , time stick 202.23</text:p>
      <text:p text:style-name="P1">led_timer_cb <text:s text:c="8"/>Instant current 0.000000A , time stick 202.34</text:p>
      <text:p text:style-name="P1">led_timer_cb <text:s text:c="8"/>Instant current 0.000000A , time stick 202.45</text:p>
      <text:p text:style-name="P1">led_timer_cb <text:s text:c="8"/>Instant current 0.000000A , time stick 202.55</text:p>
      <text:p text:style-name="P1">led_timer_cb <text:s text:c="8"/>Instant current 0.000000A , time stick 202.66</text:p>
      <text:p text:style-name="P1">led_timer_cb <text:s text:c="8"/>Instant current 0.000000A , time stick 202.77</text:p>
      <text:p text:style-name="P1">led_timer_cb <text:s text:c="8"/>Instant current 0.000000A , time stick 202.87</text:p>
      <text:p text:style-name="P1">led_timer_cb <text:s text:c="8"/>Instant current 0.000000A , time stick 202.98</text:p>
      <text:p text:style-name="P1">led_timer_cb <text:s text:c="8"/>Instant current 0.000000A , time stick 203.08</text:p>
      <text:p text:style-name="P1">led_timer_cb <text:s text:c="8"/>Instant current 0.000000A , time stick 203.19</text:p>
      <text:p text:style-name="P1">led_timer_cb <text:s text:c="8"/>Instant current 0.000000A , time stick 203.30</text:p>
      <text:p text:style-name="P1">led_timer_cb <text:s text:c="8"/>Instant current 0.000000A , time stick 203.40</text:p>
      <text:p text:style-name="P1">led_timer_cb <text:s text:c="8"/>Instant current 0.000000A , time stick 203.51</text:p>
      <text:p text:style-name="P1">led_timer_cb <text:s text:c="8"/>Instant current 0.000000A , time stick 203.62</text:p>
      <text:p text:style-name="P1">led_timer_cb <text:s text:c="8"/>Instant current 0.000000A , time stick 203.72</text:p>
      <text:p text:style-name="P1">led_timer_cb <text:s text:c="8"/>Instant current 0.000000A , time stick 203.83</text:p>
      <text:p text:style-name="P1">led_timer_cb <text:s text:c="8"/>Instant current 0.000000A , time stick 203.94</text:p>
      <text:p text:style-name="P1">led_timer_cb <text:s text:c="8"/>Instant current 0.000000A , time stick 204.04</text:p>
      <text:p text:style-name="P1">led_timer_cb <text:s text:c="8"/>Instant current 0.000000A , time stick 204.15</text:p>
      <text:p text:style-name="P1">led_timer_cb <text:s text:c="8"/>Instant current 0.000000A , time stick 204.26</text:p>
      <text:p text:style-name="P1"><text:soft-page-break/>led_timer_cb <text:s text:c="8"/>Instant current 0.000000A , time stick 204.36</text:p>
      <text:p text:style-name="P1">led_timer_cb <text:s text:c="8"/>Instant current 0.000000A , time stick 204.47</text:p>
      <text:p text:style-name="P1">led_timer_cb <text:s text:c="8"/>Instant current 0.000000A , time stick 204.58</text:p>
      <text:p text:style-name="P1">led_timer_cb <text:s text:c="8"/>Instant current 0.000000A , time stick 204.68</text:p>
      <text:p text:style-name="P1">led_timer_cb <text:s text:c="8"/>Instant current 0.000000A , time stick 204.79</text:p>
      <text:p text:style-name="P1">led_timer_cb <text:s text:c="8"/>Instant current 0.000000A , time stick 204.90</text:p>
      <text:p text:style-name="P1">led_timer_cb <text:s text:c="8"/>Instant current 0.000000A , time stick 205.00</text:p>
      <text:p text:style-name="P1">led_timer_cb <text:s text:c="8"/>Instant current 0.000000A , time stick 205.11</text:p>
      <text:p text:style-name="P1">led_timer_cb <text:s text:c="8"/>Instant current 0.000000A , time stick 205.21</text:p>
      <text:p text:style-name="P1">led_timer_cb <text:s text:c="8"/>Instant current 0.000000A , time stick 205.32</text:p>
      <text:p text:style-name="P1">led_timer_cb <text:s text:c="8"/>Instant current 0.000000A , time stick 205.43</text:p>
      <text:p text:style-name="P1">led_timer_cb <text:s text:c="8"/>Instant current 0.000000A , time stick 205.53</text:p>
      <text:p text:style-name="P1">led_timer_cb <text:s text:c="8"/>Instant current 0.000000A , time stick 205.64</text:p>
      <text:p text:style-name="P1">led_timer_cb <text:s text:c="8"/>Instant current 0.000000A , time stick 205.75</text:p>
      <text:p text:style-name="P1">led_timer_cb <text:s text:c="8"/>Instant current 0.000000A , time stick 205.85</text:p>
      <text:p text:style-name="P1">led_timer_cb <text:s text:c="8"/>Instant current 0.000000A , time stick 205.96</text:p>
      <text:p text:style-name="P1">led_timer_cb <text:s text:c="8"/>Instant current 0.000000A , time stick 206.06</text:p>
      <text:p text:style-name="P1">led_timer_cb <text:s text:c="8"/>Instant current 0.000000A , time stick 206.17</text:p>
      <text:p text:style-name="P1">led_timer_cb <text:s text:c="8"/>Instant current 0.000000A , time stick 206.28</text:p>
      <text:p text:style-name="P1">led_timer_cb <text:s text:c="8"/>Instant current 0.000000A , time stick 206.38</text:p>
      <text:p text:style-name="P1">led_timer_cb <text:s text:c="8"/>Instant current 0.000000A , time stick 206.49</text:p>
      <text:p text:style-name="P1">led_timer_cb <text:s text:c="8"/>Instant current 0.000000A , time stick 206.60</text:p>
      <text:p text:style-name="P1">led_timer_cb <text:s text:c="8"/>Instant current 0.000000A , time stick 206.70</text:p>
      <text:p text:style-name="P1">led_timer_cb <text:s text:c="8"/>Instant current 0.000000A , time stick 206.81</text:p>
      <text:p text:style-name="P1">led_timer_cb <text:s text:c="8"/>Instant current 0.000000A , time stick 206.92</text:p>
      <text:p text:style-name="P1">led_timer_cb <text:s text:c="8"/>Instant current 0.000000A , time stick 207.02</text:p>
      <text:p text:style-name="P1">led_timer_cb <text:s text:c="8"/>Instant current 0.000000A , time stick 207.13</text:p>
      <text:p text:style-name="P1">led_timer_cb <text:s text:c="8"/>Instant current 0.000000A , time stick 207.23</text:p>
      <text:p text:style-name="P1">led_timer_cb <text:s text:c="8"/>Instant current 0.000000A , time stick 207.34</text:p>
      <text:p text:style-name="P1">led_timer_cb <text:s text:c="8"/>Instant current 0.000000A , time stick 207.45</text:p>
      <text:p text:style-name="P1">led_timer_cb <text:s text:c="8"/>Instant current 0.000000A , time stick 207.56</text:p>
      <text:p text:style-name="P1">led_timer_cb <text:s text:c="8"/>Instant current 0.000000A , time stick 207.66</text:p>
      <text:p text:style-name="P1">led_timer_cb <text:s text:c="8"/>Instant current 0.000000A , time stick 207.77</text:p>
      <text:p text:style-name="P1">led_timer_cb <text:s text:c="8"/>Instant current 0.000000A , time stick 207.87</text:p>
      <text:p text:style-name="P1">led_timer_cb <text:s text:c="8"/>Instant current 0.000000A , time stick 207.98</text:p>
      <text:p text:style-name="P1">led_timer_cb <text:s text:c="8"/>Instant current 0.000000A , time stick 208.09</text:p>
      <text:p text:style-name="P1">led_timer_cb <text:s text:c="8"/>Instant current 0.000000A , time stick 208.19</text:p>
      <text:p text:style-name="P1">led_timer_cb <text:s text:c="8"/>Instant current 0.000000A , time stick 208.30</text:p>
      <text:p text:style-name="P1">led_timer_cb <text:s text:c="8"/>Instant current 0.000000A , time stick 208.41</text:p>
      <text:p text:style-name="P1">led_timer_cb <text:s text:c="8"/>Instant current 0.000000A , time stick 208.51</text:p>
      <text:p text:style-name="P1">led_timer_cb <text:s text:c="8"/>Instant current 0.000000A , time stick 208.62</text:p>
      <text:p text:style-name="P1">led_timer_cb <text:s text:c="8"/>Instant current 0.000000A , time stick 208.72</text:p>
      <text:p text:style-name="P1">led_timer_cb <text:s text:c="8"/>Instant current 0.000000A , time stick 208.83</text:p>
      <text:p text:style-name="P1">led_timer_cb <text:s text:c="8"/>Instant current 0.000000A , time stick 208.94</text:p>
      <text:p text:style-name="P1">led_timer_cb <text:s text:c="8"/>Instant current 0.000000A , time stick 209.04</text:p>
      <text:p text:style-name="P1">led_timer_cb <text:s text:c="8"/>Instant current 0.000000A , time stick 209.15</text:p>
      <text:p text:style-name="P1">led_timer_cb <text:s text:c="8"/>Instant current 0.000000A , time stick 209.26</text:p>
      <text:p text:style-name="P1">led_timer_cb <text:s text:c="8"/>Instant current 0.000000A , time stick 209.36</text:p>
      <text:p text:style-name="P1">led_timer_cb <text:s text:c="8"/>Instant current 0.000000A , time stick 209.47</text:p>
      <text:p text:style-name="P1">led_timer_cb <text:s text:c="8"/>Instant current 0.000000A , time stick 209.57</text:p>
      <text:p text:style-name="P1">led_timer_cb <text:s text:c="8"/>Instant current 0.000000A , time stick 209.68</text:p>
      <text:p text:style-name="P1">led_timer_cb <text:s text:c="8"/>Instant current 0.000000A , time stick 209.79</text:p>
      <text:p text:style-name="P1"><text:soft-page-break/>led_timer_cb <text:s text:c="8"/>Instant current 0.000000A , time stick 209.89</text:p>
      <text:p text:style-name="P1">led_timer_cb <text:s text:c="8"/>Instant current 0.000000A , time stick 210.00</text:p>
      <text:p text:style-name="P1">led_timer_cb <text:s text:c="8"/>Instant current 0.000000A , time stick 210.11</text:p>
      <text:p text:style-name="P1">led_timer_cb <text:s text:c="8"/>Instant current 0.000000A , time stick 210.21</text:p>
      <text:p text:style-name="P1">led_timer_cb <text:s text:c="8"/>Instant current 0.000000A , time stick 210.32</text:p>
      <text:p text:style-name="P1">led_timer_cb <text:s text:c="8"/>Instant current 0.000000A , time stick 210.43</text:p>
      <text:p text:style-name="P1">led_timer_cb <text:s text:c="8"/>Instant current 0.000000A , time stick 210.53</text:p>
      <text:p text:style-name="P1">led_timer_cb <text:s text:c="8"/>Instant current 0.000000A , time stick 210.64</text:p>
      <text:p text:style-name="P1">led_timer_cb <text:s text:c="8"/>Instant current 0.000000A , time stick 210.75</text:p>
      <text:p text:style-name="P1">led_timer_cb <text:s text:c="8"/>Instant current 0.000000A , time stick 210.85</text:p>
      <text:p text:style-name="P1">led_timer_cb <text:s text:c="8"/>Instant current 0.000000A , time stick 210.96</text:p>
      <text:p text:style-name="P1">led_timer_cb <text:s text:c="8"/>Instant current 0.000000A , time stick 211.06</text:p>
      <text:p text:style-name="P1">led_timer_cb <text:s text:c="8"/>Instant current 0.000000A , time stick 211.17</text:p>
      <text:p text:style-name="P1">led_timer_cb <text:s text:c="8"/>Instant current 0.000000A , time stick 211.28</text:p>
      <text:p text:style-name="P1">led_timer_cb <text:s text:c="8"/>Instant current 0.000000A , time stick 211.38</text:p>
      <text:p text:style-name="P1">led_timer_cb <text:s text:c="8"/>Instant current 0.000000A , time stick 211.49</text:p>
      <text:p text:style-name="P1">led_timer_cb <text:s text:c="8"/>Instant current 0.000000A , time stick 211.60</text:p>
      <text:p text:style-name="P1">led_timer_cb <text:s text:c="8"/>Instant current 0.000000A , time stick 211.70</text:p>
      <text:p text:style-name="P1">led_timer_cb <text:s text:c="8"/>Instant current 0.000000A , time stick 211.81</text:p>
      <text:p text:style-name="P1">led_timer_cb <text:s text:c="8"/>Instant current 0.000000A , time stick 211.91</text:p>
      <text:p text:style-name="P1">led_timer_cb <text:s text:c="8"/>Instant current 0.000000A , time stick 212.02</text:p>
      <text:p text:style-name="P1">led_timer_cb <text:s text:c="8"/>Instant current 0.000000A , time stick 212.13</text:p>
      <text:p text:style-name="P1">led_timer_cb <text:s text:c="8"/>Instant current 0.000000A , time stick 212.23</text:p>
      <text:p text:style-name="P1">led_timer_cb <text:s text:c="8"/>Instant current 0.000000A , time stick 212.34</text:p>
      <text:p text:style-name="P1">led_timer_cb <text:s text:c="8"/>Instant current 0.000000A , time stick 212.45</text:p>
      <text:p text:style-name="P1">led_timer_cb <text:s text:c="8"/>Instant current 0.000000A , time stick 212.55</text:p>
      <text:p text:style-name="P1">led_timer_cb <text:s text:c="8"/>Instant current 0.000000A , time stick 212.66</text:p>
      <text:p text:style-name="P1">led_timer_cb <text:s text:c="8"/>Instant current 0.000000A , time stick 212.77</text:p>
      <text:p text:style-name="P1">led_timer_cb <text:s text:c="8"/>Instant current 0.000000A , time stick 212.87</text:p>
      <text:p text:style-name="P1">led_timer_cb <text:s text:c="8"/>Instant current 0.000000A , time stick 212.98</text:p>
      <text:p text:style-name="P1">led_timer_cb <text:s text:c="8"/>Instant current 0.000000A , time stick 213.09</text:p>
      <text:p text:style-name="P1">led_timer_cb <text:s text:c="8"/>Instant current 0.000000A , time stick 213.19</text:p>
      <text:p text:style-name="P1">led_timer_cb <text:s text:c="8"/>Instant current 0.000000A , time stick 213.30</text:p>
      <text:p text:style-name="P1">led_timer_cb <text:s text:c="8"/>Instant current 0.000000A , time stick 213.40</text:p>
      <text:p text:style-name="P1">led_timer_cb <text:s text:c="8"/>Instant current 0.000000A , time stick 213.51</text:p>
      <text:p text:style-name="P1">led_timer_cb <text:s text:c="8"/>Instant current 0.000000A , time stick 213.62</text:p>
      <text:p text:style-name="P1">led_timer_cb <text:s text:c="8"/>Instant current 0.000000A , time stick 213.72</text:p>
      <text:p text:style-name="P1">led_timer_cb <text:s text:c="8"/>Instant current 0.000000A , time stick 213.83</text:p>
      <text:p text:style-name="P1">led_timer_cb <text:s text:c="8"/>Instant current 0.000000A , time stick 213.94</text:p>
      <text:p text:style-name="P1">led_timer_cb <text:s text:c="8"/>Instant current 0.000000A , time stick 214.04</text:p>
      <text:p text:style-name="P1">led_timer_cb <text:s text:c="8"/>Instant current 0.000000A , time stick 214.15</text:p>
      <text:p text:style-name="P1">led_timer_cb <text:s text:c="8"/>Instant current 0.000000A , time stick 214.26</text:p>
      <text:p text:style-name="P1">led_timer_cb <text:s text:c="8"/>Instant current 0.000000A , time stick 214.36</text:p>
      <text:p text:style-name="P1">led_timer_cb <text:s text:c="8"/>Instant current 0.000000A , time stick 214.47</text:p>
      <text:p text:style-name="P1">led_timer_cb <text:s text:c="8"/>Instant current 0.000000A , time stick 214.57</text:p>
      <text:p text:style-name="P1">led_timer_cb <text:s text:c="8"/>Instant current 0.000000A , time stick 214.68</text:p>
      <text:p text:style-name="P1">led_timer_cb <text:s text:c="8"/>Instant current 0.000000A , time stick 214.79</text:p>
      <text:p text:style-name="P1">led_timer_cb <text:s text:c="8"/>Instant current 0.000000A , time stick 214.89</text:p>
      <text:p text:style-name="P1">led_timer_cb <text:s text:c="8"/>Instant current 0.000000A , time stick 215.00</text:p>
      <text:p text:style-name="P1">led_timer_cb <text:s text:c="8"/>Instant current 0.000000A , time stick 215.11</text:p>
      <text:p text:style-name="P1">led_timer_cb <text:s text:c="8"/>Instant current 0.000000A , time stick 215.21</text:p>
      <text:p text:style-name="P1">led_timer_cb <text:s text:c="8"/>Instant current 0.000000A , time stick 215.32</text:p>
      <text:p text:style-name="P1"><text:soft-page-break/>led_timer_cb <text:s text:c="8"/>Instant current 0.000000A , time stick 215.43</text:p>
      <text:p text:style-name="P1">led_timer_cb <text:s text:c="8"/>Instant current 0.000000A , time stick 215.53</text:p>
      <text:p text:style-name="P1">led_timer_cb <text:s text:c="8"/>Instant current 0.000000A , time stick 215.64</text:p>
      <text:p text:style-name="P1">led_timer_cb <text:s text:c="8"/>Instant current 0.000000A , time stick 215.74</text:p>
      <text:p text:style-name="P1">led_timer_cb <text:s text:c="8"/>Instant current 0.000000A , time stick 215.85</text:p>
      <text:p text:style-name="P1">led_timer_cb <text:s text:c="8"/>Instant current 0.000000A , time stick 215.96</text:p>
      <text:p text:style-name="P1">led_timer_cb <text:s text:c="8"/>Instant current 0.000000A , time stick 216.06</text:p>
      <text:p text:style-name="P1">led_timer_cb <text:s text:c="8"/>Instant current 0.000000A , time stick 216.17</text:p>
      <text:p text:style-name="P1">led_timer_cb <text:s text:c="8"/>Instant current 0.000000A , time stick 216.28</text:p>
      <text:p text:style-name="P1">led_timer_cb <text:s text:c="8"/>Instant current 0.000000A , time stick 216.38</text:p>
      <text:p text:style-name="P1">led_timer_cb <text:s text:c="8"/>Instant current 0.000000A , time stick 216.49</text:p>
      <text:p text:style-name="P1">led_timer_cb <text:s text:c="8"/>Instant current 0.000000A , time stick 216.59</text:p>
      <text:p text:style-name="P1">led_timer_cb <text:s text:c="8"/>Instant current 0.000000A , time stick 216.70</text:p>
      <text:p text:style-name="P1">led_timer_cb <text:s text:c="8"/>Instant current 0.000000A , time stick 216.81</text:p>
      <text:p text:style-name="P1">led_timer_cb <text:s text:c="8"/>Instant current 0.000000A , time stick 216.91</text:p>
      <text:p text:style-name="P1">led_timer_cb <text:s text:c="8"/>Instant current 0.000000A , time stick 217.02</text:p>
      <text:p text:style-name="P1">led_timer_cb <text:s text:c="8"/>Instant current 0.000000A , time stick 217.13</text:p>
      <text:p text:style-name="P1">led_timer_cb <text:s text:c="8"/>Instant current 0.000000A , time stick 217.23</text:p>
      <text:p text:style-name="P1">led_timer_cb <text:s text:c="8"/>Instant current 0.000000A , time stick 217.34</text:p>
      <text:p text:style-name="P1">led_timer_cb <text:s text:c="8"/>Instant current 0.000000A , time stick 217.45</text:p>
      <text:p text:style-name="P1">led_timer_cb <text:s text:c="8"/>Instant current 0.000000A , time stick 217.55</text:p>
      <text:p text:style-name="P1">led_timer_cb <text:s text:c="8"/>Instant current 0.000000A , time stick 217.66</text:p>
      <text:p text:style-name="P1">led_timer_cb <text:s text:c="8"/>Instant current 0.000000A , time stick 217.76</text:p>
      <text:p text:style-name="P1">led_timer_cb <text:s text:c="8"/>Instant current 0.000000A , time stick 217.87</text:p>
      <text:p text:style-name="P1">led_timer_cb <text:s text:c="8"/>Instant current 0.000000A , time stick 217.98</text:p>
      <text:p text:style-name="P1">led_timer_cb <text:s text:c="8"/>Instant current 0.000000A , time stick 218.08</text:p>
      <text:p text:style-name="P1">led_timer_cb <text:s text:c="8"/>Instant current 0.000000A , time stick 218.19</text:p>
      <text:p text:style-name="P1">led_timer_cb <text:s text:c="8"/>Instant current 0.000000A , time stick 218.30</text:p>
      <text:p text:style-name="P1">led_timer_cb <text:s text:c="8"/>Instant current 0.000000A , time stick 218.40</text:p>
      <text:p text:style-name="P1">led_timer_cb <text:s text:c="8"/>Instant current 0.000000A , time stick 218.51</text:p>
      <text:p text:style-name="P1">led_timer_cb <text:s text:c="8"/>Instant current 0.000000A , time stick 218.62</text:p>
      <text:p text:style-name="P1">led_timer_cb <text:s text:c="8"/>Instant current 0.000000A , time stick 218.72</text:p>
      <text:p text:style-name="P1">led_timer_cb <text:s text:c="8"/>Instant current 0.000000A , time stick 218.83</text:p>
      <text:p text:style-name="P1">led_timer_cb <text:s text:c="8"/>Instant current 0.000000A , time stick 218.93</text:p>
      <text:p text:style-name="P1">led_timer_cb <text:s text:c="8"/>Instant current 0.000000A , time stick 219.04</text:p>
      <text:p text:style-name="P1">led_timer_cb <text:s text:c="8"/>Instant current 0.000000A , time stick 219.15</text:p>
      <text:p text:style-name="P1">led_timer_cb <text:s text:c="8"/>Instant current 0.000000A , time stick 219.25</text:p>
      <text:p text:style-name="P1">led_timer_cb <text:s text:c="8"/>Instant current 0.000000A , time stick 219.36</text:p>
      <text:p text:style-name="P1">led_timer_cb <text:s text:c="8"/>Instant current 0.000000A , time stick 219.47</text:p>
      <text:p text:style-name="P1">led_timer_cb <text:s text:c="8"/>Instant current 0.000000A , time stick 219.57</text:p>
      <text:p text:style-name="P1">led_timer_cb <text:s text:c="8"/>Instant current 0.000000A , time stick 219.68</text:p>
      <text:p text:style-name="P1">led_timer_cb <text:s text:c="8"/>Instant current 0.000000A , time stick 219.79</text:p>
      <text:p text:style-name="P1">led_timer_cb <text:s text:c="8"/>Instant current 0.000000A , time stick 219.89</text:p>
      <text:p text:style-name="P1">led_timer_cb <text:s text:c="8"/>Instant current 0.000000A , time stick 220.00</text:p>
      <text:p text:style-name="P1">led_timer_cb <text:s text:c="8"/>Instant current 0.000000A , time stick 220.10</text:p>
      <text:p text:style-name="P1">led_timer_cb <text:s text:c="8"/>Instant current 0.000000A , time stick 220.21</text:p>
      <text:p text:style-name="P1">led_timer_cb <text:s text:c="8"/>Instant current 0.000000A , time stick 220.32</text:p>
      <text:p text:style-name="P1">led_timer_cb <text:s text:c="8"/>Instant current 0.000000A , time stick 220.42</text:p>
      <text:p text:style-name="P1">led_timer_cb <text:s text:c="8"/>Instant current 0.000000A , time stick 220.53</text:p>
      <text:p text:style-name="P1">led_timer_cb <text:s text:c="8"/>Instant current 0.000000A , time stick 220.64</text:p>
      <text:p text:style-name="P1">led_timer_cb <text:s text:c="8"/>Instant current 0.000000A , time stick 220.74</text:p>
      <text:p text:style-name="P1">led_timer_cb <text:s text:c="8"/>Instant current 0.000000A , time stick 220.85</text:p>
      <text:p text:style-name="P1"><text:soft-page-break/>led_timer_cb <text:s text:c="8"/>Instant current 0.000000A , time stick 220.96</text:p>
      <text:p text:style-name="P1">led_timer_cb <text:s text:c="8"/>Instant current 0.000000A , time stick 221.06</text:p>
      <text:p text:style-name="P1">led_timer_cb <text:s text:c="8"/>Instant current 0.000000A , time stick 221.17</text:p>
      <text:p text:style-name="P1">led_timer_cb <text:s text:c="8"/>Instant current 0.000000A , time stick 221.27</text:p>
      <text:p text:style-name="P1">led_timer_cb <text:s text:c="8"/>Instant current 0.000000A , time stick 221.38</text:p>
      <text:p text:style-name="P1">led_timer_cb <text:s text:c="8"/>Instant current 0.000000A , time stick 221.49</text:p>
      <text:p text:style-name="P1">led_timer_cb <text:s text:c="8"/>Instant current 0.000000A , time stick 221.59</text:p>
      <text:p text:style-name="P1">led_timer_cb <text:s text:c="8"/>Instant current 0.000000A , time stick 221.70</text:p>
      <text:p text:style-name="P1">led_timer_cb <text:s text:c="8"/>Instant current 0.000000A , time stick 221.81</text:p>
      <text:p text:style-name="P1">led_timer_cb <text:s text:c="8"/>Instant current 0.000000A , time stick 221.91</text:p>
      <text:p text:style-name="P1">led_timer_cb <text:s text:c="8"/>Instant current 0.000000A , time stick 222.02</text:p>
      <text:p text:style-name="P1">led_timer_cb <text:s text:c="8"/>Instant current 0.000000A , time stick 222.12</text:p>
      <text:p text:style-name="P1">led_timer_cb <text:s text:c="8"/>Instant current 0.000000A , time stick 222.23</text:p>
      <text:p text:style-name="P1">led_timer_cb <text:s text:c="8"/>Instant current 0.000000A , time stick 222.34</text:p>
      <text:p text:style-name="P1">led_timer_cb <text:s text:c="8"/>Instant current 0.000000A , time stick 222.44</text:p>
      <text:p text:style-name="P1">led_timer_cb <text:s text:c="8"/>Instant current 0.000000A , time stick 222.55</text:p>
      <text:p text:style-name="P1">led_timer_cb <text:s text:c="8"/>Instant current 0.000000A , time stick 222.66</text:p>
      <text:p text:style-name="P1">led_timer_cb <text:s text:c="8"/>Instant current 0.000000A , time stick 222.76</text:p>
      <text:p text:style-name="P1">led_timer_cb <text:s text:c="8"/>Instant current 0.000000A , time stick 222.87</text:p>
      <text:p text:style-name="P1">led_timer_cb <text:s text:c="8"/>Instant current 0.000000A , time stick 222.98</text:p>
      <text:p text:style-name="P1">led_timer_cb <text:s text:c="8"/>Instant current 0.000000A , time stick 223.08</text:p>
      <text:p text:style-name="P1">led_timer_cb <text:s text:c="8"/>Instant current 0.000000A , time stick 223.19</text:p>
      <text:p text:style-name="P1">led_timer_cb <text:s text:c="8"/>Instant current 0.000000A , time stick 223.29</text:p>
      <text:p text:style-name="P1">led_timer_cb <text:s text:c="8"/>Instant current 0.000000A , time stick 223.40</text:p>
      <text:p text:style-name="P1">led_timer_cb <text:s text:c="8"/>Instant current 0.000000A , time stick 223.51</text:p>
      <text:p text:style-name="P1">led_timer_cb <text:s text:c="8"/>Instant current 0.000000A , time stick 223.61</text:p>
      <text:p text:style-name="P1">led_timer_cb <text:s text:c="8"/>Instant current 0.000000A , time stick 223.72</text:p>
      <text:p text:style-name="P1">led_timer_cb <text:s text:c="8"/>Instant current 0.000000A , time stick 223.83</text:p>
      <text:p text:style-name="P1">led_timer_cb <text:s text:c="8"/>Instant current 0.000000A , time stick 223.93</text:p>
      <text:p text:style-name="P1">led_timer_cb <text:s text:c="8"/>Instant current 0.000000A , time stick 224.04</text:p>
      <text:p text:style-name="P1">led_timer_cb <text:s text:c="8"/>Instant current 0.000000A , time stick 224.14</text:p>
      <text:p text:style-name="P1">led_timer_cb <text:s text:c="8"/>Instant current 0.000000A , time stick 224.25</text:p>
      <text:p text:style-name="P1">led_timer_cb <text:s text:c="8"/>Instant current 0.000000A , time stick 224.36</text:p>
      <text:p text:style-name="P1">led_timer_cb <text:s text:c="8"/>Instant current 0.000000A , time stick 224.46</text:p>
      <text:p text:style-name="P1">led_timer_cb <text:s text:c="8"/>Instant current 0.000000A , time stick 224.57</text:p>
      <text:p text:style-name="P1">led_timer_cb <text:s text:c="8"/>Instant current 0.000000A , time stick 224.68</text:p>
      <text:p text:style-name="P1">led_timer_cb <text:s text:c="8"/>Instant current 0.000000A , time stick 224.78</text:p>
      <text:p text:style-name="P1">led_timer_cb <text:s text:c="8"/>Instant current 0.000000A , time stick 224.89</text:p>
      <text:p text:style-name="P1">led_timer_cb <text:s text:c="8"/>Instant current 0.000000A , time stick 224.99</text:p>
      <text:p text:style-name="P1">led_timer_cb <text:s text:c="8"/>Instant current 0.000000A , time stick 225.10</text:p>
      <text:p text:style-name="P1">led_timer_cb <text:s text:c="8"/>Instant current 0.000000A , time stick 225.21</text:p>
      <text:p text:style-name="P1">led_timer_cb <text:s text:c="8"/>Instant current 0.000000A , time stick 225.31</text:p>
      <text:p text:style-name="P1">led_timer_cb <text:s text:c="8"/>Instant current 0.000000A , time stick 225.42</text:p>
      <text:p text:style-name="P1">led_timer_cb <text:s text:c="8"/>Instant current 0.000000A , time stick 225.53</text:p>
      <text:p text:style-name="P1">led_timer_cb <text:s text:c="8"/>Instant current 0.000000A , time stick 225.63</text:p>
      <text:p text:style-name="P1">led_timer_cb <text:s text:c="8"/>Instant current 0.000000A , time stick 225.74</text:p>
      <text:p text:style-name="P1">led_timer_cb <text:s text:c="8"/>Instant current 0.000000A , time stick 225.84</text:p>
      <text:p text:style-name="P1">led_timer_cb <text:s text:c="8"/>Instant current 0.000000A , time stick 225.95</text:p>
      <text:p text:style-name="P1">led_timer_cb <text:s text:c="8"/>Instant current 0.000000A , time stick 226.06</text:p>
      <text:p text:style-name="P1">led_timer_cb <text:s text:c="8"/>Instant current 0.000000A , time stick 226.16</text:p>
      <text:p text:style-name="P1">led_timer_cb <text:s text:c="8"/>Instant current 0.000000A , time stick 226.27</text:p>
      <text:p text:style-name="P1">led_timer_cb <text:s text:c="8"/>Instant current 0.000000A , time stick 226.38</text:p>
      <text:p text:style-name="P1"><text:soft-page-break/>led_timer_cb <text:s text:c="8"/>Instant current 0.000000A , time stick 226.48</text:p>
      <text:p text:style-name="P1">led_timer_cb <text:s text:c="8"/>Instant current 0.000000A , time stick 226.59</text:p>
      <text:p text:style-name="P1">led_timer_cb <text:s text:c="8"/>Instant current 0.000000A , time stick 226.70</text:p>
      <text:p text:style-name="P1">led_timer_cb <text:s text:c="8"/>Instant current 0.000000A , time stick 226.80</text:p>
      <text:p text:style-name="P1">led_timer_cb <text:s text:c="8"/>Instant current 0.000000A , time stick 226.91</text:p>
      <text:p text:style-name="P1">led_timer_cb <text:s text:c="8"/>Instant current 0.000000A , time stick 227.02</text:p>
      <text:p text:style-name="P1">led_timer_cb <text:s text:c="8"/>Instant current 0.000000A , time stick 227.12</text:p>
      <text:p text:style-name="P1">led_timer_cb <text:s text:c="8"/>Instant current 0.000000A , time stick 227.23</text:p>
      <text:p text:style-name="P1">led_timer_cb <text:s text:c="8"/>Instant current 0.000000A , time stick 227.33</text:p>
      <text:p text:style-name="P1">led_timer_cb <text:s text:c="8"/>Instant current 0.000000A , time stick 227.44</text:p>
      <text:p text:style-name="P1">led_timer_cb <text:s text:c="8"/>Instant current 0.000000A , time stick 227.55</text:p>
      <text:p text:style-name="P1">led_timer_cb <text:s text:c="8"/>Instant current 0.000000A , time stick 227.65</text:p>
      <text:p text:style-name="P1">led_timer_cb <text:s text:c="8"/>Instant current 0.000000A , time stick 227.76</text:p>
      <text:p text:style-name="P1">led_timer_cb <text:s text:c="8"/>Instant current 0.000000A , time stick 227.87</text:p>
      <text:p text:style-name="P1">led_timer_cb <text:s text:c="8"/>Instant current 0.000000A , time stick 227.97</text:p>
      <text:p text:style-name="P1">led_timer_cb <text:s text:c="8"/>Instant current 0.000000A , time stick 228.08</text:p>
      <text:p text:style-name="P1">led_timer_cb <text:s text:c="8"/>Instant current 0.000000A , time stick 228.19</text:p>
      <text:p text:style-name="P1">led_timer_cb <text:s text:c="8"/>Instant current 0.000000A , time stick 228.29</text:p>
      <text:p text:style-name="P1">led_timer_cb <text:s text:c="8"/>Instant current 0.000000A , time stick 228.40</text:p>
      <text:p text:style-name="P1">led_timer_cb <text:s text:c="8"/>Instant current 0.000000A , time stick 228.50</text:p>
      <text:p text:style-name="P1">led_timer_cb <text:s text:c="8"/>Instant current 0.000000A , time stick 228.61</text:p>
      <text:p text:style-name="P1">led_timer_cb <text:s text:c="8"/>Instant current 0.000000A , time stick 228.72</text:p>
      <text:p text:style-name="P1">led_timer_cb <text:s text:c="8"/>Instant current 0.000000A , time stick 228.82</text:p>
      <text:p text:style-name="P1">led_timer_cb <text:s text:c="8"/>Instant current 0.000000A , time stick 228.93</text:p>
      <text:p text:style-name="P1">led_timer_cb <text:s text:c="8"/>Instant current 0.000000A , time stick 229.04</text:p>
      <text:p text:style-name="P1">led_timer_cb <text:s text:c="8"/>Instant current 0.000000A , time stick 229.14</text:p>
      <text:p text:style-name="P1">led_timer_cb <text:s text:c="8"/>Instant current 0.000000A , time stick 229.25</text:p>
      <text:p text:style-name="P1">led_timer_cb <text:s text:c="8"/>Instant current 0.000000A , time stick 229.36</text:p>
      <text:p text:style-name="P1">led_timer_cb <text:s text:c="8"/>Instant current 0.000000A , time stick 229.46</text:p>
      <text:p text:style-name="P1">led_timer_cb <text:s text:c="8"/>Instant current 0.000000A , time stick 229.57</text:p>
      <text:p text:style-name="P1">led_timer_cb <text:s text:c="8"/>Instant current 0.000000A , time stick 229.67</text:p>
      <text:p text:style-name="P1">led_timer_cb <text:s text:c="8"/>Instant current 0.000000A , time stick 229.78</text:p>
      <text:p text:style-name="P1">led_timer_cb <text:s text:c="8"/>Instant current 0.000000A , time stick 229.89</text:p>
      <text:p text:style-name="P1">led_timer_cb <text:s text:c="8"/>Instant current 0.000000A , time stick 229.99</text:p>
      <text:p text:style-name="P1">led_timer_cb <text:s text:c="8"/>Instant current 0.000000A , time stick 230.10</text:p>
      <text:p text:style-name="P1">led_timer_cb <text:s text:c="8"/>Instant current 0.000000A , time stick 230.21</text:p>
      <text:p text:style-name="P1">led_timer_cb <text:s text:c="8"/>Instant current 0.000000A , time stick 230.31</text:p>
      <text:p text:style-name="P1">led_timer_cb <text:s text:c="8"/>Instant current 0.000000A , time stick 230.42</text:p>
      <text:p text:style-name="P1">led_timer_cb <text:s text:c="8"/>Instant current 0.000000A , time stick 230.52</text:p>
      <text:p text:style-name="P1">led_timer_cb <text:s text:c="8"/>Instant current 0.000000A , time stick 230.63</text:p>
      <text:p text:style-name="P1">led_timer_cb <text:s text:c="8"/>Instant current 0.000000A , time stick 230.74</text:p>
      <text:p text:style-name="P1">led_timer_cb <text:s text:c="8"/>Instant current 0.000000A , time stick 230.84</text:p>
      <text:p text:style-name="P1">led_timer_cb <text:s text:c="8"/>Instant current 0.000000A , time stick 230.95</text:p>
      <text:p text:style-name="P1">led_timer_cb <text:s text:c="8"/>Instant current 0.000000A , time stick 231.06</text:p>
      <text:p text:style-name="P1">led_timer_cb <text:s text:c="8"/>Instant current 0.000000A , time stick 231.16</text:p>
      <text:p text:style-name="P1">led_timer_cb <text:s text:c="8"/>Instant current 0.000000A , time stick 231.27</text:p>
      <text:p text:style-name="P1">led_timer_cb <text:s text:c="8"/>Instant current 0.000000A , time stick 231.37</text:p>
      <text:p text:style-name="P1">led_timer_cb <text:s text:c="8"/>Instant current 0.000000A , time stick 231.48</text:p>
      <text:p text:style-name="P1">led_timer_cb <text:s text:c="8"/>Instant current 0.000000A , time stick 231.59</text:p>
      <text:p text:style-name="P1">led_timer_cb <text:s text:c="8"/>Instant current 0.000000A , time stick 231.69</text:p>
      <text:p text:style-name="P1">led_timer_cb <text:s text:c="8"/>Instant current 0.000000A , time stick 231.80</text:p>
      <text:p text:style-name="P1">led_timer_cb <text:s text:c="8"/>Instant current 0.000000A , time stick 231.91</text:p>
      <text:p text:style-name="P1"><text:soft-page-break/>led_timer_cb <text:s text:c="8"/>Instant current 0.000000A , time stick 232.01</text:p>
      <text:p text:style-name="P1">led_timer_cb <text:s text:c="8"/>Instant current 0.000000A , time stick 232.12</text:p>
      <text:p text:style-name="P1">led_timer_cb <text:s text:c="8"/>Instant current 0.000000A , time stick 232.23</text:p>
      <text:p text:style-name="P1">led_timer_cb <text:s text:c="8"/>Instant current 0.000000A , time stick 232.33</text:p>
      <text:p text:style-name="P1">led_timer_cb <text:s text:c="8"/>Instant current 0.000000A , time stick 232.44</text:p>
      <text:p text:style-name="P1">led_timer_cb <text:s text:c="8"/>Instant current 0.000000A , time stick 232.55</text:p>
      <text:p text:style-name="P1">led_timer_cb <text:s text:c="8"/>Instant current 0.000000A , time stick 232.65</text:p>
      <text:p text:style-name="P1">led_timer_cb <text:s text:c="8"/>Instant current 0.000000A , time stick 232.76</text:p>
      <text:p text:style-name="P1">led_timer_cb <text:s text:c="8"/>Instant current 0.000000A , time stick 232.86</text:p>
      <text:p text:style-name="P1">led_timer_cb <text:s text:c="8"/>Instant current 0.000000A , time stick 232.97</text:p>
      <text:p text:style-name="P1">led_timer_cb <text:s text:c="8"/>Instant current 0.000000A , time stick 233.08</text:p>
      <text:p text:style-name="P1">led_timer_cb <text:s text:c="8"/>Instant current 0.000000A , time stick 233.18</text:p>
      <text:p text:style-name="P1">led_timer_cb <text:s text:c="8"/>Instant current 0.000000A , time stick 233.29</text:p>
      <text:p text:style-name="P1">led_timer_cb <text:s text:c="8"/>Instant current 0.000000A , time stick 233.39</text:p>
      <text:p text:style-name="P1">led_timer_cb <text:s text:c="8"/>Instant current 0.000000A , time stick 233.50</text:p>
      <text:p text:style-name="P1">led_timer_cb <text:s text:c="8"/>Instant current 0.000000A , time stick 233.61</text:p>
      <text:p text:style-name="P1">led_timer_cb <text:s text:c="8"/>Instant current 0.000000A , time stick 233.71</text:p>
      <text:p text:style-name="P1">led_timer_cb <text:s text:c="8"/>Instant current 0.000000A , time stick 233.82</text:p>
      <text:p text:style-name="P1">led_timer_cb <text:s text:c="8"/>Instant current 0.000000A , time stick 233.93</text:p>
      <text:p text:style-name="P1">led_timer_cb <text:s text:c="8"/>Instant current 0.000000A , time stick 234.03</text:p>
      <text:p text:style-name="P1">led_timer_cb <text:s text:c="8"/>Instant current 0.000000A , time stick 234.14</text:p>
      <text:p text:style-name="P1">led_timer_cb <text:s text:c="8"/>Instant current 0.000000A , time stick 234.25</text:p>
      <text:p text:style-name="P1">led_timer_cb <text:s text:c="8"/>Instant current 0.000000A , time stick 234.35</text:p>
      <text:p text:style-name="P1">led_timer_cb <text:s text:c="8"/>Instant current 0.000000A , time stick 234.46</text:p>
      <text:p text:style-name="P1">led_timer_cb <text:s text:c="8"/>Instant current 0.000000A , time stick 234.56</text:p>
      <text:p text:style-name="P1">led_timer_cb <text:s text:c="8"/>Instant current 0.000000A , time stick 234.67</text:p>
      <text:p text:style-name="P1">led_timer_cb <text:s text:c="8"/>Instant current 0.000000A , time stick 234.78</text:p>
      <text:p text:style-name="P1">led_timer_cb <text:s text:c="8"/>Instant current 0.000000A , time stick 234.88</text:p>
      <text:p text:style-name="P1">led_timer_cb <text:s text:c="8"/>Instant current 0.000000A , time stick 234.99</text:p>
      <text:p text:style-name="P1">led_timer_cb <text:s text:c="8"/>Instant current 0.000000A , time stick 235.10</text:p>
      <text:p text:style-name="P1">led_timer_cb <text:s text:c="8"/>Instant current 0.000000A , time stick 235.20</text:p>
      <text:p text:style-name="P1">led_timer_cb <text:s text:c="8"/>Instant current 0.000000A , time stick 235.31</text:p>
      <text:p text:style-name="P1">led_timer_cb <text:s text:c="8"/>Instant current 0.000000A , time stick 235.42</text:p>
      <text:p text:style-name="P1">led_timer_cb <text:s text:c="8"/>Instant current 0.000000A , time stick 235.52</text:p>
      <text:p text:style-name="P1">led_timer_cb <text:s text:c="8"/>Instant current 0.000000A , time stick 235.63</text:p>
      <text:p text:style-name="P1">led_timer_cb <text:s text:c="8"/>Instant current 0.000000A , time stick 235.74</text:p>
      <text:p text:style-name="P1">led_timer_cb <text:s text:c="8"/>Instant current 0.000000A , time stick 235.84</text:p>
      <text:p text:style-name="P1">led_timer_cb <text:s text:c="8"/>Instant current 0.000000A , time stick 235.95</text:p>
      <text:p text:style-name="P1">led_timer_cb <text:s text:c="8"/>Instant current 0.000000A , time stick 236.05</text:p>
      <text:p text:style-name="P1">led_timer_cb <text:s text:c="8"/>Instant current 0.000000A , time stick 236.16</text:p>
      <text:p text:style-name="P1">led_timer_cb <text:s text:c="8"/>Instant current 0.000000A , time stick 236.27</text:p>
      <text:p text:style-name="P1">led_timer_cb <text:s text:c="8"/>Instant current 0.000000A , time stick 236.37</text:p>
      <text:p text:style-name="P1">led_timer_cb <text:s text:c="8"/>Instant current 0.000000A , time stick 236.48</text:p>
      <text:p text:style-name="P1">led_timer_cb <text:s text:c="8"/>Instant current 0.000000A , time stick 236.59</text:p>
      <text:p text:style-name="P1">led_timer_cb <text:s text:c="8"/>Instant current 0.000000A , time stick 236.69</text:p>
      <text:p text:style-name="P1">led_timer_cb <text:s text:c="8"/>Instant current 0.000000A , time stick 236.80</text:p>
      <text:p text:style-name="P1">led_timer_cb <text:s text:c="8"/>Instant current 0.000000A , time stick 236.90</text:p>
      <text:p text:style-name="P1">led_timer_cb <text:s text:c="8"/>Instant current 0.000000A , time stick 237.01</text:p>
      <text:p text:style-name="P1">led_timer_cb <text:s text:c="8"/>Instant current 0.000000A , time stick 237.12</text:p>
      <text:p text:style-name="P1">led_timer_cb <text:s text:c="8"/>Instant current 0.000000A , time stick 237.22</text:p>
      <text:p text:style-name="P1">led_timer_cb <text:s text:c="8"/>Instant current 0.000000A , time stick 237.33</text:p>
      <text:p text:style-name="P1">led_timer_cb <text:s text:c="8"/>Instant current 0.000000A , time stick 237.43</text:p>
      <text:p text:style-name="P1"><text:soft-page-break/>led_timer_cb <text:s text:c="8"/>Instant current 0.000000A , time stick 237.54</text:p>
      <text:p text:style-name="P1">led_timer_cb <text:s text:c="8"/>Instant current 0.000000A , time stick 237.65</text:p>
      <text:p text:style-name="P1">led_timer_cb <text:s text:c="8"/>Instant current 0.000000A , time stick 237.75</text:p>
      <text:p text:style-name="P1">led_timer_cb <text:s text:c="8"/>Instant current 0.000000A , time stick 237.86</text:p>
      <text:p text:style-name="P1">led_timer_cb <text:s text:c="8"/>Instant current 0.000000A , time stick 237.97</text:p>
      <text:p text:style-name="P1">led_timer_cb <text:s text:c="8"/>Instant current 0.000000A , time stick 238.07</text:p>
      <text:p text:style-name="P1">led_timer_cb <text:s text:c="8"/>Instant current 0.000000A , time stick 238.18</text:p>
      <text:p text:style-name="P1">led_timer_cb <text:s text:c="8"/>Instant current 0.000000A , time stick 238.29</text:p>
      <text:p text:style-name="P1">led_timer_cb <text:s text:c="8"/>Instant current 0.000000A , time stick 238.39</text:p>
      <text:p text:style-name="P1">led_timer_cb <text:s text:c="8"/>Instant current 0.000000A , time stick 238.50</text:p>
      <text:p text:style-name="P1">led_timer_cb <text:s text:c="8"/>Instant current 0.000000A , time stick 238.61</text:p>
      <text:p text:style-name="P1">led_timer_cb <text:s text:c="8"/>Instant current 0.000000A , time stick 238.71</text:p>
      <text:p text:style-name="P1">led_timer_cb <text:s text:c="8"/>Instant current 0.000000A , time stick 238.82</text:p>
      <text:p text:style-name="P1">led_timer_cb <text:s text:c="8"/>Instant current 0.000000A , time stick 238.93</text:p>
      <text:p text:style-name="P1">led_timer_cb <text:s text:c="8"/>Instant current 0.000000A , time stick 239.03</text:p>
      <text:p text:style-name="P1">led_timer_cb <text:s text:c="8"/>Instant current 0.000000A , time stick 239.14</text:p>
      <text:p text:style-name="P1">led_timer_cb <text:s text:c="8"/>Instant current 0.000000A , time stick 239.24</text:p>
      <text:p text:style-name="P1">led_timer_cb <text:s text:c="8"/>Instant current 0.000000A , time stick 239.35</text:p>
      <text:p text:style-name="P1">led_timer_cb <text:s text:c="8"/>Instant current 0.000000A , time stick 239.46</text:p>
      <text:p text:style-name="P1">led_timer_cb <text:s text:c="8"/>Instant current 0.000000A , time stick 239.56</text:p>
      <text:p text:style-name="P1">led_timer_cb <text:s text:c="8"/>Instant current 0.000000A , time stick 239.67</text:p>
      <text:p text:style-name="P1">led_timer_cb <text:s text:c="8"/>Instant current 0.000000A , time stick 239.78</text:p>
      <text:p text:style-name="P1">led_timer_cb <text:s text:c="8"/>Instant current 0.000000A , time stick 239.88</text:p>
      <text:p text:style-name="P1">led_timer_cb <text:s text:c="8"/>Instant current 0.000000A , time stick 239.99</text:p>
      <text:p text:style-name="P1">led_timer_cb <text:s text:c="8"/>Instant current 0.000000A , time stick 240.09</text:p>
      <text:p text:style-name="P1">led_timer_cb <text:s text:c="8"/>Instant current 0.000000A , time stick 240.20</text:p>
      <text:p text:style-name="P1">led_timer_cb <text:s text:c="8"/>Instant current 0.000000A , time stick 240.31</text:p>
      <text:p text:style-name="P1">led_timer_cb <text:s text:c="8"/>Instant current 0.000000A , time stick 240.41</text:p>
      <text:p text:style-name="P1">led_timer_cb <text:s text:c="8"/>Instant current 0.000000A , time stick 240.52</text:p>
      <text:p text:style-name="P1">led_timer_cb <text:s text:c="8"/>Instant current 0.000000A , time stick 240.63</text:p>
      <text:p text:style-name="P1">led_timer_cb <text:s text:c="8"/>Instant current 0.000000A , time stick 240.73</text:p>
      <text:p text:style-name="P1">led_timer_cb <text:s text:c="8"/>Instant current 0.000000A , time stick 240.84</text:p>
      <text:p text:style-name="P1">led_timer_cb <text:s text:c="8"/>Instant current 0.000000A , time stick 240.95</text:p>
      <text:p text:style-name="P1">led_timer_cb <text:s text:c="8"/>Instant current 0.000000A , time stick 241.05</text:p>
      <text:p text:style-name="P1">led_timer_cb <text:s text:c="8"/>Instant current 0.000000A , time stick 241.16</text:p>
      <text:p text:style-name="P1">led_timer_cb <text:s text:c="8"/>Instant current 0.000000A , time stick 241.26</text:p>
      <text:p text:style-name="P1">led_timer_cb <text:s text:c="8"/>Instant current 0.000000A , time stick 241.37</text:p>
      <text:p text:style-name="P1">led_timer_cb <text:s text:c="8"/>Instant current 0.000000A , time stick 241.48</text:p>
      <text:p text:style-name="P1">led_timer_cb <text:s text:c="8"/>Instant current 0.000000A , time stick 241.58</text:p>
      <text:p text:style-name="P1">led_timer_cb <text:s text:c="8"/>Instant current 0.000000A , time stick 241.69</text:p>
      <text:p text:style-name="P1">led_timer_cb <text:s text:c="8"/>Instant current 0.000000A , time stick 241.80</text:p>
      <text:p text:style-name="P1">led_timer_cb <text:s text:c="8"/>Instant current 0.000000A , time stick 241.90</text:p>
      <text:p text:style-name="P1">led_timer_cb <text:s text:c="8"/>Instant current 0.000000A , time stick 242.01</text:p>
      <text:p text:style-name="P1">led_timer_cb <text:s text:c="8"/>Instant current 0.000000A , time stick 242.11</text:p>
      <text:p text:style-name="P1">led_timer_cb <text:s text:c="8"/>Instant current 0.000000A , time stick 242.22</text:p>
      <text:p text:style-name="P1">led_timer_cb <text:s text:c="8"/>Instant current 0.000000A , time stick 242.33</text:p>
      <text:p text:style-name="P1">led_timer_cb <text:s text:c="8"/>Instant current 0.000000A , time stick 242.43</text:p>
      <text:p text:style-name="P1">led_timer_cb <text:s text:c="8"/>Instant current 0.000000A , time stick 242.54</text:p>
      <text:p text:style-name="P1">led_timer_cb <text:s text:c="8"/>Instant current 0.000000A , time stick 242.65</text:p>
      <text:p text:style-name="P1">led_timer_cb <text:s text:c="8"/>Instant current 0.000000A , time stick 242.75</text:p>
      <text:p text:style-name="P1">led_timer_cb <text:s text:c="8"/>Instant current 0.000000A , time stick 242.86</text:p>
      <text:p text:style-name="P1">led_timer_cb <text:s text:c="8"/>Instant current 0.000000A , time stick 242.97</text:p>
      <text:p text:style-name="P1"><text:soft-page-break/>led_timer_cb <text:s text:c="8"/>Instant current 0.000000A , time stick 243.07</text:p>
      <text:p text:style-name="P1">led_timer_cb <text:s text:c="8"/>Instant current 0.000000A , time stick 243.18</text:p>
      <text:p text:style-name="P1">led_timer_cb <text:s text:c="8"/>Instant current 0.000000A , time stick 243.28</text:p>
      <text:p text:style-name="P1">led_timer_cb <text:s text:c="8"/>Instant current 0.000000A , time stick 243.39</text:p>
      <text:p text:style-name="P1">led_timer_cb <text:s text:c="8"/>Instant current 0.000000A , time stick 243.50</text:p>
      <text:p text:style-name="P1">led_timer_cb <text:s text:c="8"/>Instant current 0.000000A , time stick 243.60</text:p>
      <text:p text:style-name="P1">led_timer_cb <text:s text:c="8"/>Instant current 0.000000A , time stick 243.71</text:p>
      <text:p text:style-name="P1">led_timer_cb <text:s text:c="8"/>Instant current 0.000000A , time stick 243.82</text:p>
      <text:p text:style-name="P1">led_timer_cb <text:s text:c="8"/>Instant current 0.000000A , time stick 243.92</text:p>
      <text:p text:style-name="P1">led_timer_cb <text:s text:c="8"/>Instant current 0.000000A , time stick 244.03</text:p>
      <text:p text:style-name="P1">led_timer_cb <text:s text:c="8"/>Instant current 0.000000A , time stick 244.14</text:p>
      <text:p text:style-name="P1">led_timer_cb <text:s text:c="8"/>Instant current 0.000000A , time stick 244.24</text:p>
      <text:p text:style-name="P1">led_timer_cb <text:s text:c="8"/>Instant current 0.000000A , time stick 244.35</text:p>
      <text:p text:style-name="P1">led_timer_cb <text:s text:c="8"/>Instant current 0.000000A , time stick 244.45</text:p>
      <text:p text:style-name="P1">led_timer_cb <text:s text:c="8"/>Instant current 0.000000A , time stick 244.56</text:p>
      <text:p text:style-name="P1">led_timer_cb <text:s text:c="8"/>Instant current 0.000000A , time stick 244.67</text:p>
      <text:p text:style-name="P1">led_timer_cb <text:s text:c="8"/>Instant current 0.000000A , time stick 244.77</text:p>
      <text:p text:style-name="P1">led_timer_cb <text:s text:c="8"/>Instant current 0.000000A , time stick 244.88</text:p>
      <text:p text:style-name="P1">led_timer_cb <text:s text:c="8"/>Instant current 0.000000A , time stick 244.99</text:p>
      <text:p text:style-name="P1">led_timer_cb <text:s text:c="8"/>Instant current 0.000000A , time stick 245.09</text:p>
      <text:p text:style-name="P1">led_timer_cb <text:s text:c="8"/>Instant current 0.000000A , time stick 245.20</text:p>
      <text:p text:style-name="P1">led_timer_cb <text:s text:c="8"/>Instant current 0.000000A , time stick 245.31</text:p>
      <text:p text:style-name="P1">led_timer_cb <text:s text:c="8"/>Instant current 0.000000A , time stick 245.41</text:p>
      <text:p text:style-name="P1">led_timer_cb <text:s text:c="8"/>Instant current 0.000000A , time stick 245.52</text:p>
      <text:p text:style-name="P1">led_timer_cb <text:s text:c="8"/>Instant current 0.000000A , time stick 245.62</text:p>
      <text:p text:style-name="P1">led_timer_cb <text:s text:c="8"/>Instant current 0.000000A , time stick 245.73</text:p>
      <text:p text:style-name="P1">led_timer_cb <text:s text:c="8"/>Instant current 0.000000A , time stick 245.84</text:p>
      <text:p text:style-name="P1">led_timer_cb <text:s text:c="8"/>Instant current 0.000000A , time stick 245.94</text:p>
      <text:p text:style-name="P1">led_timer_cb <text:s text:c="8"/>Instant current 0.000000A , time stick 246.05</text:p>
      <text:p text:style-name="P1">led_timer_cb <text:s text:c="8"/>Instant current 0.000000A , time stick 246.16</text:p>
      <text:p text:style-name="P1">led_timer_cb <text:s text:c="8"/>Instant current 0.000000A , time stick 246.26</text:p>
      <text:p text:style-name="P1">led_timer_cb <text:s text:c="8"/>Instant current 0.000000A , time stick 246.37</text:p>
      <text:p text:style-name="P1">led_timer_cb <text:s text:c="8"/>Instant current 0.000000A , time stick 246.48</text:p>
      <text:p text:style-name="P1">led_timer_cb <text:s text:c="8"/>Instant current 0.000000A , time stick 246.58</text:p>
      <text:p text:style-name="P1">led_timer_cb <text:s text:c="8"/>Instant current 0.000000A , time stick 246.69</text:p>
      <text:p text:style-name="P1">led_timer_cb <text:s text:c="8"/>Instant current 0.000000A , time stick 246.79</text:p>
      <text:p text:style-name="P1">led_timer_cb <text:s text:c="8"/>Instant current 0.000000A , time stick 246.90</text:p>
      <text:p text:style-name="P1">led_timer_cb <text:s text:c="8"/>Instant current 0.000000A , time stick 247.01</text:p>
      <text:p text:style-name="P1">led_timer_cb <text:s text:c="8"/>Instant current 0.000000A , time stick 247.11</text:p>
      <text:p text:style-name="P1">led_timer_cb <text:s text:c="8"/>Instant current 0.000000A , time stick 247.22</text:p>
      <text:p text:style-name="P1">led_timer_cb <text:s text:c="8"/>Instant current 0.000000A , time stick 247.33</text:p>
      <text:p text:style-name="P1">led_timer_cb <text:s text:c="8"/>Instant current 0.000000A , time stick 247.43</text:p>
      <text:p text:style-name="P1">led_timer_cb <text:s text:c="8"/>Instant current 0.000000A , time stick 247.54</text:p>
      <text:p text:style-name="P1">led_timer_cb <text:s text:c="8"/>Instant current 0.000000A , time stick 247.64</text:p>
      <text:p text:style-name="P1">led_timer_cb <text:s text:c="8"/>Instant current 0.000000A , time stick 247.75</text:p>
      <text:p text:style-name="P1">led_timer_cb <text:s text:c="8"/>Instant current 0.000000A , time stick 247.86</text:p>
      <text:p text:style-name="P1">led_timer_cb <text:s text:c="8"/>Instant current 0.000000A , time stick 247.96</text:p>
      <text:p text:style-name="P1">led_timer_cb <text:s text:c="8"/>Instant current 0.000000A , time stick 248.07</text:p>
      <text:p text:style-name="P1">led_timer_cb <text:s text:c="8"/>Instant current 0.000000A , time stick 248.18</text:p>
      <text:p text:style-name="P1">led_timer_cb <text:s text:c="8"/>Instant current 0.000000A , time stick 248.28</text:p>
      <text:p text:style-name="P1">led_timer_cb <text:s text:c="8"/>Instant current 0.000000A , time stick 248.39</text:p>
      <text:p text:style-name="P1">led_timer_cb <text:s text:c="8"/>Instant current 0.000000A , time stick 248.50</text:p>
      <text:p text:style-name="P1"><text:soft-page-break/>led_timer_cb <text:s text:c="8"/>Instant current 0.000000A , time stick 248.60</text:p>
      <text:p text:style-name="P1">led_timer_cb <text:s text:c="8"/>Instant current 0.000000A , time stick 248.71</text:p>
      <text:p text:style-name="P1">led_timer_cb <text:s text:c="8"/>Instant current 0.000000A , time stick 248.81</text:p>
      <text:p text:style-name="P1">led_timer_cb <text:s text:c="8"/>Instant current 0.000000A , time stick 248.92</text:p>
      <text:p text:style-name="P1">led_timer_cb <text:s text:c="8"/>Instant current 0.000000A , time stick 249.03</text:p>
      <text:p text:style-name="P1">led_timer_cb <text:s text:c="8"/>Instant current 0.000000A , time stick 249.13</text:p>
      <text:p text:style-name="P1">led_timer_cb <text:s text:c="8"/>Instant current 0.000000A , time stick 249.24</text:p>
      <text:p text:style-name="P1">led_timer_cb <text:s text:c="8"/>Instant current 0.000000A , time stick 249.35</text:p>
      <text:p text:style-name="P1">led_timer_cb <text:s text:c="8"/>Instant current 0.000000A , time stick 249.45</text:p>
      <text:p text:style-name="P1">led_timer_cb <text:s text:c="8"/>Instant current 0.000000A , time stick 249.56</text:p>
      <text:p text:style-name="P1">led_timer_cb <text:s text:c="8"/>Instant current 0.000000A , time stick 249.67</text:p>
      <text:p text:style-name="P1">led_timer_cb <text:s text:c="8"/>Instant current 0.000000A , time stick 249.77</text:p>
      <text:p text:style-name="P1">led_timer_cb <text:s text:c="8"/>Instant current 0.000000A , time stick 249.88</text:p>
      <text:p text:style-name="P1">led_timer_cb <text:s text:c="8"/>Instant current 0.000000A , time stick 249.98</text:p>
      <text:p text:style-name="P1">led_timer_cb <text:s text:c="8"/>Instant current 0.000000A , time stick 250.09</text:p>
      <text:p text:style-name="P1">led_timer_cb <text:s text:c="8"/>Instant current 0.000000A , time stick 250.20</text:p>
      <text:p text:style-name="P1">led_timer_cb <text:s text:c="8"/>Instant current 0.000000A , time stick 250.30</text:p>
      <text:p text:style-name="P1">led_timer_cb <text:s text:c="8"/>Instant current 0.000000A , time stick 250.41</text:p>
      <text:p text:style-name="P1">led_timer_cb <text:s text:c="8"/>Instant current 0.000000A , time stick 250.52</text:p>
      <text:p text:style-name="P1">led_timer_cb <text:s text:c="8"/>Instant current 0.000000A , time stick 250.62</text:p>
      <text:p text:style-name="P1">led_timer_cb <text:s text:c="8"/>Instant current 0.000000A , time stick 250.73</text:p>
      <text:p text:style-name="P1">led_timer_cb <text:s text:c="8"/>Instant current 0.000000A , time stick 250.83</text:p>
      <text:p text:style-name="P1">led_timer_cb <text:s text:c="8"/>Instant current 0.000000A , time stick 250.94</text:p>
      <text:p text:style-name="P1">led_timer_cb <text:s text:c="8"/>Instant current 0.000000A , time stick 251.05</text:p>
      <text:p text:style-name="P1">led_timer_cb <text:s text:c="8"/>Instant current 0.000000A , time stick 251.15</text:p>
      <text:p text:style-name="P1">led_timer_cb <text:s text:c="8"/>Instant current 0.000000A , time stick 251.26</text:p>
      <text:p text:style-name="P1">led_timer_cb <text:s text:c="8"/>Instant current 0.000000A , time stick 251.36</text:p>
      <text:p text:style-name="P1">led_timer_cb <text:s text:c="8"/>Instant current 0.000000A , time stick 251.47</text:p>
      <text:p text:style-name="P1">led_timer_cb <text:s text:c="8"/>Instant current 0.000000A , time stick 251.58</text:p>
      <text:p text:style-name="P1">led_timer_cb <text:s text:c="8"/>Instant current 0.000000A , time stick 251.68</text:p>
      <text:p text:style-name="P1">led_timer_cb <text:s text:c="8"/>Instant current 0.000000A , time stick 251.79</text:p>
      <text:p text:style-name="P1">led_timer_cb <text:s text:c="8"/>Instant current 0.000000A , time stick 251.90</text:p>
      <text:p text:style-name="P1">led_timer_cb <text:s text:c="8"/>Instant current 0.000000A , time stick 252.00</text:p>
      <text:p text:style-name="P1">led_timer_cb <text:s text:c="8"/>Instant current 0.000000A , time stick 252.11</text:p>
      <text:p text:style-name="P1">led_timer_cb <text:s text:c="8"/>Instant current 0.000000A , time stick 252.21</text:p>
      <text:p text:style-name="P1">led_timer_cb <text:s text:c="8"/>Instant current 0.000000A , time stick 252.32</text:p>
      <text:p text:style-name="P1">led_timer_cb <text:s text:c="8"/>Instant current 0.000000A , time stick 252.43</text:p>
      <text:p text:style-name="P1">led_timer_cb <text:s text:c="8"/>Instant current 0.000000A , time stick 252.53</text:p>
      <text:p text:style-name="P1">led_timer_cb <text:s text:c="8"/>Instant current 0.000000A , time stick 252.64</text:p>
      <text:p text:style-name="P1">led_timer_cb <text:s text:c="8"/>Instant current 0.000000A , time stick 252.75</text:p>
      <text:p text:style-name="P1">led_timer_cb <text:s text:c="8"/>Instant current 0.000000A , time stick 252.85</text:p>
      <text:p text:style-name="P1">led_timer_cb <text:s text:c="8"/>Instant current 0.000000A , time stick 252.96</text:p>
      <text:p text:style-name="P1">led_timer_cb <text:s text:c="8"/>Instant current 0.000000A , time stick 253.06</text:p>
      <text:p text:style-name="P1">led_timer_cb <text:s text:c="8"/>Instant current 0.000000A , time stick 253.17</text:p>
      <text:p text:style-name="P1">led_timer_cb <text:s text:c="8"/>Instant current 0.000000A , time stick 253.28</text:p>
      <text:p text:style-name="P1">led_timer_cb <text:s text:c="8"/>Instant current 0.000000A , time stick 253.38</text:p>
      <text:p text:style-name="P1">led_timer_cb <text:s text:c="8"/>Instant current 0.000000A , time stick 253.49</text:p>
      <text:p text:style-name="P1">led_timer_cb <text:s text:c="8"/>Instant current 0.000000A , time stick 253.60</text:p>
      <text:p text:style-name="P1">led_timer_cb <text:s text:c="8"/>Instant current 0.000000A , time stick 253.70</text:p>
      <text:p text:style-name="P1">led_timer_cb <text:s text:c="8"/>Instant current 0.000000A , time stick 253.81</text:p>
      <text:p text:style-name="P1">led_timer_cb <text:s text:c="8"/>Instant current 0.000000A , time stick 253.91</text:p>
      <text:p text:style-name="P1">led_timer_cb <text:s text:c="8"/>Instant current 0.000000A , time stick 254.02</text:p>
      <text:p text:style-name="P1"><text:soft-page-break/>led_timer_cb <text:s text:c="8"/>Instant current 0.000000A , time stick 254.13</text:p>
      <text:p text:style-name="P1">led_timer_cb <text:s text:c="8"/>Instant current 0.000000A , time stick 254.23</text:p>
      <text:p text:style-name="P1">led_timer_cb <text:s text:c="8"/>Instant current 0.000000A , time stick 254.34</text:p>
      <text:p text:style-name="P1">led_timer_cb <text:s text:c="8"/>Instant current 0.000000A , time stick 254.45</text:p>
      <text:p text:style-name="P1">led_timer_cb <text:s text:c="8"/>Instant current 0.000000A , time stick 254.55</text:p>
      <text:p text:style-name="P1">led_timer_cb <text:s text:c="8"/>Instant current 0.000000A , time stick 254.66</text:p>
      <text:p text:style-name="P1">led_timer_cb <text:s text:c="8"/>Instant current 0.000000A , time stick 254.77</text:p>
      <text:p text:style-name="P1">led_timer_cb <text:s text:c="8"/>Instant current 0.000000A , time stick 254.87</text:p>
      <text:p text:style-name="P1">led_timer_cb <text:s text:c="8"/>Instant current 0.000000A , time stick 254.98</text:p>
      <text:p text:style-name="P1">led_timer_cb <text:s text:c="8"/>Instant current 0.000000A , time stick 255.09</text:p>
      <text:p text:style-name="P1">led_timer_cb <text:s text:c="8"/>Instant current 0.000000A , time stick 255.19</text:p>
      <text:p text:style-name="P1">led_timer_cb <text:s text:c="8"/>Instant current 0.000000A , time stick 255.30</text:p>
      <text:p text:style-name="P1">led_timer_cb <text:s text:c="8"/>Instant current 0.000000A , time stick 255.40</text:p>
      <text:p text:style-name="P1">led_timer_cb <text:s text:c="8"/>Instant current 0.000000A , time stick 255.51</text:p>
      <text:p text:style-name="P1">led_timer_cb <text:s text:c="8"/>Instant current 0.000000A , time stick 255.62</text:p>
      <text:p text:style-name="P1">led_timer_cb <text:s text:c="8"/>Instant current 0.000000A , time stick 255.72</text:p>
      <text:p text:style-name="P1">led_timer_cb <text:s text:c="8"/>Instant current 0.000000A , time stick 255.83</text:p>
      <text:p text:style-name="P1">led_timer_cb <text:s text:c="8"/>Instant current 0.000000A , time stick 255.94</text:p>
      <text:p text:style-name="P1">led_timer_cb <text:s text:c="8"/>Instant current 0.000000A , time stick 256.04</text:p>
      <text:p text:style-name="P1">led_timer_cb <text:s text:c="8"/>Instant current 0.000000A , time stick 256.15</text:p>
      <text:p text:style-name="P1">led_timer_cb <text:s text:c="8"/>Instant current 0.000000A , time stick 256.26</text:p>
      <text:p text:style-name="P1">led_timer_cb <text:s text:c="8"/>Instant current 0.000000A , time stick 256.36</text:p>
      <text:p text:style-name="P1">led_timer_cb <text:s text:c="8"/>Instant current 0.000000A , time stick 256.47</text:p>
      <text:p text:style-name="P1">led_timer_cb <text:s text:c="8"/>Instant current 0.000000A , time stick 256.57</text:p>
      <text:p text:style-name="P1">led_timer_cb <text:s text:c="8"/>Instant current 0.000000A , time stick 256.68</text:p>
      <text:p text:style-name="P1">led_timer_cb <text:s text:c="8"/>Instant current 0.000000A , time stick 256.79</text:p>
      <text:p text:style-name="P1">led_timer_cb <text:s text:c="8"/>Instant current 0.000000A , time stick 256.89</text:p>
      <text:p text:style-name="P1">led_timer_cb <text:s text:c="8"/>Instant current 0.000000A , time stick 257.00</text:p>
      <text:p text:style-name="P1">led_timer_cb <text:s text:c="8"/>Instant current 0.000000A , time stick 257.11</text:p>
      <text:p text:style-name="P1">led_timer_cb <text:s text:c="8"/>Instant current 0.000000A , time stick 257.21</text:p>
      <text:p text:style-name="P1">led_timer_cb <text:s text:c="8"/>Instant current 0.000000A , time stick 257.32</text:p>
      <text:p text:style-name="P1">led_timer_cb <text:s text:c="8"/>Instant current 0.000000A , time stick 257.43</text:p>
      <text:p text:style-name="P1">led_timer_cb <text:s text:c="8"/>Average current 0.000000A , time stick 257.43</text:p>
      <text:p text:style-name="P1">led_timer_cb <text:s text:c="8"/>Instant current 0.000000A , time stick 257.54</text:p>
      <text:p text:style-name="P1">led_timer_cb <text:s text:c="8"/>Instant current 0.000000A , time stick 257.64</text:p>
      <text:p text:style-name="P1">led_timer_cb <text:s text:c="8"/>Instant current 0.000000A , time stick 257.75</text:p>
      <text:p text:style-name="P1">led_timer_cb <text:s text:c="8"/>Instant current 0.000000A , time stick 257.86</text:p>
      <text:p text:style-name="P1">led_timer_cb <text:s text:c="8"/>Instant current 0.000000A , time stick 257.96</text:p>
      <text:p text:style-name="P1">led_timer_cb <text:s text:c="8"/>Instant current 0.000000A , time stick 258.07</text:p>
      <text:p text:style-name="P1">led_timer_cb <text:s text:c="8"/>Instant current 0.000000A , time stick 258.18</text:p>
      <text:p text:style-name="P1">led_timer_cb <text:s text:c="8"/>Instant current 0.000000A , time stick 258.28</text:p>
      <text:p text:style-name="P1">led_timer_cb <text:s text:c="8"/>Instant current 0.000000A , time stick 258.39</text:p>
      <text:p text:style-name="P1">led_timer_cb <text:s text:c="8"/>Instant current 0.000000A , time stick 258.49</text:p>
      <text:p text:style-name="P1">led_timer_cb <text:s text:c="8"/>Instant current 0.000000A , time stick 258.60</text:p>
      <text:p text:style-name="P1">led_timer_cb <text:s text:c="8"/>Instant current 0.000000A , time stick 258.71</text:p>
      <text:p text:style-name="P1">led_timer_cb <text:s text:c="8"/>Instant current 0.000000A , time stick 258.81</text:p>
      <text:p text:style-name="P1">led_timer_cb <text:s text:c="8"/>Instant current 0.000000A , time stick 258.92</text:p>
      <text:p text:style-name="P1">led_timer_cb <text:s text:c="8"/>Instant current 0.000000A , time stick 259.03</text:p>
      <text:p text:style-name="P1">led_timer_cb <text:s text:c="8"/>Instant current 0.000000A , time stick 259.13</text:p>
      <text:p text:style-name="P1">led_timer_cb <text:s text:c="8"/>Instant current 0.000000A , time stick 259.24</text:p>
      <text:p text:style-name="P1">led_timer_cb <text:s text:c="8"/>Instant current 0.000000A , time stick 259.34</text:p>
      <text:p text:style-name="P1">led_timer_cb <text:s text:c="8"/>Instant current 0.000000A , time stick 259.45</text:p>
      <text:p text:style-name="P1"><text:soft-page-break/>led_timer_cb <text:s text:c="8"/>Instant current 0.000000A , time stick 259.56</text:p>
      <text:p text:style-name="P1">led_timer_cb <text:s text:c="8"/>Instant current 0.000000A , time stick 259.66</text:p>
      <text:p text:style-name="P1">led_timer_cb <text:s text:c="8"/>Instant current 0.000000A , time stick 259.77</text:p>
      <text:p text:style-name="P1">led_timer_cb <text:s text:c="8"/>Instant current 0.000000A , time stick 259.88</text:p>
      <text:p text:style-name="P1">led_timer_cb <text:s text:c="8"/>Instant current 0.000000A , time stick 259.98</text:p>
      <text:p text:style-name="P1">led_timer_cb <text:s text:c="8"/>Instant current 0.000000A , time stick 260.09</text:p>
      <text:p text:style-name="P1">led_timer_cb <text:s text:c="8"/>Instant current 0.000000A , time stick 260.20</text:p>
      <text:p text:style-name="P1">led_timer_cb <text:s text:c="8"/>Instant current 0.000000A , time stick 260.30</text:p>
      <text:p text:style-name="P1">led_timer_cb <text:s text:c="8"/>Instant current 0.000000A , time stick 260.41</text:p>
      <text:p text:style-name="P1">led_timer_cb <text:s text:c="8"/>Instant current 0.000000A , time stick 260.52</text:p>
      <text:p text:style-name="P1">led_timer_cb <text:s text:c="8"/>Instant current 0.000000A , time stick 260.62</text:p>
      <text:p text:style-name="P1">led_timer_cb <text:s text:c="8"/>Instant current 0.000000A , time stick 260.73</text:p>
      <text:p text:style-name="P1">led_timer_cb <text:s text:c="8"/>Instant current 0.000000A , time stick 260.83</text:p>
      <text:p text:style-name="P1">led_timer_cb <text:s text:c="8"/>Instant current 0.000000A , time stick 260.94</text:p>
      <text:p text:style-name="P1">led_timer_cb <text:s text:c="8"/>Instant current 0.000000A , time stick 261.05</text:p>
      <text:p text:style-name="P1">led_timer_cb <text:s text:c="8"/>Instant current 0.000000A , time stick 261.15</text:p>
      <text:p text:style-name="P1">led_timer_cb <text:s text:c="8"/>Instant current 0.000000A , time stick 261.26</text:p>
      <text:p text:style-name="P1">led_timer_cb <text:s text:c="8"/>Instant current 0.000000A , time stick 261.37</text:p>
      <text:p text:style-name="P1">led_timer_cb <text:s text:c="8"/>Instant current 0.000000A , time stick 261.47</text:p>
      <text:p text:style-name="P1">led_timer_cb <text:s text:c="8"/>Instant current 0.000000A , time stick 261.58</text:p>
      <text:p text:style-name="P1">led_timer_cb <text:s text:c="8"/>Instant current 0.000000A , time stick 261.68</text:p>
      <text:p text:style-name="P1">led_timer_cb <text:s text:c="8"/>Instant current 0.000000A , time stick 261.79</text:p>
      <text:p text:style-name="P1">led_timer_cb <text:s text:c="8"/>Instant current 0.000000A , time stick 261.90</text:p>
      <text:p text:style-name="P1">led_timer_cb <text:s text:c="8"/>Instant current 0.000000A , time stick 262.00</text:p>
      <text:p text:style-name="P1">led_timer_cb <text:s text:c="8"/>Instant current 0.000000A , time stick 262.11</text:p>
      <text:p text:style-name="P1">led_timer_cb <text:s text:c="8"/>Instant current 0.000000A , time stick 262.22</text:p>
      <text:p text:style-name="P1">led_timer_cb <text:s text:c="8"/>Instant current 0.000000A , time stick 262.32</text:p>
      <text:p text:style-name="P1">led_timer_cb <text:s text:c="8"/>Instant current 0.000000A , time stick 262.43</text:p>
      <text:p text:style-name="P1">led_timer_cb <text:s text:c="8"/>Instant current 0.000000A , time stick 262.54</text:p>
      <text:p text:style-name="P1">led_timer_cb <text:s text:c="8"/>Instant current 0.000000A , time stick 262.64</text:p>
      <text:p text:style-name="P1">led_timer_cb <text:s text:c="8"/>Instant current 0.000000A , time stick 262.75</text:p>
      <text:p text:style-name="P1">led_timer_cb <text:s text:c="8"/>Instant current 0.000000A , time stick 262.86</text:p>
      <text:p text:style-name="P1">led_timer_cb <text:s text:c="8"/>Instant current 0.000000A , time stick 262.96</text:p>
      <text:p text:style-name="P1">led_timer_cb <text:s text:c="8"/>Instant current 0.000000A , time stick 263.07</text:p>
      <text:p text:style-name="P1">led_timer_cb <text:s text:c="8"/>Instant current 0.000000A , time stick 263.17</text:p>
      <text:p text:style-name="P1">led_timer_cb <text:s text:c="8"/>Instant current 0.000000A , time stick 263.28</text:p>
      <text:p text:style-name="P1">led_timer_cb <text:s text:c="8"/>Instant current 0.000000A , time stick 263.39</text:p>
      <text:p text:style-name="P1">led_timer_cb <text:s text:c="8"/>Instant current 0.000000A , time stick 263.49</text:p>
      <text:p text:style-name="P1">led_timer_cb <text:s text:c="8"/>Instant current 0.000000A , time stick 263.60</text:p>
      <text:p text:style-name="P1">led_timer_cb <text:s text:c="8"/>Instant current 0.000000A , time stick 263.70</text:p>
      <text:p text:style-name="P1">led_timer_cb <text:s text:c="8"/>Instant current 0.000000A , time stick 263.81</text:p>
      <text:p text:style-name="P1">led_timer_cb <text:s text:c="8"/>Instant current 0.000000A , time stick 263.92</text:p>
      <text:p text:style-name="P1">led_timer_cb <text:s text:c="8"/>Instant current 0.000000A , time stick 264.02</text:p>
      <text:p text:style-name="P1">led_timer_cb <text:s text:c="8"/>Instant current 0.000000A , time stick 264.13</text:p>
      <text:p text:style-name="P1">led_timer_cb <text:s text:c="8"/>Instant current 0.000000A , time stick 264.24</text:p>
      <text:p text:style-name="P1">led_timer_cb <text:s text:c="8"/>Instant current 0.000000A , time stick 264.34</text:p>
      <text:p text:style-name="P1">led_timer_cb <text:s text:c="8"/>Instant current 0.000000A , time stick 264.45</text:p>
      <text:p text:style-name="P1">led_timer_cb <text:s text:c="8"/>Instant current 0.000000A , time stick 264.56</text:p>
      <text:p text:style-name="P1">led_timer_cb <text:s text:c="8"/>Instant current 0.000000A , time stick 264.66</text:p>
      <text:p text:style-name="P1">led_timer_cb <text:s text:c="8"/>Instant current 0.000000A , time stick 264.77</text:p>
      <text:p text:style-name="P1">led_timer_cb <text:s text:c="8"/>Instant current 0.000000A , time stick 264.87</text:p>
      <text:p text:style-name="P1">led_timer_cb <text:s text:c="8"/>Instant current 0.000000A , time stick 264.98</text:p>
      <text:p text:style-name="P1"><text:soft-page-break/>led_timer_cb <text:s text:c="8"/>Instant current 0.000000A , time stick 265.09</text:p>
      <text:p text:style-name="P1">led_timer_cb <text:s text:c="8"/>Instant current 0.000000A , time stick 265.19</text:p>
      <text:p text:style-name="P1">led_timer_cb <text:s text:c="8"/>Instant current 0.000000A , time stick 265.30</text:p>
      <text:p text:style-name="P1">led_timer_cb <text:s text:c="8"/>Instant current 0.000000A , time stick 265.41</text:p>
      <text:p text:style-name="P1">led_timer_cb <text:s text:c="8"/>Instant current 0.000000A , time stick 265.51</text:p>
      <text:p text:style-name="P1">led_timer_cb <text:s text:c="8"/>Instant current 0.000000A , time stick 265.62</text:p>
      <text:p text:style-name="P1">led_timer_cb <text:s text:c="8"/>Instant current 0.000000A , time stick 265.73</text:p>
      <text:p text:style-name="P1">led_timer_cb <text:s text:c="8"/>Instant current 0.000000A , time stick 265.83</text:p>
      <text:p text:style-name="P1">led_timer_cb <text:s text:c="8"/>Instant current 0.000000A , time stick 265.94</text:p>
      <text:p text:style-name="P1">led_timer_cb <text:s text:c="8"/>Instant current 0.000000A , time stick 266.05</text:p>
      <text:p text:style-name="P1">led_timer_cb <text:s text:c="8"/>Instant current 0.000000A , time stick 266.15</text:p>
      <text:p text:style-name="P1">led_timer_cb <text:s text:c="8"/>Instant current 0.000000A , time stick 266.26</text:p>
      <text:p text:style-name="P1">led_timer_cb <text:s text:c="8"/>Instant current 0.000000A , time stick 266.37</text:p>
      <text:p text:style-name="P1">led_timer_cb <text:s text:c="8"/>Instant current 0.000000A , time stick 266.47</text:p>
      <text:p text:style-name="P1">led_timer_cb <text:s text:c="8"/>Instant current 0.000000A , time stick 266.58</text:p>
      <text:p text:style-name="P1">led_timer_cb <text:s text:c="8"/>Instant current 0.000000A , time stick 266.68</text:p>
      <text:p text:style-name="P1">led_timer_cb <text:s text:c="8"/>Instant current 0.000000A , time stick 266.79</text:p>
      <text:p text:style-name="P1">led_timer_cb <text:s text:c="8"/>Instant current 0.000000A , time stick 266.90</text:p>
      <text:p text:style-name="P1">led_timer_cb <text:s text:c="8"/>Instant current 0.000000A , time stick 267.00</text:p>
      <text:p text:style-name="P1">led_timer_cb <text:s text:c="8"/>Instant current 0.000000A , time stick 267.11</text:p>
      <text:p text:style-name="P1">led_timer_cb <text:s text:c="8"/>Instant current 0.000000A , time stick 267.22</text:p>
      <text:p text:style-name="P1">led_timer_cb <text:s text:c="8"/>Instant current 0.000000A , time stick 267.32</text:p>
      <text:p text:style-name="P1">led_timer_cb <text:s text:c="8"/>Instant current 0.000000A , time stick 267.43</text:p>
      <text:p text:style-name="P1">led_timer_cb <text:s text:c="8"/>Instant current 0.000000A , time stick 267.53</text:p>
      <text:p text:style-name="P1">led_timer_cb <text:s text:c="8"/>Instant current 0.000000A , time stick 267.64</text:p>
      <text:p text:style-name="P1">led_timer_cb <text:s text:c="8"/>Instant current 0.000000A , time stick 267.75</text:p>
      <text:p text:style-name="P1">led_timer_cb <text:s text:c="8"/>Instant current 0.000000A , time stick 267.85</text:p>
      <text:p text:style-name="P1">led_timer_cb <text:s text:c="8"/>Instant current 0.000000A , time stick 267.96</text:p>
      <text:p text:style-name="P1">led_timer_cb <text:s text:c="8"/>Instant current 0.000000A , time stick 268.07</text:p>
      <text:p text:style-name="P1">led_timer_cb <text:s text:c="8"/>Instant current 0.000000A , time stick 268.17</text:p>
      <text:p text:style-name="P1">led_timer_cb <text:s text:c="8"/>Instant current 0.000000A , time stick 268.28</text:p>
      <text:p text:style-name="P1">led_timer_cb <text:s text:c="8"/>Instant current 0.000000A , time stick 268.39</text:p>
      <text:p text:style-name="P1">led_timer_cb <text:s text:c="8"/>Instant current 0.000000A , time stick 268.49</text:p>
      <text:p text:style-name="P1">led_timer_cb <text:s text:c="8"/>Instant current 0.000000A , time stick 268.60</text:p>
      <text:p text:style-name="P1">led_timer_cb <text:s text:c="8"/>Instant current 0.000000A , time stick 268.71</text:p>
      <text:p text:style-name="P1">led_timer_cb <text:s text:c="8"/>Instant current 0.000000A , time stick 268.81</text:p>
      <text:p text:style-name="P1">led_timer_cb <text:s text:c="8"/>Instant current 0.000000A , time stick 268.92</text:p>
      <text:p text:style-name="P1">led_timer_cb <text:s text:c="8"/>Instant current 0.000000A , time stick 269.02</text:p>
      <text:p text:style-name="P1">led_timer_cb <text:s text:c="8"/>Instant current 0.000000A , time stick 269.13</text:p>
      <text:p text:style-name="P1">led_timer_cb <text:s text:c="8"/>Instant current 0.000000A , time stick 269.24</text:p>
      <text:p text:style-name="P1">led_timer_cb <text:s text:c="8"/>Instant current 0.000000A , time stick 269.34</text:p>
      <text:p text:style-name="P1">led_timer_cb <text:s text:c="8"/>Instant current 0.000000A , time stick 269.45</text:p>
      <text:p text:style-name="P1">led_timer_cb <text:s text:c="8"/>Instant current 0.000000A , time stick 269.56</text:p>
      <text:p text:style-name="P1">led_timer_cb <text:s text:c="8"/>Instant current 0.000000A , time stick 269.66</text:p>
      <text:p text:style-name="P1">led_timer_cb <text:s text:c="8"/>Instant current 0.000000A , time stick 269.77</text:p>
      <text:p text:style-name="P1">led_timer_cb <text:s text:c="8"/>Instant current 0.000000A , time stick 269.87</text:p>
      <text:p text:style-name="P1">led_timer_cb <text:s text:c="8"/>Instant current 0.000000A , time stick 269.98</text:p>
      <text:p text:style-name="P1">led_timer_cb <text:s text:c="8"/>Instant current 0.000000A , time stick 270.09</text:p>
      <text:p text:style-name="P1">led_timer_cb <text:s text:c="8"/>Instant current 0.000000A , time stick 270.19</text:p>
      <text:p text:style-name="P1">led_timer_cb <text:s text:c="8"/>Instant current 0.000000A , time stick 270.30</text:p>
      <text:p text:style-name="P1">led_timer_cb <text:s text:c="8"/>Instant current 0.000000A , time stick 270.41</text:p>
      <text:p text:style-name="P1">led_timer_cb <text:s text:c="8"/>Instant current 0.000000A , time stick 270.51</text:p>
      <text:p text:style-name="P1"><text:soft-page-break/>led_timer_cb <text:s text:c="8"/>Instant current 0.000000A , time stick 270.62</text:p>
      <text:p text:style-name="P1">led_timer_cb <text:s text:c="8"/>Instant current 0.000000A , time stick 270.72</text:p>
      <text:p text:style-name="P1">led_timer_cb <text:s text:c="8"/>Instant current 0.000000A , time stick 270.83</text:p>
      <text:p text:style-name="P1">led_timer_cb <text:s text:c="8"/>Instant current 0.000000A , time stick 270.94</text:p>
      <text:p text:style-name="P1">led_timer_cb <text:s text:c="8"/>Instant current 0.000000A , time stick 271.04</text:p>
      <text:p text:style-name="P1">led_timer_cb <text:s text:c="8"/>Instant current 0.000000A , time stick 271.15</text:p>
      <text:p text:style-name="P1">led_timer_cb <text:s text:c="8"/>Instant current 0.000000A , time stick 271.26</text:p>
      <text:p text:style-name="P1">led_timer_cb <text:s text:c="8"/>Instant current 0.000000A , time stick 271.36</text:p>
      <text:p text:style-name="P1">led_timer_cb <text:s text:c="8"/>Instant current 0.000000A , time stick 271.47</text:p>
      <text:p text:style-name="P1">led_timer_cb <text:s text:c="8"/>Instant current 0.000000A , time stick 271.58</text:p>
      <text:p text:style-name="P1">led_timer_cb <text:s text:c="8"/>Instant current 0.000000A , time stick 271.68</text:p>
      <text:p text:style-name="P1">led_timer_cb <text:s text:c="8"/>Instant current 0.000000A , time stick 271.79</text:p>
      <text:p text:style-name="P1">led_timer_cb <text:s text:c="8"/>Instant current 0.000000A , time stick 271.89</text:p>
      <text:p text:style-name="P1">led_timer_cb <text:s text:c="8"/>Instant current 0.000000A , time stick 272.00</text:p>
      <text:p text:style-name="P1">led_timer_cb <text:s text:c="8"/>Instant current 0.000000A , time stick 272.11</text:p>
      <text:p text:style-name="P1">led_timer_cb <text:s text:c="8"/>Instant current 0.000000A , time stick 272.21</text:p>
      <text:p text:style-name="P1">led_timer_cb <text:s text:c="8"/>Instant current 0.000000A , time stick 272.32</text:p>
      <text:p text:style-name="P1">led_timer_cb <text:s text:c="8"/>Instant current 0.000000A , time stick 272.43</text:p>
      <text:p text:style-name="P1">led_timer_cb <text:s text:c="8"/>Instant current 0.000000A , time stick 272.53</text:p>
      <text:p text:style-name="P1">led_timer_cb <text:s text:c="8"/>Instant current 0.000000A , time stick 272.64</text:p>
      <text:p text:style-name="P1">led_timer_cb <text:s text:c="8"/>Instant current 0.000000A , time stick 272.74</text:p>
      <text:p text:style-name="P1">led_timer_cb <text:s text:c="8"/>Instant current 0.000000A , time stick 272.85</text:p>
      <text:p text:style-name="P1">led_timer_cb <text:s text:c="8"/>Instant current 0.000000A , time stick 272.96</text:p>
      <text:p text:style-name="P1">led_timer_cb <text:s text:c="8"/>Instant current 0.000000A , time stick 273.06</text:p>
      <text:p text:style-name="P1">led_timer_cb <text:s text:c="8"/>Instant current 0.000000A , time stick 273.17</text:p>
      <text:p text:style-name="P1">led_timer_cb <text:s text:c="8"/>Instant current 0.000000A , time stick 273.27</text:p>
      <text:p text:style-name="P1">led_timer_cb <text:s text:c="8"/>Instant current 0.000000A , time stick 273.38</text:p>
      <text:p text:style-name="P1">led_timer_cb <text:s text:c="8"/>Instant current 0.000000A , time stick 273.49</text:p>
      <text:p text:style-name="P1">led_timer_cb <text:s text:c="8"/>Instant current 0.000000A , time stick 273.59</text:p>
      <text:p text:style-name="P1">led_timer_cb <text:s text:c="8"/>Instant current 0.000000A , time stick 273.70</text:p>
      <text:p text:style-name="P1">led_timer_cb <text:s text:c="8"/>Instant current 0.000000A , time stick 273.81</text:p>
      <text:p text:style-name="P1">led_timer_cb <text:s text:c="8"/>Instant current 0.000000A , time stick 273.91</text:p>
      <text:p text:style-name="P1">led_timer_cb <text:s text:c="8"/>Instant current 0.000000A , time stick 274.02</text:p>
      <text:p text:style-name="P1">led_timer_cb <text:s text:c="8"/>Instant current 0.000000A , time stick 274.13</text:p>
      <text:p text:style-name="P1">led_timer_cb <text:s text:c="8"/>Instant current 0.000000A , time stick 274.23</text:p>
      <text:p text:style-name="P1">led_timer_cb <text:s text:c="8"/>Instant current 0.000000A , time stick 274.34</text:p>
      <text:p text:style-name="P1">led_timer_cb <text:s text:c="8"/>Instant current 0.000000A , time stick 274.45</text:p>
      <text:p text:style-name="P1">led_timer_cb <text:s text:c="8"/>Instant current 0.000000A , time stick 274.55</text:p>
      <text:p text:style-name="P1">led_timer_cb <text:s text:c="8"/>Instant current 0.000000A , time stick 274.66</text:p>
      <text:p text:style-name="P1">led_timer_cb <text:s text:c="8"/>Instant current 0.000000A , time stick 274.76</text:p>
      <text:p text:style-name="P1">led_timer_cb <text:s text:c="8"/>Instant current 0.000000A , time stick 274.87</text:p>
      <text:p text:style-name="P1">led_timer_cb <text:s text:c="8"/>Instant current 0.000000A , time stick 274.98</text:p>
      <text:p text:style-name="P1">led_timer_cb <text:s text:c="8"/>Instant current 0.000000A , time stick 275.08</text:p>
      <text:p text:style-name="P1">led_timer_cb <text:s text:c="8"/>Instant current 0.000000A , time stick 275.19</text:p>
      <text:p text:style-name="P1">led_timer_cb <text:s text:c="8"/>Instant current 0.000000A , time stick 275.30</text:p>
      <text:p text:style-name="P1">led_timer_cb <text:s text:c="8"/>Instant current 0.000000A , time stick 275.40</text:p>
      <text:p text:style-name="P1">led_timer_cb <text:s text:c="8"/>Instant current 0.000000A , time stick 275.51</text:p>
      <text:p text:style-name="P1">led_timer_cb <text:s text:c="8"/>Instant current 0.000000A , time stick 275.62</text:p>
      <text:p text:style-name="P1">led_timer_cb <text:s text:c="8"/>Instant current 0.000000A , time stick 275.72</text:p>
      <text:p text:style-name="P1">led_timer_cb <text:s text:c="8"/>Instant current 0.000000A , time stick 275.83</text:p>
      <text:p text:style-name="P1">led_timer_cb <text:s text:c="8"/>Instant current 0.000000A , time stick 275.93</text:p>
      <text:p text:style-name="P1">led_timer_cb <text:s text:c="8"/>Instant current 0.000000A , time stick 276.04</text:p>
      <text:p text:style-name="P1"><text:soft-page-break/>led_timer_cb <text:s text:c="8"/>Instant current 0.000000A , time stick 276.15</text:p>
      <text:p text:style-name="P1">led_timer_cb <text:s text:c="8"/>Instant current 0.000000A , time stick 276.25</text:p>
      <text:p text:style-name="P1">led_timer_cb <text:s text:c="8"/>Instant current 0.000000A , time stick 276.36</text:p>
      <text:p text:style-name="P1">led_timer_cb <text:s text:c="8"/>Instant current 0.000000A , time stick 276.47</text:p>
      <text:p text:style-name="P1">led_timer_cb <text:s text:c="8"/>Instant current 0.000000A , time stick 276.57</text:p>
      <text:p text:style-name="P1">led_timer_cb <text:s text:c="8"/>Instant current 0.000000A , time stick 276.68</text:p>
      <text:p text:style-name="P1">led_timer_cb <text:s text:c="8"/>Instant current 0.000000A , time stick 276.79</text:p>
      <text:p text:style-name="P1">led_timer_cb <text:s text:c="8"/>Instant current 0.000000A , time stick 276.89</text:p>
      <text:p text:style-name="P1">led_timer_cb <text:s text:c="8"/>Instant current 0.000000A , time stick 277.00</text:p>
      <text:p text:style-name="P1">led_timer_cb <text:s text:c="8"/>Instant current 0.000000A , time stick 277.11</text:p>
      <text:p text:style-name="P1">led_timer_cb <text:s text:c="8"/>Instant current 0.000000A , time stick 277.21</text:p>
      <text:p text:style-name="P1">led_timer_cb <text:s text:c="8"/>Instant current 0.000000A , time stick 277.32</text:p>
      <text:p text:style-name="P1">led_timer_cb <text:s text:c="8"/>Instant current 0.000000A , time stick 277.42</text:p>
      <text:p text:style-name="P1">led_timer_cb <text:s text:c="8"/>Instant current 0.000000A , time stick 277.53</text:p>
      <text:p text:style-name="P1">led_timer_cb <text:s text:c="8"/>Instant current 0.000000A , time stick 277.64</text:p>
      <text:p text:style-name="P1">led_timer_cb <text:s text:c="8"/>Instant current 0.000000A , time stick 277.74</text:p>
      <text:p text:style-name="P1">led_timer_cb <text:s text:c="8"/>Instant current 0.000000A , time stick 277.85</text:p>
      <text:p text:style-name="P1">led_timer_cb <text:s text:c="8"/>Instant current 0.000000A , time stick 277.96</text:p>
      <text:p text:style-name="P1">led_timer_cb <text:s text:c="8"/>Instant current 0.000000A , time stick 278.06</text:p>
      <text:p text:style-name="P1">led_timer_cb <text:s text:c="8"/>Instant current 0.000000A , time stick 278.17</text:p>
      <text:p text:style-name="P1">led_timer_cb <text:s text:c="8"/>Instant current 0.000000A , time stick 278.28</text:p>
      <text:p text:style-name="P1">led_timer_cb <text:s text:c="8"/>Instant current 0.000000A , time stick 278.38</text:p>
      <text:p text:style-name="P1">led_timer_cb <text:s text:c="8"/>Instant current 0.000000A , time stick 278.49</text:p>
      <text:p text:style-name="P1">led_timer_cb <text:s text:c="8"/>Instant current 0.000000A , time stick 278.59</text:p>
      <text:p text:style-name="P1">led_timer_cb <text:s text:c="8"/>Instant current 0.000000A , time stick 278.70</text:p>
      <text:p text:style-name="P1">led_timer_cb <text:s text:c="8"/>Instant current 0.000000A , time stick 278.81</text:p>
      <text:p text:style-name="P1">led_timer_cb <text:s text:c="8"/>Instant current 0.000000A , time stick 278.91</text:p>
      <text:p text:style-name="P1">led_timer_cb <text:s text:c="8"/>Instant current 0.000000A , time stick 279.02</text:p>
      <text:p text:style-name="P1">led_timer_cb <text:s text:c="8"/>Instant current 0.000000A , time stick 279.13</text:p>
      <text:p text:style-name="P1">led_timer_cb <text:s text:c="8"/>Instant current 0.000000A , time stick 279.23</text:p>
      <text:p text:style-name="P1">led_timer_cb <text:s text:c="8"/>Instant current 0.000000A , time stick 279.34</text:p>
      <text:p text:style-name="P1">led_timer_cb <text:s text:c="8"/>Instant current 0.000000A , time stick 279.45</text:p>
      <text:p text:style-name="P1">led_timer_cb <text:s text:c="8"/>Instant current 0.000000A , time stick 279.55</text:p>
      <text:p text:style-name="P1">led_timer_cb <text:s text:c="8"/>Instant current 0.000000A , time stick 279.66</text:p>
      <text:p text:style-name="P1">led_timer_cb <text:s text:c="8"/>Instant current 0.000000A , time stick 279.76</text:p>
      <text:p text:style-name="P1">led_timer_cb <text:s text:c="8"/>Instant current 0.000000A , time stick 279.87</text:p>
      <text:p text:style-name="P1">led_timer_cb <text:s text:c="8"/>Instant current 0.000000A , time stick 279.98</text:p>
      <text:p text:style-name="P1">led_timer_cb <text:s text:c="8"/>Instant current 0.000000A , time stick 280.08</text:p>
      <text:p text:style-name="P1">led_timer_cb <text:s text:c="8"/>Instant current 0.000000A , time stick 280.19</text:p>
      <text:p text:style-name="P1">led_timer_cb <text:s text:c="8"/>Instant current 0.000000A , time stick 280.30</text:p>
      <text:p text:style-name="P1">led_timer_cb <text:s text:c="8"/>Instant current 0.000000A , time stick 280.40</text:p>
      <text:p text:style-name="P1">led_timer_cb <text:s text:c="8"/>Instant current 0.000000A , time stick 280.51</text:p>
      <text:p text:style-name="P1">led_timer_cb <text:s text:c="8"/>Instant current 0.000000A , time stick 280.61</text:p>
      <text:p text:style-name="P1">led_timer_cb <text:s text:c="8"/>Instant current 0.000000A , time stick 280.72</text:p>
      <text:p text:style-name="P1">led_timer_cb <text:s text:c="8"/>Instant current 0.000000A , time stick 280.83</text:p>
      <text:p text:style-name="P1">led_timer_cb <text:s text:c="8"/>Instant current 0.000000A , time stick 280.93</text:p>
      <text:p text:style-name="P1">led_timer_cb <text:s text:c="8"/>Instant current 0.000000A , time stick 281.04</text:p>
      <text:p text:style-name="P1">led_timer_cb <text:s text:c="8"/>Instant current 0.000000A , time stick 281.15</text:p>
      <text:p text:style-name="P1">led_timer_cb <text:s text:c="8"/>Instant current 0.000000A , time stick 281.25</text:p>
      <text:p text:style-name="P1">led_timer_cb <text:s text:c="8"/>Instant current 0.000000A , time stick 281.36</text:p>
      <text:p text:style-name="P1">led_timer_cb <text:s text:c="8"/>Instant current 0.000000A , time stick 281.46</text:p>
      <text:p text:style-name="P1">led_timer_cb <text:s text:c="8"/>Instant current 0.000000A , time stick 281.57</text:p>
      <text:p text:style-name="P1"><text:soft-page-break/>led_timer_cb <text:s text:c="8"/>Instant current 0.000000A , time stick 281.68</text:p>
      <text:p text:style-name="P1">led_timer_cb <text:s text:c="8"/>Instant current 0.000000A , time stick 281.78</text:p>
      <text:p text:style-name="P1">led_timer_cb <text:s text:c="8"/>Instant current 0.000000A , time stick 281.89</text:p>
      <text:p text:style-name="P1">led_timer_cb <text:s text:c="8"/>Instant current 0.000000A , time stick 282.00</text:p>
      <text:p text:style-name="P1">led_timer_cb <text:s text:c="8"/>Instant current 0.000000A , time stick 282.10</text:p>
      <text:p text:style-name="P1">led_timer_cb <text:s text:c="8"/>Instant current 0.000000A , time stick 282.21</text:p>
      <text:p text:style-name="P1">led_timer_cb <text:s text:c="8"/>Instant current 0.000000A , time stick 282.32</text:p>
      <text:p text:style-name="P1">led_timer_cb <text:s text:c="8"/>Instant current 0.000000A , time stick 282.42</text:p>
      <text:p text:style-name="P1">led_timer_cb <text:s text:c="8"/>Instant current 0.000000A , time stick 282.53</text:p>
      <text:p text:style-name="P1">led_timer_cb <text:s text:c="8"/>Instant current 0.000000A , time stick 282.63</text:p>
      <text:p text:style-name="P1">led_timer_cb <text:s text:c="8"/>Instant current 0.000000A , time stick 282.74</text:p>
      <text:p text:style-name="P1">led_timer_cb <text:s text:c="8"/>Instant current 0.000000A , time stick 282.85</text:p>
      <text:p text:style-name="P1">led_timer_cb <text:s text:c="8"/>Instant current 0.000000A , time stick 282.95</text:p>
      <text:p text:style-name="P1">led_timer_cb <text:s text:c="8"/>Instant current 0.000000A , time stick 283.06</text:p>
      <text:p text:style-name="P1">led_timer_cb <text:s text:c="8"/>Instant current 0.000000A , time stick 283.17</text:p>
      <text:p text:style-name="P1">led_timer_cb <text:s text:c="8"/>Instant current 0.000000A , time stick 283.27</text:p>
      <text:p text:style-name="P1">led_timer_cb <text:s text:c="8"/>Instant current 0.000000A , time stick 283.38</text:p>
      <text:p text:style-name="P1">led_timer_cb <text:s text:c="8"/>Instant current 0.000000A , time stick 283.49</text:p>
      <text:p text:style-name="P1">led_timer_cb <text:s text:c="8"/>Instant current 0.000000A , time stick 283.59</text:p>
      <text:p text:style-name="P1">led_timer_cb <text:s text:c="8"/>Instant current 0.000000A , time stick 283.70</text:p>
      <text:p text:style-name="P1">led_timer_cb <text:s text:c="8"/>Instant current 0.000000A , time stick 283.80</text:p>
      <text:p text:style-name="P1">led_timer_cb <text:s text:c="8"/>Instant current 0.000000A , time stick 283.91</text:p>
      <text:p text:style-name="P1">led_timer_cb <text:s text:c="8"/>Instant current 0.000000A , time stick 284.02</text:p>
      <text:p text:style-name="P1">led_timer_cb <text:s text:c="8"/>Instant current 0.000000A , time stick 284.12</text:p>
      <text:p text:style-name="P1">led_timer_cb <text:s text:c="8"/>Instant current 0.000000A , time stick 284.23</text:p>
      <text:p text:style-name="P1">led_timer_cb <text:s text:c="8"/>Instant current 0.000000A , time stick 284.34</text:p>
      <text:p text:style-name="P1">led_timer_cb <text:s text:c="8"/>Instant current 0.000000A , time stick 284.44</text:p>
      <text:p text:style-name="P1">led_timer_cb <text:s text:c="8"/>Instant current 0.000000A , time stick 284.55</text:p>
      <text:p text:style-name="P1">led_timer_cb <text:s text:c="8"/>Instant current 0.000000A , time stick 284.66</text:p>
      <text:p text:style-name="P1">led_timer_cb <text:s text:c="8"/>Instant current 0.000000A , time stick 284.76</text:p>
      <text:p text:style-name="P1">led_timer_cb <text:s text:c="8"/>Instant current 0.000000A , time stick 284.87</text:p>
      <text:p text:style-name="P1">led_timer_cb <text:s text:c="8"/>Instant current 0.000000A , time stick 284.97</text:p>
      <text:p text:style-name="P1">led_timer_cb <text:s text:c="8"/>Instant current 0.000000A , time stick 285.08</text:p>
      <text:p text:style-name="P1">led_timer_cb <text:s text:c="8"/>Instant current 0.000000A , time stick 285.19</text:p>
      <text:p text:style-name="P1">led_timer_cb <text:s text:c="8"/>Instant current 0.000000A , time stick 285.29</text:p>
      <text:p text:style-name="P1">led_timer_cb <text:s text:c="8"/>Instant current 0.000000A , time stick 285.40</text:p>
      <text:p text:style-name="P1">led_timer_cb <text:s text:c="8"/>Instant current 0.000000A , time stick 285.51</text:p>
      <text:p text:style-name="P1">led_timer_cb <text:s text:c="8"/>Instant current 0.000000A , time stick 285.61</text:p>
      <text:p text:style-name="P1">led_timer_cb <text:s text:c="8"/>Instant current 0.000000A , time stick 285.72</text:p>
      <text:p text:style-name="P1">led_timer_cb <text:s text:c="8"/>Instant current 0.000000A , time stick 285.82</text:p>
      <text:p text:style-name="P1">led_timer_cb <text:s text:c="8"/>Instant current 0.000000A , time stick 285.93</text:p>
      <text:p text:style-name="P1">led_timer_cb <text:s text:c="8"/>Instant current 0.000000A , time stick 286.04</text:p>
      <text:p text:style-name="P1">led_timer_cb <text:s text:c="8"/>Instant current 0.000000A , time stick 286.14</text:p>
      <text:p text:style-name="P1">led_timer_cb <text:s text:c="8"/>Instant current 0.000000A , time stick 286.25</text:p>
      <text:p text:style-name="P1">led_timer_cb <text:s text:c="8"/>Instant current 0.000000A , time stick 286.36</text:p>
      <text:p text:style-name="P1">led_timer_cb <text:s text:c="8"/>Instant current 0.000000A , time stick 286.46</text:p>
      <text:p text:style-name="P1">led_timer_cb <text:s text:c="8"/>Instant current 0.000000A , time stick 286.57</text:p>
      <text:p text:style-name="P1">led_timer_cb <text:s text:c="8"/>Instant current 0.000000A , time stick 286.68</text:p>
      <text:p text:style-name="P1">led_timer_cb <text:s text:c="8"/>Instant current 0.000000A , time stick 286.78</text:p>
      <text:p text:style-name="P1">led_timer_cb <text:s text:c="8"/>Instant current 0.000000A , time stick 286.89</text:p>
      <text:p text:style-name="P1">led_timer_cb <text:s text:c="8"/>Instant current 0.000000A , time stick 286.99</text:p>
      <text:p text:style-name="P1">led_timer_cb <text:s text:c="8"/>Instant current 0.000000A , time stick 287.10</text:p>
      <text:p text:style-name="P1"><text:soft-page-break/>led_timer_cb <text:s text:c="8"/>Instant current 0.000000A , time stick 287.21</text:p>
      <text:p text:style-name="P1">led_timer_cb <text:s text:c="8"/>Instant current 0.000000A , time stick 287.31</text:p>
      <text:p text:style-name="P1">led_timer_cb <text:s text:c="8"/>Instant current 0.000000A , time stick 287.42</text:p>
      <text:p text:style-name="P1">led_timer_cb <text:s text:c="8"/>Instant current 0.000000A , time stick 287.53</text:p>
      <text:p text:style-name="P1">led_timer_cb <text:s text:c="8"/>Instant current 0.000000A , time stick 287.63</text:p>
      <text:p text:style-name="P1">led_timer_cb <text:s text:c="8"/>Instant current 0.000000A , time stick 287.74</text:p>
      <text:p text:style-name="P1">led_timer_cb <text:s text:c="8"/>Instant current 0.000000A , time stick 287.85</text:p>
      <text:p text:style-name="P1">led_timer_cb <text:s text:c="8"/>Instant current 0.000000A , time stick 287.95</text:p>
      <text:p text:style-name="P1">led_timer_cb <text:s text:c="8"/>Instant current 0.000000A , time stick 288.06</text:p>
      <text:p text:style-name="P1">led_timer_cb <text:s text:c="8"/>Instant current 0.000000A , time stick 288.16</text:p>
      <text:p text:style-name="P1">led_timer_cb <text:s text:c="8"/>Instant current 0.000000A , time stick 288.27</text:p>
      <text:p text:style-name="P1">led_timer_cb <text:s text:c="8"/>Instant current 0.000000A , time stick 288.38</text:p>
      <text:p text:style-name="P1">led_timer_cb <text:s text:c="8"/>Instant current 0.000000A , time stick 288.48</text:p>
      <text:p text:style-name="P1">led_timer_cb <text:s text:c="8"/>Instant current 0.000000A , time stick 288.59</text:p>
      <text:p text:style-name="P1">led_timer_cb <text:s text:c="8"/>Instant current 0.000000A , time stick 288.70</text:p>
      <text:p text:style-name="P1">led_timer_cb <text:s text:c="8"/>Instant current 0.000000A , time stick 288.80</text:p>
      <text:p text:style-name="P1">led_timer_cb <text:s text:c="8"/>Instant current 0.000000A , time stick 288.91</text:p>
      <text:p text:style-name="P1">led_timer_cb <text:s text:c="8"/>Instant current 0.000000A , time stick 289.02</text:p>
      <text:p text:style-name="P1">led_timer_cb <text:s text:c="8"/>Instant current 0.000000A , time stick 289.12</text:p>
      <text:p text:style-name="P1">led_timer_cb <text:s text:c="8"/>Instant current 0.000000A , time stick 289.23</text:p>
      <text:p text:style-name="P1">led_timer_cb <text:s text:c="8"/>Instant current 0.000000A , time stick 289.33</text:p>
      <text:p text:style-name="P1">led_timer_cb <text:s text:c="8"/>Instant current 0.000000A , time stick 289.44</text:p>
      <text:p text:style-name="P1">led_timer_cb <text:s text:c="8"/>Instant current 0.000000A , time stick 289.55</text:p>
      <text:p text:style-name="P1">led_timer_cb <text:s text:c="8"/>Instant current 0.000000A , time stick 289.65</text:p>
      <text:p text:style-name="P1">led_timer_cb <text:s text:c="8"/>Instant current 0.000000A , time stick 289.76</text:p>
      <text:p text:style-name="P1">led_timer_cb <text:s text:c="8"/>Instant current 0.000000A , time stick 289.87</text:p>
      <text:p text:style-name="P1">led_timer_cb <text:s text:c="8"/>Instant current 0.000000A , time stick 289.97</text:p>
      <text:p text:style-name="P1">led_timer_cb <text:s text:c="8"/>Instant current 0.000000A , time stick 290.08</text:p>
      <text:p text:style-name="P1">led_timer_cb <text:s text:c="8"/>Instant current 0.000000A , time stick 290.19</text:p>
      <text:p text:style-name="P1">led_timer_cb <text:s text:c="8"/>Instant current 0.000000A , time stick 290.29</text:p>
      <text:p text:style-name="P1">led_timer_cb <text:s text:c="8"/>Instant current 0.000000A , time stick 290.40</text:p>
      <text:p text:style-name="P1">led_timer_cb <text:s text:c="8"/>Instant current 0.000000A , time stick 290.50</text:p>
      <text:p text:style-name="P1">led_timer_cb <text:s text:c="8"/>Instant current 0.000000A , time stick 290.61</text:p>
      <text:p text:style-name="P1">led_timer_cb <text:s text:c="8"/>Instant current 0.000000A , time stick 290.72</text:p>
      <text:p text:style-name="P1">led_timer_cb <text:s text:c="8"/>Instant current 0.000000A , time stick 290.82</text:p>
      <text:p text:style-name="P1">led_timer_cb <text:s text:c="8"/>Instant current 0.000000A , time stick 290.93</text:p>
      <text:p text:style-name="P1">led_timer_cb <text:s text:c="8"/>Instant current 0.000000A , time stick 291.04</text:p>
      <text:p text:style-name="P1">led_timer_cb <text:s text:c="8"/>Instant current 0.000000A , time stick 291.14</text:p>
      <text:p text:style-name="P1">led_timer_cb <text:s text:c="8"/>Instant current 0.000000A , time stick 291.25</text:p>
      <text:p text:style-name="P1">led_timer_cb <text:s text:c="8"/>Instant current 0.000000A , time stick 291.36</text:p>
      <text:p text:style-name="P1">led_timer_cb <text:s text:c="8"/>Instant current 0.000000A , time stick 291.46</text:p>
      <text:p text:style-name="P1">led_timer_cb <text:s text:c="8"/>Instant current 0.000000A , time stick 291.57</text:p>
      <text:p text:style-name="P1">led_timer_cb <text:s text:c="8"/>Instant current 0.000000A , time stick 291.67</text:p>
      <text:p text:style-name="P1">led_timer_cb <text:s text:c="8"/>Instant current 0.000000A , time stick 291.78</text:p>
      <text:p text:style-name="P1">led_timer_cb <text:s text:c="8"/>Instant current 0.000000A , time stick 291.89</text:p>
      <text:p text:style-name="P1">led_timer_cb <text:s text:c="8"/>Instant current 0.000000A , time stick 291.99</text:p>
      <text:p text:style-name="P1">led_timer_cb <text:s text:c="8"/>Instant current 0.000000A , time stick 292.10</text:p>
      <text:p text:style-name="P1">led_timer_cb <text:s text:c="8"/>Instant current 0.000000A , time stick 292.21</text:p>
      <text:p text:style-name="P1">led_timer_cb <text:s text:c="8"/>Instant current 0.000000A , time stick 292.31</text:p>
      <text:p text:style-name="P1">led_timer_cb <text:s text:c="8"/>Instant current 0.000000A , time stick 292.42</text:p>
      <text:p text:style-name="P1">led_timer_cb <text:s text:c="8"/>Instant current 0.000000A , time stick 292.53</text:p>
      <text:p text:style-name="P1">led_timer_cb <text:s text:c="8"/>Instant current 0.000000A , time stick 292.63</text:p>
      <text:p text:style-name="P1"><text:soft-page-break/>led_timer_cb <text:s text:c="8"/>Instant current 0.000000A , time stick 292.74</text:p>
      <text:p text:style-name="P1">led_timer_cb <text:s text:c="8"/>Instant current 0.000000A , time stick 292.84</text:p>
      <text:p text:style-name="P1">led_timer_cb <text:s text:c="8"/>Instant current 0.000000A , time stick 292.95</text:p>
      <text:p text:style-name="P1">led_timer_cb <text:s text:c="8"/>Instant current 0.000000A , time stick 293.06</text:p>
      <text:p text:style-name="P1">led_timer_cb <text:s text:c="8"/>Instant current 0.000000A , time stick 293.16</text:p>
      <text:p text:style-name="P1">led_timer_cb <text:s text:c="8"/>Instant current 0.000000A , time stick 293.27</text:p>
      <text:p text:style-name="P1">led_timer_cb <text:s text:c="8"/>Instant current 0.000000A , time stick 293.38</text:p>
      <text:p text:style-name="P1">led_timer_cb <text:s text:c="8"/>Instant current 0.000000A , time stick 293.48</text:p>
      <text:p text:style-name="P1">led_timer_cb <text:s text:c="8"/>Instant current 0.000000A , time stick 293.59</text:p>
      <text:p text:style-name="P1">led_timer_cb <text:s text:c="8"/>Instant current 0.000000A , time stick 293.69</text:p>
      <text:p text:style-name="P1">led_timer_cb <text:s text:c="8"/>Instant current 0.000000A , time stick 293.80</text:p>
      <text:p text:style-name="P1">led_timer_cb <text:s text:c="8"/>Instant current 0.000000A , time stick 293.91</text:p>
      <text:p text:style-name="P1">led_timer_cb <text:s text:c="8"/>Instant current 0.000000A , time stick 294.01</text:p>
      <text:p text:style-name="P1">led_timer_cb <text:s text:c="8"/>Instant current 0.000000A , time stick 294.12</text:p>
      <text:p text:style-name="P1">led_timer_cb <text:s text:c="8"/>Instant current 0.000000A , time stick 294.23</text:p>
      <text:p text:style-name="P1">led_timer_cb <text:s text:c="8"/>Instant current 0.000000A , time stick 294.33</text:p>
      <text:p text:style-name="P1">led_timer_cb <text:s text:c="8"/>Instant current 0.000000A , time stick 294.44</text:p>
      <text:p text:style-name="P1">led_timer_cb <text:s text:c="8"/>Instant current 0.000000A , time stick 294.55</text:p>
      <text:p text:style-name="P1">led_timer_cb <text:s text:c="8"/>Instant current 0.000000A , time stick 294.65</text:p>
      <text:p text:style-name="P1">led_timer_cb <text:s text:c="8"/>Instant current 0.000000A , time stick 294.76</text:p>
      <text:p text:style-name="P1">led_timer_cb <text:s text:c="8"/>Instant current 0.000000A , time stick 294.86</text:p>
      <text:p text:style-name="P1">led_timer_cb <text:s text:c="8"/>Instant current 0.000000A , time stick 294.97</text:p>
      <text:p text:style-name="P1">led_timer_cb <text:s text:c="8"/>Instant current 0.000000A , time stick 295.08</text:p>
      <text:p text:style-name="P1">led_timer_cb <text:s text:c="8"/>Instant current 0.000000A , time stick 295.18</text:p>
      <text:p text:style-name="P1">led_timer_cb <text:s text:c="8"/>Instant current 0.000000A , time stick 295.29</text:p>
      <text:p text:style-name="P1">led_timer_cb <text:s text:c="8"/>Instant current 0.000000A , time stick 295.40</text:p>
      <text:p text:style-name="P1">led_timer_cb <text:s text:c="8"/>Instant current 0.000000A , time stick 295.50</text:p>
      <text:p text:style-name="P1">led_timer_cb <text:s text:c="8"/>Instant current 0.000000A , time stick 295.61</text:p>
      <text:p text:style-name="P1">led_timer_cb <text:s text:c="8"/>Instant current 0.000000A , time stick 295.71</text:p>
      <text:p text:style-name="P1">led_timer_cb <text:s text:c="8"/>Instant current 0.000000A , time stick 295.82</text:p>
      <text:p text:style-name="P1">led_timer_cb <text:s text:c="8"/>Instant current 0.000000A , time stick 295.93</text:p>
      <text:p text:style-name="P1">led_timer_cb <text:s text:c="8"/>Instant current 0.000000A , time stick 296.03</text:p>
      <text:p text:style-name="P1">led_timer_cb <text:s text:c="8"/>Instant current 0.000000A , time stick 296.14</text:p>
      <text:p text:style-name="P1">led_timer_cb <text:s text:c="8"/>Instant current 0.000000A , time stick 296.25</text:p>
      <text:p text:style-name="P1">led_timer_cb <text:s text:c="8"/>Instant current 0.000000A , time stick 296.35</text:p>
      <text:p text:style-name="P1">led_timer_cb <text:s text:c="8"/>Instant current 0.000000A , time stick 296.46</text:p>
      <text:p text:style-name="P1">led_timer_cb <text:s text:c="8"/>Instant current 0.000000A , time stick 296.56</text:p>
      <text:p text:style-name="P1">led_timer_cb <text:s text:c="8"/>Instant current 0.000000A , time stick 296.67</text:p>
      <text:p text:style-name="P1">led_timer_cb <text:s text:c="8"/>Instant current 0.000000A , time stick 296.78</text:p>
      <text:p text:style-name="P1">led_timer_cb <text:s text:c="8"/>Instant current 0.000000A , time stick 296.88</text:p>
      <text:p text:style-name="P1">led_timer_cb <text:s text:c="8"/>Instant current 0.000000A , time stick 296.99</text:p>
      <text:p text:style-name="P1">led_timer_cb <text:s text:c="8"/>Instant current 0.000000A , time stick 297.10</text:p>
      <text:p text:style-name="P1">led_timer_cb <text:s text:c="8"/>Instant current 0.000000A , time stick 297.20</text:p>
      <text:p text:style-name="P1">led_timer_cb <text:s text:c="8"/>Instant current 0.000000A , time stick 297.31</text:p>
      <text:p text:style-name="P1">led_timer_cb <text:s text:c="8"/>Instant current 0.000000A , time stick 297.42</text:p>
      <text:p text:style-name="P1">led_timer_cb <text:s text:c="8"/>Instant current 0.000000A , time stick 297.52</text:p>
      <text:p text:style-name="P1">led_timer_cb <text:s text:c="8"/>Instant current 0.000000A , time stick 297.63</text:p>
      <text:p text:style-name="P1">led_timer_cb <text:s text:c="8"/>Instant current 0.000000A , time stick 297.74</text:p>
      <text:p text:style-name="P1">led_timer_cb <text:s text:c="8"/>Instant current 0.000000A , time stick 297.84</text:p>
      <text:p text:style-name="P1">led_timer_cb <text:s text:c="8"/>Instant current 0.000000A , time stick 297.95</text:p>
      <text:p text:style-name="P1">led_timer_cb <text:s text:c="8"/>Instant current 0.000000A , time stick 298.05</text:p>
      <text:p text:style-name="P1">led_timer_cb <text:s text:c="8"/>Instant current 0.000000A , time stick 298.16</text:p>
      <text:p text:style-name="P1"><text:soft-page-break/>led_timer_cb <text:s text:c="8"/>Instant current 0.000000A , time stick 298.27</text:p>
      <text:p text:style-name="P1">led_timer_cb <text:s text:c="8"/>Instant current 0.000000A , time stick 298.37</text:p>
      <text:p text:style-name="P1">led_timer_cb <text:s text:c="8"/>Instant current 0.000000A , time stick 298.48</text:p>
      <text:p text:style-name="P1">led_timer_cb <text:s text:c="8"/>Instant current 0.000000A , time stick 298.59</text:p>
      <text:p text:style-name="P1">led_timer_cb <text:s text:c="8"/>Instant current 0.000000A , time stick 298.69</text:p>
      <text:p text:style-name="P1">led_timer_cb <text:s text:c="8"/>Instant current 0.000000A , time stick 298.80</text:p>
      <text:p text:style-name="P1">led_timer_cb <text:s text:c="8"/>Instant current 0.000000A , time stick 298.91</text:p>
      <text:p text:style-name="P1">led_timer_cb <text:s text:c="8"/>Instant current 0.000000A , time stick 299.01</text:p>
      <text:p text:style-name="P1">led_timer_cb <text:s text:c="8"/>Instant current 0.000000A , time stick 299.12</text:p>
      <text:p text:style-name="P1">led_timer_cb <text:s text:c="8"/>Instant current 0.000000A , time stick 299.23</text:p>
      <text:p text:style-name="P1">led_timer_cb <text:s text:c="8"/>Instant current 0.000000A , time stick 299.33</text:p>
      <text:p text:style-name="P1">led_timer_cb <text:s text:c="8"/>Instant current 0.000000A , time stick 299.44</text:p>
      <text:p text:style-name="P1">led_timer_cb <text:s text:c="8"/>Instant current 0.000000A , time stick 299.55</text:p>
      <text:p text:style-name="P1">led_timer_cb <text:s text:c="8"/>Instant current 0.000000A , time stick 299.65</text:p>
      <text:p text:style-name="P1">led_timer_cb <text:s text:c="8"/>Instant current 0.000000A , time stick 299.76</text:p>
      <text:p text:style-name="P1">led_timer_cb <text:s text:c="8"/>Instant current 0.000000A , time stick 299.86</text:p>
      <text:p text:style-name="P1">led_timer_cb <text:s text:c="8"/>Instant current 0.000000A , time stick 299.97</text:p>
      <text:p text:style-name="P1">led_timer_cb <text:s text:c="8"/>Instant current 0.000000A , time stick 300.08</text:p>
      <text:p text:style-name="P1">led_timer_cb <text:s text:c="8"/>Instant current 0.000000A , time stick 300.18</text:p>
      <text:p text:style-name="P1">led_timer_cb <text:s text:c="8"/>Instant current 0.000000A , time stick 300.29</text:p>
      <text:p text:style-name="P1">led_timer_cb <text:s text:c="8"/>Instant current 0.000000A , time stick 300.40</text:p>
      <text:p text:style-name="P1">led_timer_cb <text:s text:c="8"/>Instant current 0.000000A , time stick 300.50</text:p>
      <text:p text:style-name="P1">led_timer_cb <text:s text:c="8"/>Instant current 0.000000A , time stick 300.61</text:p>
      <text:p text:style-name="P1">led_timer_cb <text:s text:c="8"/>Instant current 0.000000A , time stick 300.71</text:p>
      <text:p text:style-name="P1">led_timer_cb <text:s text:c="8"/>Instant current 0.000000A , time stick 300.82</text:p>
      <text:p text:style-name="P1">led_timer_cb <text:s text:c="8"/>Instant current 0.000000A , time stick 300.93</text:p>
      <text:p text:style-name="P1">led_timer_cb <text:s text:c="8"/>Instant current 0.000000A , time stick 301.03</text:p>
      <text:p text:style-name="P1">led_timer_cb <text:s text:c="8"/>Instant current 0.000000A , time stick 301.14</text:p>
      <text:p text:style-name="P1">led_timer_cb <text:s text:c="8"/>Instant current 0.000000A , time stick 301.25</text:p>
      <text:p text:style-name="P1">led_timer_cb <text:s text:c="8"/>Instant current 0.000000A , time stick 301.35</text:p>
      <text:p text:style-name="P1">led_timer_cb <text:s text:c="8"/>Instant current 0.000000A , time stick 301.46</text:p>
      <text:p text:style-name="P1">led_timer_cb <text:s text:c="8"/>Instant current 0.000000A , time stick 301.57</text:p>
      <text:p text:style-name="P1">led_timer_cb <text:s text:c="8"/>Instant current 0.000000A , time stick 301.67</text:p>
      <text:p text:style-name="P1">led_timer_cb <text:s text:c="8"/>Instant current 0.000000A , time stick 301.78</text:p>
      <text:p text:style-name="P1">led_timer_cb <text:s text:c="8"/>Instant current 0.000000A , time stick 301.89</text:p>
      <text:p text:style-name="P1">led_timer_cb <text:s text:c="8"/>Instant current 0.000000A , time stick 301.99</text:p>
      <text:p text:style-name="P1">led_timer_cb <text:s text:c="8"/>Instant current 0.000000A , time stick 302.10</text:p>
      <text:p text:style-name="P1">led_timer_cb <text:s text:c="8"/>Instant current 0.000000A , time stick 302.20</text:p>
      <text:p text:style-name="P1">led_timer_cb <text:s text:c="8"/>Instant current 0.000000A , time stick 302.31</text:p>
      <text:p text:style-name="P1">led_timer_cb <text:s text:c="8"/>Instant current 0.000000A , time stick 302.42</text:p>
      <text:p text:style-name="P1">led_timer_cb <text:s text:c="8"/>Instant current 0.000000A , time stick 302.52</text:p>
      <text:p text:style-name="P1">led_timer_cb <text:s text:c="8"/>Instant current 0.000000A , time stick 302.63</text:p>
      <text:p text:style-name="P1">led_timer_cb <text:s text:c="8"/>Instant current 0.000000A , time stick 302.74</text:p>
      <text:p text:style-name="P1">led_timer_cb <text:s text:c="8"/>Instant current 0.000000A , time stick 302.84</text:p>
      <text:p text:style-name="P1">led_timer_cb <text:s text:c="8"/>Instant current 0.000000A , time stick 302.95</text:p>
      <text:p text:style-name="P1">led_timer_cb <text:s text:c="8"/>Instant current 0.000000A , time stick 303.05</text:p>
      <text:p text:style-name="P1">led_timer_cb <text:s text:c="8"/>Instant current 0.000000A , time stick 303.16</text:p>
      <text:p text:style-name="P1">led_timer_cb <text:s text:c="8"/>Instant current 0.000000A , time stick 303.27</text:p>
      <text:p text:style-name="P1">led_timer_cb <text:s text:c="8"/>Instant current 0.000000A , time stick 303.37</text:p>
      <text:p text:style-name="P1">led_timer_cb <text:s text:c="8"/>Instant current 0.000000A , time stick 303.48</text:p>
      <text:p text:style-name="P1">led_timer_cb <text:s text:c="8"/>Instant current 0.000000A , time stick 303.59</text:p>
      <text:p text:style-name="P1">led_timer_cb <text:s text:c="8"/>Instant current 0.000000A , time stick 303.69</text:p>
      <text:p text:style-name="P1"><text:soft-page-break/>led_timer_cb <text:s text:c="8"/>Instant current 0.000000A , time stick 303.80</text:p>
      <text:p text:style-name="P1">led_timer_cb <text:s text:c="8"/>Instant current 0.000000A , time stick 303.91</text:p>
      <text:p text:style-name="P1">led_timer_cb <text:s text:c="8"/>Instant current 0.000000A , time stick 304.01</text:p>
      <text:p text:style-name="P1">led_timer_cb <text:s text:c="8"/>Instant current 0.000000A , time stick 304.12</text:p>
      <text:p text:style-name="P1">led_timer_cb <text:s text:c="8"/>Instant current 0.000000A , time stick 304.23</text:p>
      <text:p text:style-name="P1">led_timer_cb <text:s text:c="8"/>Instant current 0.000000A , time stick 304.33</text:p>
      <text:p text:style-name="P1">led_timer_cb <text:s text:c="8"/>Instant current 0.000000A , time stick 304.44</text:p>
      <text:p text:style-name="P1">led_timer_cb <text:s text:c="8"/>Instant current 0.000000A , time stick 304.54</text:p>
      <text:p text:style-name="P1">led_timer_cb <text:s text:c="8"/>Instant current 0.000000A , time stick 304.65</text:p>
      <text:p text:style-name="P1">led_timer_cb <text:s text:c="8"/>Instant current 0.000000A , time stick 304.76</text:p>
      <text:p text:style-name="P1">led_timer_cb <text:s text:c="8"/>Instant current 0.000000A , time stick 304.86</text:p>
      <text:p text:style-name="P1">led_timer_cb <text:s text:c="8"/>Instant current 0.000000A , time stick 304.97</text:p>
      <text:p text:style-name="P1">led_timer_cb <text:s text:c="8"/>Instant current 0.000000A , time stick 305.08</text:p>
      <text:p text:style-name="P1">led_timer_cb <text:s text:c="8"/>Instant current 0.000000A , time stick 305.18</text:p>
      <text:p text:style-name="P1">led_timer_cb <text:s text:c="8"/>Instant current 0.000000A , time stick 305.29</text:p>
      <text:p text:style-name="P1">led_timer_cb <text:s text:c="8"/>Instant current 0.000000A , time stick 305.39</text:p>
      <text:p text:style-name="P1">led_timer_cb <text:s text:c="8"/>Instant current 0.000000A , time stick 305.50</text:p>
      <text:p text:style-name="P1">led_timer_cb <text:s text:c="8"/>Instant current 0.000000A , time stick 305.61</text:p>
      <text:p text:style-name="P1">led_timer_cb <text:s text:c="8"/>Instant current 0.000000A , time stick 305.71</text:p>
      <text:p text:style-name="P1">led_timer_cb <text:s text:c="8"/>Instant current 0.000000A , time stick 305.82</text:p>
      <text:p text:style-name="P1">led_timer_cb <text:s text:c="8"/>Instant current 0.000000A , time stick 305.93</text:p>
      <text:p text:style-name="P1">led_timer_cb <text:s text:c="8"/>Instant current 0.000000A , time stick 306.03</text:p>
      <text:p text:style-name="P1">led_timer_cb <text:s text:c="8"/>Instant current 0.000000A , time stick 306.14</text:p>
      <text:p text:style-name="P1">led_timer_cb <text:s text:c="8"/>Instant current 0.000000A , time stick 306.25</text:p>
      <text:p text:style-name="P1">led_timer_cb <text:s text:c="8"/>Instant current 0.000000A , time stick 306.35</text:p>
      <text:p text:style-name="P1">led_timer_cb <text:s text:c="8"/>Instant current 0.000000A , time stick 306.46</text:p>
      <text:p text:style-name="P1">led_timer_cb <text:s text:c="8"/>Instant current 0.000000A , time stick 306.56</text:p>
      <text:p text:style-name="P1">led_timer_cb <text:s text:c="8"/>Instant current 0.000000A , time stick 306.67</text:p>
      <text:p text:style-name="P1">led_timer_cb <text:s text:c="8"/>Instant current 0.000000A , time stick 306.78</text:p>
      <text:p text:style-name="P1">led_timer_cb <text:s text:c="8"/>Instant current 0.000000A , time stick 306.88</text:p>
      <text:p text:style-name="P1">led_timer_cb <text:s text:c="8"/>Instant current 0.000000A , time stick 306.99</text:p>
      <text:p text:style-name="P1">led_timer_cb <text:s text:c="8"/>Instant current 0.000000A , time stick 307.10</text:p>
      <text:p text:style-name="P1">led_timer_cb <text:s text:c="8"/>Instant current 0.000000A , time stick 307.20</text:p>
      <text:p text:style-name="P1">led_timer_cb <text:s text:c="8"/>Instant current 0.000000A , time stick 307.31</text:p>
      <text:p text:style-name="P1">led_timer_cb <text:s text:c="8"/>Instant current 0.000000A , time stick 307.42</text:p>
      <text:p text:style-name="P1">led_timer_cb <text:s text:c="8"/>Instant current 0.000000A , time stick 307.52</text:p>
      <text:p text:style-name="P1">led_timer_cb <text:s text:c="8"/>Instant current 0.000000A , time stick 307.63</text:p>
      <text:p text:style-name="P1">led_timer_cb <text:s text:c="8"/>Instant current 0.000000A , time stick 307.74</text:p>
      <text:p text:style-name="P1">led_timer_cb <text:s text:c="8"/>Instant current 0.000000A , time stick 307.84</text:p>
      <text:p text:style-name="P1">led_timer_cb <text:s text:c="8"/>Instant current 0.000000A , time stick 307.95</text:p>
      <text:p text:style-name="P1">led_timer_cb <text:s text:c="8"/>Instant current 0.000000A , time stick 308.05</text:p>
      <text:p text:style-name="P1">led_timer_cb <text:s text:c="8"/>Instant current 0.000000A , time stick 308.16</text:p>
      <text:p text:style-name="P1">led_timer_cb <text:s text:c="8"/>Instant current 0.000000A , time stick 308.27</text:p>
      <text:p text:style-name="P1">led_timer_cb <text:s text:c="8"/>Instant current 0.000000A , time stick 308.37</text:p>
      <text:p text:style-name="P1">led_timer_cb <text:s text:c="8"/>Instant current 0.000000A , time stick 308.48</text:p>
      <text:p text:style-name="P1">led_timer_cb <text:s text:c="8"/>Instant current 0.000000A , time stick 308.59</text:p>
      <text:p text:style-name="P1">led_timer_cb <text:s text:c="8"/>Instant current 0.000000A , time stick 308.69</text:p>
      <text:p text:style-name="P1">led_timer_cb <text:s text:c="8"/>Instant current 0.000000A , time stick 308.80</text:p>
      <text:p text:style-name="P1">led_timer_cb <text:s text:c="8"/>Instant current 0.000000A , time stick 308.90</text:p>
      <text:p text:style-name="P1">led_timer_cb <text:s text:c="8"/>Instant current 0.000000A , time stick 309.01</text:p>
      <text:p text:style-name="P1">led_timer_cb <text:s text:c="8"/>Instant current 0.000000A , time stick 309.12</text:p>
      <text:p text:style-name="P1">led_timer_cb <text:s text:c="8"/>Instant current 0.000000A , time stick 309.22</text:p>
      <text:p text:style-name="P1"><text:soft-page-break/>led_timer_cb <text:s text:c="8"/>Instant current 0.000000A , time stick 309.33</text:p>
      <text:p text:style-name="P1">led_timer_cb <text:s text:c="8"/>Instant current 0.000000A , time stick 309.44</text:p>
      <text:p text:style-name="P1">led_timer_cb <text:s text:c="8"/>Instant current 0.000000A , time stick 309.54</text:p>
      <text:p text:style-name="P1">led_timer_cb <text:s text:c="8"/>Instant current 0.000000A , time stick 309.65</text:p>
      <text:p text:style-name="P1">led_timer_cb <text:s text:c="8"/>Instant current 0.000000A , time stick 309.76</text:p>
      <text:p text:style-name="P1">led_timer_cb <text:s text:c="8"/>Instant current 0.000000A , time stick 309.86</text:p>
      <text:p text:style-name="P1">led_timer_cb <text:s text:c="8"/>Instant current 0.000000A , time stick 309.97</text:p>
      <text:p text:style-name="P1">led_timer_cb <text:s text:c="8"/>Instant current 0.000000A , time stick 310.08</text:p>
      <text:p text:style-name="P1">led_timer_cb <text:s text:c="8"/>Instant current 0.000000A , time stick 310.18</text:p>
      <text:p text:style-name="P1">led_timer_cb <text:s text:c="8"/>Instant current 0.000000A , time stick 310.29</text:p>
      <text:p text:style-name="P1">led_timer_cb <text:s text:c="8"/>Instant current 0.000000A , time stick 310.39</text:p>
      <text:p text:style-name="P1">led_timer_cb <text:s text:c="8"/>Instant current 0.000000A , time stick 310.50</text:p>
      <text:p text:style-name="P1">led_timer_cb <text:s text:c="8"/>Instant current 0.000000A , time stick 310.61</text:p>
      <text:p text:style-name="P1">led_timer_cb <text:s text:c="8"/>Instant current 0.000000A , time stick 310.71</text:p>
      <text:p text:style-name="P1">led_timer_cb <text:s text:c="8"/>Instant current 0.000000A , time stick 310.82</text:p>
      <text:p text:style-name="P1">led_timer_cb <text:s text:c="8"/>Instant current 0.000000A , time stick 310.93</text:p>
      <text:p text:style-name="P1">led_timer_cb <text:s text:c="8"/>Instant current 0.000000A , time stick 311.03</text:p>
      <text:p text:style-name="P1">led_timer_cb <text:s text:c="8"/>Instant current 0.000000A , time stick 311.14</text:p>
      <text:p text:style-name="P1">led_timer_cb <text:s text:c="8"/>Instant current 0.000000A , time stick 311.24</text:p>
      <text:p text:style-name="P1">led_timer_cb <text:s text:c="8"/>Instant current 0.000000A , time stick 311.35</text:p>
      <text:p text:style-name="P1">led_timer_cb <text:s text:c="8"/>Instant current 0.000000A , time stick 311.46</text:p>
      <text:p text:style-name="P1">led_timer_cb <text:s text:c="8"/>Instant current 0.000000A , time stick 311.56</text:p>
      <text:p text:style-name="P1">led_timer_cb <text:s text:c="8"/>Instant current 0.000000A , time stick 311.67</text:p>
      <text:p text:style-name="P1">led_timer_cb <text:s text:c="8"/>Instant current 0.000000A , time stick 311.78</text:p>
      <text:p text:style-name="P1">led_timer_cb <text:s text:c="8"/>Instant current 0.000000A , time stick 311.88</text:p>
      <text:p text:style-name="P1">led_timer_cb <text:s text:c="8"/>Instant current 0.000000A , time stick 311.99</text:p>
      <text:p text:style-name="P1">led_timer_cb <text:s text:c="8"/>Instant current 0.000000A , time stick 312.10</text:p>
      <text:p text:style-name="P1">led_timer_cb <text:s text:c="8"/>Instant current 0.000000A , time stick 312.20</text:p>
      <text:p text:style-name="P1">led_timer_cb <text:s text:c="8"/>Instant current 0.000000A , time stick 312.31</text:p>
      <text:p text:style-name="P1">led_timer_cb <text:s text:c="8"/>Instant current 0.000000A , time stick 312.42</text:p>
      <text:p text:style-name="P1">led_timer_cb <text:s text:c="8"/>Instant current 0.000000A , time stick 312.52</text:p>
      <text:p text:style-name="P1">led_timer_cb <text:s text:c="8"/>Instant current 0.000000A , time stick 312.63</text:p>
      <text:p text:style-name="P1">led_timer_cb <text:s text:c="8"/>Instant current 0.000000A , time stick 312.73</text:p>
      <text:p text:style-name="P1">led_timer_cb <text:s text:c="8"/>Instant current 0.000000A , time stick 312.84</text:p>
      <text:p text:style-name="P1">led_timer_cb <text:s text:c="8"/>Instant current 0.000000A , time stick 312.95</text:p>
      <text:p text:style-name="P1">led_timer_cb <text:s text:c="8"/>Instant current 0.000000A , time stick 313.05</text:p>
      <text:p text:style-name="P1">led_timer_cb <text:s text:c="8"/>Instant current 0.000000A , time stick 313.16</text:p>
      <text:p text:style-name="P1">led_timer_cb <text:s text:c="8"/>Instant current 0.000000A , time stick 313.26</text:p>
      <text:p text:style-name="P1">led_timer_cb <text:s text:c="8"/>Instant current 0.000000A , time stick 313.37</text:p>
      <text:p text:style-name="P1">led_timer_cb <text:s text:c="8"/>Instant current 0.000000A , time stick 313.48</text:p>
      <text:p text:style-name="P1">led_timer_cb <text:s text:c="8"/>Instant current 0.000000A , time stick 313.58</text:p>
      <text:p text:style-name="P1">led_timer_cb <text:s text:c="8"/>Instant current 0.000000A , time stick 313.69</text:p>
      <text:p text:style-name="P1">led_timer_cb <text:s text:c="8"/>Instant current 0.000000A , time stick 313.80</text:p>
      <text:p text:style-name="P1">led_timer_cb <text:s text:c="8"/>Instant current 0.000000A , time stick 313.90</text:p>
      <text:p text:style-name="P1">led_timer_cb <text:s text:c="8"/>Instant current 0.000000A , time stick 314.01</text:p>
      <text:p text:style-name="P1">led_timer_cb <text:s text:c="8"/>Instant current 0.000000A , time stick 314.12</text:p>
      <text:p text:style-name="P1">led_timer_cb <text:s text:c="8"/>Instant current 0.000000A , time stick 314.22</text:p>
      <text:p text:style-name="P1">led_timer_cb <text:s text:c="8"/>Instant current 0.000000A , time stick 314.33</text:p>
      <text:p text:style-name="P1">led_timer_cb <text:s text:c="8"/>Instant current 0.000000A , time stick 314.43</text:p>
      <text:p text:style-name="P1">led_timer_cb <text:s text:c="8"/>Instant current 0.000000A , time stick 314.54</text:p>
      <text:p text:style-name="P1">led_timer_cb <text:s text:c="8"/>Instant current 0.000000A , time stick 314.65</text:p>
      <text:p text:style-name="P1">led_timer_cb <text:s text:c="8"/>Instant current 0.000000A , time stick 314.75</text:p>
      <text:p text:style-name="P1"><text:soft-page-break/>led_timer_cb <text:s text:c="8"/>Instant current 0.000000A , time stick 314.86</text:p>
      <text:p text:style-name="P1">led_timer_cb <text:s text:c="8"/>Instant current 0.000000A , time stick 314.97</text:p>
      <text:p text:style-name="P1">led_timer_cb <text:s text:c="8"/>Instant current 0.000000A , time stick 315.07</text:p>
      <text:p text:style-name="P1">led_timer_cb <text:s text:c="8"/>Instant current 0.000000A , time stick 315.18</text:p>
      <text:p text:style-name="P1">led_timer_cb <text:s text:c="8"/>Instant current 0.000000A , time stick 315.29</text:p>
      <text:p text:style-name="P1">led_timer_cb <text:s text:c="8"/>Instant current 0.000000A , time stick 315.39</text:p>
      <text:p text:style-name="P1">led_timer_cb <text:s text:c="8"/>Instant current 0.000000A , time stick 315.50</text:p>
      <text:p text:style-name="P1">led_timer_cb <text:s text:c="8"/>Instant current 0.000000A , time stick 315.60</text:p>
      <text:p text:style-name="P1">led_timer_cb <text:s text:c="8"/>Instant current 0.000000A , time stick 315.71</text:p>
      <text:p text:style-name="P1">led_timer_cb <text:s text:c="8"/>Instant current 0.000000A , time stick 315.82</text:p>
      <text:p text:style-name="P1">led_timer_cb <text:s text:c="8"/>Instant current 0.000000A , time stick 315.92</text:p>
      <text:p text:style-name="P1">led_timer_cb <text:s text:c="8"/>Instant current 0.000000A , time stick 316.03</text:p>
      <text:p text:style-name="P1">led_timer_cb <text:s text:c="8"/>Instant current 0.000000A , time stick 316.13</text:p>
      <text:p text:style-name="P1">led_timer_cb <text:s text:c="8"/>Instant current 0.000000A , time stick 316.24</text:p>
      <text:p text:style-name="P1">led_timer_cb <text:s text:c="8"/>Instant current 0.000000A , time stick 316.35</text:p>
      <text:p text:style-name="P1">led_timer_cb <text:s text:c="8"/>Instant current 0.000000A , time stick 316.45</text:p>
      <text:p text:style-name="P1">led_timer_cb <text:s text:c="8"/>Instant current 0.000000A , time stick 316.56</text:p>
      <text:p text:style-name="P1">led_timer_cb <text:s text:c="8"/>Instant current 0.000000A , time stick 316.67</text:p>
      <text:p text:style-name="P1">led_timer_cb <text:s text:c="8"/>Instant current 0.000000A , time stick 316.77</text:p>
      <text:p text:style-name="P1">led_timer_cb <text:s text:c="8"/>Instant current 0.000000A , time stick 316.88</text:p>
      <text:p text:style-name="P1">led_timer_cb <text:s text:c="8"/>Instant current 0.000000A , time stick 316.99</text:p>
      <text:p text:style-name="P1">led_timer_cb <text:s text:c="8"/>Instant current 0.000000A , time stick 317.09</text:p>
      <text:p text:style-name="P1">led_timer_cb <text:s text:c="8"/>Instant current 0.000000A , time stick 317.20</text:p>
      <text:p text:style-name="P1">led_timer_cb <text:s text:c="8"/>Instant current 0.000000A , time stick 317.31</text:p>
      <text:p text:style-name="P1">led_timer_cb <text:s text:c="8"/>Instant current 0.000000A , time stick 317.41</text:p>
      <text:p text:style-name="P1">led_timer_cb <text:s text:c="8"/>Instant current 0.000000A , time stick 317.52</text:p>
      <text:p text:style-name="P1">led_timer_cb <text:s text:c="8"/>Instant current 0.000000A , time stick 317.63</text:p>
      <text:p text:style-name="P1">led_timer_cb <text:s text:c="8"/>Instant current 0.000000A , time stick 317.73</text:p>
      <text:p text:style-name="P1">led_timer_cb <text:s text:c="8"/>Instant current 0.000000A , time stick 317.84</text:p>
      <text:p text:style-name="P1">led_timer_cb <text:s text:c="8"/>Instant current 0.000000A , time stick 317.95</text:p>
      <text:p text:style-name="P1">led_timer_cb <text:s text:c="8"/>Instant current 0.000000A , time stick 318.05</text:p>
      <text:p text:style-name="P1">led_timer_cb <text:s text:c="8"/>Instant current 0.000000A , time stick 318.16</text:p>
      <text:p text:style-name="P1">led_timer_cb <text:s text:c="8"/>Instant current 0.000000A , time stick 318.27</text:p>
      <text:p text:style-name="P1">led_timer_cb <text:s text:c="8"/>Instant current 0.000000A , time stick 318.37</text:p>
      <text:p text:style-name="P1">led_timer_cb <text:s text:c="8"/>Instant current 0.000000A , time stick 318.48</text:p>
      <text:p text:style-name="P1">led_timer_cb <text:s text:c="8"/>Instant current 0.000000A , time stick 318.58</text:p>
      <text:p text:style-name="P1">led_timer_cb <text:s text:c="8"/>Instant current 0.000000A , time stick 318.69</text:p>
      <text:p text:style-name="P1">led_timer_cb <text:s text:c="8"/>Instant current 0.000000A , time stick 318.80</text:p>
      <text:p text:style-name="P1">led_timer_cb <text:s text:c="8"/>Instant current 0.000000A , time stick 318.90</text:p>
      <text:p text:style-name="P1">led_timer_cb <text:s text:c="8"/>Instant current 0.000000A , time stick 319.01</text:p>
      <text:p text:style-name="P1">led_timer_cb <text:s text:c="8"/>Instant current 0.000000A , time stick 319.12</text:p>
      <text:p text:style-name="P1">led_timer_cb <text:s text:c="8"/>Instant current 0.000000A , time stick 319.22</text:p>
      <text:p text:style-name="P1">led_timer_cb <text:s text:c="8"/>Instant current 0.000000A , time stick 319.33</text:p>
      <text:p text:style-name="P1">led_timer_cb <text:s text:c="8"/>Instant current 0.000000A , time stick 319.43</text:p>
      <text:p text:style-name="P1">led_timer_cb <text:s text:c="8"/>Instant current 0.000000A , time stick 319.54</text:p>
      <text:p text:style-name="P1">led_timer_cb <text:s text:c="8"/>Instant current 0.000000A , time stick 319.65</text:p>
      <text:p text:style-name="P1">led_timer_cb <text:s text:c="8"/>Instant current 0.000000A , time stick 319.75</text:p>
      <text:p text:style-name="P1">led_timer_cb <text:s text:c="8"/>Instant current 0.000000A , time stick 319.86</text:p>
      <text:p text:style-name="P1">led_timer_cb <text:s text:c="8"/>Instant current 0.000000A , time stick 319.97</text:p>
      <text:p text:style-name="P1">led_timer_cb <text:s text:c="8"/>Instant current 0.000000A , time stick 320.07</text:p>
      <text:p text:style-name="P1">led_timer_cb <text:s text:c="8"/>Instant current 0.000000A , time stick 320.18</text:p>
      <text:p text:style-name="P1">led_timer_cb <text:s text:c="8"/>Instant current 0.000000A , time stick 320.28</text:p>
      <text:p text:style-name="P1"><text:soft-page-break/>led_timer_cb <text:s text:c="8"/>Instant current 0.000000A , time stick 320.39</text:p>
      <text:p text:style-name="P1">led_timer_cb <text:s text:c="8"/>Instant current 0.000000A , time stick 320.50</text:p>
      <text:p text:style-name="P1">led_timer_cb <text:s text:c="8"/>Instant current 0.000000A , time stick 320.61</text:p>
      <text:p text:style-name="P1">led_timer_cb <text:s text:c="8"/>Instant current 0.000000A , time stick 320.71</text:p>
      <text:p text:style-name="P1">led_timer_cb <text:s text:c="8"/>Instant current 0.000000A , time stick 320.82</text:p>
      <text:p text:style-name="P1">led_timer_cb <text:s text:c="8"/>Instant current 0.000000A , time stick 320.92</text:p>
      <text:p text:style-name="P1">led_timer_cb <text:s text:c="8"/>Instant current 0.000000A , time stick 321.03</text:p>
      <text:p text:style-name="P1">led_timer_cb <text:s text:c="8"/>Instant current 0.000000A , time stick 321.14</text:p>
      <text:p text:style-name="P1">led_timer_cb <text:s text:c="8"/>Instant current 0.000000A , time stick 321.24</text:p>
      <text:p text:style-name="P1">led_timer_cb <text:s text:c="8"/>Average current 0.000000A , time stick 321.25</text:p>
      <text:p text:style-name="P1">led_timer_cb <text:s text:c="8"/>Instant current 0.000000A , time stick 321.36</text:p>
      <text:p text:style-name="P1">led_timer_cb <text:s text:c="8"/>Instant current 0.000000A , time stick 321.46</text:p>
      <text:p text:style-name="P1">led_timer_cb <text:s text:c="8"/>Instant current 0.000000A , time stick 321.57</text:p>
      <text:p text:style-name="P1">led_timer_cb <text:s text:c="8"/>Instant current 0.000000A , time stick 321.68</text:p>
      <text:p text:style-name="P1">led_timer_cb <text:s text:c="8"/>Instant current 0.000000A , time stick 321.78</text:p>
      <text:p text:style-name="P1">led_timer_cb <text:s text:c="8"/>Instant current 0.000000A , time stick 321.89</text:p>
      <text:p text:style-name="P1">led_timer_cb <text:s text:c="8"/>Instant current 0.000000A , time stick 321.99</text:p>
      <text:p text:style-name="P1">led_timer_cb <text:s text:c="8"/>Instant current 0.000000A , time stick 322.10</text:p>
      <text:p text:style-name="P1">led_timer_cb <text:s text:c="8"/>Instant current 0.000000A , time stick 322.21</text:p>
      <text:p text:style-name="P1">led_timer_cb <text:s text:c="8"/>Instant current 0.000000A , time stick 322.31</text:p>
      <text:p text:style-name="P1">led_timer_cb <text:s text:c="8"/>Instant current 0.000000A , time stick 322.42</text:p>
      <text:p text:style-name="P1">led_timer_cb <text:s text:c="8"/>Instant current 0.000000A , time stick 322.53</text:p>
      <text:p text:style-name="P1">led_timer_cb <text:s text:c="8"/>Instant current 0.000000A , time stick 322.63</text:p>
      <text:p text:style-name="P1">led_timer_cb <text:s text:c="8"/>Instant current 0.000000A , time stick 322.74</text:p>
      <text:p text:style-name="P1">led_timer_cb <text:s text:c="8"/>Instant current 0.000000A , time stick 322.85</text:p>
      <text:p text:style-name="P1">led_timer_cb <text:s text:c="8"/>Instant current 0.000000A , time stick 322.95</text:p>
      <text:p text:style-name="P1">led_timer_cb <text:s text:c="8"/>Instant current 0.000000A , time stick 323.06</text:p>
      <text:p text:style-name="P1">led_timer_cb <text:s text:c="8"/>Instant current 0.000000A , time stick 323.16</text:p>
      <text:p text:style-name="P1">led_timer_cb <text:s text:c="8"/>Instant current 0.000000A , time stick 323.27</text:p>
      <text:p text:style-name="P1">led_timer_cb <text:s text:c="8"/>Instant current 0.000000A , time stick 323.38</text:p>
      <text:p text:style-name="P1">led_timer_cb <text:s text:c="8"/>Instant current 0.000000A , time stick 323.48</text:p>
      <text:p text:style-name="P1">led_timer_cb <text:s text:c="8"/>Instant current 0.000000A , time stick 323.59</text:p>
      <text:p text:style-name="P1">led_timer_cb <text:s text:c="8"/>Instant current 0.000000A , time stick 323.70</text:p>
      <text:p text:style-name="P1">led_timer_cb <text:s text:c="8"/>Instant current 0.000000A , time stick 323.80</text:p>
      <text:p text:style-name="P1">led_timer_cb <text:s text:c="8"/>Instant current 0.000000A , time stick 323.91</text:p>
      <text:p text:style-name="P1">led_timer_cb <text:s text:c="8"/>Instant current 0.000000A , time stick 324.01</text:p>
      <text:p text:style-name="P1">led_timer_cb <text:s text:c="8"/>Instant current 0.000000A , time stick 324.12</text:p>
      <text:p text:style-name="P1">led_timer_cb <text:s text:c="8"/>Instant current 0.000000A , time stick 324.23</text:p>
      <text:p text:style-name="P1">led_timer_cb <text:s text:c="8"/>Instant current 0.000000A , time stick 324.33</text:p>
      <text:p text:style-name="P1">led_timer_cb <text:s text:c="8"/>Instant current 0.000000A , time stick 324.44</text:p>
      <text:p text:style-name="P1">led_timer_cb <text:s text:c="8"/>Instant current 0.000000A , time stick 324.55</text:p>
      <text:p text:style-name="P1">led_timer_cb <text:s text:c="8"/>Instant current 0.000000A , time stick 324.65</text:p>
      <text:p text:style-name="P1">led_timer_cb <text:s text:c="8"/>Instant current 0.000000A , time stick 324.76</text:p>
      <text:p text:style-name="P1">led_timer_cb <text:s text:c="8"/>Instant current 0.000000A , time stick 324.87</text:p>
      <text:p text:style-name="P1">led_timer_cb <text:s text:c="8"/>Instant current 0.000000A , time stick 324.97</text:p>
      <text:p text:style-name="P1">led_timer_cb <text:s text:c="8"/>Instant current 0.000000A , time stick 325.08</text:p>
      <text:p text:style-name="P1">led_timer_cb <text:s text:c="8"/>Instant current 0.000000A , time stick 325.18</text:p>
      <text:p text:style-name="P1">led_timer_cb <text:s text:c="8"/>Instant current 0.000000A , time stick 325.29</text:p>
      <text:p text:style-name="P1">led_timer_cb <text:s text:c="8"/>Instant current 0.000000A , time stick 325.40</text:p>
      <text:p text:style-name="P1">led_timer_cb <text:s text:c="8"/>Instant current 0.000000A , time stick 325.50</text:p>
      <text:p text:style-name="P1">led_timer_cb <text:s text:c="8"/>Instant current 0.000000A , time stick 325.61</text:p>
      <text:p text:style-name="P1">led_timer_cb <text:s text:c="8"/>Instant current 0.000000A , time stick 325.72</text:p>
      <text:p text:style-name="P1"><text:soft-page-break/>led_timer_cb <text:s text:c="8"/>Instant current 0.000000A , time stick 325.82</text:p>
      <text:p text:style-name="P1">led_timer_cb <text:s text:c="8"/>Instant current 0.000000A , time stick 325.93</text:p>
      <text:p text:style-name="P1">led_timer_cb <text:s text:c="8"/>Instant current 0.000000A , time stick 326.03</text:p>
      <text:p text:style-name="P1">led_timer_cb <text:s text:c="8"/>Instant current 0.000000A , time stick 326.14</text:p>
      <text:p text:style-name="P1">led_timer_cb <text:s text:c="8"/>Instant current 0.000000A , time stick 326.25</text:p>
      <text:p text:style-name="P1">led_timer_cb <text:s text:c="8"/>Instant current 0.000000A , time stick 326.35</text:p>
      <text:p text:style-name="P1">led_timer_cb <text:s text:c="8"/>Instant current 0.000000A , time stick 326.46</text:p>
      <text:p text:style-name="P1">led_timer_cb <text:s text:c="8"/>Instant current 0.000000A , time stick 326.57</text:p>
      <text:p text:style-name="P1">led_timer_cb <text:s text:c="8"/>Instant current 0.000000A , time stick 326.67</text:p>
      <text:p text:style-name="P1">led_timer_cb <text:s text:c="8"/>Instant current 0.000000A , time stick 326.78</text:p>
      <text:p text:style-name="P1">led_timer_cb <text:s text:c="8"/>Instant current 0.000000A , time stick 326.88</text:p>
      <text:p text:style-name="P1">led_timer_cb <text:s text:c="8"/>Instant current 0.000000A , time stick 326.99</text:p>
      <text:p text:style-name="P1">led_timer_cb <text:s text:c="8"/>Instant current 0.000000A , time stick 327.10</text:p>
      <text:p text:style-name="P1">led_timer_cb <text:s text:c="8"/>Instant current 0.000000A , time stick 327.20</text:p>
      <text:p text:style-name="P1">led_timer_cb <text:s text:c="8"/>Instant current 0.000000A , time stick 327.31</text:p>
      <text:p text:style-name="P1">led_timer_cb <text:s text:c="8"/>Instant current 0.000000A , time stick 327.41</text:p>
      <text:p text:style-name="P1">led_timer_cb <text:s text:c="8"/>Instant current 0.000000A , time stick 327.52</text:p>
      <text:p text:style-name="P1">led_timer_cb <text:s text:c="8"/>Instant current 0.000000A , time stick 327.63</text:p>
      <text:p text:style-name="P1">led_timer_cb <text:s text:c="8"/>Instant current 0.000000A , time stick 327.73</text:p>
      <text:p text:style-name="P1">led_timer_cb <text:s text:c="8"/>Instant current 0.000000A , time stick 327.84</text:p>
      <text:p text:style-name="P1">led_timer_cb <text:s text:c="8"/>Instant current 0.000000A , time stick 327.95</text:p>
      <text:p text:style-name="P1">led_timer_cb <text:s text:c="8"/>Instant current 0.000000A , time stick 328.05</text:p>
      <text:p text:style-name="P1">led_timer_cb <text:s text:c="8"/>Instant current 0.000000A , time stick 328.16</text:p>
      <text:p text:style-name="P1">led_timer_cb <text:s text:c="8"/>Instant current 0.000000A , time stick 328.27</text:p>
      <text:p text:style-name="P1">led_timer_cb <text:s text:c="8"/>Instant current 0.000000A , time stick 328.37</text:p>
      <text:p text:style-name="P1">led_timer_cb <text:s text:c="8"/>Instant current 0.000000A , time stick 328.48</text:p>
      <text:p text:style-name="P1">led_timer_cb <text:s text:c="8"/>Instant current 0.000000A , time stick 328.59</text:p>
      <text:p text:style-name="P1">led_timer_cb <text:s text:c="8"/>Instant current 0.000000A , time stick 328.69</text:p>
      <text:p text:style-name="P1">led_timer_cb <text:s text:c="8"/>Instant current 0.000000A , time stick 328.80</text:p>
      <text:p text:style-name="P1">led_timer_cb <text:s text:c="8"/>Instant current 0.000000A , time stick 328.90</text:p>
      <text:p text:style-name="P1">led_timer_cb <text:s text:c="8"/>Instant current 0.000000A , time stick 329.01</text:p>
      <text:p text:style-name="P1">led_timer_cb <text:s text:c="8"/>Instant current 0.000000A , time stick 329.12</text:p>
      <text:p text:style-name="P1">led_timer_cb <text:s text:c="8"/>Instant current 0.000000A , time stick 329.22</text:p>
      <text:p text:style-name="P1">led_timer_cb <text:s text:c="8"/>Instant current 0.000000A , time stick 329.33</text:p>
      <text:p text:style-name="P1">led_timer_cb <text:s text:c="8"/>Instant current 0.000000A , time stick 329.44</text:p>
      <text:p text:style-name="P1">led_timer_cb <text:s text:c="8"/>Instant current 0.000000A , time stick 329.54</text:p>
      <text:p text:style-name="P1">led_timer_cb <text:s text:c="8"/>Instant current 0.000000A , time stick 329.65</text:p>
      <text:p text:style-name="P1">led_timer_cb <text:s text:c="8"/>Instant current 0.000000A , time stick 329.76</text:p>
      <text:p text:style-name="P1">led_timer_cb <text:s text:c="8"/>Instant current 0.000000A , time stick 329.86</text:p>
      <text:p text:style-name="P1">led_timer_cb <text:s text:c="8"/>Instant current 0.000000A , time stick 329.97</text:p>
      <text:p text:style-name="P1">led_timer_cb <text:s text:c="8"/>Instant current 0.000000A , time stick 330.07</text:p>
      <text:p text:style-name="P1">led_timer_cb <text:s text:c="8"/>Instant current 0.000000A , time stick 330.18</text:p>
      <text:p text:style-name="P1">led_timer_cb <text:s text:c="8"/>Instant current 0.000000A , time stick 330.29</text:p>
      <text:p text:style-name="P1">led_timer_cb <text:s text:c="8"/>Instant current 0.000000A , time stick 330.39</text:p>
      <text:p text:style-name="P1">led_timer_cb <text:s text:c="8"/>Instant current 0.000000A , time stick 330.50</text:p>
      <text:p text:style-name="P1">led_timer_cb <text:s text:c="8"/>Instant current 0.000000A , time stick 330.61</text:p>
      <text:p text:style-name="P1">led_timer_cb <text:s text:c="8"/>Instant current 0.000000A , time stick 330.71</text:p>
      <text:p text:style-name="P1">led_timer_cb <text:s text:c="8"/>Instant current 0.000000A , time stick 330.82</text:p>
      <text:p text:style-name="P1">led_timer_cb <text:s text:c="8"/>Instant current 0.000000A , time stick 330.93</text:p>
      <text:p text:style-name="P1">led_timer_cb <text:s text:c="8"/>Instant current 0.000000A , time stick 331.03</text:p>
      <text:p text:style-name="P1">led_timer_cb <text:s text:c="8"/>Instant current 0.000000A , time stick 331.14</text:p>
      <text:p text:style-name="P1">led_timer_cb <text:s text:c="8"/>Instant current 0.000000A , time stick 331.24</text:p>
      <text:p text:style-name="P1"><text:soft-page-break/>led_timer_cb <text:s text:c="8"/>Instant current 0.000000A , time stick 331.35</text:p>
      <text:p text:style-name="P1">led_timer_cb <text:s text:c="8"/>Instant current 0.000000A , time stick 331.46</text:p>
      <text:p text:style-name="P1">led_timer_cb <text:s text:c="8"/>Instant current 0.000000A , time stick 331.56</text:p>
      <text:p text:style-name="P1">led_timer_cb <text:s text:c="8"/>Instant current 0.000000A , time stick 331.67</text:p>
      <text:p text:style-name="P1">led_timer_cb <text:s text:c="8"/>Instant current 0.000000A , time stick 331.78</text:p>
      <text:p text:style-name="P1">led_timer_cb <text:s text:c="8"/>Instant current 0.000000A , time stick 331.88</text:p>
      <text:p text:style-name="P1">led_timer_cb <text:s text:c="8"/>Instant current 0.000000A , time stick 331.99</text:p>
      <text:p text:style-name="P1">led_timer_cb <text:s text:c="8"/>Instant current 0.000000A , time stick 332.10</text:p>
      <text:p text:style-name="P1">led_timer_cb <text:s text:c="8"/>Instant current 0.000000A , time stick 332.20</text:p>
      <text:p text:style-name="P1">led_timer_cb <text:s text:c="8"/>Instant current 0.000000A , time stick 332.31</text:p>
      <text:p text:style-name="P1">led_timer_cb <text:s text:c="8"/>Instant current 0.000000A , time stick 332.41</text:p>
      <text:p text:style-name="P1">led_timer_cb <text:s text:c="8"/>Instant current 0.000000A , time stick 332.52</text:p>
      <text:p text:style-name="P1">led_timer_cb <text:s text:c="8"/>Instant current 0.000000A , time stick 332.63</text:p>
      <text:p text:style-name="P1">led_timer_cb <text:s text:c="8"/>Instant current 0.000000A , time stick 332.73</text:p>
      <text:p text:style-name="P1">led_timer_cb <text:s text:c="8"/>Instant current 0.000000A , time stick 332.84</text:p>
      <text:p text:style-name="P1">led_timer_cb <text:s text:c="8"/>Instant current 0.000000A , time stick 332.95</text:p>
      <text:p text:style-name="P1">led_timer_cb <text:s text:c="8"/>Instant current 0.000000A , time stick 333.05</text:p>
      <text:p text:style-name="P1">led_timer_cb <text:s text:c="8"/>Instant current 0.000000A , time stick 333.16</text:p>
      <text:p text:style-name="P1">led_timer_cb <text:s text:c="8"/>Instant current 0.000000A , time stick 333.26</text:p>
      <text:p text:style-name="P1">led_timer_cb <text:s text:c="8"/>Instant current 0.000000A , time stick 333.37</text:p>
      <text:p text:style-name="P1">led_timer_cb <text:s text:c="8"/>Instant current 0.000000A , time stick 333.48</text:p>
      <text:p text:style-name="P1">led_timer_cb <text:s text:c="8"/>Instant current 0.000000A , time stick 333.58</text:p>
      <text:p text:style-name="P1">led_timer_cb <text:s text:c="8"/>Instant current 0.000000A , time stick 333.69</text:p>
      <text:p text:style-name="P1">led_timer_cb <text:s text:c="8"/>Instant current 0.000000A , time stick 333.79</text:p>
      <text:p text:style-name="P1">led_timer_cb <text:s text:c="8"/>Instant current 0.000000A , time stick 333.90</text:p>
      <text:p text:style-name="P1">led_timer_cb <text:s text:c="8"/>Instant current 0.000000A , time stick 334.01</text:p>
      <text:p text:style-name="P1">led_timer_cb <text:s text:c="8"/>Instant current 0.000000A , time stick 334.11</text:p>
      <text:p text:style-name="P1">led_timer_cb <text:s text:c="8"/>Instant current 0.000000A , time stick 334.22</text:p>
      <text:p text:style-name="P1">led_timer_cb <text:s text:c="8"/>Instant current 0.000000A , time stick 334.33</text:p>
      <text:p text:style-name="P1">led_timer_cb <text:s text:c="8"/>Instant current 0.000000A , time stick 334.43</text:p>
      <text:p text:style-name="P1">led_timer_cb <text:s text:c="8"/>Instant current 0.000000A , time stick 334.54</text:p>
      <text:p text:style-name="P1">led_timer_cb <text:s text:c="8"/>Instant current 0.000000A , time stick 334.65</text:p>
      <text:p text:style-name="P1">led_timer_cb <text:s text:c="8"/>Instant current 0.000000A , time stick 334.75</text:p>
      <text:p text:style-name="P1">led_timer_cb <text:s text:c="8"/>Instant current 0.000000A , time stick 334.86</text:p>
      <text:p text:style-name="P1">led_timer_cb <text:s text:c="8"/>Instant current 0.000000A , time stick 334.96</text:p>
      <text:p text:style-name="P1">led_timer_cb <text:s text:c="8"/>Instant current 0.000000A , time stick 335.07</text:p>
      <text:p text:style-name="P1">led_timer_cb <text:s text:c="8"/>Instant current 0.000000A , time stick 335.18</text:p>
      <text:p text:style-name="P1">led_timer_cb <text:s text:c="8"/>Instant current 0.000000A , time stick 335.28</text:p>
      <text:p text:style-name="P1">led_timer_cb <text:s text:c="8"/>Instant current 0.000000A , time stick 335.39</text:p>
      <text:p text:style-name="P1">led_timer_cb <text:s text:c="8"/>Instant current 0.000000A , time stick 335.50</text:p>
      <text:p text:style-name="P1">led_timer_cb <text:s text:c="8"/>Instant current 0.000000A , time stick 335.60</text:p>
      <text:p text:style-name="P1">led_timer_cb <text:s text:c="8"/>Instant current 0.000000A , time stick 335.71</text:p>
      <text:p text:style-name="P1">led_timer_cb <text:s text:c="8"/>Instant current 0.000000A , time stick 335.81</text:p>
      <text:p text:style-name="P1">led_timer_cb <text:s text:c="8"/>Instant current 0.000000A , time stick 335.92</text:p>
      <text:p text:style-name="P1">led_timer_cb <text:s text:c="8"/>Instant current 0.000000A , time stick 336.03</text:p>
      <text:p text:style-name="P1">led_timer_cb <text:s text:c="8"/>Instant current 0.000000A , time stick 336.13</text:p>
      <text:p text:style-name="P1">led_timer_cb <text:s text:c="8"/>Instant current 0.000000A , time stick 336.24</text:p>
      <text:p text:style-name="P1">led_timer_cb <text:s text:c="8"/>Instant current 0.000000A , time stick 336.35</text:p>
      <text:p text:style-name="P1">led_timer_cb <text:s text:c="8"/>Instant current 0.000000A , time stick 336.45</text:p>
      <text:p text:style-name="P1">led_timer_cb <text:s text:c="8"/>Instant current 0.000000A , time stick 336.56</text:p>
      <text:p text:style-name="P1">led_timer_cb <text:s text:c="8"/>Instant current 0.000000A , time stick 336.67</text:p>
      <text:p text:style-name="P1">led_timer_cb <text:s text:c="8"/>Instant current 0.000000A , time stick 336.77</text:p>
      <text:p text:style-name="P1"><text:soft-page-break/>led_timer_cb <text:s text:c="8"/>Instant current 0.000000A , time stick 336.88</text:p>
      <text:p text:style-name="P1">led_timer_cb <text:s text:c="8"/>Instant current 0.000000A , time stick 336.98</text:p>
      <text:p text:style-name="P1">led_timer_cb <text:s text:c="8"/>Instant current 0.000000A , time stick 337.09</text:p>
      <text:p text:style-name="P1">led_timer_cb <text:s text:c="8"/>Instant current 0.000000A , time stick 337.20</text:p>
      <text:p text:style-name="P1">led_timer_cb <text:s text:c="8"/>Instant current 0.000000A , time stick 337.30</text:p>
      <text:p text:style-name="P1">led_timer_cb <text:s text:c="8"/>Instant current 0.000000A , time stick 337.41</text:p>
      <text:p text:style-name="P1">led_timer_cb <text:s text:c="8"/>Instant current 0.000000A , time stick 337.52</text:p>
      <text:p text:style-name="P1">led_timer_cb <text:s text:c="8"/>Instant current 0.000000A , time stick 337.62</text:p>
      <text:p text:style-name="P1">led_timer_cb <text:s text:c="8"/>Instant current 0.000000A , time stick 337.73</text:p>
      <text:p text:style-name="P1">led_timer_cb <text:s text:c="8"/>Instant current 0.000000A , time stick 337.84</text:p>
      <text:p text:style-name="P1">led_timer_cb <text:s text:c="8"/>Instant current 0.000000A , time stick 337.94</text:p>
      <text:p text:style-name="P1">led_timer_cb <text:s text:c="8"/>Instant current 0.000000A , time stick 338.05</text:p>
      <text:p text:style-name="P1">led_timer_cb <text:s text:c="8"/>Instant current 0.000000A , time stick 338.15</text:p>
      <text:p text:style-name="P1">led_timer_cb <text:s text:c="8"/>Instant current 0.000000A , time stick 338.26</text:p>
      <text:p text:style-name="P1">led_timer_cb <text:s text:c="8"/>Instant current 0.000000A , time stick 338.37</text:p>
      <text:p text:style-name="P1">led_timer_cb <text:s text:c="8"/>Instant current 0.000000A , time stick 338.47</text:p>
      <text:p text:style-name="P1">led_timer_cb <text:s text:c="8"/>Instant current 0.000000A , time stick 338.58</text:p>
      <text:p text:style-name="P1">led_timer_cb <text:s text:c="8"/>Instant current 0.000000A , time stick 338.69</text:p>
      <text:p text:style-name="P1">led_timer_cb <text:s text:c="8"/>Instant current 0.000000A , time stick 338.79</text:p>
      <text:p text:style-name="P1">led_timer_cb <text:s text:c="8"/>Instant current 0.000000A , time stick 338.90</text:p>
      <text:p text:style-name="P1">led_timer_cb <text:s text:c="8"/>Instant current 0.000000A , time stick 339.00</text:p>
      <text:p text:style-name="P1">led_timer_cb <text:s text:c="8"/>Instant current 0.000000A , time stick 339.11</text:p>
      <text:p text:style-name="P1">led_timer_cb <text:s text:c="8"/>Instant current 0.000000A , time stick 339.22</text:p>
      <text:p text:style-name="P1">led_timer_cb <text:s text:c="8"/>Instant current 0.000000A , time stick 339.32</text:p>
      <text:p text:style-name="P1">led_timer_cb <text:s text:c="8"/>Instant current 0.000000A , time stick 339.43</text:p>
      <text:p text:style-name="P1">led_timer_cb <text:s text:c="8"/>Instant current 0.000000A , time stick 339.54</text:p>
      <text:p text:style-name="P1">led_timer_cb <text:s text:c="8"/>Instant current 0.000000A , time stick 339.64</text:p>
      <text:p text:style-name="P1">led_timer_cb <text:s text:c="8"/>Instant current 0.000000A , time stick 339.75</text:p>
      <text:p text:style-name="P1">led_timer_cb <text:s text:c="8"/>Instant current 0.000000A , time stick 339.86</text:p>
      <text:p text:style-name="P1">led_timer_cb <text:s text:c="8"/>Instant current 0.000000A , time stick 339.96</text:p>
      <text:p text:style-name="P1">led_timer_cb <text:s text:c="8"/>Instant current 0.000000A , time stick 340.07</text:p>
      <text:p text:style-name="P1">led_timer_cb <text:s text:c="8"/>Instant current 0.000000A , time stick 340.18</text:p>
      <text:p text:style-name="P1">led_timer_cb <text:s text:c="8"/>Instant current 0.000000A , time stick 340.28</text:p>
      <text:p text:style-name="P1">led_timer_cb <text:s text:c="8"/>Instant current 0.000000A , time stick 340.39</text:p>
      <text:p text:style-name="P1">led_timer_cb <text:s text:c="8"/>Instant current 0.000000A , time stick 340.49</text:p>
      <text:p text:style-name="P1">led_timer_cb <text:s text:c="8"/>Instant current 0.000000A , time stick 340.60</text:p>
      <text:p text:style-name="P1">led_timer_cb <text:s text:c="8"/>Instant current 0.000000A , time stick 340.71</text:p>
      <text:p text:style-name="P1">led_timer_cb <text:s text:c="8"/>Instant current 0.000000A , time stick 340.81</text:p>
      <text:p text:style-name="P1">led_timer_cb <text:s text:c="8"/>Instant current 0.000000A , time stick 340.92</text:p>
      <text:p text:style-name="P1">led_timer_cb <text:s text:c="8"/>Instant current 0.000000A , time stick 341.03</text:p>
      <text:p text:style-name="P1">led_timer_cb <text:s text:c="8"/>Instant current 0.000000A , time stick 341.13</text:p>
      <text:p text:style-name="P1">led_timer_cb <text:s text:c="8"/>Instant current 0.000000A , time stick 341.24</text:p>
      <text:p text:style-name="P1">led_timer_cb <text:s text:c="8"/>Instant current 0.000000A , time stick 341.34</text:p>
      <text:p text:style-name="P1">led_timer_cb <text:s text:c="8"/>Instant current 0.000000A , time stick 341.45</text:p>
      <text:p text:style-name="P1">led_timer_cb <text:s text:c="8"/>Instant current 0.000000A , time stick 341.56</text:p>
      <text:p text:style-name="P1">led_timer_cb <text:s text:c="8"/>Instant current 0.000000A , time stick 341.66</text:p>
      <text:p text:style-name="P1">led_timer_cb <text:s text:c="8"/>Instant current 0.000000A , time stick 341.77</text:p>
      <text:p text:style-name="P1">led_timer_cb <text:s text:c="8"/>Instant current 0.000000A , time stick 341.88</text:p>
      <text:p text:style-name="P1">led_timer_cb <text:s text:c="8"/>Instant current 0.000000A , time stick 341.98</text:p>
      <text:p text:style-name="P1">led_timer_cb <text:s text:c="8"/>Instant current 0.000000A , time stick 342.09</text:p>
      <text:p text:style-name="P1">led_timer_cb <text:s text:c="8"/>Instant current 0.000000A , time stick 342.19</text:p>
      <text:p text:style-name="P1">led_timer_cb <text:s text:c="8"/>Instant current 0.000000A , time stick 342.30</text:p>
      <text:p text:style-name="P1"><text:soft-page-break/>led_timer_cb <text:s text:c="8"/>Instant current 0.000000A , time stick 342.41</text:p>
      <text:p text:style-name="P1">led_timer_cb <text:s text:c="8"/>Instant current 0.000000A , time stick 342.51</text:p>
      <text:p text:style-name="P1">led_timer_cb <text:s text:c="8"/>Instant current 0.000000A , time stick 342.62</text:p>
      <text:p text:style-name="P1">led_timer_cb <text:s text:c="8"/>Instant current 0.000000A , time stick 342.73</text:p>
      <text:p text:style-name="P1">led_timer_cb <text:s text:c="8"/>Instant current 0.000000A , time stick 342.83</text:p>
      <text:p text:style-name="P1">led_timer_cb <text:s text:c="8"/>Instant current 0.000000A , time stick 342.94</text:p>
      <text:p text:style-name="P1">led_timer_cb <text:s text:c="8"/>Instant current 0.000000A , time stick 343.05</text:p>
      <text:p text:style-name="P1">led_timer_cb <text:s text:c="8"/>Instant current 0.000000A , time stick 343.15</text:p>
      <text:p text:style-name="P1">led_timer_cb <text:s text:c="8"/>Instant current 0.000000A , time stick 343.26</text:p>
      <text:p text:style-name="P1">led_timer_cb <text:s text:c="8"/>Instant current 0.000000A , time stick 343.37</text:p>
      <text:p text:style-name="P1">led_timer_cb <text:s text:c="8"/>Instant current 0.000000A , time stick 343.47</text:p>
      <text:p text:style-name="P1">led_timer_cb <text:s text:c="8"/>Instant current 0.000000A , time stick 343.58</text:p>
      <text:p text:style-name="P1">led_timer_cb <text:s text:c="8"/>Instant current 0.000000A , time stick 343.68</text:p>
      <text:p text:style-name="P1">led_timer_cb <text:s text:c="8"/>Instant current 0.000000A , time stick 343.79</text:p>
      <text:p text:style-name="P1">led_timer_cb <text:s text:c="8"/>Instant current 0.000000A , time stick 343.90</text:p>
      <text:p text:style-name="P1">led_timer_cb <text:s text:c="8"/>Instant current 0.000000A , time stick 344.00</text:p>
      <text:p text:style-name="P1">led_timer_cb <text:s text:c="8"/>Instant current 0.000000A , time stick 344.11</text:p>
      <text:p text:style-name="P1">led_timer_cb <text:s text:c="8"/>Instant current 0.000000A , time stick 344.22</text:p>
      <text:p text:style-name="P1">led_timer_cb <text:s text:c="8"/>Instant current 0.000000A , time stick 344.32</text:p>
      <text:p text:style-name="P1">led_timer_cb <text:s text:c="8"/>Instant current 0.000000A , time stick 344.43</text:p>
      <text:p text:style-name="P1">led_timer_cb <text:s text:c="8"/>Instant current 0.000000A , time stick 344.53</text:p>
      <text:p text:style-name="P1">led_timer_cb <text:s text:c="8"/>Instant current 0.000000A , time stick 344.64</text:p>
      <text:p text:style-name="P1">led_timer_cb <text:s text:c="8"/>Instant current 0.000000A , time stick 344.75</text:p>
      <text:p text:style-name="P1">led_timer_cb <text:s text:c="8"/>Instant current 0.000000A , time stick 344.85</text:p>
      <text:p text:style-name="P1">led_timer_cb <text:s text:c="8"/>Instant current 0.000000A , time stick 344.96</text:p>
      <text:p text:style-name="P1">led_timer_cb <text:s text:c="8"/>Instant current 0.000000A , time stick 345.07</text:p>
      <text:p text:style-name="P1">led_timer_cb <text:s text:c="8"/>Instant current 0.000000A , time stick 345.17</text:p>
      <text:p text:style-name="P1">led_timer_cb <text:s text:c="8"/>Instant current 0.000000A , time stick 345.28</text:p>
      <text:p text:style-name="P1">led_timer_cb <text:s text:c="8"/>Instant current 0.000000A , time stick 345.39</text:p>
      <text:p text:style-name="P1">led_timer_cb <text:s text:c="8"/>Instant current 0.000000A , time stick 345.49</text:p>
      <text:p text:style-name="P1">led_timer_cb <text:s text:c="8"/>Instant current 0.000000A , time stick 345.60</text:p>
      <text:p text:style-name="P1">led_timer_cb <text:s text:c="8"/>Instant current 0.000000A , time stick 345.71</text:p>
      <text:p text:style-name="P1">led_timer_cb <text:s text:c="8"/>Instant current 0.000000A , time stick 345.81</text:p>
      <text:p text:style-name="P1">led_timer_cb <text:s text:c="8"/>Instant current 0.000000A , time stick 345.92</text:p>
      <text:p text:style-name="P1">led_timer_cb <text:s text:c="8"/>Instant current 0.000000A , time stick 346.03</text:p>
      <text:p text:style-name="P1">led_timer_cb <text:s text:c="8"/>Instant current 0.000000A , time stick 346.13</text:p>
      <text:p text:style-name="P1">led_timer_cb <text:s text:c="8"/>Instant current 0.000000A , time stick 346.24</text:p>
      <text:p text:style-name="P1">led_timer_cb <text:s text:c="8"/>Instant current 0.000000A , time stick 346.34</text:p>
      <text:p text:style-name="P1">led_timer_cb <text:s text:c="8"/>Instant current 0.000000A , time stick 346.45</text:p>
      <text:p text:style-name="P1">led_timer_cb <text:s text:c="8"/>Instant current 0.000000A , time stick 346.56</text:p>
      <text:p text:style-name="P1">led_timer_cb <text:s text:c="8"/>Instant current 0.000000A , time stick 346.66</text:p>
      <text:p text:style-name="P1">led_timer_cb <text:s text:c="8"/>Instant current 0.000000A , time stick 346.77</text:p>
      <text:p text:style-name="P1">led_timer_cb <text:s text:c="8"/>Instant current 0.000000A , time stick 346.87</text:p>
      <text:p text:style-name="P1">led_timer_cb <text:s text:c="8"/>Instant current 0.000000A , time stick 346.98</text:p>
      <text:p text:style-name="P1">led_timer_cb <text:s text:c="8"/>Instant current 0.000000A , time stick 347.09</text:p>
      <text:p text:style-name="P1">led_timer_cb <text:s text:c="8"/>Instant current 0.000000A , time stick 347.19</text:p>
      <text:p text:style-name="P1">led_timer_cb <text:s text:c="8"/>Instant current 0.000000A , time stick 347.30</text:p>
      <text:p text:style-name="P1">led_timer_cb <text:s text:c="8"/>Instant current 0.000000A , time stick 347.41</text:p>
      <text:p text:style-name="P1">led_timer_cb <text:s text:c="8"/>Instant current 0.000000A , time stick 347.51</text:p>
      <text:p text:style-name="P1">led_timer_cb <text:s text:c="8"/>Instant current 0.000000A , time stick 347.62</text:p>
      <text:p text:style-name="P1">led_timer_cb <text:s text:c="8"/>Instant current 0.000000A , time stick 347.72</text:p>
      <text:p text:style-name="P1">led_timer_cb <text:s text:c="8"/>Instant current 0.000000A , time stick 347.83</text:p>
      <text:p text:style-name="P1"><text:soft-page-break/>led_timer_cb <text:s text:c="8"/>Instant current 0.000000A , time stick 347.94</text:p>
      <text:p text:style-name="P1">led_timer_cb <text:s text:c="8"/>Instant current 0.000000A , time stick 348.04</text:p>
      <text:p text:style-name="P1">led_timer_cb <text:s text:c="8"/>Instant current 0.000000A , time stick 348.15</text:p>
      <text:p text:style-name="P1">led_timer_cb <text:s text:c="8"/>Instant current 0.000000A , time stick 348.26</text:p>
      <text:p text:style-name="P1">led_timer_cb <text:s text:c="8"/>Instant current 0.000000A , time stick 348.36</text:p>
      <text:p text:style-name="P1">led_timer_cb <text:s text:c="8"/>Instant current 0.000000A , time stick 348.47</text:p>
      <text:p text:style-name="P1">led_timer_cb <text:s text:c="8"/>Instant current 0.000000A , time stick 348.58</text:p>
      <text:p text:style-name="P1">led_timer_cb <text:s text:c="8"/>Instant current 0.000000A , time stick 348.68</text:p>
      <text:p text:style-name="P1">led_timer_cb <text:s text:c="8"/>Instant current 0.000000A , time stick 348.79</text:p>
      <text:p text:style-name="P1">led_timer_cb <text:s text:c="8"/>Instant current 0.000000A , time stick 348.90</text:p>
      <text:p text:style-name="P1">led_timer_cb <text:s text:c="8"/>Instant current 0.000000A , time stick 349.00</text:p>
      <text:p text:style-name="P1">led_timer_cb <text:s text:c="8"/>Instant current 0.000000A , time stick 349.11</text:p>
      <text:p text:style-name="P1">led_timer_cb <text:s text:c="8"/>Instant current 0.000000A , time stick 349.21</text:p>
      <text:p text:style-name="P1">led_timer_cb <text:s text:c="8"/>Instant current 0.000000A , time stick 349.32</text:p>
      <text:p text:style-name="P1">led_timer_cb <text:s text:c="8"/>Instant current 0.000000A , time stick 349.43</text:p>
      <text:p text:style-name="P1">led_timer_cb <text:s text:c="8"/>Instant current 0.000000A , time stick 349.53</text:p>
      <text:p text:style-name="P1">led_timer_cb <text:s text:c="8"/>Instant current 0.000000A , time stick 349.64</text:p>
      <text:p text:style-name="P1">led_timer_cb <text:s text:c="8"/>Instant current 0.000000A , time stick 349.75</text:p>
      <text:p text:style-name="P1">led_timer_cb <text:s text:c="8"/>Instant current 0.000000A , time stick 349.85</text:p>
      <text:p text:style-name="P1">led_timer_cb <text:s text:c="8"/>Instant current 0.000000A , time stick 349.96</text:p>
      <text:p text:style-name="P1">led_timer_cb <text:s text:c="8"/>Instant current 0.000000A , time stick 350.07</text:p>
      <text:p text:style-name="P1">led_timer_cb <text:s text:c="8"/>Instant current 0.000000A , time stick 350.17</text:p>
      <text:p text:style-name="P1">led_timer_cb <text:s text:c="8"/>Instant current 0.000000A , time stick 350.28</text:p>
      <text:p text:style-name="P1">led_timer_cb <text:s text:c="8"/>Instant current 0.000000A , time stick 350.38</text:p>
      <text:p text:style-name="P1">led_timer_cb <text:s text:c="8"/>Instant current 0.000000A , time stick 350.49</text:p>
      <text:p text:style-name="P1">led_timer_cb <text:s text:c="8"/>Instant current 0.000000A , time stick 350.60</text:p>
      <text:p text:style-name="P1">led_timer_cb <text:s text:c="8"/>Instant current 0.000000A , time stick 350.70</text:p>
      <text:p text:style-name="P1">led_timer_cb <text:s text:c="8"/>Instant current 0.000000A , time stick 350.81</text:p>
      <text:p text:style-name="P1">led_timer_cb <text:s text:c="8"/>Instant current 0.000000A , time stick 350.92</text:p>
      <text:p text:style-name="P1">led_timer_cb <text:s text:c="8"/>Instant current 0.000000A , time stick 351.02</text:p>
      <text:p text:style-name="P1">led_timer_cb <text:s text:c="8"/>Instant current 0.000000A , time stick 351.13</text:p>
      <text:p text:style-name="P1">led_timer_cb <text:s text:c="8"/>Instant current 0.000000A , time stick 351.24</text:p>
      <text:p text:style-name="P1">led_timer_cb <text:s text:c="8"/>Instant current 0.000000A , time stick 351.34</text:p>
      <text:p text:style-name="P1">led_timer_cb <text:s text:c="8"/>Instant current 0.000000A , time stick 351.45</text:p>
      <text:p text:style-name="P1">led_timer_cb <text:s text:c="8"/>Instant current 0.000000A , time stick 351.56</text:p>
      <text:p text:style-name="P1">led_timer_cb <text:s text:c="8"/>Instant current 0.000000A , time stick 351.66</text:p>
      <text:p text:style-name="P1">led_timer_cb <text:s text:c="8"/>Instant current 0.000000A , time stick 351.77</text:p>
      <text:p text:style-name="P1">led_timer_cb <text:s text:c="8"/>Instant current 0.000000A , time stick 351.87</text:p>
      <text:p text:style-name="P1">led_timer_cb <text:s text:c="8"/>Instant current 0.000000A , time stick 351.98</text:p>
      <text:p text:style-name="P1">led_timer_cb <text:s text:c="8"/>Instant current 0.000000A , time stick 352.09</text:p>
      <text:p text:style-name="P1">led_timer_cb <text:s text:c="8"/>Instant current 0.000000A , time stick 352.19</text:p>
      <text:p text:style-name="P1">led_timer_cb <text:s text:c="8"/>Instant current 0.000000A , time stick 352.30</text:p>
      <text:p text:style-name="P1">led_timer_cb <text:s text:c="8"/>Instant current 0.000000A , time stick 352.40</text:p>
      <text:p text:style-name="P1">led_timer_cb <text:s text:c="8"/>Instant current 0.000000A , time stick 352.51</text:p>
      <text:p text:style-name="P1">led_timer_cb <text:s text:c="8"/>Instant current 0.000000A , time stick 352.62</text:p>
      <text:p text:style-name="P1">led_timer_cb <text:s text:c="8"/>Instant current 0.000000A , time stick 352.72</text:p>
      <text:p text:style-name="P1">led_timer_cb <text:s text:c="8"/>Instant current 0.000000A , time stick 352.83</text:p>
      <text:p text:style-name="P1">led_timer_cb <text:s text:c="8"/>Instant current 0.000000A , time stick 352.94</text:p>
      <text:p text:style-name="P1">led_timer_cb <text:s text:c="8"/>Instant current 0.000000A , time stick 353.04</text:p>
      <text:p text:style-name="P1">led_timer_cb <text:s text:c="8"/>Instant current 0.000000A , time stick 353.15</text:p>
      <text:p text:style-name="P1">led_timer_cb <text:s text:c="8"/>Instant current 0.000000A , time stick 353.26</text:p>
      <text:p text:style-name="P1">led_timer_cb <text:s text:c="8"/>Instant current 0.000000A , time stick 353.36</text:p>
      <text:p text:style-name="P1"><text:soft-page-break/>led_timer_cb <text:s text:c="8"/>Instant current 0.000000A , time stick 353.47</text:p>
      <text:p text:style-name="P1">led_timer_cb <text:s text:c="8"/>Instant current 0.000000A , time stick 353.58</text:p>
      <text:p text:style-name="P1">led_timer_cb <text:s text:c="8"/>Instant current 0.000000A , time stick 353.68</text:p>
      <text:p text:style-name="P1">led_timer_cb <text:s text:c="8"/>Instant current 0.000000A , time stick 353.79</text:p>
      <text:p text:style-name="P1">led_timer_cb <text:s text:c="8"/>Instant current 0.000000A , time stick 353.90</text:p>
      <text:p text:style-name="P1">led_timer_cb <text:s text:c="8"/>Instant current 0.000000A , time stick 354.00</text:p>
      <text:p text:style-name="P1">led_timer_cb <text:s text:c="8"/>Instant current 0.000000A , time stick 354.11</text:p>
      <text:p text:style-name="P1">led_timer_cb <text:s text:c="8"/>Instant current 0.000000A , time stick 354.22</text:p>
      <text:p text:style-name="P1">led_timer_cb <text:s text:c="8"/>Instant current 0.000000A , time stick 354.32</text:p>
      <text:p text:style-name="P1">led_timer_cb <text:s text:c="8"/>Instant current 0.000000A , time stick 354.43</text:p>
      <text:p text:style-name="P1">led_timer_cb <text:s text:c="8"/>Instant current 0.000000A , time stick 354.53</text:p>
      <text:p text:style-name="P1">led_timer_cb <text:s text:c="8"/>Instant current 0.000000A , time stick 354.64</text:p>
      <text:p text:style-name="P1">led_timer_cb <text:s text:c="8"/>Instant current 0.000000A , time stick 354.75</text:p>
      <text:p text:style-name="P1">led_timer_cb <text:s text:c="8"/>Instant current 0.000000A , time stick 354.85</text:p>
      <text:p text:style-name="P1">led_timer_cb <text:s text:c="8"/>Instant current 0.000000A , time stick 354.96</text:p>
      <text:p text:style-name="P1">led_timer_cb <text:s text:c="8"/>Instant current 0.000000A , time stick 355.07</text:p>
      <text:p text:style-name="P1">led_timer_cb <text:s text:c="8"/>Instant current 0.000000A , time stick 355.17</text:p>
      <text:p text:style-name="P1">led_timer_cb <text:s text:c="8"/>Instant current 0.000000A , time stick 355.28</text:p>
      <text:p text:style-name="P1">led_timer_cb <text:s text:c="8"/>Instant current 0.000000A , time stick 355.38</text:p>
      <text:p text:style-name="P1">led_timer_cb <text:s text:c="8"/>Instant current 0.000000A , time stick 355.49</text:p>
      <text:p text:style-name="P1">led_timer_cb <text:s text:c="8"/>Instant current 0.000000A , time stick 355.60</text:p>
      <text:p text:style-name="P1">led_timer_cb <text:s text:c="8"/>Instant current 0.000000A , time stick 355.70</text:p>
      <text:p text:style-name="P1">led_timer_cb <text:s text:c="8"/>Instant current 0.000000A , time stick 355.81</text:p>
      <text:p text:style-name="P1">led_timer_cb <text:s text:c="8"/>Instant current 0.000000A , time stick 355.92</text:p>
      <text:p text:style-name="P1">led_timer_cb <text:s text:c="8"/>Instant current 0.000000A , time stick 356.02</text:p>
      <text:p text:style-name="P1">led_timer_cb <text:s text:c="8"/>Instant current 0.000000A , time stick 356.13</text:p>
      <text:p text:style-name="P1">led_timer_cb <text:s text:c="8"/>Instant current 0.000000A , time stick 356.24</text:p>
      <text:p text:style-name="P1">led_timer_cb <text:s text:c="8"/>Instant current 0.000000A , time stick 356.34</text:p>
      <text:p text:style-name="P1">led_timer_cb <text:s text:c="8"/>Instant current 0.000000A , time stick 356.45</text:p>
      <text:p text:style-name="P1">led_timer_cb <text:s text:c="8"/>Instant current 0.000000A , time stick 356.56</text:p>
      <text:p text:style-name="P1">led_timer_cb <text:s text:c="8"/>Instant current 0.000000A , time stick 356.66</text:p>
      <text:p text:style-name="P1">led_timer_cb <text:s text:c="8"/>Instant current 0.000000A , time stick 356.77</text:p>
      <text:p text:style-name="P1">led_timer_cb <text:s text:c="8"/>Instant current 0.000000A , time stick 356.88</text:p>
      <text:p text:style-name="P1">led_timer_cb <text:s text:c="8"/>Instant current 0.000000A , time stick 356.98</text:p>
      <text:p text:style-name="P1">led_timer_cb <text:s text:c="8"/>Instant current 0.000000A , time stick 357.09</text:p>
      <text:p text:style-name="P1">led_timer_cb <text:s text:c="8"/>Instant current 0.000000A , time stick 357.19</text:p>
      <text:p text:style-name="P1">led_timer_cb <text:s text:c="8"/>Instant current 0.000000A , time stick 357.30</text:p>
      <text:p text:style-name="P1">led_timer_cb <text:s text:c="8"/>Instant current 0.000000A , time stick 357.41</text:p>
      <text:p text:style-name="P1">led_timer_cb <text:s text:c="8"/>Instant current 0.000000A , time stick 357.51</text:p>
      <text:p text:style-name="P1">led_timer_cb <text:s text:c="8"/>Instant current 0.000000A , time stick 357.62</text:p>
      <text:p text:style-name="P1">led_timer_cb <text:s text:c="8"/>Instant current 0.000000A , time stick 357.73</text:p>
      <text:p text:style-name="P1">led_timer_cb <text:s text:c="8"/>Instant current 0.000000A , time stick 357.83</text:p>
      <text:p text:style-name="P1">led_timer_cb <text:s text:c="8"/>Instant current 0.000000A , time stick 357.94</text:p>
      <text:p text:style-name="P1">led_timer_cb <text:s text:c="8"/>Instant current 0.000000A , time stick 358.04</text:p>
      <text:p text:style-name="P1">led_timer_cb <text:s text:c="8"/>Instant current 0.000000A , time stick 358.15</text:p>
      <text:p text:style-name="P1">led_timer_cb <text:s text:c="8"/>Instant current 0.000000A , time stick 358.26</text:p>
      <text:p text:style-name="P1">led_timer_cb <text:s text:c="8"/>Instant current 0.000000A , time stick 358.36</text:p>
      <text:p text:style-name="P1">led_timer_cb <text:s text:c="8"/>Instant current 0.000000A , time stick 358.47</text:p>
      <text:p text:style-name="P1">led_timer_cb <text:s text:c="8"/>Instant current 0.000000A , time stick 358.58</text:p>
      <text:p text:style-name="P1">led_timer_cb <text:s text:c="8"/>Instant current 0.000000A , time stick 358.68</text:p>
      <text:p text:style-name="P1">led_timer_cb <text:s text:c="8"/>Instant current 0.000000A , time stick 358.79</text:p>
      <text:p text:style-name="P1">led_timer_cb <text:s text:c="8"/>Instant current 0.000000A , time stick 358.90</text:p>
      <text:p text:style-name="P1"><text:soft-page-break/>led_timer_cb <text:s text:c="8"/>Instant current 0.000000A , time stick 359.00</text:p>
      <text:p text:style-name="P1">led_timer_cb <text:s text:c="8"/>Instant current 0.000000A , time stick 359.11</text:p>
      <text:p text:style-name="P1">led_timer_cb <text:s text:c="8"/>Instant current 0.000000A , time stick 359.21</text:p>
      <text:p text:style-name="P1">led_timer_cb <text:s text:c="8"/>Instant current 0.000000A , time stick 359.32</text:p>
      <text:p text:style-name="P1">led_timer_cb <text:s text:c="8"/>Instant current 0.000000A , time stick 359.43</text:p>
      <text:p text:style-name="P1">led_timer_cb <text:s text:c="8"/>Instant current 0.000000A , time stick 359.53</text:p>
      <text:p text:style-name="P1">led_timer_cb <text:s text:c="8"/>Instant current 0.000000A , time stick 359.64</text:p>
      <text:p text:style-name="P1">led_timer_cb <text:s text:c="8"/>Instant current 0.000000A , time stick 359.75</text:p>
      <text:p text:style-name="P1">led_timer_cb <text:s text:c="8"/>Instant current 0.000000A , time stick 359.85</text:p>
      <text:p text:style-name="P1">led_timer_cb <text:s text:c="8"/>Instant current 0.000000A , time stick 359.96</text:p>
      <text:p text:style-name="P1">led_timer_cb <text:s text:c="8"/>Instant current 0.000000A , time stick 360.07</text:p>
      <text:p text:style-name="P1">led_timer_cb <text:s text:c="8"/>Instant current 0.000000A , time stick 360.17</text:p>
      <text:p text:style-name="P1">led_timer_cb <text:s text:c="8"/>Instant current 0.000000A , time stick 360.28</text:p>
      <text:p text:style-name="P1">led_timer_cb <text:s text:c="8"/>Instant current 0.000000A , time stick 360.38</text:p>
      <text:p text:style-name="P1">led_timer_cb <text:s text:c="8"/>Instant current 0.000000A , time stick 360.49</text:p>
      <text:p text:style-name="P1">led_timer_cb <text:s text:c="8"/>Instant current 0.000000A , time stick 360.60</text:p>
      <text:p text:style-name="P1">led_timer_cb <text:s text:c="8"/>Instant current 0.000000A , time stick 360.70</text:p>
      <text:p text:style-name="P1">led_timer_cb <text:s text:c="8"/>Instant current 0.000000A , time stick 360.81</text:p>
      <text:p text:style-name="P1">led_timer_cb <text:s text:c="8"/>Instant current 0.000000A , time stick 360.92</text:p>
      <text:p text:style-name="P1">led_timer_cb <text:s text:c="8"/>Instant current 0.000000A , time stick 361.02</text:p>
      <text:p text:style-name="P1">led_timer_cb <text:s text:c="8"/>Instant current 0.000000A , time stick 361.13</text:p>
      <text:p text:style-name="P1">led_timer_cb <text:s text:c="8"/>Instant current 0.000000A , time stick 361.24</text:p>
      <text:p text:style-name="P1">led_timer_cb <text:s text:c="8"/>Instant current 0.000000A , time stick 361.34</text:p>
      <text:p text:style-name="P1">led_timer_cb <text:s text:c="8"/>Instant current 0.000000A , time stick 361.45</text:p>
      <text:p text:style-name="P1">led_timer_cb <text:s text:c="8"/>Instant current 0.000000A , time stick 361.55</text:p>
      <text:p text:style-name="P1">led_timer_cb <text:s text:c="8"/>Instant current 0.000000A , time stick 361.66</text:p>
      <text:p text:style-name="P1">led_timer_cb <text:s text:c="8"/>Instant current 0.000000A , time stick 361.77</text:p>
      <text:p text:style-name="P1">led_timer_cb <text:s text:c="8"/>Instant current 0.000000A , time stick 361.87</text:p>
      <text:p text:style-name="P1">led_timer_cb <text:s text:c="8"/>Instant current 0.000000A , time stick 361.98</text:p>
      <text:p text:style-name="P1">led_timer_cb <text:s text:c="8"/>Instant current 0.000000A , time stick 362.09</text:p>
      <text:p text:style-name="P1">led_timer_cb <text:s text:c="8"/>Instant current 0.000000A , time stick 362.19</text:p>
      <text:p text:style-name="P1">led_timer_cb <text:s text:c="8"/>Instant current 0.000000A , time stick 362.30</text:p>
      <text:p text:style-name="P1">led_timer_cb <text:s text:c="8"/>Instant current 0.000000A , time stick 362.41</text:p>
      <text:p text:style-name="P1">led_timer_cb <text:s text:c="8"/>Instant current 0.000000A , time stick 362.51</text:p>
      <text:p text:style-name="P1">led_timer_cb <text:s text:c="8"/>Instant current 0.000000A , time stick 362.62</text:p>
      <text:p text:style-name="P1">led_timer_cb <text:s text:c="8"/>Instant current 0.000000A , time stick 362.72</text:p>
      <text:p text:style-name="P1">led_timer_cb <text:s text:c="8"/>Instant current 0.000000A , time stick 362.83</text:p>
      <text:p text:style-name="P1">led_timer_cb <text:s text:c="8"/>Instant current 0.000000A , time stick 362.94</text:p>
      <text:p text:style-name="P1">led_timer_cb <text:s text:c="8"/>Instant current 0.000000A , time stick 363.04</text:p>
      <text:p text:style-name="P1">led_timer_cb <text:s text:c="8"/>Instant current 0.000000A , time stick 363.15</text:p>
      <text:p text:style-name="P1">led_timer_cb <text:s text:c="8"/>Instant current 0.000000A , time stick 363.25</text:p>
      <text:p text:style-name="P1">led_timer_cb <text:s text:c="8"/>Instant current 0.000000A , time stick 363.36</text:p>
      <text:p text:style-name="P1">led_timer_cb <text:s text:c="8"/>Instant current 0.000000A , time stick 363.47</text:p>
      <text:p text:style-name="P1">led_timer_cb <text:s text:c="8"/>Instant current 0.000000A , time stick 363.57</text:p>
      <text:p text:style-name="P1">led_timer_cb <text:s text:c="8"/>Instant current 0.000000A , time stick 363.68</text:p>
      <text:p text:style-name="P1">led_timer_cb <text:s text:c="8"/>Instant current 0.000000A , time stick 363.79</text:p>
      <text:p text:style-name="P1">led_timer_cb <text:s text:c="8"/>Instant current 0.000000A , time stick 363.89</text:p>
      <text:p text:style-name="P1">led_timer_cb <text:s text:c="8"/>Instant current 0.000000A , time stick 364.00</text:p>
      <text:p text:style-name="P1">led_timer_cb <text:s text:c="8"/>Instant current 0.000000A , time stick 364.10</text:p>
      <text:p text:style-name="P1">led_timer_cb <text:s text:c="8"/>Instant current 0.000000A , time stick 364.21</text:p>
      <text:p text:style-name="P1">led_timer_cb <text:s text:c="8"/>Instant current 0.000000A , time stick 364.32</text:p>
      <text:p text:style-name="P1">led_timer_cb <text:s text:c="8"/>Instant current 0.000000A , time stick 364.42</text:p>
      <text:p text:style-name="P1"><text:soft-page-break/>led_timer_cb <text:s text:c="8"/>Instant current 0.000000A , time stick 364.53</text:p>
      <text:p text:style-name="P1">led_timer_cb <text:s text:c="8"/>Instant current 0.000000A , time stick 364.64</text:p>
      <text:p text:style-name="P1">led_timer_cb <text:s text:c="8"/>Instant current 0.000000A , time stick 364.74</text:p>
      <text:p text:style-name="P1">led_timer_cb <text:s text:c="8"/>Instant current 0.000000A , time stick 364.85</text:p>
      <text:p text:style-name="P1">led_timer_cb <text:s text:c="8"/>Instant current 0.000000A , time stick 364.96</text:p>
      <text:p text:style-name="P1">led_timer_cb <text:s text:c="8"/>Instant current 0.000000A , time stick 365.06</text:p>
      <text:p text:style-name="P1">led_timer_cb <text:s text:c="8"/>Instant current 0.000000A , time stick 365.17</text:p>
      <text:p text:style-name="P1">led_timer_cb <text:s text:c="8"/>Instant current 0.000000A , time stick 365.28</text:p>
      <text:p text:style-name="P1">led_timer_cb <text:s text:c="8"/>Instant current 0.000000A , time stick 365.38</text:p>
      <text:p text:style-name="P1">led_timer_cb <text:s text:c="8"/>Instant current 0.000000A , time stick 365.49</text:p>
      <text:p text:style-name="P1">led_timer_cb <text:s text:c="8"/>Instant current 0.000000A , time stick 365.60</text:p>
      <text:p text:style-name="P1">led_timer_cb <text:s text:c="8"/>Instant current 0.000000A , time stick 365.70</text:p>
      <text:p text:style-name="P1">led_timer_cb <text:s text:c="8"/>Instant current 0.000000A , time stick 365.81</text:p>
      <text:p text:style-name="P1">led_timer_cb <text:s text:c="8"/>Instant current 0.000000A , time stick 365.91</text:p>
      <text:p text:style-name="P1">led_timer_cb <text:s text:c="8"/>Instant current 0.000000A , time stick 366.02</text:p>
      <text:p text:style-name="P1">led_timer_cb <text:s text:c="8"/>Instant current 0.000000A , time stick 366.13</text:p>
      <text:p text:style-name="P1">led_timer_cb <text:s text:c="8"/>Instant current 0.000000A , time stick 366.23</text:p>
      <text:p text:style-name="P1">led_timer_cb <text:s text:c="8"/>Instant current 0.000000A , time stick 366.34</text:p>
      <text:p text:style-name="P1">led_timer_cb <text:s text:c="8"/>Instant current 0.000000A , time stick 366.45</text:p>
      <text:p text:style-name="P1">led_timer_cb <text:s text:c="8"/>Instant current 0.000000A , time stick 366.55</text:p>
      <text:p text:style-name="P1">led_timer_cb <text:s text:c="8"/>Instant current 0.000000A , time stick 366.66</text:p>
      <text:p text:style-name="P1">led_timer_cb <text:s text:c="8"/>Instant current 0.000000A , time stick 366.76</text:p>
      <text:p text:style-name="P1">led_timer_cb <text:s text:c="8"/>Instant current 0.000000A , time stick 366.87</text:p>
      <text:p text:style-name="P1">led_timer_cb <text:s text:c="8"/>Instant current 0.000000A , time stick 366.98</text:p>
      <text:p text:style-name="P1">led_timer_cb <text:s text:c="8"/>Instant current 0.000000A , time stick 367.08</text:p>
      <text:p text:style-name="P1">led_timer_cb <text:s text:c="8"/>Instant current 0.000000A , time stick 367.19</text:p>
      <text:p text:style-name="P1">led_timer_cb <text:s text:c="8"/>Instant current 0.000000A , time stick 367.30</text:p>
      <text:p text:style-name="P1">led_timer_cb <text:s text:c="8"/>Instant current 0.000000A , time stick 367.40</text:p>
      <text:p text:style-name="P1">led_timer_cb <text:s text:c="8"/>Instant current 0.000000A , time stick 367.51</text:p>
      <text:p text:style-name="P1">led_timer_cb <text:s text:c="8"/>Instant current 0.000000A , time stick 367.62</text:p>
      <text:p text:style-name="P1">led_timer_cb <text:s text:c="8"/>Instant current 0.000000A , time stick 367.72</text:p>
      <text:p text:style-name="P1">led_timer_cb <text:s text:c="8"/>Instant current 0.000000A , time stick 367.83</text:p>
      <text:p text:style-name="P1">led_timer_cb <text:s text:c="8"/>Instant current 0.000000A , time stick 367.93</text:p>
      <text:p text:style-name="P1">led_timer_cb <text:s text:c="8"/>Instant current 0.000000A , time stick 368.04</text:p>
      <text:p text:style-name="P1">led_timer_cb <text:s text:c="8"/>Instant current 0.000000A , time stick 368.15</text:p>
      <text:p text:style-name="P1">led_timer_cb <text:s text:c="8"/>Instant current 0.000000A , time stick 368.25</text:p>
      <text:p text:style-name="P1">led_timer_cb <text:s text:c="8"/>Instant current 0.000000A , time stick 368.36</text:p>
      <text:p text:style-name="P1">led_timer_cb <text:s text:c="8"/>Instant current 0.000000A , time stick 368.47</text:p>
      <text:p text:style-name="P1">led_timer_cb <text:s text:c="8"/>Instant current 0.000000A , time stick 368.57</text:p>
      <text:p text:style-name="P1">led_timer_cb <text:s text:c="8"/>Instant current 0.000000A , time stick 368.68</text:p>
      <text:p text:style-name="P1">led_timer_cb <text:s text:c="8"/>Instant current 0.000000A , time stick 368.78</text:p>
      <text:p text:style-name="P1">led_timer_cb <text:s text:c="8"/>Instant current 0.000000A , time stick 368.89</text:p>
      <text:p text:style-name="P1">led_timer_cb <text:s text:c="8"/>Instant current 0.000000A , time stick 369.00</text:p>
      <text:p text:style-name="P1">led_timer_cb <text:s text:c="8"/>Instant current 0.000000A , time stick 369.10</text:p>
      <text:p text:style-name="P1">led_timer_cb <text:s text:c="8"/>Instant current 0.000000A , time stick 369.21</text:p>
      <text:p text:style-name="P1">led_timer_cb <text:s text:c="8"/>Instant current 0.000000A , time stick 369.32</text:p>
      <text:p text:style-name="P1">led_timer_cb <text:s text:c="8"/>Instant current 0.000000A , time stick 369.42</text:p>
      <text:p text:style-name="P1">led_timer_cb <text:s text:c="8"/>Instant current 0.000000A , time stick 369.53</text:p>
      <text:p text:style-name="P1">led_timer_cb <text:s text:c="8"/>Instant current 0.000000A , time stick 369.63</text:p>
      <text:p text:style-name="P1">led_timer_cb <text:s text:c="8"/>Instant current 0.000000A , time stick 369.74</text:p>
      <text:p text:style-name="P1">led_timer_cb <text:s text:c="8"/>Instant current 0.000000A , time stick 369.85</text:p>
      <text:p text:style-name="P1">led_timer_cb <text:s text:c="8"/>Instant current 0.000000A , time stick 369.95</text:p>
      <text:p text:style-name="P1"><text:soft-page-break/>led_timer_cb <text:s text:c="8"/>Instant current 0.000000A , time stick 370.06</text:p>
      <text:p text:style-name="P1">led_timer_cb <text:s text:c="8"/>Instant current 0.000000A , time stick 370.17</text:p>
      <text:p text:style-name="P1">led_timer_cb <text:s text:c="8"/>Instant current 0.000000A , time stick 370.27</text:p>
      <text:p text:style-name="P1">led_timer_cb <text:s text:c="8"/>Instant current 0.000000A , time stick 370.38</text:p>
      <text:p text:style-name="P1">led_timer_cb <text:s text:c="8"/>Instant current 0.000000A , time stick 370.49</text:p>
      <text:p text:style-name="P1">led_timer_cb <text:s text:c="8"/>Instant current 0.000000A , time stick 370.59</text:p>
      <text:p text:style-name="P1">led_timer_cb <text:s text:c="8"/>Instant current 0.000000A , time stick 370.70</text:p>
      <text:p text:style-name="P1">led_timer_cb <text:s text:c="8"/>Instant current 0.000000A , time stick 370.81</text:p>
      <text:p text:style-name="P1">led_timer_cb <text:s text:c="8"/>Instant current 0.000000A , time stick 370.91</text:p>
      <text:p text:style-name="P1">led_timer_cb <text:s text:c="8"/>Instant current 0.000000A , time stick 371.02</text:p>
      <text:p text:style-name="P1">led_timer_cb <text:s text:c="8"/>Instant current 0.000000A , time stick 371.13</text:p>
      <text:p text:style-name="P1">led_timer_cb <text:s text:c="8"/>Instant current 0.000000A , time stick 371.23</text:p>
      <text:p text:style-name="P1">led_timer_cb <text:s text:c="8"/>Instant current 0.000000A , time stick 371.34</text:p>
      <text:p text:style-name="P1">led_timer_cb <text:s text:c="8"/>Instant current 0.000000A , time stick 371.44</text:p>
      <text:p text:style-name="P1">led_timer_cb <text:s text:c="8"/>Instant current 0.000000A , time stick 371.55</text:p>
      <text:p text:style-name="P1">led_timer_cb <text:s text:c="8"/>Instant current 0.000000A , time stick 371.66</text:p>
      <text:p text:style-name="P1">led_timer_cb <text:s text:c="8"/>Instant current 0.000000A , time stick 371.76</text:p>
      <text:p text:style-name="P1">led_timer_cb <text:s text:c="8"/>Instant current 0.000000A , time stick 371.87</text:p>
      <text:p text:style-name="P1">led_timer_cb <text:s text:c="8"/>Instant current 0.000000A , time stick 371.98</text:p>
      <text:p text:style-name="P1">led_timer_cb <text:s text:c="8"/>Instant current 0.000000A , time stick 372.08</text:p>
      <text:p text:style-name="P1">led_timer_cb <text:s text:c="8"/>Instant current 0.000000A , time stick 372.19</text:p>
      <text:p text:style-name="P1">led_timer_cb <text:s text:c="8"/>Instant current 0.000000A , time stick 372.30</text:p>
      <text:p text:style-name="P1">led_timer_cb <text:s text:c="8"/>Instant current 0.000000A , time stick 372.40</text:p>
      <text:p text:style-name="P1">led_timer_cb <text:s text:c="8"/>Instant current 0.000000A , time stick 372.51</text:p>
      <text:p text:style-name="P1">led_timer_cb <text:s text:c="8"/>Instant current 0.000000A , time stick 372.61</text:p>
      <text:p text:style-name="P1">led_timer_cb <text:s text:c="8"/>Instant current 0.000000A , time stick 372.72</text:p>
      <text:p text:style-name="P1">led_timer_cb <text:s text:c="8"/>Instant current 0.000000A , time stick 372.83</text:p>
      <text:p text:style-name="P1">led_timer_cb <text:s text:c="8"/>Instant current 0.000000A , time stick 372.93</text:p>
      <text:p text:style-name="P1">led_timer_cb <text:s text:c="8"/>Instant current 0.000000A , time stick 373.04</text:p>
      <text:p text:style-name="P1">led_timer_cb <text:s text:c="8"/>Instant current 0.000000A , time stick 373.15</text:p>
      <text:p text:style-name="P1">led_timer_cb <text:s text:c="8"/>Instant current 0.000000A , time stick 373.25</text:p>
      <text:p text:style-name="P1">led_timer_cb <text:s text:c="8"/>Instant current 0.000000A , time stick 373.36</text:p>
      <text:p text:style-name="P1">led_timer_cb <text:s text:c="8"/>Instant current 0.000000A , time stick 373.47</text:p>
      <text:p text:style-name="P1">led_timer_cb <text:s text:c="8"/>Instant current 0.000000A , time stick 373.57</text:p>
      <text:p text:style-name="P1">led_timer_cb <text:s text:c="8"/>Instant current 0.000000A , time stick 373.68</text:p>
      <text:p text:style-name="P1">led_timer_cb <text:s text:c="8"/>Instant current 0.000000A , time stick 373.78</text:p>
      <text:p text:style-name="P1">led_timer_cb <text:s text:c="8"/>Instant current 0.000000A , time stick 373.89</text:p>
      <text:p text:style-name="P1">led_timer_cb <text:s text:c="8"/>Instant current 0.000000A , time stick 374.00</text:p>
      <text:p text:style-name="P1">led_timer_cb <text:s text:c="8"/>Instant current 0.000000A , time stick 374.10</text:p>
      <text:p text:style-name="P1">led_timer_cb <text:s text:c="8"/>Instant current 0.000000A , time stick 374.21</text:p>
      <text:p text:style-name="P1">led_timer_cb <text:s text:c="8"/>Instant current 0.000000A , time stick 374.32</text:p>
      <text:p text:style-name="P1">led_timer_cb <text:s text:c="8"/>Instant current 0.000000A , time stick 374.42</text:p>
      <text:p text:style-name="P1">led_timer_cb <text:s text:c="8"/>Instant current 0.000000A , time stick 374.53</text:p>
      <text:p text:style-name="P1">led_timer_cb <text:s text:c="8"/>Instant current 0.000000A , time stick 374.63</text:p>
      <text:p text:style-name="P1">led_timer_cb <text:s text:c="8"/>Instant current 0.000000A , time stick 374.74</text:p>
      <text:p text:style-name="P1">led_timer_cb <text:s text:c="8"/>Instant current 0.000000A , time stick 374.85</text:p>
      <text:p text:style-name="P1">led_timer_cb <text:s text:c="8"/>Instant current 0.000000A , time stick 374.95</text:p>
      <text:p text:style-name="P1">led_timer_cb <text:s text:c="8"/>Instant current 0.000000A , time stick 375.06</text:p>
      <text:p text:style-name="P1">led_timer_cb <text:s text:c="8"/>Instant current 0.000000A , time stick 375.16</text:p>
      <text:p text:style-name="P1">led_timer_cb <text:s text:c="8"/>Instant current 0.000000A , time stick 375.27</text:p>
      <text:p text:style-name="P1">led_timer_cb <text:s text:c="8"/>Instant current 0.000000A , time stick 375.38</text:p>
      <text:p text:style-name="P1">led_timer_cb <text:s text:c="8"/>Instant current 0.000000A , time stick 375.48</text:p>
      <text:p text:style-name="P1"><text:soft-page-break/>led_timer_cb <text:s text:c="8"/>Instant current 0.000000A , time stick 375.59</text:p>
      <text:p text:style-name="P1">led_timer_cb <text:s text:c="8"/>Instant current 0.000000A , time stick 375.70</text:p>
      <text:p text:style-name="P1">led_timer_cb <text:s text:c="8"/>Instant current 0.000000A , time stick 375.80</text:p>
      <text:p text:style-name="P1">led_timer_cb <text:s text:c="8"/>Instant current 0.000000A , time stick 375.91</text:p>
      <text:p text:style-name="P1">led_timer_cb <text:s text:c="8"/>Instant current 0.000000A , time stick 376.02</text:p>
      <text:p text:style-name="P1">led_timer_cb <text:s text:c="8"/>Instant current 0.000000A , time stick 376.12</text:p>
      <text:p text:style-name="P1">led_timer_cb <text:s text:c="8"/>Instant current 0.000000A , time stick 376.23</text:p>
      <text:p text:style-name="P1">led_timer_cb <text:s text:c="8"/>Instant current 0.000000A , time stick 376.34</text:p>
      <text:p text:style-name="P1">led_timer_cb <text:s text:c="8"/>Instant current 0.000000A , time stick 376.44</text:p>
      <text:p text:style-name="P1">led_timer_cb <text:s text:c="8"/>Instant current 0.000000A , time stick 376.55</text:p>
      <text:p text:style-name="P1">led_timer_cb <text:s text:c="8"/>Instant current 0.000000A , time stick 376.65</text:p>
      <text:p text:style-name="P1">led_timer_cb <text:s text:c="8"/>Instant current 0.000000A , time stick 376.76</text:p>
      <text:p text:style-name="P1">led_timer_cb <text:s text:c="8"/>Instant current 0.000000A , time stick 376.87</text:p>
      <text:p text:style-name="P1">led_timer_cb <text:s text:c="8"/>Instant current 0.000000A , time stick 376.97</text:p>
      <text:p text:style-name="P1">led_timer_cb <text:s text:c="8"/>Instant current 0.000000A , time stick 377.08</text:p>
      <text:p text:style-name="P1">led_timer_cb <text:s text:c="8"/>Instant current 0.000000A , time stick 377.18</text:p>
      <text:p text:style-name="P1">led_timer_cb <text:s text:c="8"/>Instant current 0.000000A , time stick 377.29</text:p>
      <text:p text:style-name="P1">led_timer_cb <text:s text:c="8"/>Instant current 0.000000A , time stick 377.40</text:p>
      <text:p text:style-name="P1">led_timer_cb <text:s text:c="8"/>Instant current 0.000000A , time stick 377.50</text:p>
      <text:p text:style-name="P1">led_timer_cb <text:s text:c="8"/>Instant current 0.000000A , time stick 377.61</text:p>
      <text:p text:style-name="P1">led_timer_cb <text:s text:c="8"/>Instant current 0.000000A , time stick 377.72</text:p>
      <text:p text:style-name="P1">led_timer_cb <text:s text:c="8"/>Instant current 0.000000A , time stick 377.82</text:p>
      <text:p text:style-name="P1">led_timer_cb <text:s text:c="8"/>Instant current 0.000000A , time stick 377.93</text:p>
      <text:p text:style-name="P1">led_timer_cb <text:s text:c="8"/>Instant current 0.000000A , time stick 378.04</text:p>
      <text:p text:style-name="P1">led_timer_cb <text:s text:c="8"/>Instant current 0.000000A , time stick 378.14</text:p>
      <text:p text:style-name="P1">led_timer_cb <text:s text:c="8"/>Instant current 0.000000A , time stick 378.25</text:p>
      <text:p text:style-name="P1">led_timer_cb <text:s text:c="8"/>Instant current 0.000000A , time stick 378.36</text:p>
      <text:p text:style-name="P1">led_timer_cb <text:s text:c="8"/>Instant current 0.000000A , time stick 378.46</text:p>
      <text:p text:style-name="P1">led_timer_cb <text:s text:c="8"/>Instant current 0.000000A , time stick 378.57</text:p>
      <text:p text:style-name="P1">led_timer_cb <text:s text:c="8"/>Instant current 0.000000A , time stick 378.67</text:p>
      <text:p text:style-name="P1">led_timer_cb <text:s text:c="8"/>Instant current 0.000000A , time stick 378.78</text:p>
      <text:p text:style-name="P1">led_timer_cb <text:s text:c="8"/>Instant current 0.000000A , time stick 378.89</text:p>
      <text:p text:style-name="P1">led_timer_cb <text:s text:c="8"/>Instant current 0.000000A , time stick 378.99</text:p>
      <text:p text:style-name="P1">led_timer_cb <text:s text:c="8"/>Instant current 0.000000A , time stick 379.10</text:p>
      <text:p text:style-name="P1">led_timer_cb <text:s text:c="8"/>Instant current 0.000000A , time stick 379.21</text:p>
      <text:p text:style-name="P1">led_timer_cb <text:s text:c="8"/>Instant current 0.000000A , time stick 379.31</text:p>
      <text:p text:style-name="P1">led_timer_cb <text:s text:c="8"/>Instant current 0.000000A , time stick 379.42</text:p>
      <text:p text:style-name="P1">led_timer_cb <text:s text:c="8"/>Instant current 0.000000A , time stick 379.52</text:p>
      <text:p text:style-name="P1">led_timer_cb <text:s text:c="8"/>Instant current 0.000000A , time stick 379.63</text:p>
      <text:p text:style-name="P1">led_timer_cb <text:s text:c="8"/>Instant current 0.000000A , time stick 379.74</text:p>
      <text:p text:style-name="P1">led_timer_cb <text:s text:c="8"/>Instant current 0.000000A , time stick 379.84</text:p>
      <text:p text:style-name="P1">led_timer_cb <text:s text:c="8"/>Instant current 0.000000A , time stick 379.95</text:p>
      <text:p text:style-name="P1">led_timer_cb <text:s text:c="8"/>Instant current 0.000000A , time stick 380.06</text:p>
      <text:p text:style-name="P1">led_timer_cb <text:s text:c="8"/>Instant current 0.000000A , time stick 380.16</text:p>
      <text:p text:style-name="P1">led_timer_cb <text:s text:c="8"/>Instant current 0.000000A , time stick 380.27</text:p>
      <text:p text:style-name="P1">led_timer_cb <text:s text:c="8"/>Instant current 0.000000A , time stick 380.37</text:p>
      <text:p text:style-name="P1">led_timer_cb <text:s text:c="8"/>Instant current 0.000000A , time stick 380.48</text:p>
      <text:p text:style-name="P1">led_timer_cb <text:s text:c="8"/>Instant current 0.000000A , time stick 380.59</text:p>
      <text:p text:style-name="P1">led_timer_cb <text:s text:c="8"/>Instant current 0.000000A , time stick 380.69</text:p>
      <text:p text:style-name="P1">led_timer_cb <text:s text:c="8"/>Instant current 0.000000A , time stick 380.80</text:p>
      <text:p text:style-name="P1">led_timer_cb <text:s text:c="8"/>Instant current 0.000000A , time stick 380.91</text:p>
      <text:p text:style-name="P1">led_timer_cb <text:s text:c="8"/>Instant current 0.000000A , time stick 381.01</text:p>
      <text:p text:style-name="P1"><text:soft-page-break/>led_timer_cb <text:s text:c="8"/>Instant current 0.000000A , time stick 381.12</text:p>
      <text:p text:style-name="P1">led_timer_cb <text:s text:c="8"/>Instant current 0.000000A , time stick 381.23</text:p>
      <text:p text:style-name="P1">led_timer_cb <text:s text:c="8"/>Instant current 0.000000A , time stick 381.33</text:p>
      <text:p text:style-name="P1">led_timer_cb <text:s text:c="8"/>Instant current 0.000000A , time stick 381.44</text:p>
      <text:p text:style-name="P1">led_timer_cb <text:s text:c="8"/>Instant current 0.000000A , time stick 381.55</text:p>
      <text:p text:style-name="P1">led_timer_cb <text:s text:c="8"/>Instant current 0.000000A , time stick 381.65</text:p>
      <text:p text:style-name="P1">led_timer_cb <text:s text:c="8"/>Instant current 0.000000A , time stick 381.76</text:p>
      <text:p text:style-name="P1">led_timer_cb <text:s text:c="8"/>Instant current 0.000000A , time stick 381.86</text:p>
      <text:p text:style-name="P1">led_timer_cb <text:s text:c="8"/>Instant current 0.000000A , time stick 381.97</text:p>
      <text:p text:style-name="P1">led_timer_cb <text:s text:c="8"/>Instant current 0.000000A , time stick 382.08</text:p>
      <text:p text:style-name="P1">led_timer_cb <text:s text:c="8"/>Instant current 0.000000A , time stick 382.18</text:p>
      <text:p text:style-name="P1">led_timer_cb <text:s text:c="8"/>Instant current 0.000000A , time stick 382.29</text:p>
      <text:p text:style-name="P1">led_timer_cb <text:s text:c="8"/>Instant current 0.000000A , time stick 382.40</text:p>
      <text:p text:style-name="P1">led_timer_cb <text:s text:c="8"/>Instant current 0.000000A , time stick 382.50</text:p>
      <text:p text:style-name="P1">led_timer_cb <text:s text:c="8"/>Instant current 0.000000A , time stick 382.61</text:p>
      <text:p text:style-name="P1">led_timer_cb <text:s text:c="8"/>Instant current 0.000000A , time stick 382.72</text:p>
      <text:p text:style-name="P1">led_timer_cb <text:s text:c="8"/>Instant current 0.000000A , time stick 382.82</text:p>
      <text:p text:style-name="P1">led_timer_cb <text:s text:c="8"/>Instant current 0.000000A , time stick 382.93</text:p>
      <text:p text:style-name="P1">led_timer_cb <text:s text:c="8"/>Instant current 0.000000A , time stick 383.03</text:p>
      <text:p text:style-name="P1">led_timer_cb <text:s text:c="8"/>Instant current 0.000000A , time stick 383.14</text:p>
      <text:p text:style-name="P1">led_timer_cb <text:s text:c="8"/>Instant current 0.000000A , time stick 383.25</text:p>
      <text:p text:style-name="P1">led_timer_cb <text:s text:c="8"/>Instant current 0.000000A , time stick 383.35</text:p>
      <text:p text:style-name="P1">led_timer_cb <text:s text:c="8"/>Instant current 0.000000A , time stick 383.46</text:p>
      <text:p text:style-name="P1">led_timer_cb <text:s text:c="8"/>Instant current 0.000000A , time stick 383.57</text:p>
      <text:p text:style-name="P1">led_timer_cb <text:s text:c="8"/>Instant current 0.000000A , time stick 383.67</text:p>
      <text:p text:style-name="P1">led_timer_cb <text:s text:c="8"/>Instant current 0.000000A , time stick 383.78</text:p>
      <text:p text:style-name="P1">led_timer_cb <text:s text:c="8"/>Instant current 0.000000A , time stick 383.89</text:p>
      <text:p text:style-name="P1">led_timer_cb <text:s text:c="8"/>Instant current 0.000000A , time stick 383.99</text:p>
      <text:p text:style-name="P1">led_timer_cb <text:s text:c="8"/>Instant current 0.000000A , time stick 384.10</text:p>
      <text:p text:style-name="P1">led_timer_cb <text:s text:c="8"/>Instant current 0.000000A , time stick 384.20</text:p>
      <text:p text:style-name="P1">led_timer_cb <text:s text:c="8"/>Instant current 0.000000A , time stick 384.31</text:p>
      <text:p text:style-name="P1">led_timer_cb <text:s text:c="8"/>Instant current 0.000000A , time stick 384.42</text:p>
      <text:p text:style-name="P1">led_timer_cb <text:s text:c="8"/>Instant current 0.000000A , time stick 384.52</text:p>
      <text:p text:style-name="P1">led_timer_cb <text:s text:c="8"/>Instant current 0.000000A , time stick 384.63</text:p>
      <text:p text:style-name="P1">led_timer_cb <text:s text:c="8"/>Instant current 0.000000A , time stick 384.74</text:p>
      <text:p text:style-name="P1">led_timer_cb <text:s text:c="8"/>Instant current 0.000000A , time stick 384.84</text:p>
      <text:p text:style-name="P1">led_timer_cb <text:s text:c="8"/>Instant current 0.000000A , time stick 384.95</text:p>
      <text:p text:style-name="P1">led_timer_cb <text:s text:c="8"/>Instant current 0.000000A , time stick 385.06</text:p>
      <text:p text:style-name="P1">led_timer_cb <text:s text:c="8"/>Average current 0.000000A , time stick 385.06</text:p>
      <text:p text:style-name="P1">led_timer_cb <text:s text:c="8"/>Instant current 0.000000A , time stick 385.17</text:p>
      <text:p text:style-name="P1">led_timer_cb <text:s text:c="8"/>Instant current 0.000000A , time stick 385.27</text:p>
      <text:p text:style-name="P1">led_timer_cb <text:s text:c="8"/>Instant current 0.000000A , time stick 385.38</text:p>
      <text:p text:style-name="P1">led_timer_cb <text:s text:c="8"/>Instant current 0.000000A , time stick 385.49</text:p>
      <text:p text:style-name="P1">led_timer_cb <text:s text:c="8"/>Instant current 0.000000A , time stick 385.59</text:p>
      <text:p text:style-name="P1">led_timer_cb <text:s text:c="8"/>Instant current 0.000000A , time stick 385.70</text:p>
      <text:p text:style-name="P1">led_timer_cb <text:s text:c="8"/>Instant current 0.000000A , time stick 385.81</text:p>
      <text:p text:style-name="P1">led_timer_cb <text:s text:c="8"/>Instant current 0.000000A , time stick 385.91</text:p>
      <text:p text:style-name="P1">led_timer_cb <text:s text:c="8"/>Instant current 0.000000A , time stick 386.02</text:p>
      <text:p text:style-name="P1">led_timer_cb <text:s text:c="8"/>Instant current 0.000000A , time stick 386.13</text:p>
      <text:p text:style-name="P1">led_timer_cb <text:s text:c="8"/>Instant current 0.000000A , time stick 386.23</text:p>
      <text:p text:style-name="P1">led_timer_cb <text:s text:c="8"/>Instant current 0.000000A , time stick 386.34</text:p>
      <text:p text:style-name="P1">led_timer_cb <text:s text:c="8"/>Instant current 0.000000A , time stick 386.45</text:p>
      <text:p text:style-name="P1"><text:soft-page-break/>led_timer_cb <text:s text:c="8"/>Instant current 0.000000A , time stick 386.55</text:p>
      <text:p text:style-name="P1">led_timer_cb <text:s text:c="8"/>Instant current 0.000000A , time stick 386.66</text:p>
      <text:p text:style-name="P1">led_timer_cb <text:s text:c="8"/>Instant current 0.000000A , time stick 386.76</text:p>
      <text:p text:style-name="P1">led_timer_cb <text:s text:c="8"/>Instant current 0.000000A , time stick 386.87</text:p>
      <text:p text:style-name="P1">led_timer_cb <text:s text:c="8"/>Instant current 0.000000A , time stick 386.98</text:p>
      <text:p text:style-name="P1">led_timer_cb <text:s text:c="8"/>Instant current 0.000000A , time stick 387.08</text:p>
      <text:p text:style-name="P1">led_timer_cb <text:s text:c="8"/>Instant current 0.000000A , time stick 387.19</text:p>
      <text:p text:style-name="P1">led_timer_cb <text:s text:c="8"/>Instant current 0.000000A , time stick 387.30</text:p>
      <text:p text:style-name="P1">led_timer_cb <text:s text:c="8"/>Instant current 0.000000A , time stick 387.40</text:p>
      <text:p text:style-name="P1">led_timer_cb <text:s text:c="8"/>Instant current 0.000000A , time stick 387.51</text:p>
      <text:p text:style-name="P1">led_timer_cb <text:s text:c="8"/>Instant current 0.000000A , time stick 387.61</text:p>
      <text:p text:style-name="P1">led_timer_cb <text:s text:c="8"/>Instant current 0.000000A , time stick 387.72</text:p>
      <text:p text:style-name="P1">led_timer_cb <text:s text:c="8"/>Instant current 0.000000A , time stick 387.83</text:p>
      <text:p text:style-name="P1">led_timer_cb <text:s text:c="8"/>Instant current 0.000000A , time stick 387.93</text:p>
      <text:p text:style-name="P1">led_timer_cb <text:s text:c="8"/>Instant current 0.000000A , time stick 388.04</text:p>
      <text:p text:style-name="P1">led_timer_cb <text:s text:c="8"/>Instant current 0.000000A , time stick 388.15</text:p>
      <text:p text:style-name="P1">led_timer_cb <text:s text:c="8"/>Instant current 0.000000A , time stick 388.25</text:p>
      <text:p text:style-name="P1">led_timer_cb <text:s text:c="8"/>Instant current 0.000000A , time stick 388.36</text:p>
      <text:p text:style-name="P1">led_timer_cb <text:s text:c="8"/>Instant current 0.000000A , time stick 388.46</text:p>
      <text:p text:style-name="P1">led_timer_cb <text:s text:c="8"/>Instant current 0.000000A , time stick 388.57</text:p>
      <text:p text:style-name="P1">led_timer_cb <text:s text:c="8"/>Instant current 0.000000A , time stick 388.68</text:p>
      <text:p text:style-name="P1">led_timer_cb <text:s text:c="8"/>Instant current 0.000000A , time stick 388.78</text:p>
      <text:p text:style-name="P1">led_timer_cb <text:s text:c="8"/>Instant current 0.000000A , time stick 388.89</text:p>
      <text:p text:style-name="P1">led_timer_cb <text:s text:c="8"/>Instant current 0.000000A , time stick 389.00</text:p>
      <text:p text:style-name="P1">led_timer_cb <text:s text:c="8"/>Instant current 0.000000A , time stick 389.10</text:p>
      <text:p text:style-name="P1">led_timer_cb <text:s text:c="8"/>Instant current 0.000000A , time stick 389.21</text:p>
      <text:p text:style-name="P1">led_timer_cb <text:s text:c="8"/>Instant current 0.000000A , time stick 389.32</text:p>
      <text:p text:style-name="P1">led_timer_cb <text:s text:c="8"/>Instant current 0.000000A , time stick 389.42</text:p>
      <text:p text:style-name="P1">led_timer_cb <text:s text:c="8"/>Instant current 0.000000A , time stick 389.53</text:p>
      <text:p text:style-name="P1">led_timer_cb <text:s text:c="8"/>Instant current 0.000000A , time stick 389.64</text:p>
      <text:p text:style-name="P1">led_timer_cb <text:s text:c="8"/>Instant current 0.000000A , time stick 389.74</text:p>
      <text:p text:style-name="P1">led_timer_cb <text:s text:c="8"/>Instant current 0.000000A , time stick 389.85</text:p>
      <text:p text:style-name="P1">led_timer_cb <text:s text:c="8"/>Instant current 0.000000A , time stick 389.95</text:p>
      <text:p text:style-name="P1">led_timer_cb <text:s text:c="8"/>Instant current 0.000000A , time stick 390.06</text:p>
      <text:p text:style-name="P1">led_timer_cb <text:s text:c="8"/>Instant current 0.000000A , time stick 390.17</text:p>
      <text:p text:style-name="P1">led_timer_cb <text:s text:c="8"/>Instant current 0.000000A , time stick 390.27</text:p>
      <text:p text:style-name="P1">led_timer_cb <text:s text:c="8"/>Instant current 0.000000A , time stick 390.38</text:p>
      <text:p text:style-name="P1">led_timer_cb <text:s text:c="8"/>Instant current 0.000000A , time stick 390.49</text:p>
      <text:p text:style-name="P1">led_timer_cb <text:s text:c="8"/>Instant current 0.000000A , time stick 390.59</text:p>
      <text:p text:style-name="P1">led_timer_cb <text:s text:c="8"/>Instant current 0.000000A , time stick 390.70</text:p>
      <text:p text:style-name="P1">led_timer_cb <text:s text:c="8"/>Instant current 0.000000A , time stick 390.80</text:p>
      <text:p text:style-name="P1">led_timer_cb <text:s text:c="8"/>Instant current 0.000000A , time stick 390.91</text:p>
      <text:p text:style-name="P1">led_timer_cb <text:s text:c="8"/>Instant current 0.000000A , time stick 391.02</text:p>
      <text:p text:style-name="P1">led_timer_cb <text:s text:c="8"/>Instant current 0.000000A , time stick 391.12</text:p>
      <text:p text:style-name="P1">led_timer_cb <text:s text:c="8"/>Instant current 0.000000A , time stick 391.23</text:p>
      <text:p text:style-name="P1">led_timer_cb <text:s text:c="8"/>Instant current 0.000000A , time stick 391.34</text:p>
      <text:p text:style-name="P1">led_timer_cb <text:s text:c="8"/>Instant current 0.000000A , time stick 391.44</text:p>
      <text:p text:style-name="P1">led_timer_cb <text:s text:c="8"/>Instant current 0.000000A , time stick 391.55</text:p>
      <text:p text:style-name="P1">led_timer_cb <text:s text:c="8"/>Instant current 0.000000A , time stick 391.66</text:p>
      <text:p text:style-name="P1">led_timer_cb <text:s text:c="8"/>Instant current 0.000000A , time stick 391.76</text:p>
      <text:p text:style-name="P1">led_timer_cb <text:s text:c="8"/>Instant current 0.000000A , time stick 391.87</text:p>
      <text:p text:style-name="P1">led_timer_cb <text:s text:c="8"/>Instant current 0.000000A , time stick 391.98</text:p>
      <text:p text:style-name="P1"><text:soft-page-break/>led_timer_cb <text:s text:c="8"/>Instant current 0.000000A , time stick 392.08</text:p>
      <text:p text:style-name="P1">led_timer_cb <text:s text:c="8"/>Instant current 0.000000A , time stick 392.19</text:p>
      <text:p text:style-name="P1">led_timer_cb <text:s text:c="8"/>Instant current 0.000000A , time stick 392.29</text:p>
      <text:p text:style-name="P1">led_timer_cb <text:s text:c="8"/>Instant current 0.000000A , time stick 392.40</text:p>
      <text:p text:style-name="P1">led_timer_cb <text:s text:c="8"/>Instant current 0.000000A , time stick 392.51</text:p>
      <text:p text:style-name="P1">led_timer_cb <text:s text:c="8"/>Instant current 0.000000A , time stick 392.61</text:p>
      <text:p text:style-name="P1">led_timer_cb <text:s text:c="8"/>Instant current 0.000000A , time stick 392.72</text:p>
      <text:p text:style-name="P1">led_timer_cb <text:s text:c="8"/>Instant current 0.000000A , time stick 392.83</text:p>
      <text:p text:style-name="P1">led_timer_cb <text:s text:c="8"/>Instant current 0.000000A , time stick 392.93</text:p>
      <text:p text:style-name="P1">led_timer_cb <text:s text:c="8"/>Instant current 0.000000A , time stick 393.04</text:p>
      <text:p text:style-name="P1">led_timer_cb <text:s text:c="8"/>Instant current 0.000000A , time stick 393.14</text:p>
      <text:p text:style-name="P1">led_timer_cb <text:s text:c="8"/>Instant current 0.000000A , time stick 393.25</text:p>
      <text:p text:style-name="P1">led_timer_cb <text:s text:c="8"/>Instant current 0.000000A , time stick 393.36</text:p>
      <text:p text:style-name="P1">led_timer_cb <text:s text:c="8"/>Instant current 0.000000A , time stick 393.46</text:p>
      <text:p text:style-name="P1">led_timer_cb <text:s text:c="8"/>Instant current 0.000000A , time stick 393.57</text:p>
      <text:p text:style-name="P1">led_timer_cb <text:s text:c="8"/>Instant current 0.000000A , time stick 393.68</text:p>
      <text:p text:style-name="P1">led_timer_cb <text:s text:c="8"/>Instant current 0.000000A , time stick 393.78</text:p>
      <text:p text:style-name="P1">led_timer_cb <text:s text:c="8"/>Instant current 0.000000A , time stick 393.89</text:p>
      <text:p text:style-name="P1">led_timer_cb <text:s text:c="8"/>Instant current 0.000000A , time stick 393.99</text:p>
      <text:p text:style-name="P1">led_timer_cb <text:s text:c="8"/>Instant current 0.000000A , time stick 394.10</text:p>
      <text:p text:style-name="P1">led_timer_cb <text:s text:c="8"/>Instant current 0.000000A , time stick 394.21</text:p>
      <text:p text:style-name="P1">led_timer_cb <text:s text:c="8"/>Instant current 0.000000A , time stick 394.31</text:p>
      <text:p text:style-name="P1">led_timer_cb <text:s text:c="8"/>Instant current 0.000000A , time stick 394.42</text:p>
      <text:p text:style-name="P1">led_timer_cb <text:s text:c="8"/>Instant current 0.000000A , time stick 394.52</text:p>
      <text:p text:style-name="P1">led_timer_cb <text:s text:c="8"/>Instant current 0.000000A , time stick 394.63</text:p>
      <text:p text:style-name="P1">led_timer_cb <text:s text:c="8"/>Instant current 0.000000A , time stick 394.74</text:p>
      <text:p text:style-name="P1">led_timer_cb <text:s text:c="8"/>Instant current 0.000000A , time stick 394.84</text:p>
      <text:p text:style-name="P1">led_timer_cb <text:s text:c="8"/>Instant current 0.000000A , time stick 394.95</text:p>
      <text:p text:style-name="P1">led_timer_cb <text:s text:c="8"/>Instant current 0.000000A , time stick 395.06</text:p>
      <text:p text:style-name="P1">led_timer_cb <text:s text:c="8"/>Instant current 0.000000A , time stick 395.16</text:p>
      <text:p text:style-name="P1">led_timer_cb <text:s text:c="8"/>Instant current 0.000000A , time stick 395.27</text:p>
      <text:p text:style-name="P1">led_timer_cb <text:s text:c="8"/>Instant current 0.000000A , time stick 395.38</text:p>
      <text:p text:style-name="P1">led_timer_cb <text:s text:c="8"/>Instant current 0.000000A , time stick 395.48</text:p>
      <text:p text:style-name="P1">led_timer_cb <text:s text:c="8"/>Instant current 0.000000A , time stick 395.59</text:p>
      <text:p text:style-name="P1">led_timer_cb <text:s text:c="8"/>Instant current 0.000000A , time stick 395.69</text:p>
      <text:p text:style-name="P1">led_timer_cb <text:s text:c="8"/>Instant current 0.000000A , time stick 395.80</text:p>
      <text:p text:style-name="P1">led_timer_cb <text:s text:c="8"/>Instant current 0.000000A , time stick 395.91</text:p>
      <text:p text:style-name="P1">led_timer_cb <text:s text:c="8"/>Instant current 0.000000A , time stick 396.01</text:p>
      <text:p text:style-name="P1">led_timer_cb <text:s text:c="8"/>Instant current 0.000000A , time stick 396.12</text:p>
      <text:p text:style-name="P1">led_timer_cb <text:s text:c="8"/>Instant current 0.000000A , time stick 396.23</text:p>
      <text:p text:style-name="P1">led_timer_cb <text:s text:c="8"/>Instant current 0.000000A , time stick 396.33</text:p>
      <text:p text:style-name="P1">led_timer_cb <text:s text:c="8"/>Instant current 0.000000A , time stick 396.44</text:p>
      <text:p text:style-name="P1">led_timer_cb <text:s text:c="8"/>Instant current 0.000000A , time stick 396.54</text:p>
      <text:p text:style-name="P1">led_timer_cb <text:s text:c="8"/>Instant current 0.000000A , time stick 396.65</text:p>
      <text:p text:style-name="P1">led_timer_cb <text:s text:c="8"/>Instant current 0.000000A , time stick 396.76</text:p>
      <text:p text:style-name="P1">led_timer_cb <text:s text:c="8"/>Instant current 0.000000A , time stick 396.86</text:p>
      <text:p text:style-name="P1">led_timer_cb <text:s text:c="8"/>Instant current 0.000000A , time stick 396.97</text:p>
      <text:p text:style-name="P1">led_timer_cb <text:s text:c="8"/>Instant current 0.000000A , time stick 397.08</text:p>
      <text:p text:style-name="P1">led_timer_cb <text:s text:c="8"/>Instant current 0.000000A , time stick 397.18</text:p>
      <text:p text:style-name="P1">led_timer_cb <text:s text:c="8"/>Instant current 0.000000A , time stick 397.29</text:p>
      <text:p text:style-name="P1">led_timer_cb <text:s text:c="8"/>Instant current 0.000000A , time stick 397.39</text:p>
      <text:p text:style-name="P1">led_timer_cb <text:s text:c="8"/>Instant current 0.000000A , time stick 397.50</text:p>
      <text:p text:style-name="P1"><text:soft-page-break/>led_timer_cb <text:s text:c="8"/>Instant current 0.000000A , time stick 397.61</text:p>
      <text:p text:style-name="P1">led_timer_cb <text:s text:c="8"/>Instant current 0.000000A , time stick 397.71</text:p>
      <text:p text:style-name="P1">led_timer_cb <text:s text:c="8"/>Instant current 0.000000A , time stick 397.82</text:p>
      <text:p text:style-name="P1">led_timer_cb <text:s text:c="8"/>Instant current 0.000000A , time stick 397.93</text:p>
      <text:p text:style-name="P1">led_timer_cb <text:s text:c="8"/>Instant current 0.000000A , time stick 398.03</text:p>
      <text:p text:style-name="P1">led_timer_cb <text:s text:c="8"/>Instant current 0.000000A , time stick 398.14</text:p>
      <text:p text:style-name="P1">led_timer_cb <text:s text:c="8"/>Instant current 0.000000A , time stick 398.25</text:p>
      <text:p text:style-name="P1">led_timer_cb <text:s text:c="8"/>Instant current 0.000000A , time stick 398.35</text:p>
      <text:p text:style-name="P1">led_timer_cb <text:s text:c="8"/>Instant current 0.000000A , time stick 398.46</text:p>
      <text:p text:style-name="P1">led_timer_cb <text:s text:c="8"/>Instant current 0.000000A , time stick 398.56</text:p>
      <text:p text:style-name="P1">led_timer_cb <text:s text:c="8"/>Instant current 0.000000A , time stick 398.67</text:p>
      <text:p text:style-name="P1">led_timer_cb <text:s text:c="8"/>Instant current 0.000000A , time stick 398.78</text:p>
      <text:p text:style-name="P1">led_timer_cb <text:s text:c="8"/>Instant current 0.000000A , time stick 398.88</text:p>
      <text:p text:style-name="P1">led_timer_cb <text:s text:c="8"/>Instant current 0.000000A , time stick 398.99</text:p>
      <text:p text:style-name="P1">led_timer_cb <text:s text:c="8"/>Instant current 0.000000A , time stick 399.10</text:p>
      <text:p text:style-name="P1">led_timer_cb <text:s text:c="8"/>Instant current 0.000000A , time stick 399.20</text:p>
      <text:p text:style-name="P1">led_timer_cb <text:s text:c="8"/>Instant current 0.000000A , time stick 399.31</text:p>
      <text:p text:style-name="P1">led_timer_cb <text:s text:c="8"/>Instant current 0.000000A , time stick 399.42</text:p>
      <text:p text:style-name="P1">led_timer_cb <text:s text:c="8"/>Instant current 0.000000A , time stick 399.52</text:p>
      <text:p text:style-name="P1">led_timer_cb <text:s text:c="8"/>Instant current 0.000000A , time stick 399.63</text:p>
      <text:p text:style-name="P1">led_timer_cb <text:s text:c="8"/>Instant current 0.000000A , time stick 399.73</text:p>
      <text:p text:style-name="P1">led_timer_cb <text:s text:c="8"/>Instant current 0.000000A , time stick 399.84</text:p>
      <text:p text:style-name="P1">led_timer_cb <text:s text:c="8"/>Instant current 0.000000A , time stick 399.95</text:p>
      <text:p text:style-name="P1">led_timer_cb <text:s text:c="8"/>Instant current 0.000000A , time stick 400.05</text:p>
      <text:p text:style-name="P1">led_timer_cb <text:s text:c="8"/>Instant current 0.000000A , time stick 400.16</text:p>
      <text:p text:style-name="P1">led_timer_cb <text:s text:c="8"/>Instant current 0.000000A , time stick 400.27</text:p>
      <text:p text:style-name="P1">led_timer_cb <text:s text:c="8"/>Instant current 0.000000A , time stick 400.37</text:p>
      <text:p text:style-name="P1">led_timer_cb <text:s text:c="8"/>Instant current 0.000000A , time stick 400.48</text:p>
      <text:p text:style-name="P1">led_timer_cb <text:s text:c="8"/>Instant current 0.000000A , time stick 400.58</text:p>
      <text:p text:style-name="P1">led_timer_cb <text:s text:c="8"/>Instant current 0.000000A , time stick 400.69</text:p>
      <text:p text:style-name="P1">led_timer_cb <text:s text:c="8"/>Instant current 0.000000A , time stick 400.80</text:p>
      <text:p text:style-name="P1">led_timer_cb <text:s text:c="8"/>Instant current 0.000000A , time stick 400.90</text:p>
      <text:p text:style-name="P1">led_timer_cb <text:s text:c="8"/>Instant current 0.000000A , time stick 401.01</text:p>
      <text:p text:style-name="P1">led_timer_cb <text:s text:c="8"/>Instant current 0.000000A , time stick 401.12</text:p>
      <text:p text:style-name="P1">led_timer_cb <text:s text:c="8"/>Instant current 0.000000A , time stick 401.22</text:p>
      <text:p text:style-name="P1">led_timer_cb <text:s text:c="8"/>Instant current 0.000000A , time stick 401.33</text:p>
      <text:p text:style-name="P1">led_timer_cb <text:s text:c="8"/>Instant current 0.000000A , time stick 401.44</text:p>
      <text:p text:style-name="P1">led_timer_cb <text:s text:c="8"/>Instant current 0.000000A , time stick 401.54</text:p>
      <text:p text:style-name="P1">led_timer_cb <text:s text:c="8"/>Instant current 0.000000A , time stick 401.65</text:p>
      <text:p text:style-name="P1">led_timer_cb <text:s text:c="8"/>Instant current 0.000000A , time stick 401.75</text:p>
      <text:p text:style-name="P1">led_timer_cb <text:s text:c="8"/>Instant current 0.000000A , time stick 401.86</text:p>
      <text:p text:style-name="P1">led_timer_cb <text:s text:c="8"/>Instant current 0.000000A , time stick 401.97</text:p>
      <text:p text:style-name="P1">led_timer_cb <text:s text:c="8"/>Instant current 0.000000A , time stick 402.07</text:p>
      <text:p text:style-name="P1">led_timer_cb <text:s text:c="8"/>Instant current 0.000000A , time stick 402.18</text:p>
      <text:p text:style-name="P1">led_timer_cb <text:s text:c="8"/>Instant current 0.000000A , time stick 402.29</text:p>
      <text:p text:style-name="P1">led_timer_cb <text:s text:c="8"/>Instant current 0.000000A , time stick 402.39</text:p>
      <text:p text:style-name="P1">led_timer_cb <text:s text:c="8"/>Instant current 0.000000A , time stick 402.50</text:p>
      <text:p text:style-name="P1">led_timer_cb <text:s text:c="8"/>Instant current 0.000000A , time stick 402.61</text:p>
      <text:p text:style-name="P1">led_timer_cb <text:s text:c="8"/>Instant current 0.000000A , time stick 402.71</text:p>
      <text:p text:style-name="P1">led_timer_cb <text:s text:c="8"/>Instant current 0.000000A , time stick 402.82</text:p>
      <text:p text:style-name="P1">led_timer_cb <text:s text:c="8"/>Instant current 0.000000A , time stick 402.92</text:p>
      <text:p text:style-name="P1">led_timer_cb <text:s text:c="8"/>Instant current 0.000000A , time stick 403.03</text:p>
      <text:p text:style-name="P1"><text:soft-page-break/>led_timer_cb <text:s text:c="8"/>Instant current 0.000000A , time stick 403.14</text:p>
      <text:p text:style-name="P1">led_timer_cb <text:s text:c="8"/>Instant current 0.000000A , time stick 403.24</text:p>
      <text:p text:style-name="P1">led_timer_cb <text:s text:c="8"/>Instant current 0.000000A , time stick 403.35</text:p>
      <text:p text:style-name="P1">led_timer_cb <text:s text:c="8"/>Instant current 0.000000A , time stick 403.46</text:p>
      <text:p text:style-name="P1">led_timer_cb <text:s text:c="8"/>Instant current 0.000000A , time stick 403.56</text:p>
      <text:p text:style-name="P1">led_timer_cb <text:s text:c="8"/>Instant current 0.000000A , time stick 403.67</text:p>
      <text:p text:style-name="P1">led_timer_cb <text:s text:c="8"/>Instant current 0.000000A , time stick 403.78</text:p>
      <text:p text:style-name="P1">led_timer_cb <text:s text:c="8"/>Instant current 0.000000A , time stick 403.88</text:p>
      <text:p text:style-name="P1">led_timer_cb <text:s text:c="8"/>Instant current 0.000000A , time stick 403.99</text:p>
      <text:p text:style-name="P1">led_timer_cb <text:s text:c="8"/>Instant current 0.000000A , time stick 404.09</text:p>
      <text:p text:style-name="P1">led_timer_cb <text:s text:c="8"/>Instant current 0.000000A , time stick 404.20</text:p>
      <text:p text:style-name="P1">led_timer_cb <text:s text:c="8"/>Instant current 0.000000A , time stick 404.31</text:p>
      <text:p text:style-name="P1">led_timer_cb <text:s text:c="8"/>Instant current 0.000000A , time stick 404.41</text:p>
      <text:p text:style-name="P1">led_timer_cb <text:s text:c="8"/>Instant current 0.000000A , time stick 404.52</text:p>
      <text:p text:style-name="P1">led_timer_cb <text:s text:c="8"/>Instant current 0.000000A , time stick 404.63</text:p>
      <text:p text:style-name="P1">led_timer_cb <text:s text:c="8"/>Instant current 0.000000A , time stick 404.73</text:p>
      <text:p text:style-name="P1">led_timer_cb <text:s text:c="8"/>Instant current 0.000000A , time stick 404.84</text:p>
      <text:p text:style-name="P1">led_timer_cb <text:s text:c="8"/>Instant current 0.000000A , time stick 404.94</text:p>
      <text:p text:style-name="P1">led_timer_cb <text:s text:c="8"/>Instant current 0.000000A , time stick 405.05</text:p>
      <text:p text:style-name="P1">led_timer_cb <text:s text:c="8"/>Instant current 0.000000A , time stick 405.16</text:p>
      <text:p text:style-name="P1">led_timer_cb <text:s text:c="8"/>Instant current 0.000000A , time stick 405.26</text:p>
      <text:p text:style-name="P1">led_timer_cb <text:s text:c="8"/>Instant current 0.000000A , time stick 405.37</text:p>
      <text:p text:style-name="P1">led_timer_cb <text:s text:c="8"/>Instant current 0.000000A , time stick 405.48</text:p>
      <text:p text:style-name="P1">led_timer_cb <text:s text:c="8"/>Instant current 0.000000A , time stick 405.58</text:p>
      <text:p text:style-name="P1">led_timer_cb <text:s text:c="8"/>Instant current 0.000000A , time stick 405.69</text:p>
      <text:p text:style-name="P1">led_timer_cb <text:s text:c="8"/>Instant current 0.000000A , time stick 405.79</text:p>
      <text:p text:style-name="P1">led_timer_cb <text:s text:c="8"/>Instant current 0.000000A , time stick 405.90</text:p>
      <text:p text:style-name="P1">led_timer_cb <text:s text:c="8"/>Instant current 0.000000A , time stick 406.01</text:p>
      <text:p text:style-name="P1">led_timer_cb <text:s text:c="8"/>Instant current 0.000000A , time stick 406.11</text:p>
      <text:p text:style-name="P1">led_timer_cb <text:s text:c="8"/>Instant current 0.000000A , time stick 406.22</text:p>
      <text:p text:style-name="P1">led_timer_cb <text:s text:c="8"/>Instant current 0.000000A , time stick 406.33</text:p>
      <text:p text:style-name="P1">led_timer_cb <text:s text:c="8"/>Instant current 0.000000A , time stick 406.43</text:p>
      <text:p text:style-name="P1">led_timer_cb <text:s text:c="8"/>Instant current 0.000000A , time stick 406.54</text:p>
      <text:p text:style-name="P1">led_timer_cb <text:s text:c="8"/>Instant current 0.000000A , time stick 406.65</text:p>
      <text:p text:style-name="P1">led_timer_cb <text:s text:c="8"/>Instant current 0.000000A , time stick 406.75</text:p>
      <text:p text:style-name="P1">led_timer_cb <text:s text:c="8"/>Instant current 0.000000A , time stick 406.86</text:p>
      <text:p text:style-name="P1">led_timer_cb <text:s text:c="8"/>Instant current 0.000000A , time stick 406.97</text:p>
      <text:p text:style-name="P1">led_timer_cb <text:s text:c="8"/>Instant current 0.000000A , time stick 407.07</text:p>
      <text:p text:style-name="P1">led_timer_cb <text:s text:c="8"/>Instant current 0.000000A , time stick 407.18</text:p>
      <text:p text:style-name="P1">led_timer_cb <text:s text:c="8"/>Instant current 0.000000A , time stick 407.28</text:p>
      <text:p text:style-name="P1">led_timer_cb <text:s text:c="8"/>Instant current 0.000000A , time stick 407.39</text:p>
      <text:p text:style-name="P1">led_timer_cb <text:s text:c="8"/>Instant current 0.000000A , time stick 407.50</text:p>
      <text:p text:style-name="P1">led_timer_cb <text:s text:c="8"/>Instant current 0.000000A , time stick 407.60</text:p>
      <text:p text:style-name="P1">led_timer_cb <text:s text:c="8"/>Instant current 0.000000A , time stick 407.71</text:p>
      <text:p text:style-name="P1">led_timer_cb <text:s text:c="8"/>Instant current 0.000000A , time stick 407.82</text:p>
      <text:p text:style-name="P1">led_timer_cb <text:s text:c="8"/>Instant current 0.000000A , time stick 407.92</text:p>
      <text:p text:style-name="P1">led_timer_cb <text:s text:c="8"/>Instant current 0.000000A , time stick 408.03</text:p>
      <text:p text:style-name="P1">led_timer_cb <text:s text:c="8"/>Instant current 0.000000A , time stick 408.14</text:p>
      <text:p text:style-name="P1">led_timer_cb <text:s text:c="8"/>Instant current 0.000000A , time stick 408.24</text:p>
      <text:p text:style-name="P1">led_timer_cb <text:s text:c="8"/>Instant current 0.000000A , time stick 408.35</text:p>
      <text:p text:style-name="P1">led_timer_cb <text:s text:c="8"/>Instant current 0.000000A , time stick 408.45</text:p>
      <text:p text:style-name="P1">led_timer_cb <text:s text:c="8"/>Instant current 0.000000A , time stick 408.56</text:p>
      <text:p text:style-name="P1"><text:soft-page-break/>led_timer_cb <text:s text:c="8"/>Instant current 0.000000A , time stick 408.67</text:p>
      <text:p text:style-name="P1">led_timer_cb <text:s text:c="8"/>Instant current 0.000000A , time stick 408.77</text:p>
      <text:p text:style-name="P1">led_timer_cb <text:s text:c="8"/>Instant current 0.000000A , time stick 408.88</text:p>
      <text:p text:style-name="P1">led_timer_cb <text:s text:c="8"/>Instant current 0.000000A , time stick 408.99</text:p>
      <text:p text:style-name="P1">led_timer_cb <text:s text:c="8"/>Instant current 0.000000A , time stick 409.09</text:p>
      <text:p text:style-name="P1">led_timer_cb <text:s text:c="8"/>Instant current 0.000000A , time stick 409.20</text:p>
      <text:p text:style-name="P1">led_timer_cb <text:s text:c="8"/>Instant current 0.000000A , time stick 409.31</text:p>
      <text:p text:style-name="P1">led_timer_cb <text:s text:c="8"/>Instant current 0.000000A , time stick 409.41</text:p>
      <text:p text:style-name="P1">led_timer_cb <text:s text:c="8"/>Instant current 0.000000A , time stick 409.52</text:p>
      <text:p text:style-name="P1">led_timer_cb <text:s text:c="8"/>Instant current 0.000000A , time stick 409.62</text:p>
      <text:p text:style-name="P1">led_timer_cb <text:s text:c="8"/>Instant current 0.000000A , time stick 409.73</text:p>
      <text:p text:style-name="P1">led_timer_cb <text:s text:c="8"/>Instant current 0.000000A , time stick 409.84</text:p>
      <text:p text:style-name="P1">led_timer_cb <text:s text:c="8"/>Instant current 0.000000A , time stick 409.94</text:p>
      <text:p text:style-name="P1">led_timer_cb <text:s text:c="8"/>Instant current 0.000000A , time stick 410.05</text:p>
      <text:p text:style-name="P1">led_timer_cb <text:s text:c="8"/>Instant current 0.000000A , time stick 410.16</text:p>
      <text:p text:style-name="P1">led_timer_cb <text:s text:c="8"/>Instant current 0.000000A , time stick 410.26</text:p>
      <text:p text:style-name="P1">led_timer_cb <text:s text:c="8"/>Instant current 0.000000A , time stick 410.37</text:p>
      <text:p text:style-name="P1">led_timer_cb <text:s text:c="8"/>Instant current 0.000000A , time stick 410.47</text:p>
      <text:p text:style-name="P1">led_timer_cb <text:s text:c="8"/>Instant current 0.000000A , time stick 410.58</text:p>
      <text:p text:style-name="P1">led_timer_cb <text:s text:c="8"/>Instant current 0.000000A , time stick 410.69</text:p>
      <text:p text:style-name="P1">led_timer_cb <text:s text:c="8"/>Instant current 0.000000A , time stick 410.79</text:p>
      <text:p text:style-name="P1">led_timer_cb <text:s text:c="8"/>Instant current 0.000000A , time stick 410.90</text:p>
      <text:p text:style-name="P1">led_timer_cb <text:s text:c="8"/>Instant current 0.000000A , time stick 411.01</text:p>
      <text:p text:style-name="P1">led_timer_cb <text:s text:c="8"/>Instant current 0.000000A , time stick 411.11</text:p>
      <text:p text:style-name="P1">led_timer_cb <text:s text:c="8"/>Instant current 0.000000A , time stick 411.22</text:p>
      <text:p text:style-name="P1">led_timer_cb <text:s text:c="8"/>Instant current 0.000000A , time stick 411.33</text:p>
      <text:p text:style-name="P1">led_timer_cb <text:s text:c="8"/>Instant current 0.000000A , time stick 411.43</text:p>
      <text:p text:style-name="P1">led_timer_cb <text:s text:c="8"/>Instant current 0.000000A , time stick 411.54</text:p>
      <text:p text:style-name="P1">led_timer_cb <text:s text:c="8"/>Instant current 0.000000A , time stick 411.65</text:p>
      <text:p text:style-name="P1">led_timer_cb <text:s text:c="8"/>Instant current 0.000000A , time stick 411.75</text:p>
      <text:p text:style-name="P1">led_timer_cb <text:s text:c="8"/>Instant current 0.000000A , time stick 411.86</text:p>
      <text:p text:style-name="P1">led_timer_cb <text:s text:c="8"/>Instant current 0.000000A , time stick 411.96</text:p>
      <text:p text:style-name="P1">led_timer_cb <text:s text:c="8"/>Instant current 0.000000A , time stick 412.07</text:p>
      <text:p text:style-name="P1">led_timer_cb <text:s text:c="8"/>Instant current 0.000000A , time stick 412.18</text:p>
      <text:p text:style-name="P1">led_timer_cb <text:s text:c="8"/>Instant current 0.000000A , time stick 412.28</text:p>
      <text:p text:style-name="P1">led_timer_cb <text:s text:c="8"/>Instant current 0.000000A , time stick 412.39</text:p>
      <text:p text:style-name="P1">led_timer_cb <text:s text:c="8"/>Instant current 0.000000A , time stick 412.49</text:p>
      <text:p text:style-name="P1">led_timer_cb <text:s text:c="8"/>Instant current 0.000000A , time stick 412.60</text:p>
      <text:p text:style-name="P1">led_timer_cb <text:s text:c="8"/>Instant current 0.000000A , time stick 412.71</text:p>
      <text:p text:style-name="P1">led_timer_cb <text:s text:c="8"/>Instant current 0.000000A , time stick 412.81</text:p>
      <text:p text:style-name="P1">led_timer_cb <text:s text:c="8"/>Instant current 0.000000A , time stick 412.92</text:p>
      <text:p text:style-name="P1">led_timer_cb <text:s text:c="8"/>Instant current 0.000000A , time stick 413.03</text:p>
      <text:p text:style-name="P1">led_timer_cb <text:s text:c="8"/>Instant current 0.000000A , time stick 413.13</text:p>
      <text:p text:style-name="P1">led_timer_cb <text:s text:c="8"/>Instant current 0.000000A , time stick 413.24</text:p>
      <text:p text:style-name="P1">led_timer_cb <text:s text:c="8"/>Instant current 0.000000A , time stick 413.34</text:p>
      <text:p text:style-name="P1">led_timer_cb <text:s text:c="8"/>Instant current 0.000000A , time stick 413.45</text:p>
      <text:p text:style-name="P1">led_timer_cb <text:s text:c="8"/>Instant current 0.000000A , time stick 413.56</text:p>
      <text:p text:style-name="P1">led_timer_cb <text:s text:c="8"/>Instant current 0.000000A , time stick 413.66</text:p>
      <text:p text:style-name="P1">led_timer_cb <text:s text:c="8"/>Instant current 0.000000A , time stick 413.77</text:p>
      <text:p text:style-name="P1">led_timer_cb <text:s text:c="8"/>Instant current 0.000000A , time stick 413.88</text:p>
      <text:p text:style-name="P1">led_timer_cb <text:s text:c="8"/>Instant current 0.000000A , time stick 413.98</text:p>
      <text:p text:style-name="P1">led_timer_cb <text:s text:c="8"/>Instant current 0.000000A , time stick 414.09</text:p>
      <text:p text:style-name="P1"><text:soft-page-break/>led_timer_cb <text:s text:c="8"/>Instant current 0.000000A , time stick 414.20</text:p>
      <text:p text:style-name="P1">led_timer_cb <text:s text:c="8"/>Instant current 0.000000A , time stick 414.30</text:p>
      <text:p text:style-name="P1">led_timer_cb <text:s text:c="8"/>Instant current 0.000000A , time stick 414.41</text:p>
      <text:p text:style-name="P1">led_timer_cb <text:s text:c="8"/>Instant current 0.000000A , time stick 414.52</text:p>
      <text:p text:style-name="P1">led_timer_cb <text:s text:c="8"/>Instant current 0.000000A , time stick 414.62</text:p>
      <text:p text:style-name="P1">led_timer_cb <text:s text:c="8"/>Instant current 0.000000A , time stick 414.73</text:p>
      <text:p text:style-name="P1">led_timer_cb <text:s text:c="8"/>Instant current 0.000000A , time stick 414.83</text:p>
      <text:p text:style-name="P1">led_timer_cb <text:s text:c="8"/>Instant current 0.000000A , time stick 414.94</text:p>
      <text:p text:style-name="P1">led_timer_cb <text:s text:c="8"/>Instant current 0.000000A , time stick 415.05</text:p>
      <text:p text:style-name="P1">led_timer_cb <text:s text:c="8"/>Instant current 0.000000A , time stick 415.15</text:p>
      <text:p text:style-name="P1">led_timer_cb <text:s text:c="8"/>Instant current 0.000000A , time stick 415.26</text:p>
      <text:p text:style-name="P1">led_timer_cb <text:s text:c="8"/>Instant current 0.000000A , time stick 415.36</text:p>
      <text:p text:style-name="P1">led_timer_cb <text:s text:c="8"/>Instant current 0.000000A , time stick 415.47</text:p>
      <text:p text:style-name="P1">led_timer_cb <text:s text:c="8"/>Instant current 0.000000A , time stick 415.58</text:p>
      <text:p text:style-name="P1">led_timer_cb <text:s text:c="8"/>Instant current 0.000000A , time stick 415.68</text:p>
      <text:p text:style-name="P1">led_timer_cb <text:s text:c="8"/>Instant current 0.000000A , time stick 415.79</text:p>
      <text:p text:style-name="P1">led_timer_cb <text:s text:c="8"/>Instant current 0.000000A , time stick 415.90</text:p>
      <text:p text:style-name="P1">led_timer_cb <text:s text:c="8"/>Instant current 0.000000A , time stick 416.00</text:p>
      <text:p text:style-name="P1">led_timer_cb <text:s text:c="8"/>Instant current 0.000000A , time stick 416.11</text:p>
      <text:p text:style-name="P1">led_timer_cb <text:s text:c="8"/>Instant current 0.000000A , time stick 416.21</text:p>
      <text:p text:style-name="P1">led_timer_cb <text:s text:c="8"/>Instant current 0.000000A , time stick 416.32</text:p>
      <text:p text:style-name="P1">led_timer_cb <text:s text:c="8"/>Instant current 0.000000A , time stick 416.43</text:p>
      <text:p text:style-name="P1">led_timer_cb <text:s text:c="8"/>Instant current 0.000000A , time stick 416.53</text:p>
      <text:p text:style-name="P1">led_timer_cb <text:s text:c="8"/>Instant current 0.000000A , time stick 416.64</text:p>
      <text:p text:style-name="P1">led_timer_cb <text:s text:c="8"/>Instant current 0.000000A , time stick 416.75</text:p>
      <text:p text:style-name="P1">led_timer_cb <text:s text:c="8"/>Instant current 0.000000A , time stick 416.85</text:p>
      <text:p text:style-name="P1">led_timer_cb <text:s text:c="8"/>Instant current 0.000000A , time stick 416.96</text:p>
      <text:p text:style-name="P1">led_timer_cb <text:s text:c="8"/>Instant current 0.000000A , time stick 417.06</text:p>
      <text:p text:style-name="P1">led_timer_cb <text:s text:c="8"/>Instant current 0.000000A , time stick 417.17</text:p>
      <text:p text:style-name="P1">led_timer_cb <text:s text:c="8"/>Instant current 0.000000A , time stick 417.28</text:p>
      <text:p text:style-name="P1">led_timer_cb <text:s text:c="8"/>Instant current 0.000000A , time stick 417.38</text:p>
      <text:p text:style-name="P1">led_timer_cb <text:s text:c="8"/>Instant current 0.000000A , time stick 417.49</text:p>
      <text:p text:style-name="P1">led_timer_cb <text:s text:c="8"/>Instant current 0.000000A , time stick 417.60</text:p>
      <text:p text:style-name="P1">led_timer_cb <text:s text:c="8"/>Instant current 0.000000A , time stick 417.70</text:p>
      <text:p text:style-name="P1">led_timer_cb <text:s text:c="8"/>Instant current 0.000000A , time stick 417.81</text:p>
      <text:p text:style-name="P1">led_timer_cb <text:s text:c="8"/>Instant current 0.000000A , time stick 417.92</text:p>
      <text:p text:style-name="P1">led_timer_cb <text:s text:c="8"/>Instant current 0.000000A , time stick 418.02</text:p>
      <text:p text:style-name="P1">led_timer_cb <text:s text:c="8"/>Instant current 0.000000A , time stick 418.13</text:p>
      <text:p text:style-name="P1">led_timer_cb <text:s text:c="8"/>Instant current 0.000000A , time stick 418.23</text:p>
      <text:p text:style-name="P1">led_timer_cb <text:s text:c="8"/>Instant current 0.000000A , time stick 418.34</text:p>
      <text:p text:style-name="P1">led_timer_cb <text:s text:c="8"/>Instant current 0.000000A , time stick 418.45</text:p>
      <text:p text:style-name="P1">led_timer_cb <text:s text:c="8"/>Instant current 0.000000A , time stick 418.55</text:p>
      <text:p text:style-name="P1">led_timer_cb <text:s text:c="8"/>Instant current 0.000000A , time stick 418.66</text:p>
      <text:p text:style-name="P1">led_timer_cb <text:s text:c="8"/>Instant current 0.000000A , time stick 418.77</text:p>
      <text:p text:style-name="P1">led_timer_cb <text:s text:c="8"/>Instant current 0.000000A , time stick 418.87</text:p>
      <text:p text:style-name="P1">led_timer_cb <text:s text:c="8"/>Instant current 0.000000A , time stick 418.98</text:p>
      <text:p text:style-name="P1">led_timer_cb <text:s text:c="8"/>Instant current 0.000000A , time stick 419.08</text:p>
      <text:p text:style-name="P1">led_timer_cb <text:s text:c="8"/>Instant current 0.000000A , time stick 419.19</text:p>
      <text:p text:style-name="P1">led_timer_cb <text:s text:c="8"/>Instant current 0.000000A , time stick 419.30</text:p>
      <text:p text:style-name="P1">led_timer_cb <text:s text:c="8"/>Instant current 0.000000A , time stick 419.40</text:p>
      <text:p text:style-name="P1">led_timer_cb <text:s text:c="8"/>Instant current 0.000000A , time stick 419.51</text:p>
      <text:p text:style-name="P1">led_timer_cb <text:s text:c="8"/>Instant current 0.000000A , time stick 419.62</text:p>
      <text:p text:style-name="P1"><text:soft-page-break/>led_timer_cb <text:s text:c="8"/>Instant current 0.000000A , time stick 419.72</text:p>
      <text:p text:style-name="P1">led_timer_cb <text:s text:c="8"/>Instant current 0.000000A , time stick 419.83</text:p>
      <text:p text:style-name="P1">led_timer_cb <text:s text:c="8"/>Instant current 0.000000A , time stick 419.94</text:p>
      <text:p text:style-name="P1">led_timer_cb <text:s text:c="8"/>Instant current 0.000000A , time stick 420.04</text:p>
      <text:p text:style-name="P1">led_timer_cb <text:s text:c="8"/>Instant current 0.000000A , time stick 420.15</text:p>
      <text:p text:style-name="P1">led_timer_cb <text:s text:c="8"/>Instant current 0.000000A , time stick 420.26</text:p>
      <text:p text:style-name="P1">led_timer_cb <text:s text:c="8"/>Instant current 0.000000A , time stick 420.36</text:p>
      <text:p text:style-name="P1">led_timer_cb <text:s text:c="8"/>Instant current 0.000000A , time stick 420.47</text:p>
      <text:p text:style-name="P1">led_timer_cb <text:s text:c="8"/>Instant current 0.000000A , time stick 420.58</text:p>
      <text:p text:style-name="P1">led_timer_cb <text:s text:c="8"/>Instant current 0.000000A , time stick 420.68</text:p>
      <text:p text:style-name="P1">led_timer_cb <text:s text:c="8"/>Instant current 0.000000A , time stick 420.79</text:p>
      <text:p text:style-name="P1">led_timer_cb <text:s text:c="8"/>Instant current 0.000000A , time stick 420.89</text:p>
      <text:p text:style-name="P1">led_timer_cb <text:s text:c="8"/>Instant current 0.000000A , time stick 421.00</text:p>
      <text:p text:style-name="P1">led_timer_cb <text:s text:c="8"/>Instant current 0.000000A , time stick 421.11</text:p>
      <text:p text:style-name="P1">led_timer_cb <text:s text:c="8"/>Instant current 0.000000A , time stick 421.21</text:p>
      <text:p text:style-name="P1">led_timer_cb <text:s text:c="8"/>Instant current 0.000000A , time stick 421.32</text:p>
      <text:p text:style-name="P1">led_timer_cb <text:s text:c="8"/>Instant current 0.000000A , time stick 421.42</text:p>
      <text:p text:style-name="P1">led_timer_cb <text:s text:c="8"/>Instant current 0.000000A , time stick 421.53</text:p>
      <text:p text:style-name="P1">led_timer_cb <text:s text:c="8"/>Instant current 0.000000A , time stick 421.64</text:p>
      <text:p text:style-name="P1">led_timer_cb <text:s text:c="8"/>Instant current 0.000000A , time stick 421.74</text:p>
      <text:p text:style-name="P1">led_timer_cb <text:s text:c="8"/>Instant current 0.000000A , time stick 421.85</text:p>
      <text:p text:style-name="P1">led_timer_cb <text:s text:c="8"/>Instant current 0.000000A , time stick 421.96</text:p>
      <text:p text:style-name="P1">led_timer_cb <text:s text:c="8"/>Instant current 0.000000A , time stick 422.06</text:p>
      <text:p text:style-name="P1">led_timer_cb <text:s text:c="8"/>Instant current 0.000000A , time stick 422.17</text:p>
      <text:p text:style-name="P1">led_timer_cb <text:s text:c="8"/>Instant current 0.000000A , time stick 422.28</text:p>
      <text:p text:style-name="P1">led_timer_cb <text:s text:c="8"/>Instant current 0.000000A , time stick 422.38</text:p>
      <text:p text:style-name="P1">led_timer_cb <text:s text:c="8"/>Instant current 0.000000A , time stick 422.49</text:p>
      <text:p text:style-name="P1">led_timer_cb <text:s text:c="8"/>Instant current 0.000000A , time stick 422.59</text:p>
      <text:p text:style-name="P1">led_timer_cb <text:s text:c="8"/>Instant current 0.000000A , time stick 422.70</text:p>
      <text:p text:style-name="P1">led_timer_cb <text:s text:c="8"/>Instant current 0.000000A , time stick 422.81</text:p>
      <text:p text:style-name="P1">led_timer_cb <text:s text:c="8"/>Instant current 0.000000A , time stick 422.91</text:p>
      <text:p text:style-name="P1">led_timer_cb <text:s text:c="8"/>Instant current 0.000000A , time stick 423.02</text:p>
      <text:p text:style-name="P1">led_timer_cb <text:s text:c="8"/>Instant current 0.000000A , time stick 423.13</text:p>
      <text:p text:style-name="P1">led_timer_cb <text:s text:c="8"/>Instant current 0.000000A , time stick 423.23</text:p>
      <text:p text:style-name="P1">led_timer_cb <text:s text:c="8"/>Instant current 0.000000A , time stick 423.34</text:p>
      <text:p text:style-name="P1">led_timer_cb <text:s text:c="8"/>Instant current 0.000000A , time stick 423.44</text:p>
      <text:p text:style-name="P1">led_timer_cb <text:s text:c="8"/>Instant current 0.000000A , time stick 423.55</text:p>
      <text:p text:style-name="P1">led_timer_cb <text:s text:c="8"/>Instant current 0.000000A , time stick 423.66</text:p>
      <text:p text:style-name="P1">led_timer_cb <text:s text:c="8"/>Instant current 0.000000A , time stick 423.76</text:p>
      <text:p text:style-name="P1">led_timer_cb <text:s text:c="8"/>Instant current 0.000000A , time stick 423.87</text:p>
      <text:p text:style-name="P1">led_timer_cb <text:s text:c="8"/>Instant current 0.000000A , time stick 423.97</text:p>
      <text:p text:style-name="P1">led_timer_cb <text:s text:c="8"/>Instant current 0.000000A , time stick 424.08</text:p>
      <text:p text:style-name="P1">led_timer_cb <text:s text:c="8"/>Instant current 0.000000A , time stick 424.19</text:p>
      <text:p text:style-name="P1">led_timer_cb <text:s text:c="8"/>Instant current 0.000000A , time stick 424.29</text:p>
      <text:p text:style-name="P1">led_timer_cb <text:s text:c="8"/>Instant current 0.000000A , time stick 424.40</text:p>
      <text:p text:style-name="P1">led_timer_cb <text:s text:c="8"/>Instant current 0.000000A , time stick 424.51</text:p>
      <text:p text:style-name="P1">led_timer_cb <text:s text:c="8"/>Instant current 0.000000A , time stick 424.61</text:p>
      <text:p text:style-name="P1">led_timer_cb <text:s text:c="8"/>Instant current 0.000000A , time stick 424.72</text:p>
      <text:p text:style-name="P1">led_timer_cb <text:s text:c="8"/>Instant current 0.000000A , time stick 424.82</text:p>
      <text:p text:style-name="P1">led_timer_cb <text:s text:c="8"/>Instant current 0.000000A , time stick 424.93</text:p>
      <text:p text:style-name="P1">led_timer_cb <text:s text:c="8"/>Instant current 0.000000A , time stick 425.04</text:p>
      <text:p text:style-name="P1">led_timer_cb <text:s text:c="8"/>Instant current 0.000000A , time stick 425.14</text:p>
      <text:p text:style-name="P1"><text:soft-page-break/>led_timer_cb <text:s text:c="8"/>Instant current 0.000000A , time stick 425.25</text:p>
      <text:p text:style-name="P1">led_timer_cb <text:s text:c="8"/>Instant current 0.000000A , time stick 425.36</text:p>
      <text:p text:style-name="P1">led_timer_cb <text:s text:c="8"/>Instant current 0.000000A , time stick 425.46</text:p>
      <text:p text:style-name="P1">led_timer_cb <text:s text:c="8"/>Instant current 0.000000A , time stick 425.57</text:p>
      <text:p text:style-name="P1">led_timer_cb <text:s text:c="8"/>Instant current 0.000000A , time stick 425.68</text:p>
      <text:p text:style-name="P1">led_timer_cb <text:s text:c="8"/>Instant current 0.000000A , time stick 425.78</text:p>
      <text:p text:style-name="P1">led_timer_cb <text:s text:c="8"/>Instant current 0.000000A , time stick 425.89</text:p>
      <text:p text:style-name="P1">led_timer_cb <text:s text:c="8"/>Instant current 0.000000A , time stick 425.99</text:p>
      <text:p text:style-name="P1">led_timer_cb <text:s text:c="8"/>Instant current 0.000000A , time stick 426.10</text:p>
      <text:p text:style-name="P1">led_timer_cb <text:s text:c="8"/>Instant current 0.000000A , time stick 426.21</text:p>
      <text:p text:style-name="P1">led_timer_cb <text:s text:c="8"/>Instant current 0.000000A , time stick 426.31</text:p>
      <text:p text:style-name="P1">led_timer_cb <text:s text:c="8"/>Instant current 0.000000A , time stick 426.42</text:p>
      <text:p text:style-name="P1">led_timer_cb <text:s text:c="8"/>Instant current 0.000000A , time stick 426.53</text:p>
      <text:p text:style-name="P1">led_timer_cb <text:s text:c="8"/>Instant current 0.000000A , time stick 426.63</text:p>
      <text:p text:style-name="P1">led_timer_cb <text:s text:c="8"/>Instant current 0.000000A , time stick 426.74</text:p>
      <text:p text:style-name="P1">led_timer_cb <text:s text:c="8"/>Instant current 0.000000A , time stick 426.84</text:p>
      <text:p text:style-name="P1">led_timer_cb <text:s text:c="8"/>Instant current 0.000000A , time stick 426.95</text:p>
      <text:p text:style-name="P1">led_timer_cb <text:s text:c="8"/>Instant current 0.000000A , time stick 427.06</text:p>
      <text:p text:style-name="P1">led_timer_cb <text:s text:c="8"/>Instant current 0.000000A , time stick 427.16</text:p>
      <text:p text:style-name="P1">led_timer_cb <text:s text:c="8"/>Instant current 0.000000A , time stick 427.27</text:p>
      <text:p text:style-name="P1">led_timer_cb <text:s text:c="8"/>Instant current 0.000000A , time stick 427.37</text:p>
      <text:p text:style-name="P1">led_timer_cb <text:s text:c="8"/>Instant current 0.000000A , time stick 427.48</text:p>
      <text:p text:style-name="P1">led_timer_cb <text:s text:c="8"/>Instant current 0.000000A , time stick 427.59</text:p>
      <text:p text:style-name="P1">led_timer_cb <text:s text:c="8"/>Instant current 0.000000A , time stick 427.69</text:p>
      <text:p text:style-name="P1">led_timer_cb <text:s text:c="8"/>Instant current 0.000000A , time stick 427.80</text:p>
      <text:p text:style-name="P1">led_timer_cb <text:s text:c="8"/>Instant current 0.000000A , time stick 427.91</text:p>
      <text:p text:style-name="P1">led_timer_cb <text:s text:c="8"/>Instant current 0.000000A , time stick 428.01</text:p>
      <text:p text:style-name="P1">led_timer_cb <text:s text:c="8"/>Instant current 0.000000A , time stick 428.12</text:p>
      <text:p text:style-name="P1">led_timer_cb <text:s text:c="8"/>Instant current 0.000000A , time stick 428.23</text:p>
      <text:p text:style-name="P1">led_timer_cb <text:s text:c="8"/>Instant current 0.000000A , time stick 428.33</text:p>
      <text:p text:style-name="P1">led_timer_cb <text:s text:c="8"/>Instant current 0.000000A , time stick 428.44</text:p>
      <text:p text:style-name="P1">led_timer_cb <text:s text:c="8"/>Instant current 0.000000A , time stick 428.55</text:p>
      <text:p text:style-name="P1">led_timer_cb <text:s text:c="8"/>Instant current 0.000000A , time stick 428.65</text:p>
      <text:p text:style-name="P1">led_timer_cb <text:s text:c="8"/>Instant current 0.000000A , time stick 428.76</text:p>
      <text:p text:style-name="P1">led_timer_cb <text:s text:c="8"/>Instant current 0.000000A , time stick 428.86</text:p>
      <text:p text:style-name="P1">led_timer_cb <text:s text:c="8"/>Instant current 0.000000A , time stick 428.97</text:p>
      <text:p text:style-name="P1">led_timer_cb <text:s text:c="8"/>Instant current 0.000000A , time stick 429.08</text:p>
      <text:p text:style-name="P1">led_timer_cb <text:s text:c="8"/>Instant current 0.000000A , time stick 429.18</text:p>
      <text:p text:style-name="P1">led_timer_cb <text:s text:c="8"/>Instant current 0.000000A , time stick 429.29</text:p>
      <text:p text:style-name="P1">led_timer_cb <text:s text:c="8"/>Instant current 0.000000A , time stick 429.40</text:p>
      <text:p text:style-name="P1">led_timer_cb <text:s text:c="8"/>Instant current 0.000000A , time stick 429.50</text:p>
      <text:p text:style-name="P1">led_timer_cb <text:s text:c="8"/>Instant current 0.000000A , time stick 429.61</text:p>
      <text:p text:style-name="P1">led_timer_cb <text:s text:c="8"/>Instant current 0.000000A , time stick 429.71</text:p>
      <text:p text:style-name="P1">led_timer_cb <text:s text:c="8"/>Instant current 0.000000A , time stick 429.82</text:p>
      <text:p text:style-name="P1">led_timer_cb <text:s text:c="8"/>Instant current 0.000000A , time stick 429.93</text:p>
      <text:p text:style-name="P1">led_timer_cb <text:s text:c="8"/>Instant current 0.000000A , time stick 430.03</text:p>
      <text:p text:style-name="P1">led_timer_cb <text:s text:c="8"/>Instant current 0.000000A , time stick 430.14</text:p>
      <text:p text:style-name="P1">led_timer_cb <text:s text:c="8"/>Instant current 0.000000A , time stick 430.25</text:p>
      <text:p text:style-name="P1">led_timer_cb <text:s text:c="8"/>Instant current 0.000000A , time stick 430.35</text:p>
      <text:p text:style-name="P1">led_timer_cb <text:s text:c="8"/>Instant current 0.000000A , time stick 430.46</text:p>
      <text:p text:style-name="P1">led_timer_cb <text:s text:c="8"/>Instant current 0.000000A , time stick 430.56</text:p>
      <text:p text:style-name="P1">led_timer_cb <text:s text:c="8"/>Instant current 0.000000A , time stick 430.67</text:p>
      <text:p text:style-name="P1"><text:soft-page-break/>led_timer_cb <text:s text:c="8"/>Instant current 0.000000A , time stick 430.78</text:p>
      <text:p text:style-name="P1">led_timer_cb <text:s text:c="8"/>Instant current 0.000000A , time stick 430.88</text:p>
      <text:p text:style-name="P1">led_timer_cb <text:s text:c="8"/>Instant current 0.000000A , time stick 430.99</text:p>
      <text:p text:style-name="P1">led_timer_cb <text:s text:c="8"/>Instant current 0.000000A , time stick 431.10</text:p>
      <text:p text:style-name="P1">led_timer_cb <text:s text:c="8"/>Instant current 0.000000A , time stick 431.20</text:p>
      <text:p text:style-name="P1">led_timer_cb <text:s text:c="8"/>Instant current 0.000000A , time stick 431.31</text:p>
      <text:p text:style-name="P1">led_timer_cb <text:s text:c="8"/>Instant current 0.000000A , time stick 431.42</text:p>
      <text:p text:style-name="P1">led_timer_cb <text:s text:c="8"/>Instant current 0.000000A , time stick 431.52</text:p>
      <text:p text:style-name="P1">led_timer_cb <text:s text:c="8"/>Instant current 0.000000A , time stick 431.63</text:p>
      <text:p text:style-name="P1">led_timer_cb <text:s text:c="8"/>Instant current 0.000000A , time stick 431.73</text:p>
      <text:p text:style-name="P1">led_timer_cb <text:s text:c="8"/>Instant current 0.000000A , time stick 431.84</text:p>
      <text:p text:style-name="P1">led_timer_cb <text:s text:c="8"/>Instant current 0.000000A , time stick 431.95</text:p>
      <text:p text:style-name="P1">led_timer_cb <text:s text:c="8"/>Instant current 0.000000A , time stick 432.05</text:p>
      <text:p text:style-name="P1">led_timer_cb <text:s text:c="8"/>Instant current 0.000000A , time stick 432.16</text:p>
      <text:p text:style-name="P1">led_timer_cb <text:s text:c="8"/>Instant current 0.000000A , time stick 432.27</text:p>
      <text:p text:style-name="P1">led_timer_cb <text:s text:c="8"/>Instant current 0.000000A , time stick 432.37</text:p>
      <text:p text:style-name="P1">led_timer_cb <text:s text:c="8"/>Instant current 0.000000A , time stick 432.48</text:p>
      <text:p text:style-name="P1">led_timer_cb <text:s text:c="8"/>Instant current 0.000000A , time stick 432.58</text:p>
      <text:p text:style-name="P1">led_timer_cb <text:s text:c="8"/>Instant current 0.000000A , time stick 432.69</text:p>
      <text:p text:style-name="P1">led_timer_cb <text:s text:c="8"/>Instant current 0.000000A , time stick 432.80</text:p>
      <text:p text:style-name="P1">led_timer_cb <text:s text:c="8"/>Instant current 0.000000A , time stick 432.90</text:p>
      <text:p text:style-name="P1">led_timer_cb <text:s text:c="8"/>Instant current 0.000000A , time stick 433.01</text:p>
      <text:p text:style-name="P1">led_timer_cb <text:s text:c="8"/>Instant current 0.000000A , time stick 433.12</text:p>
      <text:p text:style-name="P1">led_timer_cb <text:s text:c="8"/>Instant current 0.000000A , time stick 433.22</text:p>
      <text:p text:style-name="P1">led_timer_cb <text:s text:c="8"/>Instant current 0.000000A , time stick 433.33</text:p>
      <text:p text:style-name="P1">led_timer_cb <text:s text:c="8"/>Instant current 0.000000A , time stick 433.44</text:p>
      <text:p text:style-name="P1">led_timer_cb <text:s text:c="8"/>Instant current 0.000000A , time stick 433.54</text:p>
      <text:p text:style-name="P1">led_timer_cb <text:s text:c="8"/>Instant current 0.000000A , time stick 433.65</text:p>
      <text:p text:style-name="P1">led_timer_cb <text:s text:c="8"/>Instant current 0.000000A , time stick 433.75</text:p>
      <text:p text:style-name="P1">led_timer_cb <text:s text:c="8"/>Instant current 0.000000A , time stick 433.86</text:p>
      <text:p text:style-name="P1">led_timer_cb <text:s text:c="8"/>Instant current 0.000000A , time stick 433.97</text:p>
      <text:p text:style-name="P1">led_timer_cb <text:s text:c="8"/>Instant current 0.000000A , time stick 434.07</text:p>
      <text:p text:style-name="P1">led_timer_cb <text:s text:c="8"/>Instant current 0.000000A , time stick 434.18</text:p>
      <text:p text:style-name="P1">led_timer_cb <text:s text:c="8"/>Instant current 0.000000A , time stick 434.29</text:p>
      <text:p text:style-name="P1">led_timer_cb <text:s text:c="8"/>Instant current 0.000000A , time stick 434.39</text:p>
      <text:p text:style-name="P1">led_timer_cb <text:s text:c="8"/>Instant current 0.000000A , time stick 434.50</text:p>
      <text:p text:style-name="P1">led_timer_cb <text:s text:c="8"/>Instant current 0.000000A , time stick 434.60</text:p>
      <text:p text:style-name="P1">led_timer_cb <text:s text:c="8"/>Instant current 0.000000A , time stick 434.71</text:p>
      <text:p text:style-name="P1">led_timer_cb <text:s text:c="8"/>Instant current 0.000000A , time stick 434.82</text:p>
      <text:p text:style-name="P1">led_timer_cb <text:s text:c="8"/>Instant current 0.000000A , time stick 434.92</text:p>
      <text:p text:style-name="P1">led_timer_cb <text:s text:c="8"/>Instant current 0.000000A , time stick 435.03</text:p>
      <text:p text:style-name="P1">led_timer_cb <text:s text:c="8"/>Instant current 0.000000A , time stick 435.14</text:p>
      <text:p text:style-name="P1">led_timer_cb <text:s text:c="8"/>Instant current 0.000000A , time stick 435.24</text:p>
      <text:p text:style-name="P1">led_timer_cb <text:s text:c="8"/>Instant current 0.000000A , time stick 435.35</text:p>
      <text:p text:style-name="P1">led_timer_cb <text:s text:c="8"/>Instant current 0.000000A , time stick 435.45</text:p>
      <text:p text:style-name="P1">led_timer_cb <text:s text:c="8"/>Instant current 0.000000A , time stick 435.56</text:p>
      <text:p text:style-name="P1">led_timer_cb <text:s text:c="8"/>Instant current 0.000000A , time stick 435.67</text:p>
      <text:p text:style-name="P1">led_timer_cb <text:s text:c="8"/>Instant current 0.000000A , time stick 435.77</text:p>
      <text:p text:style-name="P1">led_timer_cb <text:s text:c="8"/>Instant current 0.000000A , time stick 435.88</text:p>
      <text:p text:style-name="P1">led_timer_cb <text:s text:c="8"/>Instant current 0.000000A , time stick 435.99</text:p>
      <text:p text:style-name="P1">led_timer_cb <text:s text:c="8"/>Instant current 0.000000A , time stick 436.09</text:p>
      <text:p text:style-name="P1">led_timer_cb <text:s text:c="8"/>Instant current 0.000000A , time stick 436.20</text:p>
      <text:p text:style-name="P1"><text:soft-page-break/>led_timer_cb <text:s text:c="8"/>Instant current 0.000000A , time stick 436.31</text:p>
      <text:p text:style-name="P1">led_timer_cb <text:s text:c="8"/>Instant current 0.000000A , time stick 436.41</text:p>
      <text:p text:style-name="P1">led_timer_cb <text:s text:c="8"/>Instant current 0.000000A , time stick 436.52</text:p>
      <text:p text:style-name="P1">led_timer_cb <text:s text:c="8"/>Instant current 0.000000A , time stick 436.63</text:p>
      <text:p text:style-name="P1">led_timer_cb <text:s text:c="8"/>Instant current 0.000000A , time stick 436.73</text:p>
      <text:p text:style-name="P1">led_timer_cb <text:s text:c="8"/>Instant current 0.000000A , time stick 436.84</text:p>
      <text:p text:style-name="P1">led_timer_cb <text:s text:c="8"/>Instant current 0.000000A , time stick 436.95</text:p>
      <text:p text:style-name="P1">led_timer_cb <text:s text:c="8"/>Instant current 0.000000A , time stick 437.05</text:p>
      <text:p text:style-name="P1">led_timer_cb <text:s text:c="8"/>Instant current 0.000000A , time stick 437.16</text:p>
      <text:p text:style-name="P1">led_timer_cb <text:s text:c="8"/>Instant current 0.000000A , time stick 437.26</text:p>
      <text:p text:style-name="P1">led_timer_cb <text:s text:c="8"/>Instant current 0.000000A , time stick 437.37</text:p>
      <text:p text:style-name="P1">led_timer_cb <text:s text:c="8"/>Instant current 0.000000A , time stick 437.48</text:p>
      <text:p text:style-name="P1">led_timer_cb <text:s text:c="8"/>Instant current 0.000000A , time stick 437.58</text:p>
      <text:p text:style-name="P1">led_timer_cb <text:s text:c="8"/>Instant current 0.000000A , time stick 437.69</text:p>
      <text:p text:style-name="P1">led_timer_cb <text:s text:c="8"/>Instant current 0.000000A , time stick 437.80</text:p>
      <text:p text:style-name="P1">led_timer_cb <text:s text:c="8"/>Instant current 0.000000A , time stick 437.90</text:p>
      <text:p text:style-name="P1">led_timer_cb <text:s text:c="8"/>Instant current 0.000000A , time stick 438.01</text:p>
      <text:p text:style-name="P1">led_timer_cb <text:s text:c="8"/>Instant current 0.000000A , time stick 438.11</text:p>
      <text:p text:style-name="P1">led_timer_cb <text:s text:c="8"/>Instant current 0.000000A , time stick 438.22</text:p>
      <text:p text:style-name="P1">led_timer_cb <text:s text:c="8"/>Instant current 0.000000A , time stick 438.33</text:p>
      <text:p text:style-name="P1">led_timer_cb <text:s text:c="8"/>Instant current 0.000000A , time stick 438.43</text:p>
      <text:p text:style-name="P1">led_timer_cb <text:s text:c="8"/>Instant current 0.000000A , time stick 438.54</text:p>
      <text:p text:style-name="P1">led_timer_cb <text:s text:c="8"/>Instant current 0.000000A , time stick 438.65</text:p>
      <text:p text:style-name="P1">led_timer_cb <text:s text:c="8"/>Instant current 0.000000A , time stick 438.75</text:p>
      <text:p text:style-name="P1">led_timer_cb <text:s text:c="8"/>Instant current 0.000000A , time stick 438.86</text:p>
      <text:p text:style-name="P1">led_timer_cb <text:s text:c="8"/>Instant current 0.000000A , time stick 438.96</text:p>
      <text:p text:style-name="P1">led_timer_cb <text:s text:c="8"/>Instant current 0.000000A , time stick 439.07</text:p>
      <text:p text:style-name="P1">led_timer_cb <text:s text:c="8"/>Instant current 0.000000A , time stick 439.18</text:p>
      <text:p text:style-name="P1">led_timer_cb <text:s text:c="8"/>Instant current 0.000000A , time stick 439.28</text:p>
      <text:p text:style-name="P1">led_timer_cb <text:s text:c="8"/>Instant current 0.000000A , time stick 439.39</text:p>
      <text:p text:style-name="P1">led_timer_cb <text:s text:c="8"/>Instant current 0.000000A , time stick 439.50</text:p>
      <text:p text:style-name="P1">led_timer_cb <text:s text:c="8"/>Instant current 0.000000A , time stick 439.60</text:p>
      <text:p text:style-name="P1">led_timer_cb <text:s text:c="8"/>Instant current 0.000000A , time stick 439.71</text:p>
      <text:p text:style-name="P1">led_timer_cb <text:s text:c="8"/>Instant current 0.000000A , time stick 439.82</text:p>
      <text:p text:style-name="P1">led_timer_cb <text:s text:c="8"/>Instant current 0.000000A , time stick 439.92</text:p>
      <text:p text:style-name="P1">led_timer_cb <text:s text:c="8"/>Instant current 0.000000A , time stick 440.03</text:p>
      <text:p text:style-name="P1">led_timer_cb <text:s text:c="8"/>Instant current 0.000000A , time stick 440.13</text:p>
      <text:p text:style-name="P1">led_timer_cb <text:s text:c="8"/>Instant current 0.000000A , time stick 440.24</text:p>
      <text:p text:style-name="P1">led_timer_cb <text:s text:c="8"/>Instant current 0.000000A , time stick 440.35</text:p>
      <text:p text:style-name="P1">led_timer_cb <text:s text:c="8"/>Instant current 0.000000A , time stick 440.45</text:p>
      <text:p text:style-name="P1">led_timer_cb <text:s text:c="8"/>Instant current 0.000000A , time stick 440.56</text:p>
      <text:p text:style-name="P1">led_timer_cb <text:s text:c="8"/>Instant current 0.000000A , time stick 440.67</text:p>
      <text:p text:style-name="P1">led_timer_cb <text:s text:c="8"/>Instant current 0.000000A , time stick 440.77</text:p>
      <text:p text:style-name="P1">led_timer_cb <text:s text:c="8"/>Instant current 0.000000A , time stick 440.88</text:p>
      <text:p text:style-name="P1">led_timer_cb <text:s text:c="8"/>Instant current 0.000000A , time stick 440.98</text:p>
      <text:p text:style-name="P1">led_timer_cb <text:s text:c="8"/>Instant current 0.000000A , time stick 441.09</text:p>
      <text:p text:style-name="P1">led_timer_cb <text:s text:c="8"/>Instant current 0.000000A , time stick 441.20</text:p>
      <text:p text:style-name="P1">led_timer_cb <text:s text:c="8"/>Instant current 0.000000A , time stick 441.30</text:p>
      <text:p text:style-name="P1">led_timer_cb <text:s text:c="8"/>Instant current 0.000000A , time stick 441.41</text:p>
      <text:p text:style-name="P1">led_timer_cb <text:s text:c="8"/>Instant current 0.000000A , time stick 441.51</text:p>
      <text:p text:style-name="P1">led_timer_cb <text:s text:c="8"/>Instant current 0.000000A , time stick 441.62</text:p>
      <text:p text:style-name="P1">led_timer_cb <text:s text:c="8"/>Instant current 0.000000A , time stick 441.73</text:p>
      <text:p text:style-name="P1"><text:soft-page-break/>led_timer_cb <text:s text:c="8"/>Instant current 0.000000A , time stick 441.83</text:p>
      <text:p text:style-name="P1">led_timer_cb <text:s text:c="8"/>Instant current 0.000000A , time stick 441.94</text:p>
      <text:p text:style-name="P1">led_timer_cb <text:s text:c="8"/>Instant current 0.000000A , time stick 442.05</text:p>
      <text:p text:style-name="P1">led_timer_cb <text:s text:c="8"/>Instant current 0.000000A , time stick 442.15</text:p>
      <text:p text:style-name="P1">led_timer_cb <text:s text:c="8"/>Instant current 0.000000A , time stick 442.26</text:p>
      <text:p text:style-name="P1">led_timer_cb <text:s text:c="8"/>Instant current 0.000000A , time stick 442.37</text:p>
      <text:p text:style-name="P1">led_timer_cb <text:s text:c="8"/>Instant current 0.000000A , time stick 442.47</text:p>
      <text:p text:style-name="P1">led_timer_cb <text:s text:c="8"/>Instant current 0.000000A , time stick 442.58</text:p>
      <text:p text:style-name="P1">led_timer_cb <text:s text:c="8"/>Instant current 0.000000A , time stick 442.68</text:p>
      <text:p text:style-name="P1">led_timer_cb <text:s text:c="8"/>Instant current 0.000000A , time stick 442.79</text:p>
      <text:p text:style-name="P1">led_timer_cb <text:s text:c="8"/>Instant current 0.000000A , time stick 442.90</text:p>
      <text:p text:style-name="P1">led_timer_cb <text:s text:c="8"/>Instant current 0.000000A , time stick 443.00</text:p>
      <text:p text:style-name="P1">led_timer_cb <text:s text:c="8"/>Instant current 0.000000A , time stick 443.11</text:p>
      <text:p text:style-name="P1">led_timer_cb <text:s text:c="8"/>Instant current 0.000000A , time stick 443.22</text:p>
      <text:p text:style-name="P1">led_timer_cb <text:s text:c="8"/>Instant current 0.000000A , time stick 443.32</text:p>
      <text:p text:style-name="P1">led_timer_cb <text:s text:c="8"/>Instant current 0.000000A , time stick 443.43</text:p>
      <text:p text:style-name="P1">led_timer_cb <text:s text:c="8"/>Instant current 0.000000A , time stick 443.53</text:p>
      <text:p text:style-name="P1">led_timer_cb <text:s text:c="8"/>Instant current 0.000000A , time stick 443.64</text:p>
      <text:p text:style-name="P1">led_timer_cb <text:s text:c="8"/>Instant current 0.000000A , time stick 443.75</text:p>
      <text:p text:style-name="P1">led_timer_cb <text:s text:c="8"/>Instant current 0.000000A , time stick 443.85</text:p>
      <text:p text:style-name="P1">led_timer_cb <text:s text:c="8"/>Instant current 0.000000A , time stick 443.96</text:p>
      <text:p text:style-name="P1">led_timer_cb <text:s text:c="8"/>Instant current 0.000000A , time stick 444.06</text:p>
      <text:p text:style-name="P1">led_timer_cb <text:s text:c="8"/>Instant current 0.000000A , time stick 444.17</text:p>
      <text:p text:style-name="P1">led_timer_cb <text:s text:c="8"/>Instant current 0.000000A , time stick 444.28</text:p>
      <text:p text:style-name="P1">led_timer_cb <text:s text:c="8"/>Instant current 0.000000A , time stick 444.38</text:p>
      <text:p text:style-name="P1">led_timer_cb <text:s text:c="8"/>Instant current 0.000000A , time stick 444.49</text:p>
      <text:p text:style-name="P1">led_timer_cb <text:s text:c="8"/>Instant current 0.000000A , time stick 444.60</text:p>
      <text:p text:style-name="P1">led_timer_cb <text:s text:c="8"/>Instant current 0.000000A , time stick 444.70</text:p>
      <text:p text:style-name="P1">led_timer_cb <text:s text:c="8"/>Instant current 0.000000A , time stick 444.81</text:p>
      <text:p text:style-name="P1">led_timer_cb <text:s text:c="8"/>Instant current 0.000000A , time stick 444.92</text:p>
      <text:p text:style-name="P1">led_timer_cb <text:s text:c="8"/>Instant current 0.000000A , time stick 445.02</text:p>
      <text:p text:style-name="P1">led_timer_cb <text:s text:c="8"/>Instant current 0.000000A , time stick 445.13</text:p>
      <text:p text:style-name="P1">led_timer_cb <text:s text:c="8"/>Instant current 0.000000A , time stick 445.24</text:p>
      <text:p text:style-name="P1">led_timer_cb <text:s text:c="8"/>Instant current 0.000000A , time stick 445.34</text:p>
      <text:p text:style-name="P1">led_timer_cb <text:s text:c="8"/>Instant current 0.000000A , time stick 445.45</text:p>
      <text:p text:style-name="P1">led_timer_cb <text:s text:c="8"/>Instant current 0.000000A , time stick 445.55</text:p>
      <text:p text:style-name="P1">led_timer_cb <text:s text:c="8"/>Instant current 0.000000A , time stick 445.66</text:p>
      <text:p text:style-name="P1">led_timer_cb <text:s text:c="8"/>Instant current 0.000000A , time stick 445.77</text:p>
      <text:p text:style-name="P1">led_timer_cb <text:s text:c="8"/>Instant current 0.000000A , time stick 445.87</text:p>
      <text:p text:style-name="P1">led_timer_cb <text:s text:c="8"/>Instant current 0.000000A , time stick 445.98</text:p>
      <text:p text:style-name="P1">led_timer_cb <text:s text:c="8"/>Instant current 0.000000A , time stick 446.09</text:p>
      <text:p text:style-name="P1">led_timer_cb <text:s text:c="8"/>Instant current 0.000000A , time stick 446.19</text:p>
      <text:p text:style-name="P1">led_timer_cb <text:s text:c="8"/>Instant current 0.000000A , time stick 446.30</text:p>
      <text:p text:style-name="P1">led_timer_cb <text:s text:c="8"/>Instant current 0.000000A , time stick 446.40</text:p>
      <text:p text:style-name="P1">led_timer_cb <text:s text:c="8"/>Instant current 0.000000A , time stick 446.51</text:p>
      <text:p text:style-name="P1">led_timer_cb <text:s text:c="8"/>Instant current 0.000000A , time stick 446.62</text:p>
      <text:p text:style-name="P1">led_timer_cb <text:s text:c="8"/>Instant current 0.000000A , time stick 446.72</text:p>
      <text:p text:style-name="P1">led_timer_cb <text:s text:c="8"/>Instant current 0.000000A , time stick 446.83</text:p>
      <text:p text:style-name="P1">led_timer_cb <text:s text:c="8"/>Instant current 0.000000A , time stick 446.93</text:p>
      <text:p text:style-name="P1">led_timer_cb <text:s text:c="8"/>Instant current 0.000000A , time stick 447.04</text:p>
      <text:p text:style-name="P1">led_timer_cb <text:s text:c="8"/>Instant current 0.000000A , time stick 447.15</text:p>
      <text:p text:style-name="P1">led_timer_cb <text:s text:c="8"/>Instant current 0.000000A , time stick 447.25</text:p>
      <text:p text:style-name="P1"><text:soft-page-break/>led_timer_cb <text:s text:c="8"/>Instant current 0.000000A , time stick 447.36</text:p>
      <text:p text:style-name="P1">led_timer_cb <text:s text:c="8"/>Instant current 0.000000A , time stick 447.47</text:p>
      <text:p text:style-name="P1">led_timer_cb <text:s text:c="8"/>Instant current 0.000000A , time stick 447.57</text:p>
      <text:p text:style-name="P1">led_timer_cb <text:s text:c="8"/>Instant current 0.000000A , time stick 447.68</text:p>
      <text:p text:style-name="P1">led_timer_cb <text:s text:c="8"/>Instant current 0.000000A , time stick 447.79</text:p>
      <text:p text:style-name="P1">led_timer_cb <text:s text:c="8"/>Instant current 0.000000A , time stick 447.89</text:p>
      <text:p text:style-name="P1">led_timer_cb <text:s text:c="8"/>Instant current 0.000000A , time stick 448.00</text:p>
      <text:p text:style-name="P1">led_timer_cb <text:s text:c="8"/>Instant current 0.000000A , time stick 448.11</text:p>
      <text:p text:style-name="P1">led_timer_cb <text:s text:c="8"/>Instant current 0.000000A , time stick 448.21</text:p>
      <text:p text:style-name="P1">led_timer_cb <text:s text:c="8"/>Instant current 0.000000A , time stick 448.32</text:p>
      <text:p text:style-name="P1">led_timer_cb <text:s text:c="8"/>Instant current 0.000000A , time stick 448.42</text:p>
      <text:p text:style-name="P1">led_timer_cb <text:s text:c="8"/>Instant current 0.000000A , time stick 448.53</text:p>
      <text:p text:style-name="P1">led_timer_cb <text:s text:c="8"/>Instant current 0.000000A , time stick 448.64</text:p>
      <text:p text:style-name="P1">led_timer_cb <text:s text:c="8"/>Instant current 0.000000A , time stick 448.74</text:p>
      <text:p text:style-name="P1">led_timer_cb <text:s text:c="8"/>Instant current 0.000000A , time stick 448.85</text:p>
      <text:p text:style-name="P1">led_timer_cb <text:s text:c="8"/>Average current 0.000000A , time stick 448.86</text:p>
      <text:p text:style-name="P1">led_timer_cb <text:s text:c="8"/>Instant current 0.000000A , time stick 448.96</text:p>
      <text:p text:style-name="P1">led_timer_cb <text:s text:c="8"/>Instant current 0.000000A , time stick 449.07</text:p>
      <text:p text:style-name="P1">led_timer_cb <text:s text:c="8"/>Instant current 0.000000A , time stick 449.17</text:p>
      <text:p text:style-name="P1">led_timer_cb <text:s text:c="8"/>Instant current 0.000000A , time stick 449.28</text:p>
      <text:p text:style-name="P1">led_timer_cb <text:s text:c="8"/>Instant current 0.000000A , time stick 449.39</text:p>
      <text:p text:style-name="P1">led_timer_cb <text:s text:c="8"/>Instant current 0.000000A , time stick 449.49</text:p>
      <text:p text:style-name="P1">led_timer_cb <text:s text:c="8"/>Instant current 0.000000A , time stick 449.60</text:p>
      <text:p text:style-name="P1">led_timer_cb <text:s text:c="8"/>Instant current 0.000000A , time stick 449.71</text:p>
      <text:p text:style-name="P1">led_timer_cb <text:s text:c="8"/>Instant current 0.000000A , time stick 449.81</text:p>
      <text:p text:style-name="P1">led_timer_cb <text:s text:c="8"/>Instant current 0.000000A , time stick 449.92</text:p>
      <text:p text:style-name="P1">led_timer_cb <text:s text:c="8"/>Instant current 0.000000A , time stick 450.03</text:p>
      <text:p text:style-name="P1">led_timer_cb <text:s text:c="8"/>Instant current 0.000000A , time stick 450.13</text:p>
      <text:p text:style-name="P1">led_timer_cb <text:s text:c="8"/>Instant current 0.000000A , time stick 450.24</text:p>
      <text:p text:style-name="P1">led_timer_cb <text:s text:c="8"/>Instant current 0.000000A , time stick 450.34</text:p>
      <text:p text:style-name="P1">led_timer_cb <text:s text:c="8"/>Instant current 0.000000A , time stick 450.45</text:p>
      <text:p text:style-name="P1">led_timer_cb <text:s text:c="8"/>Instant current 0.000000A , time stick 450.56</text:p>
      <text:p text:style-name="P1">led_timer_cb <text:s text:c="8"/>Instant current 0.000000A , time stick 450.66</text:p>
      <text:p text:style-name="P1">led_timer_cb <text:s text:c="8"/>Instant current 0.000000A , time stick 450.77</text:p>
      <text:p text:style-name="P1">led_timer_cb <text:s text:c="8"/>Instant current 0.000000A , time stick 450.88</text:p>
      <text:p text:style-name="P1">led_timer_cb <text:s text:c="8"/>Instant current 0.000000A , time stick 450.98</text:p>
      <text:p text:style-name="P1">led_timer_cb <text:s text:c="8"/>Instant current 0.000000A , time stick 451.09</text:p>
      <text:p text:style-name="P1">led_timer_cb <text:s text:c="8"/>Instant current 0.000000A , time stick 451.20</text:p>
      <text:p text:style-name="P1">led_timer_cb <text:s text:c="8"/>Instant current 0.000000A , time stick 451.30</text:p>
      <text:p text:style-name="P1">led_timer_cb <text:s text:c="8"/>Instant current 0.000000A , time stick 451.41</text:p>
      <text:p text:style-name="P1">led_timer_cb <text:s text:c="8"/>Instant current 0.000000A , time stick 451.51</text:p>
      <text:p text:style-name="P1">led_timer_cb <text:s text:c="8"/>Instant current 0.000000A , time stick 451.62</text:p>
      <text:p text:style-name="P1">led_timer_cb <text:s text:c="8"/>Instant current 0.000000A , time stick 451.73</text:p>
      <text:p text:style-name="P1">led_timer_cb <text:s text:c="8"/>Instant current 0.000000A , time stick 451.83</text:p>
      <text:p text:style-name="P1">led_timer_cb <text:s text:c="8"/>Instant current 0.000000A , time stick 451.94</text:p>
      <text:p text:style-name="P1">led_timer_cb <text:s text:c="8"/>Instant current 0.000000A , time stick 452.05</text:p>
      <text:p text:style-name="P1">led_timer_cb <text:s text:c="8"/>Instant current 0.000000A , time stick 452.15</text:p>
      <text:p text:style-name="P1">led_timer_cb <text:s text:c="8"/>Instant current 0.000000A , time stick 452.26</text:p>
      <text:p text:style-name="P1">led_timer_cb <text:s text:c="8"/>Instant current 0.000000A , time stick 452.36</text:p>
      <text:p text:style-name="P1">led_timer_cb <text:s text:c="8"/>Instant current 0.000000A , time stick 452.47</text:p>
      <text:p text:style-name="P1">led_timer_cb <text:s text:c="8"/>Instant current 0.000000A , time stick 452.58</text:p>
      <text:p text:style-name="P1">led_timer_cb <text:s text:c="8"/>Instant current 0.000000A , time stick 452.68</text:p>
      <text:p text:style-name="P1"><text:soft-page-break/>led_timer_cb <text:s text:c="8"/>Instant current 0.000000A , time stick 452.79</text:p>
      <text:p text:style-name="P1">led_timer_cb <text:s text:c="8"/>Instant current 0.000000A , time stick 452.90</text:p>
      <text:p text:style-name="P1">led_timer_cb <text:s text:c="8"/>Instant current 0.000000A , time stick 453.00</text:p>
      <text:p text:style-name="P1">led_timer_cb <text:s text:c="8"/>Instant current 0.000000A , time stick 453.11</text:p>
      <text:p text:style-name="P1">led_timer_cb <text:s text:c="8"/>Instant current 0.000000A , time stick 453.22</text:p>
      <text:p text:style-name="P1">led_timer_cb <text:s text:c="8"/>Instant current 0.000000A , time stick 453.32</text:p>
      <text:p text:style-name="P1">led_timer_cb <text:s text:c="8"/>Instant current 0.000000A , time stick 453.43</text:p>
      <text:p text:style-name="P1">led_timer_cb <text:s text:c="8"/>Instant current 0.000000A , time stick 453.53</text:p>
      <text:p text:style-name="P1">led_timer_cb <text:s text:c="8"/>Instant current 0.000000A , time stick 453.64</text:p>
      <text:p text:style-name="P1">led_timer_cb <text:s text:c="8"/>Instant current 0.000000A , time stick 453.75</text:p>
      <text:p text:style-name="P1">led_timer_cb <text:s text:c="8"/>Instant current 0.000000A , time stick 453.85</text:p>
      <text:p text:style-name="P1">led_timer_cb <text:s text:c="8"/>Instant current 0.000000A , time stick 453.96</text:p>
      <text:p text:style-name="P1">led_timer_cb <text:s text:c="8"/>Instant current 0.000000A , time stick 454.07</text:p>
      <text:p text:style-name="P1">led_timer_cb <text:s text:c="8"/>Instant current 0.000000A , time stick 454.17</text:p>
      <text:p text:style-name="P1">led_timer_cb <text:s text:c="8"/>Instant current 0.000000A , time stick 454.28</text:p>
      <text:p text:style-name="P1">led_timer_cb <text:s text:c="8"/>Instant current 0.000000A , time stick 454.39</text:p>
      <text:p text:style-name="P1">led_timer_cb <text:s text:c="8"/>Instant current 0.000000A , time stick 454.49</text:p>
      <text:p text:style-name="P1">led_timer_cb <text:s text:c="8"/>Instant current 0.000000A , time stick 454.60</text:p>
      <text:p text:style-name="P1">led_timer_cb <text:s text:c="8"/>Instant current 0.000000A , time stick 454.70</text:p>
      <text:p text:style-name="P1">led_timer_cb <text:s text:c="8"/>Instant current 0.000000A , time stick 454.81</text:p>
      <text:p text:style-name="P1">led_timer_cb <text:s text:c="8"/>Instant current 0.000000A , time stick 454.92</text:p>
      <text:p text:style-name="P1">led_timer_cb <text:s text:c="8"/>Instant current 0.000000A , time stick 455.02</text:p>
      <text:p text:style-name="P1">led_timer_cb <text:s text:c="8"/>Instant current 0.000000A , time stick 455.13</text:p>
      <text:p text:style-name="P1">led_timer_cb <text:s text:c="8"/>Instant current 0.000000A , time stick 455.24</text:p>
      <text:p text:style-name="P1">led_timer_cb <text:s text:c="8"/>Instant current 0.000000A , time stick 455.34</text:p>
      <text:p text:style-name="P1">led_timer_cb <text:s text:c="8"/>Instant current 0.000000A , time stick 455.45</text:p>
      <text:p text:style-name="P1">led_timer_cb <text:s text:c="8"/>Instant current 0.000000A , time stick 455.55</text:p>
      <text:p text:style-name="P1">led_timer_cb <text:s text:c="8"/>Instant current 0.000000A , time stick 455.66</text:p>
      <text:p text:style-name="P1">led_timer_cb <text:s text:c="8"/>Instant current 0.000000A , time stick 455.77</text:p>
      <text:p text:style-name="P1">led_timer_cb <text:s text:c="8"/>Instant current 0.000000A , time stick 455.87</text:p>
      <text:p text:style-name="P1">led_timer_cb <text:s text:c="8"/>Instant current 0.000000A , time stick 455.98</text:p>
      <text:p text:style-name="P1">led_timer_cb <text:s text:c="8"/>Instant current 0.000000A , time stick 456.09</text:p>
      <text:p text:style-name="P1">led_timer_cb <text:s text:c="8"/>Instant current 0.000000A , time stick 456.19</text:p>
      <text:p text:style-name="P1">led_timer_cb <text:s text:c="8"/>Instant current 0.000000A , time stick 456.30</text:p>
      <text:p text:style-name="P1">led_timer_cb <text:s text:c="8"/>Instant current 0.000000A , time stick 456.41</text:p>
      <text:p text:style-name="P1">led_timer_cb <text:s text:c="8"/>Instant current 0.000000A , time stick 456.51</text:p>
      <text:p text:style-name="P1">led_timer_cb <text:s text:c="8"/>Instant current 0.000000A , time stick 456.62</text:p>
      <text:p text:style-name="P1">led_timer_cb <text:s text:c="8"/>Instant current 0.000000A , time stick 456.72</text:p>
      <text:p text:style-name="P1">led_timer_cb <text:s text:c="8"/>Instant current 0.000000A , time stick 456.83</text:p>
      <text:p text:style-name="P1">led_timer_cb <text:s text:c="8"/>Instant current 0.000000A , time stick 456.94</text:p>
      <text:p text:style-name="P1">led_timer_cb <text:s text:c="8"/>Instant current 0.000000A , time stick 457.04</text:p>
      <text:p text:style-name="P1">led_timer_cb <text:s text:c="8"/>Instant current 0.000000A , time stick 457.15</text:p>
      <text:p text:style-name="P1">led_timer_cb <text:s text:c="8"/>Instant current 0.000000A , time stick 457.26</text:p>
      <text:p text:style-name="P1">led_timer_cb <text:s text:c="8"/>Instant current 0.000000A , time stick 457.36</text:p>
      <text:p text:style-name="P1">led_timer_cb <text:s text:c="8"/>Instant current 0.000000A , time stick 457.47</text:p>
      <text:p text:style-name="P1">led_timer_cb <text:s text:c="8"/>Instant current 0.000000A , time stick 457.58</text:p>
      <text:p text:style-name="P1">led_timer_cb <text:s text:c="8"/>Instant current 0.000000A , time stick 457.68</text:p>
      <text:p text:style-name="P1">led_timer_cb <text:s text:c="8"/>Instant current 0.000000A , time stick 457.79</text:p>
      <text:p text:style-name="P1">led_timer_cb <text:s text:c="8"/>Instant current 0.000000A , time stick 457.89</text:p>
      <text:p text:style-name="P1">led_timer_cb <text:s text:c="8"/>Instant current 0.000000A , time stick 458.00</text:p>
      <text:p text:style-name="P1">led_timer_cb <text:s text:c="8"/>Instant current 0.000000A , time stick 458.11</text:p>
      <text:p text:style-name="P1">led_timer_cb <text:s text:c="8"/>Instant current 0.000000A , time stick 458.21</text:p>
      <text:p text:style-name="P1"><text:soft-page-break/>led_timer_cb <text:s text:c="8"/>Instant current 0.000000A , time stick 458.32</text:p>
      <text:p text:style-name="P1">led_timer_cb <text:s text:c="8"/>Instant current 0.000000A , time stick 458.43</text:p>
      <text:p text:style-name="P1">led_timer_cb <text:s text:c="8"/>Instant current 0.000000A , time stick 458.53</text:p>
      <text:p text:style-name="P1">led_timer_cb <text:s text:c="8"/>Instant current 0.000000A , time stick 458.64</text:p>
      <text:p text:style-name="P1">led_timer_cb <text:s text:c="8"/>Instant current 0.000000A , time stick 458.74</text:p>
      <text:p text:style-name="P1">led_timer_cb <text:s text:c="8"/>Instant current 0.000000A , time stick 458.85</text:p>
      <text:p text:style-name="P1">led_timer_cb <text:s text:c="8"/>Instant current 0.000000A , time stick 458.96</text:p>
      <text:p text:style-name="P1">led_timer_cb <text:s text:c="8"/>Instant current 0.000000A , time stick 459.06</text:p>
      <text:p text:style-name="P1">led_timer_cb <text:s text:c="8"/>Instant current 0.000000A , time stick 459.17</text:p>
      <text:p text:style-name="P1">led_timer_cb <text:s text:c="8"/>Instant current 0.000000A , time stick 459.28</text:p>
      <text:p text:style-name="P1">led_timer_cb <text:s text:c="8"/>Instant current 0.000000A , time stick 459.38</text:p>
      <text:p text:style-name="P1">led_timer_cb <text:s text:c="8"/>Instant current 0.000000A , time stick 459.49</text:p>
      <text:p text:style-name="P1">led_timer_cb <text:s text:c="8"/>Instant current 0.000000A , time stick 459.59</text:p>
      <text:p text:style-name="P1">led_timer_cb <text:s text:c="8"/>Instant current 0.000000A , time stick 459.70</text:p>
      <text:p text:style-name="P1">led_timer_cb <text:s text:c="8"/>Instant current 0.000000A , time stick 459.81</text:p>
      <text:p text:style-name="P1">led_timer_cb <text:s text:c="8"/>Instant current 0.000000A , time stick 459.91</text:p>
      <text:p text:style-name="P1">led_timer_cb <text:s text:c="8"/>Instant current 0.000000A , time stick 460.02</text:p>
      <text:p text:style-name="P1">led_timer_cb <text:s text:c="8"/>Instant current 0.000000A , time stick 460.13</text:p>
      <text:p text:style-name="P1">led_timer_cb <text:s text:c="8"/>Instant current 0.000000A , time stick 460.23</text:p>
      <text:p text:style-name="P1">led_timer_cb <text:s text:c="8"/>Instant current 0.000000A , time stick 460.34</text:p>
      <text:p text:style-name="P1">led_timer_cb <text:s text:c="8"/>Instant current 0.000000A , time stick 460.44</text:p>
      <text:p text:style-name="P1">led_timer_cb <text:s text:c="8"/>Instant current 0.000000A , time stick 460.55</text:p>
      <text:p text:style-name="P1">led_timer_cb <text:s text:c="8"/>Instant current 0.000000A , time stick 460.66</text:p>
      <text:p text:style-name="P1">led_timer_cb <text:s text:c="8"/>Instant current 0.000000A , time stick 460.76</text:p>
      <text:p text:style-name="P1">led_timer_cb <text:s text:c="8"/>Instant current 0.000000A , time stick 460.87</text:p>
      <text:p text:style-name="P1">led_timer_cb <text:s text:c="8"/>Instant current 0.000000A , time stick 460.98</text:p>
      <text:p text:style-name="P1">led_timer_cb <text:s text:c="8"/>Instant current 0.000000A , time stick 461.08</text:p>
      <text:p text:style-name="P1">led_timer_cb <text:s text:c="8"/>Instant current 0.000000A , time stick 461.19</text:p>
      <text:p text:style-name="P1">led_timer_cb <text:s text:c="8"/>Instant current 0.000000A , time stick 461.30</text:p>
      <text:p text:style-name="P1">led_timer_cb <text:s text:c="8"/>Instant current 0.000000A , time stick 461.40</text:p>
      <text:p text:style-name="P1">led_timer_cb <text:s text:c="8"/>Instant current 0.000000A , time stick 461.51</text:p>
      <text:p text:style-name="P1">led_timer_cb <text:s text:c="8"/>Instant current 0.000000A , time stick 461.62</text:p>
      <text:p text:style-name="P1">led_timer_cb <text:s text:c="8"/>Instant current 0.000000A , time stick 461.72</text:p>
      <text:p text:style-name="P1">led_timer_cb <text:s text:c="8"/>Instant current 0.000000A , time stick 461.83</text:p>
      <text:p text:style-name="P1">led_timer_cb <text:s text:c="8"/>Instant current 0.000000A , time stick 461.93</text:p>
      <text:p text:style-name="P1">led_timer_cb <text:s text:c="8"/>Instant current 0.000000A , time stick 462.04</text:p>
      <text:p text:style-name="P1">led_timer_cb <text:s text:c="8"/>Instant current 0.000000A , time stick 462.15</text:p>
      <text:p text:style-name="P1">led_timer_cb <text:s text:c="8"/>Instant current 0.000000A , time stick 462.25</text:p>
      <text:p text:style-name="P1">led_timer_cb <text:s text:c="8"/>Instant current 0.000000A , time stick 462.36</text:p>
      <text:p text:style-name="P1">led_timer_cb <text:s text:c="8"/>Instant current 0.000000A , time stick 462.46</text:p>
      <text:p text:style-name="P1">led_timer_cb <text:s text:c="8"/>Instant current 0.000000A , time stick 462.57</text:p>
      <text:p text:style-name="P1">led_timer_cb <text:s text:c="8"/>Instant current 0.000000A , time stick 462.68</text:p>
      <text:p text:style-name="P1">led_timer_cb <text:s text:c="8"/>Instant current 0.000000A , time stick 462.78</text:p>
      <text:p text:style-name="P1">led_timer_cb <text:s text:c="8"/>Instant current 0.000000A , time stick 462.89</text:p>
      <text:p text:style-name="P1">led_timer_cb <text:s text:c="8"/>Instant current 0.000000A , time stick 463.00</text:p>
      <text:p text:style-name="P1">led_timer_cb <text:s text:c="8"/>Instant current 0.000000A , time stick 463.10</text:p>
      <text:p text:style-name="P1">led_timer_cb <text:s text:c="8"/>Instant current 0.000000A , time stick 463.21</text:p>
      <text:p text:style-name="P1">led_timer_cb <text:s text:c="8"/>Instant current 0.000000A , time stick 463.32</text:p>
      <text:p text:style-name="P1">led_timer_cb <text:s text:c="8"/>Instant current 0.000000A , time stick 463.42</text:p>
      <text:p text:style-name="P1">led_timer_cb <text:s text:c="8"/>Instant current 0.000000A , time stick 463.53</text:p>
      <text:p text:style-name="P1">led_timer_cb <text:s text:c="8"/>Instant current 0.000000A , time stick 463.63</text:p>
      <text:p text:style-name="P1">led_timer_cb <text:s text:c="8"/>Instant current 0.000000A , time stick 463.74</text:p>
      <text:p text:style-name="P1"><text:soft-page-break/>led_timer_cb <text:s text:c="8"/>Instant current 0.000000A , time stick 463.85</text:p>
      <text:p text:style-name="P1">led_timer_cb <text:s text:c="8"/>Instant current 0.000000A , time stick 463.95</text:p>
      <text:p text:style-name="P1">led_timer_cb <text:s text:c="8"/>Instant current 0.000000A , time stick 464.06</text:p>
      <text:p text:style-name="P1">led_timer_cb <text:s text:c="8"/>Instant current 0.000000A , time stick 464.17</text:p>
      <text:p text:style-name="P1">led_timer_cb <text:s text:c="8"/>Instant current 0.000000A , time stick 464.27</text:p>
      <text:p text:style-name="P1">led_timer_cb <text:s text:c="8"/>Instant current 0.000000A , time stick 464.38</text:p>
      <text:p text:style-name="P1">led_timer_cb <text:s text:c="8"/>Instant current 0.000000A , time stick 464.49</text:p>
      <text:p text:style-name="P1">led_timer_cb <text:s text:c="8"/>Instant current 0.000000A , time stick 464.59</text:p>
      <text:p text:style-name="P1">led_timer_cb <text:s text:c="8"/>Instant current 0.000000A , time stick 464.70</text:p>
      <text:p text:style-name="P1">led_timer_cb <text:s text:c="8"/>Instant current 0.000000A , time stick 464.81</text:p>
      <text:p text:style-name="P1">led_timer_cb <text:s text:c="8"/>Instant current 0.000000A , time stick 464.91</text:p>
      <text:p text:style-name="P1">led_timer_cb <text:s text:c="8"/>Instant current 0.000000A , time stick 465.02</text:p>
      <text:p text:style-name="P1">led_timer_cb <text:s text:c="8"/>Instant current 0.000000A , time stick 465.12</text:p>
      <text:p text:style-name="P1">led_timer_cb <text:s text:c="8"/>Instant current 0.000000A , time stick 465.23</text:p>
      <text:p text:style-name="P1">led_timer_cb <text:s text:c="8"/>Instant current 0.000000A , time stick 465.34</text:p>
      <text:p text:style-name="P1">led_timer_cb <text:s text:c="8"/>Instant current 0.000000A , time stick 465.44</text:p>
      <text:p text:style-name="P1">led_timer_cb <text:s text:c="8"/>Instant current 0.000000A , time stick 465.55</text:p>
      <text:p text:style-name="P1">led_timer_cb <text:s text:c="8"/>Instant current 0.000000A , time stick 465.66</text:p>
      <text:p text:style-name="P1">led_timer_cb <text:s text:c="8"/>Instant current 0.000000A , time stick 465.76</text:p>
      <text:p text:style-name="P1">led_timer_cb <text:s text:c="8"/>Instant current 0.000000A , time stick 465.87</text:p>
      <text:p text:style-name="P1">led_timer_cb <text:s text:c="8"/>Instant current 0.000000A , time stick 465.97</text:p>
      <text:p text:style-name="P1">led_timer_cb <text:s text:c="8"/>Instant current 0.000000A , time stick 466.08</text:p>
      <text:p text:style-name="P1">led_timer_cb <text:s text:c="8"/>Instant current 0.000000A , time stick 466.19</text:p>
      <text:p text:style-name="P1">led_timer_cb <text:s text:c="8"/>Instant current 0.000000A , time stick 466.29</text:p>
      <text:p text:style-name="P1">led_timer_cb <text:s text:c="8"/>Instant current 0.000000A , time stick 466.40</text:p>
      <text:p text:style-name="P1">led_timer_cb <text:s text:c="8"/>Instant current 0.000000A , time stick 466.51</text:p>
      <text:p text:style-name="P1">led_timer_cb <text:s text:c="8"/>Instant current 0.000000A , time stick 466.61</text:p>
      <text:p text:style-name="P1">led_timer_cb <text:s text:c="8"/>Instant current 0.000000A , time stick 466.72</text:p>
      <text:p text:style-name="P1">led_timer_cb <text:s text:c="8"/>Instant current 0.000000A , time stick 466.83</text:p>
      <text:p text:style-name="P1">led_timer_cb <text:s text:c="8"/>Instant current 0.000000A , time stick 466.93</text:p>
      <text:p text:style-name="P1">led_timer_cb <text:s text:c="8"/>Instant current 0.000000A , time stick 467.04</text:p>
      <text:p text:style-name="P1">led_timer_cb <text:s text:c="8"/>Instant current 0.000000A , time stick 467.14</text:p>
      <text:p text:style-name="P1">led_timer_cb <text:s text:c="8"/>Instant current 0.000000A , time stick 467.25</text:p>
      <text:p text:style-name="P1">led_timer_cb <text:s text:c="8"/>Instant current 0.000000A , time stick 467.36</text:p>
      <text:p text:style-name="P1">led_timer_cb <text:s text:c="8"/>Instant current 0.000000A , time stick 467.46</text:p>
      <text:p text:style-name="P1">led_timer_cb <text:s text:c="8"/>Instant current 0.000000A , time stick 467.57</text:p>
      <text:p text:style-name="P1">led_timer_cb <text:s text:c="8"/>Instant current 0.000000A , time stick 467.68</text:p>
      <text:p text:style-name="P1">led_timer_cb <text:s text:c="8"/>Instant current 0.000000A , time stick 467.78</text:p>
      <text:p text:style-name="P1">led_timer_cb <text:s text:c="8"/>Instant current 0.000000A , time stick 467.89</text:p>
      <text:p text:style-name="P1">led_timer_cb <text:s text:c="8"/>Instant current 0.000000A , time stick 467.99</text:p>
      <text:p text:style-name="P1">led_timer_cb <text:s text:c="8"/>Instant current 0.000000A , time stick 468.10</text:p>
      <text:p text:style-name="P1">led_timer_cb <text:s text:c="8"/>Instant current 0.000000A , time stick 468.21</text:p>
      <text:p text:style-name="P1">led_timer_cb <text:s text:c="8"/>Instant current 0.000000A , time stick 468.31</text:p>
      <text:p text:style-name="P1">led_timer_cb <text:s text:c="8"/>Instant current 0.000000A , time stick 468.42</text:p>
      <text:p text:style-name="P1">led_timer_cb <text:s text:c="8"/>Instant current 0.000000A , time stick 468.53</text:p>
      <text:p text:style-name="P1">led_timer_cb <text:s text:c="8"/>Instant current 0.000000A , time stick 468.63</text:p>
      <text:p text:style-name="P1">led_timer_cb <text:s text:c="8"/>Instant current 0.000000A , time stick 468.74</text:p>
      <text:p text:style-name="P1">led_timer_cb <text:s text:c="8"/>Instant current 0.000000A , time stick 468.84</text:p>
      <text:p text:style-name="P1">led_timer_cb <text:s text:c="8"/>Instant current 0.000000A , time stick 468.95</text:p>
      <text:p text:style-name="P1">led_timer_cb <text:s text:c="8"/>Instant current 0.000000A , time stick 469.06</text:p>
      <text:p text:style-name="P1">led_timer_cb <text:s text:c="8"/>Instant current 0.000000A , time stick 469.16</text:p>
      <text:p text:style-name="P1">led_timer_cb <text:s text:c="8"/>Instant current 0.000000A , time stick 469.27</text:p>
      <text:p text:style-name="P1"><text:soft-page-break/>led_timer_cb <text:s text:c="8"/>Instant current 0.000000A , time stick 469.38</text:p>
      <text:p text:style-name="P1">led_timer_cb <text:s text:c="8"/>Instant current 0.000000A , time stick 469.48</text:p>
      <text:p text:style-name="P1">led_timer_cb <text:s text:c="8"/>Instant current 0.000000A , time stick 469.59</text:p>
      <text:p text:style-name="P1">led_timer_cb <text:s text:c="8"/>Instant current 0.000000A , time stick 469.69</text:p>
      <text:p text:style-name="P1">led_timer_cb <text:s text:c="8"/>Instant current 0.000000A , time stick 469.80</text:p>
      <text:p text:style-name="P1">led_timer_cb <text:s text:c="8"/>Instant current 0.000000A , time stick 469.91</text:p>
      <text:p text:style-name="P1">led_timer_cb <text:s text:c="8"/>Instant current 0.000000A , time stick 470.01</text:p>
      <text:p text:style-name="P1">led_timer_cb <text:s text:c="8"/>Instant current 0.000000A , time stick 470.12</text:p>
      <text:p text:style-name="P1">led_timer_cb <text:s text:c="8"/>Instant current 0.000000A , time stick 470.23</text:p>
      <text:p text:style-name="P1">led_timer_cb <text:s text:c="8"/>Instant current 0.000000A , time stick 470.33</text:p>
      <text:p text:style-name="P1">led_timer_cb <text:s text:c="8"/>Instant current 0.000000A , time stick 470.44</text:p>
      <text:p text:style-name="P1">led_timer_cb <text:s text:c="8"/>Instant current 0.000000A , time stick 470.54</text:p>
      <text:p text:style-name="P1">led_timer_cb <text:s text:c="8"/>Instant current 0.000000A , time stick 470.65</text:p>
      <text:p text:style-name="P1">led_timer_cb <text:s text:c="8"/>Instant current 0.000000A , time stick 470.76</text:p>
      <text:p text:style-name="P1">led_timer_cb <text:s text:c="8"/>Instant current 0.000000A , time stick 470.86</text:p>
      <text:p text:style-name="P1">led_timer_cb <text:s text:c="8"/>Instant current 0.000000A , time stick 470.97</text:p>
      <text:p text:style-name="P1">led_timer_cb <text:s text:c="8"/>Instant current 0.000000A , time stick 471.08</text:p>
      <text:p text:style-name="P1">led_timer_cb <text:s text:c="8"/>Instant current 0.000000A , time stick 471.18</text:p>
      <text:p text:style-name="P1">led_timer_cb <text:s text:c="8"/>Instant current 0.000000A , time stick 471.29</text:p>
      <text:p text:style-name="P1">led_timer_cb <text:s text:c="8"/>Instant current 0.000000A , time stick 471.39</text:p>
      <text:p text:style-name="P1">led_timer_cb <text:s text:c="8"/>Instant current 0.000000A , time stick 471.50</text:p>
      <text:p text:style-name="P1">led_timer_cb <text:s text:c="8"/>Instant current 0.000000A , time stick 471.61</text:p>
      <text:p text:style-name="P1">led_timer_cb <text:s text:c="8"/>Instant current 0.000000A , time stick 471.71</text:p>
      <text:p text:style-name="P1">led_timer_cb <text:s text:c="8"/>Instant current 0.000000A , time stick 471.82</text:p>
      <text:p text:style-name="P1">led_timer_cb <text:s text:c="8"/>Instant current 0.000000A , time stick 471.93</text:p>
      <text:p text:style-name="P1">led_timer_cb <text:s text:c="8"/>Instant current 0.000000A , time stick 472.03</text:p>
      <text:p text:style-name="P1">led_timer_cb <text:s text:c="8"/>Instant current 0.000000A , time stick 472.14</text:p>
      <text:p text:style-name="P1">led_timer_cb <text:s text:c="8"/>Instant current 0.000000A , time stick 472.24</text:p>
      <text:p text:style-name="P1">led_timer_cb <text:s text:c="8"/>Instant current 0.000000A , time stick 472.35</text:p>
      <text:p text:style-name="P1">led_timer_cb <text:s text:c="8"/>Instant current 0.000000A , time stick 472.46</text:p>
      <text:p text:style-name="P1">led_timer_cb <text:s text:c="8"/>Instant current 0.000000A , time stick 472.56</text:p>
      <text:p text:style-name="P1">led_timer_cb <text:s text:c="8"/>Instant current 0.000000A , time stick 472.67</text:p>
      <text:p text:style-name="P1">led_timer_cb <text:s text:c="8"/>Instant current 0.000000A , time stick 472.78</text:p>
      <text:p text:style-name="P1">led_timer_cb <text:s text:c="8"/>Instant current 0.000000A , time stick 472.88</text:p>
      <text:p text:style-name="P1">led_timer_cb <text:s text:c="8"/>Instant current 0.000000A , time stick 472.99</text:p>
      <text:p text:style-name="P1">led_timer_cb <text:s text:c="8"/>Instant current 0.000000A , time stick 473.10</text:p>
      <text:p text:style-name="P1">led_timer_cb <text:s text:c="8"/>Instant current 0.000000A , time stick 473.20</text:p>
      <text:p text:style-name="P1">led_timer_cb <text:s text:c="8"/>Instant current 0.000000A , time stick 473.31</text:p>
      <text:p text:style-name="P1">led_timer_cb <text:s text:c="8"/>Instant current 0.000000A , time stick 473.42</text:p>
      <text:p text:style-name="P1">led_timer_cb <text:s text:c="8"/>Instant current 0.000000A , time stick 473.52</text:p>
      <text:p text:style-name="P1">led_timer_cb <text:s text:c="8"/>Instant current 0.000000A , time stick 473.63</text:p>
      <text:p text:style-name="P1">led_timer_cb <text:s text:c="8"/>Instant current 0.000000A , time stick 473.73</text:p>
      <text:p text:style-name="P1">led_timer_cb <text:s text:c="8"/>Instant current 0.000000A , time stick 473.84</text:p>
      <text:p text:style-name="P1">led_timer_cb <text:s text:c="8"/>Instant current 0.000000A , time stick 473.95</text:p>
      <text:p text:style-name="P1">led_timer_cb <text:s text:c="8"/>Instant current 0.000000A , time stick 474.05</text:p>
      <text:p text:style-name="P1">led_timer_cb <text:s text:c="8"/>Instant current 0.000000A , time stick 474.16</text:p>
      <text:p text:style-name="P1">led_timer_cb <text:s text:c="8"/>Instant current 0.000000A , time stick 474.27</text:p>
      <text:p text:style-name="P1">led_timer_cb <text:s text:c="8"/>Instant current 0.000000A , time stick 474.37</text:p>
      <text:p text:style-name="P1">led_timer_cb <text:s text:c="8"/>Instant current 0.000000A , time stick 474.48</text:p>
      <text:p text:style-name="P1">led_timer_cb <text:s text:c="8"/>Instant current 0.000000A , time stick 474.59</text:p>
      <text:p text:style-name="P1">led_timer_cb <text:s text:c="8"/>Instant current 0.000000A , time stick 474.69</text:p>
      <text:p text:style-name="P1">led_timer_cb <text:s text:c="8"/>Instant current 0.000000A , time stick 474.80</text:p>
      <text:p text:style-name="P1"><text:soft-page-break/>led_timer_cb <text:s text:c="8"/>Instant current 0.000000A , time stick 474.90</text:p>
      <text:p text:style-name="P1">led_timer_cb <text:s text:c="8"/>Instant current 0.000000A , time stick 475.01</text:p>
      <text:p text:style-name="P1">led_timer_cb <text:s text:c="8"/>Instant current 0.000000A , time stick 475.12</text:p>
      <text:p text:style-name="P1">led_timer_cb <text:s text:c="8"/>Instant current 0.000000A , time stick 475.22</text:p>
      <text:p text:style-name="P1">led_timer_cb <text:s text:c="8"/>Instant current 0.000000A , time stick 475.33</text:p>
      <text:p text:style-name="P1">led_timer_cb <text:s text:c="8"/>Instant current 0.000000A , time stick 475.44</text:p>
      <text:p text:style-name="P1">led_timer_cb <text:s text:c="8"/>Instant current 0.000000A , time stick 475.54</text:p>
      <text:p text:style-name="P1">led_timer_cb <text:s text:c="8"/>Instant current 0.000000A , time stick 475.65</text:p>
      <text:p text:style-name="P1">led_timer_cb <text:s text:c="8"/>Instant current 0.000000A , time stick 475.76</text:p>
      <text:p text:style-name="P1">led_timer_cb <text:s text:c="8"/>Instant current 0.000000A , time stick 475.86</text:p>
      <text:p text:style-name="P1">led_timer_cb <text:s text:c="8"/>Instant current 0.000000A , time stick 475.97</text:p>
      <text:p text:style-name="P1">led_timer_cb <text:s text:c="8"/>Instant current 0.000000A , time stick 476.07</text:p>
      <text:p text:style-name="P1">led_timer_cb <text:s text:c="8"/>Instant current 0.000000A , time stick 476.18</text:p>
      <text:p text:style-name="P1">led_timer_cb <text:s text:c="8"/>Instant current 0.000000A , time stick 476.29</text:p>
      <text:p text:style-name="P1">led_timer_cb <text:s text:c="8"/>Instant current 0.000000A , time stick 476.39</text:p>
      <text:p text:style-name="P1">led_timer_cb <text:s text:c="8"/>Instant current 0.000000A , time stick 476.50</text:p>
      <text:p text:style-name="P1">led_timer_cb <text:s text:c="8"/>Instant current 0.000000A , time stick 476.60</text:p>
      <text:p text:style-name="P1">led_timer_cb <text:s text:c="8"/>Instant current 0.000000A , time stick 476.71</text:p>
      <text:p text:style-name="P1">led_timer_cb <text:s text:c="8"/>Instant current 0.000000A , time stick 476.82</text:p>
      <text:p text:style-name="P1">led_timer_cb <text:s text:c="8"/>Instant current 0.000000A , time stick 476.92</text:p>
      <text:p text:style-name="P1">led_timer_cb <text:s text:c="8"/>Instant current 0.000000A , time stick 477.03</text:p>
      <text:p text:style-name="P1">led_timer_cb <text:s text:c="8"/>Instant current 0.000000A , time stick 477.14</text:p>
      <text:p text:style-name="P1">led_timer_cb <text:s text:c="8"/>Instant current 0.000000A , time stick 477.24</text:p>
      <text:p text:style-name="P1">led_timer_cb <text:s text:c="8"/>Instant current 0.000000A , time stick 477.35</text:p>
      <text:p text:style-name="P1">led_timer_cb <text:s text:c="8"/>Instant current 0.000000A , time stick 477.46</text:p>
      <text:p text:style-name="P1">led_timer_cb <text:s text:c="8"/>Instant current 0.000000A , time stick 477.56</text:p>
      <text:p text:style-name="P1">led_timer_cb <text:s text:c="8"/>Instant current 0.000000A , time stick 477.67</text:p>
      <text:p text:style-name="P1">led_timer_cb <text:s text:c="8"/>Instant current 0.000000A , time stick 477.77</text:p>
      <text:p text:style-name="P1">led_timer_cb <text:s text:c="8"/>Instant current 0.000000A , time stick 477.88</text:p>
      <text:p text:style-name="P1">led_timer_cb <text:s text:c="8"/>Instant current 0.000000A , time stick 477.99</text:p>
      <text:p text:style-name="P1">led_timer_cb <text:s text:c="8"/>Instant current 0.000000A , time stick 478.09</text:p>
      <text:p text:style-name="P1">led_timer_cb <text:s text:c="8"/>Instant current 0.000000A , time stick 478.20</text:p>
      <text:p text:style-name="P1">led_timer_cb <text:s text:c="8"/>Instant current 0.000000A , time stick 478.31</text:p>
      <text:p text:style-name="P1">led_timer_cb <text:s text:c="8"/>Instant current 0.000000A , time stick 478.41</text:p>
      <text:p text:style-name="P1">led_timer_cb <text:s text:c="8"/>Instant current 0.000000A , time stick 478.52</text:p>
      <text:p text:style-name="P1">led_timer_cb <text:s text:c="8"/>Instant current 0.000000A , time stick 478.63</text:p>
      <text:p text:style-name="P1">led_timer_cb <text:s text:c="8"/>Instant current 0.000000A , time stick 478.73</text:p>
      <text:p text:style-name="P1">led_timer_cb <text:s text:c="8"/>Instant current 0.000000A , time stick 478.84</text:p>
      <text:p text:style-name="P1">led_timer_cb <text:s text:c="8"/>Instant current 0.000000A , time stick 478.95</text:p>
      <text:p text:style-name="P1">led_timer_cb <text:s text:c="8"/>Instant current 0.000000A , time stick 479.05</text:p>
      <text:p text:style-name="P1">led_timer_cb <text:s text:c="8"/>Instant current 0.000000A , time stick 479.16</text:p>
      <text:p text:style-name="P1">led_timer_cb <text:s text:c="8"/>Instant current 0.000000A , time stick 479.26</text:p>
      <text:p text:style-name="P1">led_timer_cb <text:s text:c="8"/>Instant current 0.000000A , time stick 479.37</text:p>
      <text:p text:style-name="P1">led_timer_cb <text:s text:c="8"/>Instant current 0.000000A , time stick 479.48</text:p>
      <text:p text:style-name="P1">led_timer_cb <text:s text:c="8"/>Instant current 0.000000A , time stick 479.58</text:p>
      <text:p text:style-name="P1">led_timer_cb <text:s text:c="8"/>Instant current 0.000000A , time stick 479.69</text:p>
      <text:p text:style-name="P1">led_timer_cb <text:s text:c="8"/>Instant current 0.000000A , time stick 479.79</text:p>
      <text:p text:style-name="P1">led_timer_cb <text:s text:c="8"/>Instant current 0.000000A , time stick 479.90</text:p>
      <text:p text:style-name="P1">led_timer_cb <text:s text:c="8"/>Instant current 0.000000A , time stick 480.01</text:p>
      <text:p text:style-name="P1">led_timer_cb <text:s text:c="8"/>Instant current 0.000000A , time stick 480.11</text:p>
      <text:p text:style-name="P1">led_timer_cb <text:s text:c="8"/>Instant current 0.000000A , time stick 480.22</text:p>
      <text:p text:style-name="P1">led_timer_cb <text:s text:c="8"/>Instant current 0.000000A , time stick 480.33</text:p>
      <text:p text:style-name="P1"><text:soft-page-break/>led_timer_cb <text:s text:c="8"/>Instant current 0.000000A , time stick 480.43</text:p>
      <text:p text:style-name="P1">led_timer_cb <text:s text:c="8"/>Instant current 0.000000A , time stick 480.54</text:p>
      <text:p text:style-name="P1">led_timer_cb <text:s text:c="8"/>Instant current 0.000000A , time stick 480.65</text:p>
      <text:p text:style-name="P1">led_timer_cb <text:s text:c="8"/>Instant current 0.000000A , time stick 480.75</text:p>
      <text:p text:style-name="P1">led_timer_cb <text:s text:c="8"/>Instant current 0.000000A , time stick 480.86</text:p>
      <text:p text:style-name="P1">led_timer_cb <text:s text:c="8"/>Instant current 0.000000A , time stick 480.97</text:p>
      <text:p text:style-name="P1">led_timer_cb <text:s text:c="8"/>Instant current 0.000000A , time stick 481.07</text:p>
      <text:p text:style-name="P1">led_timer_cb <text:s text:c="8"/>Instant current 0.000000A , time stick 481.18</text:p>
      <text:p text:style-name="P1">led_timer_cb <text:s text:c="8"/>Instant current 0.000000A , time stick 481.28</text:p>
      <text:p text:style-name="P1">led_timer_cb <text:s text:c="8"/>Instant current 0.000000A , time stick 481.39</text:p>
      <text:p text:style-name="P1">led_timer_cb <text:s text:c="8"/>Instant current 0.000000A , time stick 481.50</text:p>
      <text:p text:style-name="P1">led_timer_cb <text:s text:c="8"/>Instant current 0.000000A , time stick 481.60</text:p>
      <text:p text:style-name="P1">led_timer_cb <text:s text:c="8"/>Instant current 0.000000A , time stick 481.71</text:p>
      <text:p text:style-name="P1">led_timer_cb <text:s text:c="8"/>Instant current 0.000000A , time stick 481.82</text:p>
      <text:p text:style-name="P1">led_timer_cb <text:s text:c="8"/>Instant current 0.000000A , time stick 481.92</text:p>
      <text:p text:style-name="P1">led_timer_cb <text:s text:c="8"/>Instant current 0.000000A , time stick 482.03</text:p>
      <text:p text:style-name="P1">led_timer_cb <text:s text:c="8"/>Instant current 0.000000A , time stick 482.13</text:p>
      <text:p text:style-name="P1">led_timer_cb <text:s text:c="8"/>Instant current 0.000000A , time stick 482.24</text:p>
      <text:p text:style-name="P1">led_timer_cb <text:s text:c="8"/>Instant current 0.000000A , time stick 482.35</text:p>
      <text:p text:style-name="P1">led_timer_cb <text:s text:c="8"/>Instant current 0.000000A , time stick 482.45</text:p>
      <text:p text:style-name="P1">led_timer_cb <text:s text:c="8"/>Instant current 0.000000A , time stick 482.56</text:p>
      <text:p text:style-name="P1">led_timer_cb <text:s text:c="8"/>Instant current 0.000000A , time stick 482.67</text:p>
      <text:p text:style-name="P1">led_timer_cb <text:s text:c="8"/>Instant current 0.000000A , time stick 482.77</text:p>
      <text:p text:style-name="P1">led_timer_cb <text:s text:c="8"/>Instant current 0.000000A , time stick 482.88</text:p>
      <text:p text:style-name="P1">led_timer_cb <text:s text:c="8"/>Instant current 0.000000A , time stick 482.98</text:p>
      <text:p text:style-name="P1">led_timer_cb <text:s text:c="8"/>Instant current 0.000000A , time stick 483.09</text:p>
      <text:p text:style-name="P1">led_timer_cb <text:s text:c="8"/>Instant current 0.000000A , time stick 483.20</text:p>
      <text:p text:style-name="P1">led_timer_cb <text:s text:c="8"/>Instant current 0.000000A , time stick 483.30</text:p>
      <text:p text:style-name="P1">led_timer_cb <text:s text:c="8"/>Instant current 0.000000A , time stick 483.41</text:p>
      <text:p text:style-name="P1">led_timer_cb <text:s text:c="8"/>Instant current 0.000000A , time stick 483.52</text:p>
      <text:p text:style-name="P1">led_timer_cb <text:s text:c="8"/>Instant current 0.000000A , time stick 483.62</text:p>
      <text:p text:style-name="P1">led_timer_cb <text:s text:c="8"/>Instant current 0.000000A , time stick 483.73</text:p>
      <text:p text:style-name="P1">led_timer_cb <text:s text:c="8"/>Instant current 0.000000A , time stick 483.84</text:p>
      <text:p text:style-name="P1">led_timer_cb <text:s text:c="8"/>Instant current 0.000000A , time stick 483.94</text:p>
      <text:p text:style-name="P1">led_timer_cb <text:s text:c="8"/>Instant current 0.000000A , time stick 484.05</text:p>
      <text:p text:style-name="P1">led_timer_cb <text:s text:c="8"/>Instant current 0.000000A , time stick 484.16</text:p>
      <text:p text:style-name="P1">led_timer_cb <text:s text:c="8"/>Instant current 0.000000A , time stick 484.26</text:p>
      <text:p text:style-name="P1">led_timer_cb <text:s text:c="8"/>Instant current 0.000000A , time stick 484.37</text:p>
      <text:p text:style-name="P1">led_timer_cb <text:s text:c="8"/>Instant current 0.000000A , time stick 484.47</text:p>
      <text:p text:style-name="P1">led_timer_cb <text:s text:c="8"/>Instant current 0.000000A , time stick 484.58</text:p>
      <text:p text:style-name="P1">led_timer_cb <text:s text:c="8"/>Instant current 0.000000A , time stick 484.69</text:p>
      <text:p text:style-name="P1">led_timer_cb <text:s text:c="8"/>Instant current 0.000000A , time stick 484.79</text:p>
      <text:p text:style-name="P1">led_timer_cb <text:s text:c="8"/>Instant current 0.000000A , time stick 484.90</text:p>
      <text:p text:style-name="P1">led_timer_cb <text:s text:c="8"/>Instant current 0.000000A , time stick 485.01</text:p>
      <text:p text:style-name="P1">led_timer_cb <text:s text:c="8"/>Instant current 0.000000A , time stick 485.11</text:p>
      <text:p text:style-name="P1">led_timer_cb <text:s text:c="8"/>Instant current 0.000000A , time stick 485.22</text:p>
      <text:p text:style-name="P1">led_timer_cb <text:s text:c="8"/>Instant current 0.000000A , time stick 485.32</text:p>
      <text:p text:style-name="P1">led_timer_cb <text:s text:c="8"/>Instant current 0.000000A , time stick 485.43</text:p>
      <text:p text:style-name="P1">led_timer_cb <text:s text:c="8"/>Instant current 0.000000A , time stick 485.54</text:p>
      <text:p text:style-name="P1">led_timer_cb <text:s text:c="8"/>Instant current 0.000000A , time stick 485.64</text:p>
      <text:p text:style-name="P1">led_timer_cb <text:s text:c="8"/>Instant current 0.000000A , time stick 485.75</text:p>
      <text:p text:style-name="P1">led_timer_cb <text:s text:c="8"/>Instant current 0.000000A , time stick 485.86</text:p>
      <text:p text:style-name="P1"><text:soft-page-break/>led_timer_cb <text:s text:c="8"/>Instant current 0.000000A , time stick 485.96</text:p>
      <text:p text:style-name="P1">led_timer_cb <text:s text:c="8"/>Instant current 0.000000A , time stick 486.07</text:p>
      <text:p text:style-name="P1">led_timer_cb <text:s text:c="8"/>Instant current 0.000000A , time stick 486.18</text:p>
      <text:p text:style-name="P1">led_timer_cb <text:s text:c="8"/>Instant current 0.000000A , time stick 486.28</text:p>
      <text:p text:style-name="P1">led_timer_cb <text:s text:c="8"/>Instant current 0.000000A , time stick 486.39</text:p>
      <text:p text:style-name="P1">led_timer_cb <text:s text:c="8"/>Instant current 0.000000A , time stick 486.50</text:p>
      <text:p text:style-name="P1">led_timer_cb <text:s text:c="8"/>Instant current 0.000000A , time stick 486.60</text:p>
      <text:p text:style-name="P1">led_timer_cb <text:s text:c="8"/>Instant current 0.000000A , time stick 486.71</text:p>
      <text:p text:style-name="P1">led_timer_cb <text:s text:c="8"/>Instant current 0.000000A , time stick 486.81</text:p>
      <text:p text:style-name="P1">led_timer_cb <text:s text:c="8"/>Instant current 0.000000A , time stick 486.92</text:p>
      <text:p text:style-name="P1">led_timer_cb <text:s text:c="8"/>Instant current 0.000000A , time stick 487.03</text:p>
      <text:p text:style-name="P1">led_timer_cb <text:s text:c="8"/>Instant current 0.000000A , time stick 487.13</text:p>
      <text:p text:style-name="P1">led_timer_cb <text:s text:c="8"/>Instant current 0.000000A , time stick 487.24</text:p>
      <text:p text:style-name="P1">led_timer_cb <text:s text:c="8"/>Instant current 0.000000A , time stick 487.35</text:p>
      <text:p text:style-name="P1">led_timer_cb <text:s text:c="8"/>Instant current 0.000000A , time stick 487.45</text:p>
      <text:p text:style-name="P1">led_timer_cb <text:s text:c="8"/>Instant current 0.000000A , time stick 487.56</text:p>
      <text:p text:style-name="P1">led_timer_cb <text:s text:c="8"/>Instant current 0.000000A , time stick 487.66</text:p>
      <text:p text:style-name="P1">led_timer_cb <text:s text:c="8"/>Instant current 0.000000A , time stick 487.77</text:p>
      <text:p text:style-name="P1">led_timer_cb <text:s text:c="8"/>Instant current 0.000000A , time stick 487.88</text:p>
      <text:p text:style-name="P1">led_timer_cb <text:s text:c="8"/>Instant current 0.000000A , time stick 487.98</text:p>
      <text:p text:style-name="P1">led_timer_cb <text:s text:c="8"/>Instant current 0.000000A , time stick 488.09</text:p>
      <text:p text:style-name="P1">led_timer_cb <text:s text:c="8"/>Instant current 0.000000A , time stick 488.20</text:p>
      <text:p text:style-name="P1">led_timer_cb <text:s text:c="8"/>Instant current 0.000000A , time stick 488.30</text:p>
      <text:p text:style-name="P1">led_timer_cb <text:s text:c="8"/>Instant current 0.000000A , time stick 488.41</text:p>
      <text:p text:style-name="P1">led_timer_cb <text:s text:c="8"/>Instant current 0.000000A , time stick 488.52</text:p>
      <text:p text:style-name="P1">led_timer_cb <text:s text:c="8"/>Instant current 0.000000A , time stick 488.62</text:p>
      <text:p text:style-name="P1">led_timer_cb <text:s text:c="8"/>Instant current 0.000000A , time stick 488.73</text:p>
      <text:p text:style-name="P1">led_timer_cb <text:s text:c="8"/>Instant current 0.000000A , time stick 488.83</text:p>
      <text:p text:style-name="P1">led_timer_cb <text:s text:c="8"/>Instant current 0.000000A , time stick 488.94</text:p>
      <text:p text:style-name="P1">led_timer_cb <text:s text:c="8"/>Instant current 0.000000A , time stick 489.05</text:p>
      <text:p text:style-name="P1">led_timer_cb <text:s text:c="8"/>Instant current 0.000000A , time stick 489.15</text:p>
      <text:p text:style-name="P1">led_timer_cb <text:s text:c="8"/>Instant current 0.000000A , time stick 489.26</text:p>
      <text:p text:style-name="P1">led_timer_cb <text:s text:c="8"/>Instant current 0.000000A , time stick 489.37</text:p>
      <text:p text:style-name="P1">led_timer_cb <text:s text:c="8"/>Instant current 0.000000A , time stick 489.47</text:p>
      <text:p text:style-name="P1">led_timer_cb <text:s text:c="8"/>Instant current 0.000000A , time stick 489.58</text:p>
      <text:p text:style-name="P1">led_timer_cb <text:s text:c="8"/>Instant current 0.000000A , time stick 489.69</text:p>
      <text:p text:style-name="P1">led_timer_cb <text:s text:c="8"/>Instant current 0.000000A , time stick 489.79</text:p>
      <text:p text:style-name="P1">led_timer_cb <text:s text:c="8"/>Instant current 0.000000A , time stick 489.90</text:p>
      <text:p text:style-name="P1">led_timer_cb <text:s text:c="8"/>Instant current 0.000000A , time stick 490.00</text:p>
      <text:p text:style-name="P1">led_timer_cb <text:s text:c="8"/>Instant current 0.000000A , time stick 490.11</text:p>
      <text:p text:style-name="P1">led_timer_cb <text:s text:c="8"/>Instant current 0.000000A , time stick 490.22</text:p>
      <text:p text:style-name="P1">led_timer_cb <text:s text:c="8"/>Instant current 0.000000A , time stick 490.32</text:p>
      <text:p text:style-name="P1">led_timer_cb <text:s text:c="8"/>Instant current 0.000000A , time stick 490.43</text:p>
      <text:p text:style-name="P1">led_timer_cb <text:s text:c="8"/>Instant current 0.000000A , time stick 490.54</text:p>
      <text:p text:style-name="P1">led_timer_cb <text:s text:c="8"/>Instant current 0.000000A , time stick 490.64</text:p>
      <text:p text:style-name="P1">led_timer_cb <text:s text:c="8"/>Instant current 0.000000A , time stick 490.75</text:p>
      <text:p text:style-name="P1">led_timer_cb <text:s text:c="8"/>Instant current 0.000000A , time stick 490.85</text:p>
      <text:p text:style-name="P1">led_timer_cb <text:s text:c="8"/>Instant current 0.000000A , time stick 490.96</text:p>
      <text:p text:style-name="P1">led_timer_cb <text:s text:c="8"/>Instant current 0.000000A , time stick 491.07</text:p>
      <text:p text:style-name="P1">led_timer_cb <text:s text:c="8"/>Instant current 0.000000A , time stick 491.17</text:p>
      <text:p text:style-name="P1">led_timer_cb <text:s text:c="8"/>Instant current 0.000000A , time stick 491.28</text:p>
      <text:p text:style-name="P1">led_timer_cb <text:s text:c="8"/>Instant current 0.000000A , time stick 491.38</text:p>
      <text:p text:style-name="P1"><text:soft-page-break/>led_timer_cb <text:s text:c="8"/>Instant current 0.000000A , time stick 491.49</text:p>
      <text:p text:style-name="P1">led_timer_cb <text:s text:c="8"/>Instant current 0.000000A , time stick 491.60</text:p>
      <text:p text:style-name="P1">led_timer_cb <text:s text:c="8"/>Instant current 0.000000A , time stick 491.70</text:p>
      <text:p text:style-name="P1">led_timer_cb <text:s text:c="8"/>Instant current 0.000000A , time stick 491.81</text:p>
      <text:p text:style-name="P1">led_timer_cb <text:s text:c="8"/>Instant current 0.000000A , time stick 491.92</text:p>
      <text:p text:style-name="P1">led_timer_cb <text:s text:c="8"/>Instant current 0.000000A , time stick 492.02</text:p>
      <text:p text:style-name="P1">led_timer_cb <text:s text:c="8"/>Instant current 0.000000A , time stick 492.13</text:p>
      <text:p text:style-name="P1">led_timer_cb <text:s text:c="8"/>Instant current 0.000000A , time stick 492.24</text:p>
      <text:p text:style-name="P1">led_timer_cb <text:s text:c="8"/>Instant current 0.000000A , time stick 492.34</text:p>
      <text:p text:style-name="P1">led_timer_cb <text:s text:c="8"/>Instant current 0.000000A , time stick 492.45</text:p>
      <text:p text:style-name="P1">led_timer_cb <text:s text:c="8"/>Instant current 0.000000A , time stick 492.56</text:p>
      <text:p text:style-name="P1">led_timer_cb <text:s text:c="8"/>Instant current 0.000000A , time stick 492.66</text:p>
      <text:p text:style-name="P1">led_timer_cb <text:s text:c="8"/>Instant current 0.000000A , time stick 492.77</text:p>
      <text:p text:style-name="P1">led_timer_cb <text:s text:c="8"/>Instant current 0.000000A , time stick 492.88</text:p>
      <text:p text:style-name="P1">led_timer_cb <text:s text:c="8"/>Instant current 0.000000A , time stick 492.98</text:p>
      <text:p text:style-name="P1">led_timer_cb <text:s text:c="8"/>Instant current 0.000000A , time stick 493.09</text:p>
      <text:p text:style-name="P1">led_timer_cb <text:s text:c="8"/>Instant current 0.000000A , time stick 493.19</text:p>
      <text:p text:style-name="P1">led_timer_cb <text:s text:c="8"/>Instant current 0.000000A , time stick 493.30</text:p>
      <text:p text:style-name="P1">led_timer_cb <text:s text:c="8"/>Instant current 0.000000A , time stick 493.41</text:p>
      <text:p text:style-name="P1">led_timer_cb <text:s text:c="8"/>Instant current 0.000000A , time stick 493.51</text:p>
      <text:p text:style-name="P1">led_timer_cb <text:s text:c="8"/>Instant current 0.000000A , time stick 493.62</text:p>
      <text:p text:style-name="P1">led_timer_cb <text:s text:c="8"/>Instant current 0.000000A , time stick 493.73</text:p>
      <text:p text:style-name="P1">led_timer_cb <text:s text:c="8"/>Instant current 0.000000A , time stick 493.83</text:p>
      <text:p text:style-name="P1">led_timer_cb <text:s text:c="8"/>Instant current 0.000000A , time stick 493.94</text:p>
      <text:p text:style-name="P1">led_timer_cb <text:s text:c="8"/>Instant current 0.000000A , time stick 494.04</text:p>
      <text:p text:style-name="P1">led_timer_cb <text:s text:c="8"/>Instant current 0.000000A , time stick 494.15</text:p>
      <text:p text:style-name="P1">led_timer_cb <text:s text:c="8"/>Instant current 0.000000A , time stick 494.26</text:p>
      <text:p text:style-name="P1">led_timer_cb <text:s text:c="8"/>Instant current 0.000000A , time stick 494.36</text:p>
      <text:p text:style-name="P1">led_timer_cb <text:s text:c="8"/>Instant current 0.000000A , time stick 494.47</text:p>
      <text:p text:style-name="P1">led_timer_cb <text:s text:c="8"/>Instant current 0.000000A , time stick 494.58</text:p>
      <text:p text:style-name="P1">led_timer_cb <text:s text:c="8"/>Instant current 0.000000A , time stick 494.68</text:p>
      <text:p text:style-name="P1">led_timer_cb <text:s text:c="8"/>Instant current 0.000000A , time stick 494.79</text:p>
      <text:p text:style-name="P1">led_timer_cb <text:s text:c="8"/>Instant current 0.000000A , time stick 494.90</text:p>
      <text:p text:style-name="P1">led_timer_cb <text:s text:c="8"/>Instant current 0.000000A , time stick 495.00</text:p>
      <text:p text:style-name="P1">led_timer_cb <text:s text:c="8"/>Instant current 0.000000A , time stick 495.11</text:p>
      <text:p text:style-name="P1">led_timer_cb <text:s text:c="8"/>Instant current 0.000000A , time stick 495.21</text:p>
      <text:p text:style-name="P1">led_timer_cb <text:s text:c="8"/>Instant current 0.000000A , time stick 495.32</text:p>
      <text:p text:style-name="P1">led_timer_cb <text:s text:c="8"/>Instant current 0.000000A , time stick 495.43</text:p>
      <text:p text:style-name="P1">led_timer_cb <text:s text:c="8"/>Instant current 0.000000A , time stick 495.53</text:p>
      <text:p text:style-name="P1">led_timer_cb <text:s text:c="8"/>Instant current 0.000000A , time stick 495.64</text:p>
      <text:p text:style-name="P1">led_timer_cb <text:s text:c="8"/>Instant current 0.000000A , time stick 495.75</text:p>
      <text:p text:style-name="P1">led_timer_cb <text:s text:c="8"/>Instant current 0.000000A , time stick 495.85</text:p>
      <text:p text:style-name="P1">led_timer_cb <text:s text:c="8"/>Instant current 0.000000A , time stick 495.96</text:p>
      <text:p text:style-name="P1">led_timer_cb <text:s text:c="8"/>Instant current 0.000000A , time stick 496.07</text:p>
      <text:p text:style-name="P1">led_timer_cb <text:s text:c="8"/>Instant current 0.000000A , time stick 496.17</text:p>
      <text:p text:style-name="P1">led_timer_cb <text:s text:c="8"/>Instant current 0.000000A , time stick 496.28</text:p>
      <text:p text:style-name="P1">led_timer_cb <text:s text:c="8"/>Instant current 0.000000A , time stick 496.38</text:p>
      <text:p text:style-name="P1">led_timer_cb <text:s text:c="8"/>Instant current 0.000000A , time stick 496.49</text:p>
      <text:p text:style-name="P1">led_timer_cb <text:s text:c="8"/>Instant current 0.000000A , time stick 496.60</text:p>
      <text:p text:style-name="P1">led_timer_cb <text:s text:c="8"/>Instant current 0.000000A , time stick 496.70</text:p>
      <text:p text:style-name="P1">led_timer_cb <text:s text:c="8"/>Instant current 0.000000A , time stick 496.81</text:p>
      <text:p text:style-name="P1">led_timer_cb <text:s text:c="8"/>Instant current 0.000000A , time stick 496.91</text:p>
      <text:p text:style-name="P1"><text:soft-page-break/>led_timer_cb <text:s text:c="8"/>Instant current 0.000000A , time stick 497.02</text:p>
      <text:p text:style-name="P1">led_timer_cb <text:s text:c="8"/>Instant current 0.000000A , time stick 497.13</text:p>
      <text:p text:style-name="P1">led_timer_cb <text:s text:c="8"/>Instant current 0.000000A , time stick 497.23</text:p>
      <text:p text:style-name="P1">led_timer_cb <text:s text:c="8"/>Instant current 0.000000A , time stick 497.34</text:p>
      <text:p text:style-name="P1">led_timer_cb <text:s text:c="8"/>Instant current 0.000000A , time stick 497.45</text:p>
      <text:p text:style-name="P1">led_timer_cb <text:s text:c="8"/>Instant current 0.000000A , time stick 497.55</text:p>
      <text:p text:style-name="P1">led_timer_cb <text:s text:c="8"/>Instant current 0.000000A , time stick 497.66</text:p>
      <text:p text:style-name="P1">led_timer_cb <text:s text:c="8"/>Instant current 0.000000A , time stick 497.77</text:p>
      <text:p text:style-name="P1">led_timer_cb <text:s text:c="8"/>Instant current 0.000000A , time stick 497.87</text:p>
      <text:p text:style-name="P1">led_timer_cb <text:s text:c="8"/>Instant current 0.000000A , time stick 497.98</text:p>
      <text:p text:style-name="P1">led_timer_cb <text:s text:c="8"/>Instant current 0.000000A , time stick 498.08</text:p>
      <text:p text:style-name="P1">led_timer_cb <text:s text:c="8"/>Instant current 0.000000A , time stick 498.19</text:p>
      <text:p text:style-name="P1">led_timer_cb <text:s text:c="8"/>Instant current 0.000000A , time stick 498.30</text:p>
      <text:p text:style-name="P1">led_timer_cb <text:s text:c="8"/>Instant current 0.000000A , time stick 498.40</text:p>
      <text:p text:style-name="P1">led_timer_cb <text:s text:c="8"/>Instant current 0.000000A , time stick 498.51</text:p>
      <text:p text:style-name="P1">led_timer_cb <text:s text:c="8"/>Instant current 0.000000A , time stick 498.61</text:p>
      <text:p text:style-name="P1">led_timer_cb <text:s text:c="8"/>Instant current 0.000000A , time stick 498.72</text:p>
      <text:p text:style-name="P1">led_timer_cb <text:s text:c="8"/>Instant current 0.000000A , time stick 498.83</text:p>
      <text:p text:style-name="P1">led_timer_cb <text:s text:c="8"/>Instant current 0.000000A , time stick 498.93</text:p>
      <text:p text:style-name="P1">led_timer_cb <text:s text:c="8"/>Instant current 0.000000A , time stick 499.04</text:p>
      <text:p text:style-name="P1">led_timer_cb <text:s text:c="8"/>Instant current 0.000000A , time stick 499.15</text:p>
      <text:p text:style-name="P1">led_timer_cb <text:s text:c="8"/>Instant current 0.000000A , time stick 499.25</text:p>
      <text:p text:style-name="P1">led_timer_cb <text:s text:c="8"/>Instant current 0.000000A , time stick 499.36</text:p>
      <text:p text:style-name="P1">led_timer_cb <text:s text:c="8"/>Instant current 0.000000A , time stick 499.46</text:p>
      <text:p text:style-name="P1">led_timer_cb <text:s text:c="8"/>Instant current 0.000000A , time stick 499.57</text:p>
      <text:p text:style-name="P1">led_timer_cb <text:s text:c="8"/>Instant current 0.000000A , time stick 499.68</text:p>
      <text:p text:style-name="P1">led_timer_cb <text:s text:c="8"/>Instant current 0.000000A , time stick 499.78</text:p>
      <text:p text:style-name="P1">led_timer_cb <text:s text:c="8"/>Instant current 0.000000A , time stick 499.89</text:p>
      <text:p text:style-name="P1">led_timer_cb <text:s text:c="8"/>Instant current 0.000000A , time stick 500.00</text:p>
      <text:p text:style-name="P1">led_timer_cb <text:s text:c="8"/>Instant current 0.000000A , time stick 500.10</text:p>
      <text:p text:style-name="P1">led_timer_cb <text:s text:c="8"/>Instant current 0.000000A , time stick 500.21</text:p>
      <text:p text:style-name="P1">led_timer_cb <text:s text:c="8"/>Instant current 0.000000A , time stick 500.31</text:p>
      <text:p text:style-name="P1">led_timer_cb <text:s text:c="8"/>Instant current 0.000000A , time stick 500.42</text:p>
      <text:p text:style-name="P1">led_timer_cb <text:s text:c="8"/>Instant current 0.000000A , time stick 500.53</text:p>
      <text:p text:style-name="P1">led_timer_cb <text:s text:c="8"/>Instant current 0.000000A , time stick 500.64</text:p>
      <text:p text:style-name="P1">led_timer_cb <text:s text:c="8"/>Instant current 0.000000A , time stick 500.74</text:p>
      <text:p text:style-name="P1">led_timer_cb <text:s text:c="8"/>Instant current 0.000000A , time stick 500.85</text:p>
      <text:p text:style-name="P1">led_timer_cb <text:s text:c="8"/>Instant current 0.000000A , time stick 500.95</text:p>
      <text:p text:style-name="P1">led_timer_cb <text:s text:c="8"/>Instant current 0.000000A , time stick 501.06</text:p>
      <text:p text:style-name="P1">led_timer_cb <text:s text:c="8"/>Instant current 0.000000A , time stick 501.17</text:p>
      <text:p text:style-name="P1">led_timer_cb <text:s text:c="8"/>Instant current 0.000000A , time stick 501.27</text:p>
      <text:p text:style-name="P1">led_timer_cb <text:s text:c="8"/>Instant current 0.000000A , time stick 501.38</text:p>
      <text:p text:style-name="P1">led_timer_cb <text:s text:c="8"/>Instant current 0.000000A , time stick 501.49</text:p>
      <text:p text:style-name="P1">led_timer_cb <text:s text:c="8"/>Instant current 0.000000A , time stick 501.59</text:p>
      <text:p text:style-name="P1">led_timer_cb <text:s text:c="8"/>Instant current 0.000000A , time stick 501.70</text:p>
      <text:p text:style-name="P1">led_timer_cb <text:s text:c="8"/>Instant current 0.000000A , time stick 501.80</text:p>
      <text:p text:style-name="P1">led_timer_cb <text:s text:c="8"/>Instant current 0.000000A , time stick 501.91</text:p>
      <text:p text:style-name="P1">led_timer_cb <text:s text:c="8"/>Instant current 0.000000A , time stick 502.02</text:p>
      <text:p text:style-name="P1">led_timer_cb <text:s text:c="8"/>Instant current 0.000000A , time stick 502.12</text:p>
      <text:p text:style-name="P1">led_timer_cb <text:s text:c="8"/>Instant current 0.000000A , time stick 502.23</text:p>
      <text:p text:style-name="P1">led_timer_cb <text:s text:c="8"/>Instant current 0.000000A , time stick 502.33</text:p>
      <text:p text:style-name="P1">led_timer_cb <text:s text:c="8"/>Instant current 0.000000A , time stick 502.44</text:p>
      <text:p text:style-name="P1"><text:soft-page-break/>led_timer_cb <text:s text:c="8"/>Instant current 0.000000A , time stick 502.55</text:p>
      <text:p text:style-name="P1">led_timer_cb <text:s text:c="8"/>Instant current 0.000000A , time stick 502.65</text:p>
      <text:p text:style-name="P1">led_timer_cb <text:s text:c="8"/>Instant current 0.000000A , time stick 502.76</text:p>
      <text:p text:style-name="P1">led_timer_cb <text:s text:c="8"/>Instant current 0.000000A , time stick 502.87</text:p>
      <text:p text:style-name="P1">led_timer_cb <text:s text:c="8"/>Instant current 0.000000A , time stick 502.97</text:p>
      <text:p text:style-name="P1">led_timer_cb <text:s text:c="8"/>Instant current 0.000000A , time stick 503.08</text:p>
      <text:p text:style-name="P1">led_timer_cb <text:s text:c="8"/>Instant current 0.000000A , time stick 503.18</text:p>
      <text:p text:style-name="P1">led_timer_cb <text:s text:c="8"/>Instant current 0.000000A , time stick 503.29</text:p>
      <text:p text:style-name="P1">led_timer_cb <text:s text:c="8"/>Instant current 0.000000A , time stick 503.40</text:p>
      <text:p text:style-name="P1">led_timer_cb <text:s text:c="8"/>Instant current 0.000000A , time stick 503.50</text:p>
      <text:p text:style-name="P1">led_timer_cb <text:s text:c="8"/>Instant current 0.000000A , time stick 503.61</text:p>
      <text:p text:style-name="P1">led_timer_cb <text:s text:c="8"/>Instant current 0.000000A , time stick 503.72</text:p>
      <text:p text:style-name="P1">led_timer_cb <text:s text:c="8"/>Instant current 0.000000A , time stick 503.82</text:p>
      <text:p text:style-name="P1">led_timer_cb <text:s text:c="8"/>Instant current 0.000000A , time stick 503.93</text:p>
      <text:p text:style-name="P1">led_timer_cb <text:s text:c="8"/>Instant current 0.000000A , time stick 504.04</text:p>
      <text:p text:style-name="P1">led_timer_cb <text:s text:c="8"/>Instant current 0.000000A , time stick 504.14</text:p>
      <text:p text:style-name="P1">led_timer_cb <text:s text:c="8"/>Instant current 0.000000A , time stick 504.25</text:p>
      <text:p text:style-name="P1">led_timer_cb <text:s text:c="8"/>Instant current 0.000000A , time stick 504.35</text:p>
      <text:p text:style-name="P1">led_timer_cb <text:s text:c="8"/>Instant current 0.000000A , time stick 504.46</text:p>
      <text:p text:style-name="P1">led_timer_cb <text:s text:c="8"/>Instant current 0.000000A , time stick 504.57</text:p>
      <text:p text:style-name="P1">led_timer_cb <text:s text:c="8"/>Instant current 0.000000A , time stick 504.67</text:p>
      <text:p text:style-name="P1">led_timer_cb <text:s text:c="8"/>Instant current 0.000000A , time stick 504.78</text:p>
      <text:p text:style-name="P1">led_timer_cb <text:s text:c="8"/>Instant current 0.000000A , time stick 504.88</text:p>
      <text:p text:style-name="P1">led_timer_cb <text:s text:c="8"/>Instant current 0.000000A , time stick 504.99</text:p>
      <text:p text:style-name="P1">led_timer_cb <text:s text:c="8"/>Instant current 0.000000A , time stick 505.10</text:p>
      <text:p text:style-name="P1">led_timer_cb <text:s text:c="8"/>Instant current 0.000000A , time stick 505.20</text:p>
      <text:p text:style-name="P1">led_timer_cb <text:s text:c="8"/>Instant current 0.000000A , time stick 505.31</text:p>
      <text:p text:style-name="P1">led_timer_cb <text:s text:c="8"/>Instant current 0.000000A , time stick 505.42</text:p>
      <text:p text:style-name="P1">led_timer_cb <text:s text:c="8"/>Instant current 0.000000A , time stick 505.52</text:p>
      <text:p text:style-name="P1">led_timer_cb <text:s text:c="8"/>Instant current 0.000000A , time stick 505.63</text:p>
      <text:p text:style-name="P1">led_timer_cb <text:s text:c="8"/>Instant current 0.000000A , time stick 505.73</text:p>
      <text:p text:style-name="P1">led_timer_cb <text:s text:c="8"/>Instant current 0.000000A , time stick 505.84</text:p>
      <text:p text:style-name="P1">led_timer_cb <text:s text:c="8"/>Instant current 0.000000A , time stick 505.95</text:p>
      <text:p text:style-name="P1">led_timer_cb <text:s text:c="8"/>Instant current 0.000000A , time stick 506.05</text:p>
      <text:p text:style-name="P1">led_timer_cb <text:s text:c="8"/>Instant current 0.000000A , time stick 506.16</text:p>
      <text:p text:style-name="P1">led_timer_cb <text:s text:c="8"/>Instant current 0.000000A , time stick 506.27</text:p>
      <text:p text:style-name="P1">led_timer_cb <text:s text:c="8"/>Instant current 0.000000A , time stick 506.37</text:p>
      <text:p text:style-name="P1">led_timer_cb <text:s text:c="8"/>Instant current 0.000000A , time stick 506.48</text:p>
      <text:p text:style-name="P1">led_timer_cb <text:s text:c="8"/>Instant current 0.000000A , time stick 506.59</text:p>
      <text:p text:style-name="P1">led_timer_cb <text:s text:c="8"/>Instant current 0.000000A , time stick 506.69</text:p>
      <text:p text:style-name="P1">led_timer_cb <text:s text:c="8"/>Instant current 0.000000A , time stick 506.80</text:p>
      <text:p text:style-name="P1">led_timer_cb <text:s text:c="8"/>Instant current 0.000000A , time stick 506.91</text:p>
      <text:p text:style-name="P1">led_timer_cb <text:s text:c="8"/>Instant current 0.000000A , time stick 507.01</text:p>
      <text:p text:style-name="P1">led_timer_cb <text:s text:c="8"/>Instant current 0.000000A , time stick 507.12</text:p>
      <text:p text:style-name="P1">led_timer_cb <text:s text:c="8"/>Instant current 0.000000A , time stick 507.22</text:p>
      <text:p text:style-name="P1">led_timer_cb <text:s text:c="8"/>Instant current 0.000000A , time stick 507.33</text:p>
      <text:p text:style-name="P1">led_timer_cb <text:s text:c="8"/>Instant current 0.000000A , time stick 507.44</text:p>
      <text:p text:style-name="P1">led_timer_cb <text:s text:c="8"/>Instant current 0.000000A , time stick 507.54</text:p>
      <text:p text:style-name="P1">led_timer_cb <text:s text:c="8"/>Instant current 0.000000A , time stick 507.65</text:p>
      <text:p text:style-name="P1">led_timer_cb <text:s text:c="8"/>Instant current 0.000000A , time stick 507.75</text:p>
      <text:p text:style-name="P1">led_timer_cb <text:s text:c="8"/>Instant current 0.000000A , time stick 507.86</text:p>
      <text:p text:style-name="P1">led_timer_cb <text:s text:c="8"/>Instant current 0.000000A , time stick 507.97</text:p>
      <text:p text:style-name="P1"><text:soft-page-break/>led_timer_cb <text:s text:c="8"/>Instant current 0.000000A , time stick 508.07</text:p>
      <text:p text:style-name="P1">led_timer_cb <text:s text:c="8"/>Instant current 0.000000A , time stick 508.18</text:p>
      <text:p text:style-name="P1">led_timer_cb <text:s text:c="8"/>Instant current 0.000000A , time stick 508.29</text:p>
      <text:p text:style-name="P1">led_timer_cb <text:s text:c="8"/>Instant current 0.000000A , time stick 508.39</text:p>
      <text:p text:style-name="P1">led_timer_cb <text:s text:c="8"/>Instant current 0.000000A , time stick 508.50</text:p>
      <text:p text:style-name="P1">led_timer_cb <text:s text:c="8"/>Instant current 0.000000A , time stick 508.60</text:p>
      <text:p text:style-name="P1">led_timer_cb <text:s text:c="8"/>Instant current 0.000000A , time stick 508.71</text:p>
      <text:p text:style-name="P1">led_timer_cb <text:s text:c="8"/>Instant current 0.000000A , time stick 508.82</text:p>
      <text:p text:style-name="P1">led_timer_cb <text:s text:c="8"/>Instant current 0.000000A , time stick 508.92</text:p>
      <text:p text:style-name="P1">led_timer_cb <text:s text:c="8"/>Instant current 0.000000A , time stick 509.03</text:p>
      <text:p text:style-name="P1">led_timer_cb <text:s text:c="8"/>Instant current 0.000000A , time stick 509.14</text:p>
      <text:p text:style-name="P1">led_timer_cb <text:s text:c="8"/>Instant current 0.000000A , time stick 509.24</text:p>
      <text:p text:style-name="P1">led_timer_cb <text:s text:c="8"/>Instant current 0.000000A , time stick 509.35</text:p>
      <text:p text:style-name="P1">led_timer_cb <text:s text:c="8"/>Instant current 0.000000A , time stick 509.45</text:p>
      <text:p text:style-name="P1">led_timer_cb <text:s text:c="8"/>Instant current 0.000000A , time stick 509.56</text:p>
      <text:p text:style-name="P1">led_timer_cb <text:s text:c="8"/>Instant current 0.000000A , time stick 509.67</text:p>
      <text:p text:style-name="P1">led_timer_cb <text:s text:c="8"/>Instant current 0.000000A , time stick 509.77</text:p>
      <text:p text:style-name="P1">led_timer_cb <text:s text:c="8"/>Instant current 0.000000A , time stick 509.88</text:p>
      <text:p text:style-name="P1">led_timer_cb <text:s text:c="8"/>Instant current 0.000000A , time stick 509.99</text:p>
      <text:p text:style-name="P1">led_timer_cb <text:s text:c="8"/>Instant current 0.000000A , time stick 510.09</text:p>
      <text:p text:style-name="P1">led_timer_cb <text:s text:c="8"/>Instant current 0.000000A , time stick 510.20</text:p>
      <text:p text:style-name="P1">led_timer_cb <text:s text:c="8"/>Instant current 0.000000A , time stick 510.30</text:p>
      <text:p text:style-name="P1">led_timer_cb <text:s text:c="8"/>Instant current 0.000000A , time stick 510.41</text:p>
      <text:p text:style-name="P1">led_timer_cb <text:s text:c="8"/>Instant current 0.000000A , time stick 510.52</text:p>
      <text:p text:style-name="P1">led_timer_cb <text:s text:c="8"/>Instant current 0.000000A , time stick 510.62</text:p>
      <text:p text:style-name="P1">led_timer_cb <text:s text:c="8"/>Instant current 0.000000A , time stick 510.73</text:p>
      <text:p text:style-name="P1">led_timer_cb <text:s text:c="8"/>Instant current 0.000000A , time stick 510.83</text:p>
      <text:p text:style-name="P1">led_timer_cb <text:s text:c="8"/>Instant current 0.000000A , time stick 510.94</text:p>
      <text:p text:style-name="P1">led_timer_cb <text:s text:c="8"/>Instant current 0.000000A , time stick 511.05</text:p>
      <text:p text:style-name="P1">led_timer_cb <text:s text:c="8"/>Instant current 0.000000A , time stick 511.15</text:p>
      <text:p text:style-name="P1">led_timer_cb <text:s text:c="8"/>Instant current 0.000000A , time stick 511.26</text:p>
      <text:p text:style-name="P1">led_timer_cb <text:s text:c="8"/>Instant current 0.000000A , time stick 511.37</text:p>
      <text:p text:style-name="P1">led_timer_cb <text:s text:c="8"/>Instant current 0.000000A , time stick 511.47</text:p>
      <text:p text:style-name="P1">led_timer_cb <text:s text:c="8"/>Instant current 0.000000A , time stick 511.58</text:p>
      <text:p text:style-name="P1">led_timer_cb <text:s text:c="8"/>Instant current 0.000000A , time stick 511.69</text:p>
      <text:p text:style-name="P1">led_timer_cb <text:s text:c="8"/>Instant current 0.000000A , time stick 511.79</text:p>
      <text:p text:style-name="P1">led_timer_cb <text:s text:c="8"/>Instant current 0.000000A , time stick 511.90</text:p>
      <text:p text:style-name="P1">led_timer_cb <text:s text:c="8"/>Instant current 0.000000A , time stick 512.00</text:p>
      <text:p text:style-name="P1">led_timer_cb <text:s text:c="8"/>Instant current 0.000000A , time stick 512.11</text:p>
      <text:p text:style-name="P1">led_timer_cb <text:s text:c="8"/>Instant current 0.000000A , time stick 512.22</text:p>
      <text:p text:style-name="P1">led_timer_cb <text:s text:c="8"/>Instant current 0.000000A , time stick 512.32</text:p>
      <text:p text:style-name="P1">led_timer_cb <text:s text:c="8"/>Instant current 0.000000A , time stick 512.43</text:p>
      <text:p text:style-name="P1">led_timer_cb <text:s text:c="8"/>Instant current 0.000000A , time stick 512.54</text:p>
      <text:p text:style-name="P1">led_timer_cb <text:s text:c="8"/>Instant current 0.000000A , time stick 512.64</text:p>
      <text:p text:style-name="P1">led_timer_cb <text:s text:c="8"/>Average current 0.000000A , time stick 512.65</text:p>
      <text:p text:style-name="P1">led_timer_cb <text:s text:c="8"/>Instant current 0.000000A , time stick 512.76</text:p>
      <text:p text:style-name="P1">led_timer_cb <text:s text:c="8"/>Instant current 0.000000A , time stick 512.86</text:p>
      <text:p text:style-name="P1">led_timer_cb <text:s text:c="8"/>Instant current 0.000000A , time stick 512.97</text:p>
      <text:p text:style-name="P1">led_timer_cb <text:s text:c="8"/>Instant current 0.000000A , time stick 513.07</text:p>
      <text:p text:style-name="P1">led_timer_cb <text:s text:c="8"/>Instant current 0.000000A , time stick 513.18</text:p>
      <text:p text:style-name="P1">led_timer_cb <text:s text:c="8"/>Instant current 0.000000A , time stick 513.29</text:p>
      <text:p text:style-name="P1">led_timer_cb <text:s text:c="8"/>Instant current 0.000000A , time stick 513.39</text:p>
      <text:p text:style-name="P1"><text:soft-page-break/>led_timer_cb <text:s text:c="8"/>Instant current 0.000000A , time stick 513.50</text:p>
      <text:p text:style-name="P1">led_timer_cb <text:s text:c="8"/>Instant current 0.000000A , time stick 513.61</text:p>
      <text:p text:style-name="P1">led_timer_cb <text:s text:c="8"/>Instant current 0.000000A , time stick 513.71</text:p>
      <text:p text:style-name="P1">led_timer_cb <text:s text:c="8"/>Instant current 0.000000A , time stick 513.82</text:p>
      <text:p text:style-name="P1">led_timer_cb <text:s text:c="8"/>Instant current 0.000000A , time stick 513.92</text:p>
      <text:p text:style-name="P1">led_timer_cb <text:s text:c="8"/>Instant current 0.000000A , time stick 514.03</text:p>
      <text:p text:style-name="P1">led_timer_cb <text:s text:c="8"/>Instant current 0.000000A , time stick 514.14</text:p>
      <text:p text:style-name="P1">led_timer_cb <text:s text:c="8"/>Instant current 0.000000A , time stick 514.24</text:p>
      <text:p text:style-name="P1">led_timer_cb <text:s text:c="8"/>Instant current 0.000000A , time stick 514.35</text:p>
      <text:p text:style-name="P1">led_timer_cb <text:s text:c="8"/>Instant current 0.000000A , time stick 514.46</text:p>
      <text:p text:style-name="P1">led_timer_cb <text:s text:c="8"/>Instant current 0.000000A , time stick 514.56</text:p>
      <text:p text:style-name="P1">led_timer_cb <text:s text:c="8"/>Instant current 0.000000A , time stick 514.67</text:p>
      <text:p text:style-name="P1">led_timer_cb <text:s text:c="8"/>Instant current 0.000000A , time stick 514.78</text:p>
      <text:p text:style-name="P1">led_timer_cb <text:s text:c="8"/>Instant current 0.000000A , time stick 514.88</text:p>
      <text:p text:style-name="P1">led_timer_cb <text:s text:c="8"/>Instant current 0.000000A , time stick 514.99</text:p>
      <text:p text:style-name="P1">led_timer_cb <text:s text:c="8"/>Instant current 0.000000A , time stick 515.09</text:p>
      <text:p text:style-name="P1">led_timer_cb <text:s text:c="8"/>Instant current 0.000000A , time stick 515.20</text:p>
      <text:p text:style-name="P1">led_timer_cb <text:s text:c="8"/>Instant current 0.000000A , time stick 515.31</text:p>
      <text:p text:style-name="P1">led_timer_cb <text:s text:c="8"/>Instant current 0.000000A , time stick 515.41</text:p>
      <text:p text:style-name="P1">led_timer_cb <text:s text:c="8"/>Instant current 0.000000A , time stick 515.52</text:p>
      <text:p text:style-name="P1">led_timer_cb <text:s text:c="8"/>Instant current 0.000000A , time stick 515.63</text:p>
      <text:p text:style-name="P1">led_timer_cb <text:s text:c="8"/>Instant current 0.000000A , time stick 515.73</text:p>
      <text:p text:style-name="P1">led_timer_cb <text:s text:c="8"/>Instant current 0.000000A , time stick 515.84</text:p>
      <text:p text:style-name="P1">led_timer_cb <text:s text:c="8"/>Instant current 0.000000A , time stick 515.94</text:p>
      <text:p text:style-name="P1">led_timer_cb <text:s text:c="8"/>Instant current 0.000000A , time stick 516.05</text:p>
      <text:p text:style-name="P1">led_timer_cb <text:s text:c="8"/>Instant current 0.000000A , time stick 516.16</text:p>
      <text:p text:style-name="P1">led_timer_cb <text:s text:c="8"/>Instant current 0.000000A , time stick 516.26</text:p>
      <text:p text:style-name="P1">led_timer_cb <text:s text:c="8"/>Instant current 0.000000A , time stick 516.37</text:p>
      <text:p text:style-name="P1">led_timer_cb <text:s text:c="8"/>Instant current 0.000000A , time stick 516.48</text:p>
      <text:p text:style-name="P1">led_timer_cb <text:s text:c="8"/>Instant current 0.000000A , time stick 516.58</text:p>
      <text:p text:style-name="P1">led_timer_cb <text:s text:c="8"/>Instant current 0.000000A , time stick 516.69</text:p>
      <text:p text:style-name="P1">led_timer_cb <text:s text:c="8"/>Instant current 0.000000A , time stick 516.79</text:p>
      <text:p text:style-name="P1">led_timer_cb <text:s text:c="8"/>Instant current 0.000000A , time stick 516.90</text:p>
      <text:p text:style-name="P1">led_timer_cb <text:s text:c="8"/>Instant current 0.000000A , time stick 517.01</text:p>
      <text:p text:style-name="P1">led_timer_cb <text:s text:c="8"/>Instant current 0.000000A , time stick 517.11</text:p>
      <text:p text:style-name="P1">led_timer_cb <text:s text:c="8"/>Instant current 0.000000A , time stick 517.22</text:p>
      <text:p text:style-name="P1">led_timer_cb <text:s text:c="8"/>Instant current 0.000000A , time stick 517.33</text:p>
      <text:p text:style-name="P1">led_timer_cb <text:s text:c="8"/>Instant current 0.000000A , time stick 517.43</text:p>
      <text:p text:style-name="P1">led_timer_cb <text:s text:c="8"/>Instant current 0.000000A , time stick 517.54</text:p>
      <text:p text:style-name="P1">led_timer_cb <text:s text:c="8"/>Instant current 0.000000A , time stick 517.65</text:p>
      <text:p text:style-name="P1">led_timer_cb <text:s text:c="8"/>Instant current 0.000000A , time stick 517.75</text:p>
      <text:p text:style-name="P1">led_timer_cb <text:s text:c="8"/>Instant current 0.000000A , time stick 517.86</text:p>
      <text:p text:style-name="P1">led_timer_cb <text:s text:c="8"/>Instant current 0.000000A , time stick 517.96</text:p>
      <text:p text:style-name="P1">led_timer_cb <text:s text:c="8"/>Instant current 0.000000A , time stick 518.07</text:p>
      <text:p text:style-name="P1">led_timer_cb <text:s text:c="8"/>Instant current 0.000000A , time stick 518.18</text:p>
      <text:p text:style-name="P1">led_timer_cb <text:s text:c="8"/>Instant current 0.000000A , time stick 518.28</text:p>
      <text:p text:style-name="P1">led_timer_cb <text:s text:c="8"/>Instant current 0.000000A , time stick 518.39</text:p>
      <text:p text:style-name="P1">led_timer_cb <text:s text:c="8"/>Instant current 0.000000A , time stick 518.49</text:p>
      <text:p text:style-name="P1">led_timer_cb <text:s text:c="8"/>Instant current 0.000000A , time stick 518.60</text:p>
      <text:p text:style-name="P1">led_timer_cb <text:s text:c="8"/>Instant current 0.000000A , time stick 518.71</text:p>
      <text:p text:style-name="P1">led_timer_cb <text:s text:c="8"/>Instant current 0.000000A , time stick 518.81</text:p>
      <text:p text:style-name="P1">led_timer_cb <text:s text:c="8"/>Instant current 0.000000A , time stick 518.92</text:p>
      <text:p text:style-name="P1"><text:soft-page-break/>led_timer_cb <text:s text:c="8"/>Instant current 0.000000A , time stick 519.03</text:p>
      <text:p text:style-name="P1">led_timer_cb <text:s text:c="8"/>Instant current 0.000000A , time stick 519.13</text:p>
      <text:p text:style-name="P1">led_timer_cb <text:s text:c="8"/>Instant current 0.000000A , time stick 519.24</text:p>
      <text:p text:style-name="P1">led_timer_cb <text:s text:c="8"/>Instant current 0.000000A , time stick 519.35</text:p>
      <text:p text:style-name="P1">led_timer_cb <text:s text:c="8"/>Instant current 0.000000A , time stick 519.45</text:p>
      <text:p text:style-name="P1">led_timer_cb <text:s text:c="8"/>Instant current 0.000000A , time stick 519.56</text:p>
      <text:p text:style-name="P1">led_timer_cb <text:s text:c="8"/>Instant current 0.000000A , time stick 519.66</text:p>
      <text:p text:style-name="P1">led_timer_cb <text:s text:c="8"/>Instant current 0.000000A , time stick 519.77</text:p>
      <text:p text:style-name="P1">led_timer_cb <text:s text:c="8"/>Instant current 0.000000A , time stick 519.88</text:p>
      <text:p text:style-name="P1">led_timer_cb <text:s text:c="8"/>Instant current 0.000000A , time stick 519.98</text:p>
      <text:p text:style-name="P1">led_timer_cb <text:s text:c="8"/>Instant current 0.000000A , time stick 520.09</text:p>
      <text:p text:style-name="P1">led_timer_cb <text:s text:c="8"/>Instant current 0.000000A , time stick 520.20</text:p>
      <text:p text:style-name="P1">led_timer_cb <text:s text:c="8"/>Instant current 0.000000A , time stick 520.30</text:p>
      <text:p text:style-name="P1">led_timer_cb <text:s text:c="8"/>Instant current 0.000000A , time stick 520.41</text:p>
      <text:p text:style-name="P1">led_timer_cb <text:s text:c="8"/>Instant current 0.000000A , time stick 520.51</text:p>
      <text:p text:style-name="P1">led_timer_cb <text:s text:c="8"/>Instant current 0.000000A , time stick 520.62</text:p>
      <text:p text:style-name="P1">led_timer_cb <text:s text:c="8"/>Instant current 0.000000A , time stick 520.73</text:p>
      <text:p text:style-name="P1">led_timer_cb <text:s text:c="8"/>Instant current 0.000000A , time stick 520.83</text:p>
      <text:p text:style-name="P1">led_timer_cb <text:s text:c="8"/>Instant current 0.000000A , time stick 520.94</text:p>
      <text:p text:style-name="P1">led_timer_cb <text:s text:c="8"/>Instant current 0.000000A , time stick 521.05</text:p>
      <text:p text:style-name="P1">led_timer_cb <text:s text:c="8"/>Instant current 0.000000A , time stick 521.15</text:p>
      <text:p text:style-name="P1">led_timer_cb <text:s text:c="8"/>Instant current 0.000000A , time stick 521.26</text:p>
      <text:p text:style-name="P1">led_timer_cb <text:s text:c="8"/>Instant current 0.000000A , time stick 521.36</text:p>
      <text:p text:style-name="P1">led_timer_cb <text:s text:c="8"/>Instant current 0.000000A , time stick 521.47</text:p>
      <text:p text:style-name="P1">led_timer_cb <text:s text:c="8"/>Instant current 0.000000A , time stick 521.58</text:p>
      <text:p text:style-name="P1">led_timer_cb <text:s text:c="8"/>Instant current 0.000000A , time stick 521.68</text:p>
      <text:p text:style-name="P1">led_timer_cb <text:s text:c="8"/>Instant current 0.000000A , time stick 521.79</text:p>
      <text:p text:style-name="P1">led_timer_cb <text:s text:c="8"/>Instant current 0.000000A , time stick 521.90</text:p>
      <text:p text:style-name="P1">led_timer_cb <text:s text:c="8"/>Instant current 0.000000A , time stick 522.00</text:p>
      <text:p text:style-name="P1">led_timer_cb <text:s text:c="8"/>Instant current 0.000000A , time stick 522.11</text:p>
      <text:p text:style-name="P1">led_timer_cb <text:s text:c="8"/>Instant current 0.000000A , time stick 522.21</text:p>
      <text:p text:style-name="P1">led_timer_cb <text:s text:c="8"/>Instant current 0.000000A , time stick 522.32</text:p>
      <text:p text:style-name="P1">led_timer_cb <text:s text:c="8"/>Instant current 0.000000A , time stick 522.43</text:p>
      <text:p text:style-name="P1">led_timer_cb <text:s text:c="8"/>Instant current 0.000000A , time stick 522.53</text:p>
      <text:p text:style-name="P1">led_timer_cb <text:s text:c="8"/>Instant current 0.000000A , time stick 522.64</text:p>
      <text:p text:style-name="P1">led_timer_cb <text:s text:c="8"/>Instant current 0.000000A , time stick 522.75</text:p>
      <text:p text:style-name="P1">led_timer_cb <text:s text:c="8"/>Instant current 0.000000A , time stick 522.85</text:p>
      <text:p text:style-name="P1">led_timer_cb <text:s text:c="8"/>Instant current 0.000000A , time stick 522.96</text:p>
      <text:p text:style-name="P1">led_timer_cb <text:s text:c="8"/>Instant current 0.000000A , time stick 523.07</text:p>
      <text:p text:style-name="P1">led_timer_cb <text:s text:c="8"/>Instant current 0.000000A , time stick 523.17</text:p>
      <text:p text:style-name="P1">led_timer_cb <text:s text:c="8"/>Instant current 0.000000A , time stick 523.28</text:p>
      <text:p text:style-name="P1">led_timer_cb <text:s text:c="8"/>Instant current 0.000000A , time stick 523.38</text:p>
      <text:p text:style-name="P1">led_timer_cb <text:s text:c="8"/>Instant current 0.000000A , time stick 523.49</text:p>
      <text:p text:style-name="P1">led_timer_cb <text:s text:c="8"/>Instant current 0.000000A , time stick 523.60</text:p>
      <text:p text:style-name="P1">led_timer_cb <text:s text:c="8"/>Instant current 0.000000A , time stick 523.70</text:p>
      <text:p text:style-name="P1">led_timer_cb <text:s text:c="8"/>Instant current 0.000000A , time stick 523.81</text:p>
      <text:p text:style-name="P1">led_timer_cb <text:s text:c="8"/>Instant current 0.000000A , time stick 523.92</text:p>
      <text:p text:style-name="P1">led_timer_cb <text:s text:c="8"/>Instant current 0.000000A , time stick 524.02</text:p>
      <text:p text:style-name="P1">led_timer_cb <text:s text:c="8"/>Instant current 0.000000A , time stick 524.13</text:p>
      <text:p text:style-name="P1">led_timer_cb <text:s text:c="8"/>Instant current 0.000000A , time stick 524.23</text:p>
      <text:p text:style-name="P1">led_timer_cb <text:s text:c="8"/>Instant current 0.000000A , time stick 524.34</text:p>
      <text:p text:style-name="P1">led_timer_cb <text:s text:c="8"/>Instant current 0.000000A , time stick 524.45</text:p>
      <text:p text:style-name="P1"><text:soft-page-break/>led_timer_cb <text:s text:c="8"/>Instant current 0.000000A , time stick 524.55</text:p>
      <text:p text:style-name="P1">led_timer_cb <text:s text:c="8"/>Instant current 0.000000A , time stick 524.66</text:p>
      <text:p text:style-name="P1">led_timer_cb <text:s text:c="8"/>Instant current 0.000000A , time stick 524.76</text:p>
      <text:p text:style-name="P1">led_timer_cb <text:s text:c="8"/>Instant current 0.000000A , time stick 524.87</text:p>
      <text:p text:style-name="P1">led_timer_cb <text:s text:c="8"/>Instant current 0.000000A , time stick 524.98</text:p>
      <text:p text:style-name="P1">led_timer_cb <text:s text:c="8"/>Instant current 0.000000A , time stick 525.08</text:p>
      <text:p text:style-name="P1">led_timer_cb <text:s text:c="8"/>Instant current 0.000000A , time stick 525.19</text:p>
      <text:p text:style-name="P1">led_timer_cb <text:s text:c="8"/>Instant current 0.000000A , time stick 525.30</text:p>
      <text:p text:style-name="P1">led_timer_cb <text:s text:c="8"/>Instant current 0.000000A , time stick 525.40</text:p>
      <text:p text:style-name="P1">led_timer_cb <text:s text:c="8"/>Instant current 0.000000A , time stick 525.51</text:p>
      <text:p text:style-name="P1">led_timer_cb <text:s text:c="8"/>Instant current 0.000000A , time stick 525.62</text:p>
      <text:p text:style-name="P1">led_timer_cb <text:s text:c="8"/>Instant current 0.000000A , time stick 525.72</text:p>
      <text:p text:style-name="P1">led_timer_cb <text:s text:c="8"/>Instant current 0.000000A , time stick 525.83</text:p>
      <text:p text:style-name="P1">led_timer_cb <text:s text:c="8"/>Instant current 0.000000A , time stick 525.94</text:p>
      <text:p text:style-name="P1">led_timer_cb <text:s text:c="8"/>Instant current 0.000000A , time stick 526.04</text:p>
      <text:p text:style-name="P1">led_timer_cb <text:s text:c="8"/>Instant current 0.000000A , time stick 526.15</text:p>
      <text:p text:style-name="P1">led_timer_cb <text:s text:c="8"/>Instant current 0.000000A , time stick 526.25</text:p>
      <text:p text:style-name="P1">led_timer_cb <text:s text:c="8"/>Instant current 0.000006A , time stick 526.36</text:p>
      <text:p text:style-name="P1">led_timer_cb <text:s text:c="8"/>Instant current 0.000000A , time stick 526.47</text:p>
      <text:p text:style-name="P1">led_timer_cb <text:s text:c="8"/>Instant current 0.000000A , time stick 526.57</text:p>
      <text:p text:style-name="P1">led_timer_cb <text:s text:c="8"/>Instant current 0.000000A , time stick 526.68</text:p>
      <text:p text:style-name="P1">led_timer_cb <text:s text:c="8"/>Instant current 0.000000A , time stick 526.79</text:p>
      <text:p text:style-name="P1">led_timer_cb <text:s text:c="8"/>Instant current 0.000000A , time stick 526.89</text:p>
      <text:p text:style-name="P1">led_timer_cb <text:s text:c="8"/>Instant current 0.000000A , time stick 527.00</text:p>
      <text:p text:style-name="P1">led_timer_cb <text:s text:c="8"/>Instant current 0.000000A , time stick 527.11</text:p>
      <text:p text:style-name="P1">led_timer_cb <text:s text:c="8"/>Instant current 0.000000A , time stick 527.21</text:p>
      <text:p text:style-name="P1">led_timer_cb <text:s text:c="8"/>Instant current 0.000000A , time stick 527.32</text:p>
      <text:p text:style-name="P1">led_timer_cb <text:s text:c="8"/>Instant current 0.000000A , time stick 527.42</text:p>
      <text:p text:style-name="P1">led_timer_cb <text:s text:c="8"/>Instant current 0.000000A , time stick 527.53</text:p>
      <text:p text:style-name="P1">led_timer_cb <text:s text:c="8"/>Instant current 0.000000A , time stick 527.64</text:p>
      <text:p text:style-name="P1">led_timer_cb <text:s text:c="8"/>Instant current 0.000000A , time stick 527.74</text:p>
      <text:p text:style-name="P1">led_timer_cb <text:s text:c="8"/>Instant current 0.000000A , time stick 527.85</text:p>
      <text:p text:style-name="P1">led_timer_cb <text:s text:c="8"/>Instant current 0.000000A , time stick 527.96</text:p>
      <text:p text:style-name="P1">led_timer_cb <text:s text:c="8"/>Instant current 0.000000A , time stick 528.06</text:p>
      <text:p text:style-name="P1">led_timer_cb <text:s text:c="8"/>Instant current 0.000000A , time stick 528.17</text:p>
      <text:p text:style-name="P1">led_timer_cb <text:s text:c="8"/>Instant current 0.000000A , time stick 528.28</text:p>
      <text:p text:style-name="P1">led_timer_cb <text:s text:c="8"/>Instant current 0.000000A , time stick 528.38</text:p>
      <text:p text:style-name="P1">led_timer_cb <text:s text:c="8"/>Instant current 0.000000A , time stick 528.49</text:p>
      <text:p text:style-name="P1">led_timer_cb <text:s text:c="8"/>Instant current 0.000000A , time stick 528.60</text:p>
      <text:p text:style-name="P1">led_timer_cb <text:s text:c="8"/>Instant current 0.000000A , time stick 528.70</text:p>
      <text:p text:style-name="P1">led_timer_cb <text:s text:c="8"/>Instant current 0.000000A , time stick 528.81</text:p>
      <text:p text:style-name="P1">led_timer_cb <text:s text:c="8"/>Instant current 0.000000A , time stick 528.91</text:p>
      <text:p text:style-name="P1">led_timer_cb <text:s text:c="8"/>Instant current 0.000000A , time stick 529.02</text:p>
      <text:p text:style-name="P1">led_timer_cb <text:s text:c="8"/>Instant current 0.000000A , time stick 529.13</text:p>
      <text:p text:style-name="P1">led_timer_cb <text:s text:c="8"/>Instant current 0.000000A , time stick 529.23</text:p>
      <text:p text:style-name="P1">led_timer_cb <text:s text:c="8"/>Instant current 0.000000A , time stick 529.34</text:p>
      <text:p text:style-name="P1">led_timer_cb <text:s text:c="8"/>Instant current 0.000000A , time stick 529.45</text:p>
      <text:p text:style-name="P1">led_timer_cb <text:s text:c="8"/>Instant current 0.000000A , time stick 529.55</text:p>
      <text:p text:style-name="P1">led_timer_cb <text:s text:c="8"/>Instant current 0.000000A , time stick 529.66</text:p>
      <text:p text:style-name="P1">led_timer_cb <text:s text:c="8"/>Instant current 0.000000A , time stick 529.76</text:p>
      <text:p text:style-name="P1">led_timer_cb <text:s text:c="8"/>Instant current 0.000000A , time stick 529.87</text:p>
      <text:p text:style-name="P1">led_timer_cb <text:s text:c="8"/>Instant current 0.000000A , time stick 529.98</text:p>
      <text:p text:style-name="P1"><text:soft-page-break/>led_timer_cb <text:s text:c="8"/>Instant current 0.000000A , time stick 530.08</text:p>
      <text:p text:style-name="P1">led_timer_cb <text:s text:c="8"/>Instant current 0.000000A , time stick 530.19</text:p>
      <text:p text:style-name="P1">led_timer_cb <text:s text:c="8"/>Instant current 0.000000A , time stick 530.29</text:p>
      <text:p text:style-name="P1">led_timer_cb <text:s text:c="8"/>Instant current 0.000000A , time stick 530.40</text:p>
      <text:p text:style-name="P1">led_timer_cb <text:s text:c="8"/>Instant current 0.000000A , time stick 530.51</text:p>
      <text:p text:style-name="P1">led_timer_cb <text:s text:c="8"/>Instant current 0.000000A , time stick 530.61</text:p>
      <text:p text:style-name="P1">led_timer_cb <text:s text:c="8"/>Instant current 0.000000A , time stick 530.72</text:p>
      <text:p text:style-name="P1">led_timer_cb <text:s text:c="8"/>Instant current 0.000000A , time stick 530.83</text:p>
      <text:p text:style-name="P1">led_timer_cb <text:s text:c="8"/>Instant current 0.000000A , time stick 530.93</text:p>
      <text:p text:style-name="P1">led_timer_cb <text:s text:c="8"/>Instant current 0.000000A , time stick 531.04</text:p>
      <text:p text:style-name="P1">led_timer_cb <text:s text:c="8"/>Instant current 0.000000A , time stick 531.15</text:p>
      <text:p text:style-name="P1">led_timer_cb <text:s text:c="8"/>Instant current 0.000000A , time stick 531.25</text:p>
      <text:p text:style-name="P1">led_timer_cb <text:s text:c="8"/>Instant current 0.000000A , time stick 531.36</text:p>
      <text:p text:style-name="P1">led_timer_cb <text:s text:c="8"/>Instant current 0.000000A , time stick 531.47</text:p>
      <text:p text:style-name="P1">led_timer_cb <text:s text:c="8"/>Instant current 0.000000A , time stick 531.57</text:p>
      <text:p text:style-name="P1">led_timer_cb <text:s text:c="8"/>Instant current 0.000000A , time stick 531.68</text:p>
      <text:p text:style-name="P1">led_timer_cb <text:s text:c="8"/>Instant current 0.000000A , time stick 531.78</text:p>
      <text:p text:style-name="P1">led_timer_cb <text:s text:c="8"/>Instant current 0.000000A , time stick 531.89</text:p>
      <text:p text:style-name="P1">led_timer_cb <text:s text:c="8"/>Instant current 0.000000A , time stick 532.00</text:p>
      <text:p text:style-name="P1">led_timer_cb <text:s text:c="8"/>Instant current 0.000000A , time stick 532.10</text:p>
      <text:p text:style-name="P1">led_timer_cb <text:s text:c="8"/>Instant current 0.000000A , time stick 532.21</text:p>
      <text:p text:style-name="P1">led_timer_cb <text:s text:c="8"/>Instant current 0.000000A , time stick 532.31</text:p>
      <text:p text:style-name="P1">led_timer_cb <text:s text:c="8"/>Instant current 0.000000A , time stick 532.42</text:p>
      <text:p text:style-name="P1">led_timer_cb <text:s text:c="8"/>Instant current 0.000000A , time stick 532.53</text:p>
      <text:p text:style-name="P1">led_timer_cb <text:s text:c="8"/>Instant current 0.000000A , time stick 532.63</text:p>
      <text:p text:style-name="P1">led_timer_cb <text:s text:c="8"/>Instant current 0.000000A , time stick 532.74</text:p>
      <text:p text:style-name="P1">led_timer_cb <text:s text:c="8"/>Instant current 0.000000A , time stick 532.85</text:p>
      <text:p text:style-name="P1">led_timer_cb <text:s text:c="8"/>Instant current 0.000000A , time stick 532.95</text:p>
      <text:p text:style-name="P1">led_timer_cb <text:s text:c="8"/>Instant current 0.000000A , time stick 533.06</text:p>
      <text:p text:style-name="P1">led_timer_cb <text:s text:c="8"/>Instant current 0.000000A , time stick 533.16</text:p>
      <text:p text:style-name="P1">led_timer_cb <text:s text:c="8"/>Instant current 0.000000A , time stick 533.27</text:p>
      <text:p text:style-name="P1">led_timer_cb <text:s text:c="8"/>Instant current 0.000000A , time stick 533.38</text:p>
      <text:p text:style-name="P1">led_timer_cb <text:s text:c="8"/>Instant current 0.000000A , time stick 533.48</text:p>
      <text:p text:style-name="P1">led_timer_cb <text:s text:c="8"/>Instant current 0.000000A , time stick 533.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2:21:01.392971459</meta:creation-date>
    <dc:date>2018-05-13T12:21:56.980639569</dc:date>
    <meta:editing-duration>PT56S</meta:editing-duration>
    <meta:editing-cycles>1</meta:editing-cycles>
    <meta:document-statistic meta:table-count="0" meta:image-count="0" meta:object-count="0" meta:page-count="99" meta:paragraph-count="5118" meta:word-count="40858" meta:character-count="335733" meta:non-whitespace-character-count="259608"/>
    <meta:generator>LibreOffice/5.1.6.2$Linux_X86_64 LibreOffice_project/10m0$Build-2</meta:generator>
  </office:meta>
</office:document-meta>
</file>